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zad1-1" table:style-name="ta1">
        <table:shapes>
          <draw:frame draw:z-index="0" draw:style-name="gr1" draw:text-style-name="P1" svg:width="35.386cm" svg:height="19.904cm" svg:x="16.856cm" svg:y="2.29cm">
            <draw:object draw:notify-on-update-of-ranges="'out_zad1-1'.B1:'out_zad1-1'.B1 'out_zad1-1'.B2:'out_zad1-1'.B1001 'out_zad1-1'.C1:'out_zad1-1'.C1 'out_zad1-1'.C2:'out_zad1-1'.C1001 'out_zad1-1'.D1:'out_zad1-1'.D1 'out_zad1-1'.D2:'out_zad1-1'.D1001 'out_zad1-1'.E1:'out_zad1-1'.E1 'out_zad1-1'.E2:'out_zad1-1'.E1001 'out_zad1-1'.F1:'out_zad1-1'.F1 'out_zad1-1'.F2:'out_zad1-1'.F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3.52185998017189" calcext:value-type="float">
            <text:p>3.52185998017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6.57486013386766" calcext:value-type="float">
            <text:p>6.57486013386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10.0500422613323" calcext:value-type="float">
            <text:p>10.0500422613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3.0582521814899" calcext:value-type="float">
            <text:p>13.05825218148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15.9900436485325" calcext:value-type="float">
            <text:p>15.9900436485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19.315584540888" calcext:value-type="float">
            <text:p>19.315584540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22.1545660529625" calcext:value-type="float">
            <text:p>22.1545660529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5.9961155971192" calcext:value-type="float">
            <text:p>25.9961155971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29.1087140950164" calcext:value-type="float">
            <text:p>29.1087140950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32.8001183039039" calcext:value-type="float">
            <text:p>32.80011830390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36.0572887850158" calcext:value-type="float">
            <text:p>36.0572887850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.9063240781012" calcext:value-type="float">
            <text:p>39.9063240781012</text:p>
          </table:table-cell>
          <table:table-cell office:value-type="float" office:value="36.0572887850158" calcext:value-type="float">
            <text:p>36.0572887850158</text:p>
          </table:table-cell>
          <table:table-cell office:value-type="float" office:value="21.1105585600128" calcext:value-type="float">
            <text:p>21.1105585600128</text:p>
          </table:table-cell>
          <table:table-cell office:value-type="float" office:value="19.5115859618455" calcext:value-type="float">
            <text:p>19.5115859618455</text:p>
          </table:table-cell>
          <table:table-cell table:formula="of:=AVERAGE([.$F$12];[.$F$17])" office:value-type="float" office:value="45.763548468216" calcext:value-type="float">
            <text:p>45.7635484682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.7924015987209" calcext:value-type="float">
            <text:p>43.7924015987209</text:p>
          </table:table-cell>
          <table:table-cell office:value-type="float" office:value="36.0572887850158" calcext:value-type="float">
            <text:p>36.0572887850158</text:p>
          </table:table-cell>
          <table:table-cell office:value-type="float" office:value="22.5641284026273" calcext:value-type="float">
            <text:p>22.5641284026273</text:p>
          </table:table-cell>
          <table:table-cell office:value-type="float" office:value="19.5115859618455" calcext:value-type="float">
            <text:p>19.5115859618455</text:p>
          </table:table-cell>
          <table:table-cell table:formula="of:=AVERAGE([.$F$12];[.$F$17])" office:value-type="float" office:value="45.763548468216" calcext:value-type="float">
            <text:p>45.7635484682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.2297257235764" calcext:value-type="float">
            <text:p>47.2297257235764</text:p>
          </table:table-cell>
          <table:table-cell office:value-type="float" office:value="36.0572887850158" calcext:value-type="float">
            <text:p>36.0572887850158</text:p>
          </table:table-cell>
          <table:table-cell office:value-type="float" office:value="23.8155370167568" calcext:value-type="float">
            <text:p>23.8155370167568</text:p>
          </table:table-cell>
          <table:table-cell office:value-type="float" office:value="19.5115859618455" calcext:value-type="float">
            <text:p>19.5115859618455</text:p>
          </table:table-cell>
          <table:table-cell table:formula="of:=AVERAGE([.$F$12];[.$F$17])" office:value-type="float" office:value="45.763548468216" calcext:value-type="float">
            <text:p>45.763548468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.6814834742186" calcext:value-type="float">
            <text:p>51.6814834742186</text:p>
          </table:table-cell>
          <table:table-cell office:value-type="float" office:value="36.0572887850158" calcext:value-type="float">
            <text:p>36.0572887850158</text:p>
          </table:table-cell>
          <table:table-cell office:value-type="float" office:value="24.8912655002835" calcext:value-type="float">
            <text:p>24.8912655002835</text:p>
          </table:table-cell>
          <table:table-cell office:value-type="float" office:value="19.5115859618455" calcext:value-type="float">
            <text:p>19.5115859618455</text:p>
          </table:table-cell>
          <table:table-cell table:formula="of:=AVERAGE([.$F$12];[.$F$17])" office:value-type="float" office:value="45.763548468216" calcext:value-type="float">
            <text:p>45.7635484682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55.4698081514161" calcext:value-type="float">
            <text:p>55.46980815141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59.7857512117025" calcext:value-type="float">
            <text:p>59.7857512117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64.1592626146237" calcext:value-type="float">
            <text:p>64.15926261462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68.709179804448" calcext:value-type="float">
            <text:p>68.7091798044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73.1832254240828" calcext:value-type="float">
            <text:p>73.18322542408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78.1080137921615" calcext:value-type="float">
            <text:p>78.10801379216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82.6590661072317" calcext:value-type="float">
            <text:p>82.65906610723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87.4008342761996" calcext:value-type="float">
            <text:p>87.4008342761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2.8567331981809" calcext:value-type="float">
            <text:p>92.85673319818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7.6891812701691" calcext:value-type="float">
            <text:p>97.68918127016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103.049648817957" calcext:value-type="float">
            <text:p>103.0496488179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108.158714095016" calcext:value-type="float">
            <text:p>108.158714095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113.586126434021" calcext:value-type="float">
            <text:p>113.5861264340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118.5108760808" calcext:value-type="float">
            <text:p>118.51087608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124.041270189222" calcext:value-type="float">
            <text:p>124.0412701892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29.185014408132" calcext:value-type="float">
            <text:p>129.185014408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134.619299448445" calcext:value-type="float">
            <text:p>134.6192994484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 office:value-type="float" office:value="140.57089198008" calcext:value-type="float">
            <text:p>140.570891980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145.556229175001" calcext:value-type="float">
            <text:p>145.556229175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151.221516184342" calcext:value-type="float">
            <text:p>151.2215161843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156.522825814758" calcext:value-type="float">
            <text:p>156.5228258147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161.446199651869" calcext:value-type="float">
            <text:p>161.4461996518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166.967749867138" calcext:value-type="float">
            <text:p>166.9677498671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171.783760938741" calcext:value-type="float">
            <text:p>171.7837609387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176.720790517124" calcext:value-type="float">
            <text:p>176.7207905171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181.785768671893" calcext:value-type="float">
            <text:p>181.7857686718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186.766094768414" calcext:value-type="float">
            <text:p>186.7660947684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191.029731240012" calcext:value-type="float">
            <text:p>191.0297312400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195.795293544686" calcext:value-type="float">
            <text:p>195.7952935446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200.072135623731" calcext:value-type="float">
            <text:p>200.0721356237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204.260430213334" calcext:value-type="float">
            <text:p>204.2604302133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 office:value-type="float" office:value="207.871243398771" calcext:value-type="float">
            <text:p>207.8712433987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211.946602844102" calcext:value-type="float">
            <text:p>211.9466028441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 office:value-type="float" office:value="215.149559177812" calcext:value-type="float">
            <text:p>215.1495591778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218.564240066329" calcext:value-type="float">
            <text:p>218.5642400663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float" office:value="221.945896562472" calcext:value-type="float">
            <text:p>221.9458965624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float" office:value="224.760941374044" calcext:value-type="float">
            <text:p>224.7609413740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227.976978758751" calcext:value-type="float">
            <text:p>227.9769787587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 office:value-type="float" office:value="230.092825814758" calcext:value-type="float">
            <text:p>230.0928258147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232.59852500113" calcext:value-type="float">
            <text:p>232.598525001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 office:value-type="float" office:value="234.805347788584" calcext:value-type="float">
            <text:p>234.8053477885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237.005789407911" calcext:value-type="float">
            <text:p>237.0057894079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238.603554730677" calcext:value-type="float">
            <text:p>238.6035547306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float" office:value="240.303535383679" calcext:value-type="float">
            <text:p>240.3035353836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241.171778264911" calcext:value-type="float">
            <text:p>241.1717782649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 office:value-type="float" office:value="242.815445693601" calcext:value-type="float">
            <text:p>242.8154456936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243.842767490132" calcext:value-type="float">
            <text:p>243.8427674901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 office:value-type="float" office:value="244.512985342478" calcext:value-type="float">
            <text:p>244.5129853424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 office:value-type="float" office:value="245.226289874067" calcext:value-type="float">
            <text:p>245.2262898740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 office:value-type="float" office:value="245.67375088297" calcext:value-type="float">
            <text:p>245.673750882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 office:value-type="float" office:value="245.98724127387" calcext:value-type="float">
            <text:p>245.987241273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 office:value-type="float" office:value="245.999355251747" calcext:value-type="float">
            <text:p>245.9993552517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 office:value-type="float" office:value="246.513321389463" calcext:value-type="float">
            <text:p>246.5133213894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 office:value-type="float" office:value="246.422911219993" calcext:value-type="float">
            <text:p>246.4229112199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 office:value-type="float" office:value="246.362344037666" calcext:value-type="float">
            <text:p>246.3623440376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 office:value-type="float" office:value="246.566188621236" calcext:value-type="float">
            <text:p>246.5661886212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6.389262614624" calcext:value-type="float">
            <text:p>246.389262614624</text:p>
          </table:table-cell>
          <table:table-cell office:value-type="float" office:value="246.566188621236" calcext:value-type="float">
            <text:p>246.566188621236</text:p>
          </table:table-cell>
          <table:table-cell office:value-type="float" office:value="245.710715538362" calcext:value-type="float">
            <text:p>245.710715538362</text:p>
          </table:table-cell>
          <table:table-cell office:value-type="float" office:value="143.620628628081" calcext:value-type="float">
            <text:p>143.620628628081</text:p>
          </table:table-cell>
          <table:table-cell table:formula="of:=([.$F$72]+[.$F$80])/2" office:value-type="float" office:value="245.777494782506" calcext:value-type="float">
            <text:p>245.7774947825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6.076530318584" calcext:value-type="float">
            <text:p>246.076530318584</text:p>
          </table:table-cell>
          <table:table-cell office:value-type="float" office:value="246.566188621236" calcext:value-type="float">
            <text:p>246.566188621236</text:p>
          </table:table-cell>
          <table:table-cell office:value-type="float" office:value="245.897510343185" calcext:value-type="float">
            <text:p>245.897510343185</text:p>
          </table:table-cell>
          <table:table-cell office:value-type="float" office:value="143.620628628081" calcext:value-type="float">
            <text:p>143.620628628081</text:p>
          </table:table-cell>
          <table:table-cell table:formula="of:=([.$F$72]+[.$F$80])/2" office:value-type="float" office:value="245.777494782506" calcext:value-type="float">
            <text:p>245.7774947825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5.932999658322" calcext:value-type="float">
            <text:p>245.932999658322</text:p>
          </table:table-cell>
          <table:table-cell office:value-type="float" office:value="246.566188621236" calcext:value-type="float">
            <text:p>246.566188621236</text:p>
          </table:table-cell>
          <table:table-cell office:value-type="float" office:value="246.035962843256" calcext:value-type="float">
            <text:p>246.035962843256</text:p>
          </table:table-cell>
          <table:table-cell office:value-type="float" office:value="143.620628628081" calcext:value-type="float">
            <text:p>143.620628628081</text:p>
          </table:table-cell>
          <table:table-cell table:formula="of:=([.$F$72]+[.$F$80])/2" office:value-type="float" office:value="245.777494782506" calcext:value-type="float">
            <text:p>245.7774947825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5.32361909795" calcext:value-type="float">
            <text:p>245.32361909795</text:p>
          </table:table-cell>
          <table:table-cell office:value-type="float" office:value="246.566188621236" calcext:value-type="float">
            <text:p>246.566188621236</text:p>
          </table:table-cell>
          <table:table-cell office:value-type="float" office:value="246.116930140175" calcext:value-type="float">
            <text:p>246.116930140175</text:p>
          </table:table-cell>
          <table:table-cell office:value-type="float" office:value="143.620628628081" calcext:value-type="float">
            <text:p>143.620628628081</text:p>
          </table:table-cell>
          <table:table-cell table:formula="of:=([.$F$72]+[.$F$80])/2" office:value-type="float" office:value="245.777494782506" calcext:value-type="float">
            <text:p>245.7774947825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5.523175272781" calcext:value-type="float">
            <text:p>245.523175272781</text:p>
          </table:table-cell>
          <table:table-cell office:value-type="float" office:value="246.566188621236" calcext:value-type="float">
            <text:p>246.566188621236</text:p>
          </table:table-cell>
          <table:table-cell office:value-type="float" office:value="246.161248065895" calcext:value-type="float">
            <text:p>246.161248065895</text:p>
          </table:table-cell>
          <table:table-cell office:value-type="float" office:value="143.620628628081" calcext:value-type="float">
            <text:p>143.620628628081</text:p>
          </table:table-cell>
          <table:table-cell table:formula="of:=([.$F$72]+[.$F$80])/2" office:value-type="float" office:value="245.777494782506" calcext:value-type="float">
            <text:p>245.7774947825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5.13619210464" calcext:value-type="float">
            <text:p>245.13619210464</text:p>
          </table:table-cell>
          <table:table-cell office:value-type="float" office:value="246.566188621236" calcext:value-type="float">
            <text:p>246.566188621236</text:p>
          </table:table-cell>
          <table:table-cell office:value-type="float" office:value="246.178648745098" calcext:value-type="float">
            <text:p>246.178648745098</text:p>
          </table:table-cell>
          <table:table-cell office:value-type="float" office:value="143.620628628081" calcext:value-type="float">
            <text:p>143.620628628081</text:p>
          </table:table-cell>
          <table:table-cell table:formula="of:=([.$F$72]+[.$F$80])/2" office:value-type="float" office:value="245.777494782506" calcext:value-type="float">
            <text:p>245.7774947825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5.39683215379" calcext:value-type="float">
            <text:p>245.39683215379</text:p>
          </table:table-cell>
          <table:table-cell office:value-type="float" office:value="246.566188621236" calcext:value-type="float">
            <text:p>246.566188621236</text:p>
          </table:table-cell>
          <table:table-cell office:value-type="float" office:value="246.196578094433" calcext:value-type="float">
            <text:p>246.196578094433</text:p>
          </table:table-cell>
          <table:table-cell office:value-type="float" office:value="143.620628628081" calcext:value-type="float">
            <text:p>143.620628628081</text:p>
          </table:table-cell>
          <table:table-cell table:formula="of:=([.$F$72]+[.$F$80])/2" office:value-type="float" office:value="245.777494782506" calcext:value-type="float">
            <text:p>245.7774947825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 office:value-type="float" office:value="244.988800943775" calcext:value-type="float">
            <text:p>244.9888009437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 office:value-type="float" office:value="244.965254972553" calcext:value-type="float">
            <text:p>244.9652549725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 office:value-type="float" office:value="244.878714095016" calcext:value-type="float">
            <text:p>244.8787140950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 office:value-type="float" office:value="245.30097892847" calcext:value-type="float">
            <text:p>245.30097892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 office:value-type="float" office:value="245.743053894204" calcext:value-type="float">
            <text:p>245.7430538942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 office:value-type="float" office:value="245.775076465199" calcext:value-type="float">
            <text:p>245.7750764651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 office:value-type="float" office:value="246.486253142614" calcext:value-type="float">
            <text:p>246.4862531426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 office:value-type="float" office:value="246.784802632285" calcext:value-type="float">
            <text:p>246.7848026322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 office:value-type="float" office:value="247.657906637601" calcext:value-type="float">
            <text:p>247.6579066376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 office:value-type="float" office:value="248.831668626962" calcext:value-type="float">
            <text:p>248.8316686269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 office:value-type="float" office:value="249.52108087329" calcext:value-type="float">
            <text:p>249.521080873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 office:value-type="float" office:value="251.03" calcext:value-type="float">
            <text:p>251.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 office:value-type="float" office:value="251.88113120304" calcext:value-type="float">
            <text:p>251.881131203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 office:value-type="float" office:value="253.68602125255" calcext:value-type="float">
            <text:p>253.686021252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 office:value-type="float" office:value="255.235060310836" calcext:value-type="float">
            <text:p>255.2350603108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 office:value-type="float" office:value="257.087492536279" calcext:value-type="float">
            <text:p>257.0874925362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 office:value-type="float" office:value="258.881435375921" calcext:value-type="float">
            <text:p>258.8814353759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 office:value-type="float" office:value="261.073907383423" calcext:value-type="float">
            <text:p>261.0739073834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 office:value-type="float" office:value="263.020864334237" calcext:value-type="float">
            <text:p>263.0208643342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 office:value-type="float" office:value="265.727243346771" calcext:value-type="float">
            <text:p>265.7272433467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 office:value-type="float" office:value="268.277014657522" calcext:value-type="float">
            <text:p>268.2770146575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office:value-type="float" office:value="271.093240639986" calcext:value-type="float">
            <text:p>271.0932406399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 office:value-type="float" office:value="273.488141602184" calcext:value-type="float">
            <text:p>273.4881416021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 office:value-type="float" office:value="276.55316784621" calcext:value-type="float">
            <text:p>276.553167846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 office:value-type="float" office:value="279.679077425732" calcext:value-type="float">
            <text:p>279.6790774257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5" office:value-type="float" office:value="282.576018994192" calcext:value-type="float">
            <text:p>282.5760189941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 office:value-type="float" office:value="285.39361909795" calcext:value-type="float">
            <text:p>285.393619097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5" office:value-type="float" office:value="288.531073235001" calcext:value-type="float">
            <text:p>288.531073235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 office:value-type="float" office:value="292.08723997151" calcext:value-type="float">
            <text:p>292.087239971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5" office:value-type="float" office:value="295.470737385376" calcext:value-type="float">
            <text:p>295.4707373853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5" office:value-type="float" office:value="298.80004108867" calcext:value-type="float">
            <text:p>298.800041088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5" office:value-type="float" office:value="301.893583069012" calcext:value-type="float">
            <text:p>301.8935830690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 office:value-type="float" office:value="305.499850584108" calcext:value-type="float">
            <text:p>305.4998505841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5" office:value-type="float" office:value="309.057484343564" calcext:value-type="float">
            <text:p>309.0574843435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5" office:value-type="float" office:value="312.495375217881" calcext:value-type="float">
            <text:p>312.4953752178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5" office:value-type="float" office:value="315.49275872613" calcext:value-type="float">
            <text:p>315.492758726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5" office:value-type="float" office:value="318.719306571072" calcext:value-type="float">
            <text:p>318.7193065710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5" office:value-type="float" office:value="322.305214513395" calcext:value-type="float">
            <text:p>322.3052145133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 office:value-type="float" office:value="325.501285904984" calcext:value-type="float">
            <text:p>325.50128590498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5" office:value-type="float" office:value="328.889010234627" calcext:value-type="float">
            <text:p>328.8890102346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32.040636077959" calcext:value-type="float">
            <text:p>332.040636077959</text:p>
          </table:table-cell>
          <table:table-cell office:value-type="float" office:value="328.889010234627" calcext:value-type="float">
            <text:p>328.889010234627</text:p>
          </table:table-cell>
          <table:table-cell office:value-type="float" office:value="313.865391025344" calcext:value-type="float">
            <text:p>313.865391025344</text:p>
          </table:table-cell>
          <table:table-cell office:value-type="float" office:value="187.989567975038" calcext:value-type="float">
            <text:p>187.989567975038</text:p>
          </table:table-cell>
          <table:table-cell table:formula="of:=([.$F$119]+[.$F$125])/2" office:value-type="float" office:value="337.402986283266" calcext:value-type="float">
            <text:p>337.4029862832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34.599237886467" calcext:value-type="float">
            <text:p>334.599237886467</text:p>
          </table:table-cell>
          <table:table-cell office:value-type="float" office:value="328.889010234627" calcext:value-type="float">
            <text:p>328.889010234627</text:p>
          </table:table-cell>
          <table:table-cell office:value-type="float" office:value="315.371926019012" calcext:value-type="float">
            <text:p>315.371926019012</text:p>
          </table:table-cell>
          <table:table-cell office:value-type="float" office:value="187.989567975038" calcext:value-type="float">
            <text:p>187.989567975038</text:p>
          </table:table-cell>
          <table:table-cell table:formula="of:=([.$F$119]+[.$F$125])/2" office:value-type="float" office:value="337.402986283266" calcext:value-type="float">
            <text:p>337.4029862832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37.478776097787" calcext:value-type="float">
            <text:p>337.478776097787</text:p>
          </table:table-cell>
          <table:table-cell office:value-type="float" office:value="328.889010234627" calcext:value-type="float">
            <text:p>328.889010234627</text:p>
          </table:table-cell>
          <table:table-cell office:value-type="float" office:value="316.719760314012" calcext:value-type="float">
            <text:p>316.719760314012</text:p>
          </table:table-cell>
          <table:table-cell office:value-type="float" office:value="187.989567975038" calcext:value-type="float">
            <text:p>187.989567975038</text:p>
          </table:table-cell>
          <table:table-cell table:formula="of:=([.$F$119]+[.$F$125])/2" office:value-type="float" office:value="337.402986283266" calcext:value-type="float">
            <text:p>337.4029862832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0.51415010076" calcext:value-type="float">
            <text:p>340.51415010076</text:p>
          </table:table-cell>
          <table:table-cell office:value-type="float" office:value="328.889010234627" calcext:value-type="float">
            <text:p>328.889010234627</text:p>
          </table:table-cell>
          <table:table-cell office:value-type="float" office:value="317.841751287002" calcext:value-type="float">
            <text:p>317.841751287002</text:p>
          </table:table-cell>
          <table:table-cell office:value-type="float" office:value="187.989567975038" calcext:value-type="float">
            <text:p>187.989567975038</text:p>
          </table:table-cell>
          <table:table-cell table:formula="of:=([.$F$119]+[.$F$125])/2" office:value-type="float" office:value="337.402986283266" calcext:value-type="float">
            <text:p>337.4029862832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3.321243643651" calcext:value-type="float">
            <text:p>343.321243643651</text:p>
          </table:table-cell>
          <table:table-cell office:value-type="float" office:value="328.889010234627" calcext:value-type="float">
            <text:p>328.889010234627</text:p>
          </table:table-cell>
          <table:table-cell office:value-type="float" office:value="318.720177981346" calcext:value-type="float">
            <text:p>318.720177981346</text:p>
          </table:table-cell>
          <table:table-cell office:value-type="float" office:value="187.989567975038" calcext:value-type="float">
            <text:p>187.989567975038</text:p>
          </table:table-cell>
          <table:table-cell table:formula="of:=([.$F$119]+[.$F$125])/2" office:value-type="float" office:value="337.402986283266" calcext:value-type="float">
            <text:p>337.4029862832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5" office:value-type="float" office:value="345.916962331905" calcext:value-type="float">
            <text:p>345.9169623319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5" office:value-type="float" office:value="348.809262922539" calcext:value-type="float">
            <text:p>348.8092629225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5" office:value-type="float" office:value="351.127174185242" calcext:value-type="float">
            <text:p>351.1271741852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5" office:value-type="float" office:value="353.360809164919" calcext:value-type="float">
            <text:p>353.3608091649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355.951368746444" calcext:value-type="float">
            <text:p>355.9513687464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5" office:value-type="float" office:value="357.921136489091" calcext:value-type="float">
            <text:p>357.9211364890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5" office:value-type="float" office:value="360.463464765108" calcext:value-type="float">
            <text:p>360.4634647651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5" office:value-type="float" office:value="362.522752303655" calcext:value-type="float">
            <text:p>362.5227523036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5" office:value-type="float" office:value="364.284413307275" calcext:value-type="float">
            <text:p>364.2844133072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5" office:value-type="float" office:value="366.264838372789" calcext:value-type="float">
            <text:p>366.2648383727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5" office:value-type="float" office:value="368.391347511425" calcext:value-type="float">
            <text:p>368.3913475114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5" office:value-type="float" office:value="369.852135623731" calcext:value-type="float">
            <text:p>369.8521356237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5" office:value-type="float" office:value="371.706210842776" calcext:value-type="float">
            <text:p>371.7062108427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5" office:value-type="float" office:value="373.50332621403" calcext:value-type="float">
            <text:p>373.503326214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5" office:value-type="float" office:value="375.153905231586" calcext:value-type="float">
            <text:p>375.1539052315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5" office:value-type="float" office:value="376.988961797736" calcext:value-type="float">
            <text:p>376.9889617977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5" office:value-type="float" office:value="378.150015215903" calcext:value-type="float">
            <text:p>378.1500152159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79.87900086536" calcext:value-type="float">
            <text:p>379.87900086536</text:p>
          </table:table-cell>
          <table:table-cell office:value-type="float" office:value="378.150015215903" calcext:value-type="float">
            <text:p>378.150015215903</text:p>
          </table:table-cell>
          <table:table-cell office:value-type="float" office:value="370.681790642091" calcext:value-type="float">
            <text:p>370.681790642091</text:p>
          </table:table-cell>
          <table:table-cell office:value-type="float" office:value="209.30774961397" calcext:value-type="float">
            <text:p>209.30774961397</text:p>
          </table:table-cell>
          <table:table-cell table:formula="of:=([.$F$141]+[.$F$145])/2" office:value-type="float" office:value="381.808594700573" calcext:value-type="float">
            <text:p>381.8085947005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81.628177239539" calcext:value-type="float">
            <text:p>381.628177239539</text:p>
          </table:table-cell>
          <table:table-cell office:value-type="float" office:value="378.150015215903" calcext:value-type="float">
            <text:p>378.150015215903</text:p>
          </table:table-cell>
          <table:table-cell office:value-type="float" office:value="371.497694475934" calcext:value-type="float">
            <text:p>371.497694475934</text:p>
          </table:table-cell>
          <table:table-cell office:value-type="float" office:value="209.30774961397" calcext:value-type="float">
            <text:p>209.30774961397</text:p>
          </table:table-cell>
          <table:table-cell table:formula="of:=([.$F$141]+[.$F$145])/2" office:value-type="float" office:value="381.808594700573" calcext:value-type="float">
            <text:p>381.8085947005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.290030058037" calcext:value-type="float">
            <text:p>383.290030058037</text:p>
          </table:table-cell>
          <table:table-cell office:value-type="float" office:value="378.150015215903" calcext:value-type="float">
            <text:p>378.150015215903</text:p>
          </table:table-cell>
          <table:table-cell office:value-type="float" office:value="372.2190225928" calcext:value-type="float">
            <text:p>372.2190225928</text:p>
          </table:table-cell>
          <table:table-cell office:value-type="float" office:value="209.30774961397" calcext:value-type="float">
            <text:p>209.30774961397</text:p>
          </table:table-cell>
          <table:table-cell table:formula="of:=([.$F$141]+[.$F$145])/2" office:value-type="float" office:value="381.808594700573" calcext:value-type="float">
            <text:p>381.8085947005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5" office:value-type="float" office:value="385.467174185242" calcext:value-type="float">
            <text:p>385.4671741852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5" office:value-type="float" office:value="387.112254105751" calcext:value-type="float">
            <text:p>387.1122541057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5" office:value-type="float" office:value="388.687843718322" calcext:value-type="float">
            <text:p>388.6878437183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5" office:value-type="float" office:value="390.96634621582" calcext:value-type="float">
            <text:p>390.966346215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5" office:value-type="float" office:value="393.239894818528" calcext:value-type="float">
            <text:p>393.2398948185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5" office:value-type="float" office:value="395.22025512224" calcext:value-type="float">
            <text:p>395.22025512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 office:value-type="float" office:value="397.278729810778" calcext:value-type="float">
            <text:p>397.2787298107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5" office:value-type="float" office:value="399.836066465158" calcext:value-type="float">
            <text:p>399.8360664651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5" office:value-type="float" office:value="402.262369178517" calcext:value-type="float">
            <text:p>402.2623691785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5" office:value-type="float" office:value="405.477014657522" calcext:value-type="float">
            <text:p>405.4770146575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5" office:value-type="float" office:value="408.038573457284" calcext:value-type="float">
            <text:p>408.0385734572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5" office:value-type="float" office:value="411.324736958271" calcext:value-type="float">
            <text:p>411.3247369582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5" office:value-type="float" office:value="414.472250650442" calcext:value-type="float">
            <text:p>414.4722506504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5" office:value-type="float" office:value="417.436854242334" calcext:value-type="float">
            <text:p>417.4368542423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5" office:value-type="float" office:value="421.353229061332" calcext:value-type="float">
            <text:p>421.3532290613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5" office:value-type="float" office:value="424.824953156276" calcext:value-type="float">
            <text:p>424.8249531562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5" office:value-type="float" office:value="429.144464455429" calcext:value-type="float">
            <text:p>429.1444644554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5" office:value-type="float" office:value="433.003032271882" calcext:value-type="float">
            <text:p>433.0030322718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5" office:value-type="float" office:value="437.120737385376" calcext:value-type="float">
            <text:p>437.1207373853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5" office:value-type="float" office:value="442.106460864628" calcext:value-type="float">
            <text:p>442.1064608646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5" office:value-type="float" office:value="446.707881728096" calcext:value-type="float">
            <text:p>446.707881728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5" office:value-type="float" office:value="451.671483474219" calcext:value-type="float">
            <text:p>451.6714834742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5" office:value-type="float" office:value="456.292569444987" calcext:value-type="float">
            <text:p>456.2925694449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5" office:value-type="float" office:value="461.495286919813" calcext:value-type="float">
            <text:p>461.4952869198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5" office:value-type="float" office:value="466.882659770521" calcext:value-type="float">
            <text:p>466.8826597705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5" office:value-type="float" office:value="472.466629443425" calcext:value-type="float">
            <text:p>472.4666294434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5" office:value-type="float" office:value="478.318103971337" calcext:value-type="float">
            <text:p>478.3181039713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5" office:value-type="float" office:value="484.317014657522" calcext:value-type="float">
            <text:p>484.3170146575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5" office:value-type="float" office:value="490.312380015419" calcext:value-type="float">
            <text:p>490.3123800154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5" office:value-type="float" office:value="496.402376492996" calcext:value-type="float">
            <text:p>496.4023764929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5" office:value-type="float" office:value="502.464415459112" calcext:value-type="float">
            <text:p>502.4644154591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5" office:value-type="float" office:value="508.83522588184" calcext:value-type="float">
            <text:p>508.835225881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5" office:value-type="float" office:value="514.850942085483" calcext:value-type="float">
            <text:p>514.8509420854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5" office:value-type="float" office:value="521.117195934567" calcext:value-type="float">
            <text:p>521.11719593456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5" office:value-type="float" office:value="527.589212759455" calcext:value-type="float">
            <text:p>527.5892127594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5" office:value-type="float" office:value="534.581910309922" calcext:value-type="float">
            <text:p>534.5819103099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 office:value-type="float" office:value="540.97" calcext:value-type="float">
            <text:p>540.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5" office:value-type="float" office:value="547.178089690078" calcext:value-type="float">
            <text:p>547.1780896900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5" office:value-type="float" office:value="553.660787240545" calcext:value-type="float">
            <text:p>553.6607872405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5" office:value-type="float" office:value="560.122804065433" calcext:value-type="float">
            <text:p>560.1228040654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5" office:value-type="float" office:value="566.529057914517" calcext:value-type="float">
            <text:p>566.5290579145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5" office:value-type="float" office:value="572.684774118161" calcext:value-type="float">
            <text:p>572.6847741181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5" office:value-type="float" office:value="579.145584540888" calcext:value-type="float">
            <text:p>579.14558454088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5" office:value-type="float" office:value="585.227623507004" calcext:value-type="float">
            <text:p>585.22762350700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5" office:value-type="float" office:value="591.567619984581" calcext:value-type="float">
            <text:p>591.56761998458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5" office:value-type="float" office:value="597.662985342478" calcext:value-type="float">
            <text:p>597.6629853424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5" office:value-type="float" office:value="603.081896028663" calcext:value-type="float">
            <text:p>603.0818960286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5" office:value-type="float" office:value="608.663370556575" calcext:value-type="float">
            <text:p>608.6633705565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5" office:value-type="float" office:value="614.237340229479" calcext:value-type="float">
            <text:p>614.23734022947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5" office:value-type="float" office:value="619.994713080187" calcext:value-type="float">
            <text:p>619.99471308018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5" office:value-type="float" office:value="625.307430555013" calcext:value-type="float">
            <text:p>625.3074305550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5" office:value-type="float" office:value="629.878516525781" calcext:value-type="float">
            <text:p>629.87851652578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5" office:value-type="float" office:value="634.912118271904" calcext:value-type="float">
            <text:p>634.9121182719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5" office:value-type="float" office:value="639.943539135372" calcext:value-type="float">
            <text:p>639.9435391353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5" office:value-type="float" office:value="643.969262614624" calcext:value-type="float">
            <text:p>643.9692626146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5" office:value-type="float" office:value="648.226967728118" calcext:value-type="float">
            <text:p>648.2269677281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 office:value-type="float" office:value="652.425535544571" calcext:value-type="float">
            <text:p>652.42553554457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5" office:value-type="float" office:value="656.505046843724" calcext:value-type="float">
            <text:p>656.5050468437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5" office:value-type="float" office:value="660.406770938668" calcext:value-type="float">
            <text:p>660.4067709386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5" office:value-type="float" office:value="663.643145757666" calcext:value-type="float">
            <text:p>663.64314575766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 office:value-type="float" office:value="667.547749349559" calcext:value-type="float">
            <text:p>667.5477493495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5" office:value-type="float" office:value="670.385263041729" calcext:value-type="float">
            <text:p>670.38526304172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5" office:value-type="float" office:value="673.301426542716" calcext:value-type="float">
            <text:p>673.3014265427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 office:value-type="float" office:value="676.602985342478" calcext:value-type="float">
            <text:p>676.60298534247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5" office:value-type="float" office:value="678.857630821483" calcext:value-type="float">
            <text:p>678.8576308214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5" office:value-type="float" office:value="681.513933534842" calcext:value-type="float">
            <text:p>681.5139335348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5" office:value-type="float" office:value="684.351270189222" calcext:value-type="float">
            <text:p>684.3512701892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5" office:value-type="float" office:value="686.65974487776" calcext:value-type="float">
            <text:p>686.6597448777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5" office:value-type="float" office:value="688.720105181472" calcext:value-type="float">
            <text:p>688.7201051814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5" office:value-type="float" office:value="690.793653784181" calcext:value-type="float">
            <text:p>690.79365378418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5" office:value-type="float" office:value="692.662156281678" calcext:value-type="float">
            <text:p>692.66215628167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 office:value-type="float" office:value="694.617745894249" calcext:value-type="float">
            <text:p>694.61774589424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5" office:value-type="float" office:value="696.372825814758" calcext:value-type="float">
            <text:p>696.3728258147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5" office:value-type="float" office:value="698.119969941963" calcext:value-type="float">
            <text:p>698.11996994196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5" office:value-type="float" office:value="699.881822760461" calcext:value-type="float">
            <text:p>699.88182276046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5" office:value-type="float" office:value="701.52099913464" calcext:value-type="float">
            <text:p>701.520999134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5" office:value-type="float" office:value="702.919984784097" calcext:value-type="float">
            <text:p>702.91998478409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5" office:value-type="float" office:value="705.131038202265" calcext:value-type="float">
            <text:p>705.13103820226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5" office:value-type="float" office:value="706.776094768414" calcext:value-type="float">
            <text:p>706.77609476841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5" office:value-type="float" office:value="708.07667378597" calcext:value-type="float">
            <text:p>708.076673785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5" office:value-type="float" office:value="709.973789157224" calcext:value-type="float">
            <text:p>709.973789157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5" office:value-type="float" office:value="711.787864376269" calcext:value-type="float">
            <text:p>711.78786437626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5" office:value-type="float" office:value="713.298652488575" calcext:value-type="float">
            <text:p>713.2986524885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5" office:value-type="float" office:value="715.025161627211" calcext:value-type="float">
            <text:p>715.0251616272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5" office:value-type="float" office:value="716.965586692725" calcext:value-type="float">
            <text:p>716.9655866927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5" office:value-type="float" office:value="719.437247696346" calcext:value-type="float">
            <text:p>719.4372476963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5" office:value-type="float" office:value="721.136535234892" calcext:value-type="float">
            <text:p>721.1365352348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5" office:value-type="float" office:value="723.438863510909" calcext:value-type="float">
            <text:p>723.43886351090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5" office:value-type="float" office:value="725.598631253556" calcext:value-type="float">
            <text:p>725.5986312535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5" office:value-type="float" office:value="727.809190835081" calcext:value-type="float">
            <text:p>727.8091908350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5" office:value-type="float" office:value="730.472825814758" calcext:value-type="float">
            <text:p>730.4728258147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5" office:value-type="float" office:value="732.630737077461" calcext:value-type="float">
            <text:p>732.6307370774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5" office:value-type="float" office:value="735.473037668095" calcext:value-type="float">
            <text:p>735.473037668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5" office:value-type="float" office:value="738.008756356349" calcext:value-type="float">
            <text:p>738.00875635634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5" office:value-type="float" office:value="740.83584989924" calcext:value-type="float">
            <text:p>740.8358498992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5" office:value-type="float" office:value="743.961223902213" calcext:value-type="float">
            <text:p>743.9612239022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5" office:value-type="float" office:value="746.910762113533" calcext:value-type="float">
            <text:p>746.9107621135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5" office:value-type="float" office:value="749.899363922041" calcext:value-type="float">
            <text:p>749.8993639220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5" office:value-type="float" office:value="752.780989765373" calcext:value-type="float">
            <text:p>752.78098976537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5" office:value-type="float" office:value="755.808714095016" calcext:value-type="float">
            <text:p>755.8087140950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5" office:value-type="float" office:value="759.594785486605" calcext:value-type="float">
            <text:p>759.5947854866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5" office:value-type="float" office:value="762.630693428928" calcext:value-type="float">
            <text:p>762.6306934289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5" office:value-type="float" office:value="765.84724127387" calcext:value-type="float">
            <text:p>765.8472412738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5" office:value-type="float" office:value="769.214624782119" calcext:value-type="float">
            <text:p>769.2146247821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5" office:value-type="float" office:value="772.642515656436" calcext:value-type="float">
            <text:p>772.6425156564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5" office:value-type="float" office:value="776.190149415893" calcext:value-type="float">
            <text:p>776.1901494158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 office:value-type="float" office:value="779.316416930988" calcext:value-type="float">
            <text:p>779.3164169309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5" office:value-type="float" office:value="782.64995891133" calcext:value-type="float">
            <text:p>782.649958911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5" office:value-type="float" office:value="786.259262614624" calcext:value-type="float">
            <text:p>786.2592626146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5" office:value-type="float" office:value="789.692760028491" calcext:value-type="float">
            <text:p>789.69276002849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5" office:value-type="float" office:value="793.038926764999" calcext:value-type="float">
            <text:p>793.0389267649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5" office:value-type="float" office:value="796.026380902051" calcext:value-type="float">
            <text:p>796.0263809020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5" office:value-type="float" office:value="798.963981005808" calcext:value-type="float">
            <text:p>798.9639810058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5" office:value-type="float" office:value="802.220922574268" calcext:value-type="float">
            <text:p>802.22092257426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5" office:value-type="float" office:value="805.19683215379" calcext:value-type="float">
            <text:p>805.1968321537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5" office:value-type="float" office:value="808.201858397816" calcext:value-type="float">
            <text:p>808.2018583978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5" office:value-type="float" office:value="810.656759360014" calcext:value-type="float">
            <text:p>810.65675936001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5" office:value-type="float" office:value="813.582985342478" calcext:value-type="float">
            <text:p>813.58298534247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5" office:value-type="float" office:value="815.91275665323" calcext:value-type="float">
            <text:p>815.912756653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5" office:value-type="float" office:value="818.219135665763" calcext:value-type="float">
            <text:p>818.2191356657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5" office:value-type="float" office:value="820.276092616577" calcext:value-type="float">
            <text:p>820.2760926165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5" office:value-type="float" office:value="822.60856462408" calcext:value-type="float">
            <text:p>822.608564624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5" office:value-type="float" office:value="824.712507463722" calcext:value-type="float">
            <text:p>824.7125074637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5" office:value-type="float" office:value="826.284939689164" calcext:value-type="float">
            <text:p>826.28493968916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5" office:value-type="float" office:value="828.223978747451" calcext:value-type="float">
            <text:p>828.2239787474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5" office:value-type="float" office:value="829.51886879696" calcext:value-type="float">
            <text:p>829.518868796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 office:value-type="float" office:value="830.79" calcext:value-type="float">
            <text:p>830.7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5" office:value-type="float" office:value="832.22891912671" calcext:value-type="float">
            <text:p>832.228919126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5" office:value-type="float" office:value="833.248331373038" calcext:value-type="float">
            <text:p>833.24833137303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5" office:value-type="float" office:value="833.882093362399" calcext:value-type="float">
            <text:p>833.88209336239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5" office:value-type="float" office:value="834.475197367715" calcext:value-type="float">
            <text:p>834.4751973677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5" office:value-type="float" office:value="835.123746857386" calcext:value-type="float">
            <text:p>835.12374685738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5" office:value-type="float" office:value="835.744923534801" calcext:value-type="float">
            <text:p>835.7449235348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5" office:value-type="float" office:value="836.006946105797" calcext:value-type="float">
            <text:p>836.00694610579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36.28902107153" calcext:value-type="float">
            <text:p>836.28902107153</text:p>
          </table:table-cell>
          <table:table-cell office:value-type="float" office:value="836.006946105797" calcext:value-type="float">
            <text:p>836.006946105797</text:p>
          </table:table-cell>
          <table:table-cell office:value-type="float" office:value="832.924300527226" calcext:value-type="float">
            <text:p>832.924300527226</text:p>
          </table:table-cell>
          <table:table-cell office:value-type="float" office:value="420.111489598114" calcext:value-type="float">
            <text:p>420.111489598114</text:p>
          </table:table-cell>
          <table:table-cell table:formula="of:=([.$F$278]+[.F281])/2" office:value-type="float" office:value="836.245845566623" calcext:value-type="float">
            <text:p>836.24584556662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36.381285904984" calcext:value-type="float">
            <text:p>836.381285904984</text:p>
          </table:table-cell>
          <table:table-cell office:value-type="float" office:value="836.006946105797" calcext:value-type="float">
            <text:p>836.006946105797</text:p>
          </table:table-cell>
          <table:table-cell office:value-type="float" office:value="833.394332705203" calcext:value-type="float">
            <text:p>833.394332705203</text:p>
          </table:table-cell>
          <table:table-cell office:value-type="float" office:value="420.111489598115" calcext:value-type="float">
            <text:p>420.111489598115</text:p>
          </table:table-cell>
          <table:table-cell table:formula="of:=([.$F$278]+[.F282])/2" office:value-type="float" office:value="836.224072581011" calcext:value-type="float">
            <text:p>836.2240725810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5" office:value-type="float" office:value="836.484745027448" calcext:value-type="float">
            <text:p>836.48474502744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5" office:value-type="float" office:value="836.441199056225" calcext:value-type="float">
            <text:p>836.4411990562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5" office:value-type="float" office:value="836.56316784621" calcext:value-type="float">
            <text:p>836.563167846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5" office:value-type="float" office:value="836.56380789536" calcext:value-type="float">
            <text:p>836.563807895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5" office:value-type="float" office:value="836.106824727219" calcext:value-type="float">
            <text:p>836.1068247272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5" office:value-type="float" office:value="836.01638090205" calcext:value-type="float">
            <text:p>836.016380902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5" office:value-type="float" office:value="835.477000341678" calcext:value-type="float">
            <text:p>835.4770003416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5" office:value-type="float" office:value="835.343469681416" calcext:value-type="float">
            <text:p>835.3434696814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5" office:value-type="float" office:value="835.130737385376" calcext:value-type="float">
            <text:p>835.1307373853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5" office:value-type="float" office:value="835.143811378764" calcext:value-type="float">
            <text:p>835.1438113787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5" office:value-type="float" office:value="835.057655962334" calcext:value-type="float">
            <text:p>835.0576559623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5" office:value-type="float" office:value="835.397088780007" calcext:value-type="float">
            <text:p>835.3970887800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5" office:value-type="float" office:value="835.136678610537" calcext:value-type="float">
            <text:p>835.13667861053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5" office:value-type="float" office:value="835.410644748254" calcext:value-type="float">
            <text:p>835.41064474825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5" office:value-type="float" office:value="835.33275872613" calcext:value-type="float">
            <text:p>835.332758726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5" office:value-type="float" office:value="836.22624911703" calcext:value-type="float">
            <text:p>836.226249117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5" office:value-type="float" office:value="836.733710125933" calcext:value-type="float">
            <text:p>836.7337101259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5" office:value-type="float" office:value="837.207014657522" calcext:value-type="float">
            <text:p>837.20701465752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5" office:value-type="float" office:value="837.847232509868" calcext:value-type="float">
            <text:p>837.8472325098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5" office:value-type="float" office:value="839.064554306399" calcext:value-type="float">
            <text:p>839.064554306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840.448221735089" calcext:value-type="float">
            <text:p>840.4482217350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5" office:value-type="float" office:value="841.386464616321" calcext:value-type="float">
            <text:p>841.3864646163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5" office:value-type="float" office:value="843.256445269323" calcext:value-type="float">
            <text:p>843.25644526932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5" office:value-type="float" office:value="844.654210592089" calcext:value-type="float">
            <text:p>844.65421059208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5" office:value-type="float" office:value="846.704652211417" calcext:value-type="float">
            <text:p>846.7046522114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5" office:value-type="float" office:value="848.77147499887" calcext:value-type="float">
            <text:p>848.7714749988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5" office:value-type="float" office:value="851.337174185242" calcext:value-type="float">
            <text:p>851.33717418524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5" office:value-type="float" office:value="853.583021241249" calcext:value-type="float">
            <text:p>853.58302124124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5" office:value-type="float" office:value="856.609058625956" calcext:value-type="float">
            <text:p>856.60905862595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5" office:value-type="float" office:value="859.694103437528" calcext:value-type="float">
            <text:p>859.6941034375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5" office:value-type="float" office:value="862.855759933671" calcext:value-type="float">
            <text:p>862.85575993367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5" office:value-type="float" office:value="866.380440822189" calcext:value-type="float">
            <text:p>866.38044082218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5" office:value-type="float" office:value="869.653397155898" calcext:value-type="float">
            <text:p>869.6533971558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5" office:value-type="float" office:value="873.228756601229" calcext:value-type="float">
            <text:p>873.22875660122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5" office:value-type="float" office:value="877.639569786666" calcext:value-type="float">
            <text:p>877.6395697866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5" office:value-type="float" office:value="881.427864376269" calcext:value-type="float">
            <text:p>881.42786437626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5" office:value-type="float" office:value="885.844706455314" calcext:value-type="float">
            <text:p>885.8447064553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5" office:value-type="float" office:value="890.320268759988" calcext:value-type="float">
            <text:p>890.32026875998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5" office:value-type="float" office:value="894.773905231586" calcext:value-type="float">
            <text:p>894.77390523158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5" office:value-type="float" office:value="899.614231328108" calcext:value-type="float">
            <text:p>899.6142313281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5" office:value-type="float" office:value="904.819209482876" calcext:value-type="float">
            <text:p>904.81920948287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5" office:value-type="float" office:value="909.486239061259" calcext:value-type="float">
            <text:p>909.4862390612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5" office:value-type="float" office:value="914.852250132862" calcext:value-type="float">
            <text:p>914.8522501328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5" office:value-type="float" office:value="919.893800348131" calcext:value-type="float">
            <text:p>919.89380034813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5" office:value-type="float" office:value="925.457174185242" calcext:value-type="float">
            <text:p>925.4571741852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5" office:value-type="float" office:value="930.808483815658" calcext:value-type="float">
            <text:p>930.8084838156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5" office:value-type="float" office:value="935.643770824999" calcext:value-type="float">
            <text:p>935.64377082499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5" office:value-type="float" office:value="941.21910801992" calcext:value-type="float">
            <text:p>941.2191080199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5" office:value-type="float" office:value="946.890700551555" calcext:value-type="float">
            <text:p>946.89070055155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5" office:value-type="float" office:value="952.124985591868" calcext:value-type="float">
            <text:p>952.12498559186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5" office:value-type="float" office:value="957.688729810778" calcext:value-type="float">
            <text:p>957.68872981077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5" office:value-type="float" office:value="963.1391239192" calcext:value-type="float">
            <text:p>963.139123919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5" office:value-type="float" office:value="968.303873565979" calcext:value-type="float">
            <text:p>968.30387356597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5" office:value-type="float" office:value="973.231285904984" calcext:value-type="float">
            <text:p>973.23128590498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5" office:value-type="float" office:value="978.950351182043" calcext:value-type="float">
            <text:p>978.9503511820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5" office:value-type="float" office:value="983.850818729831" calcext:value-type="float">
            <text:p>983.8508187298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5" office:value-type="float" office:value="988.873266801819" calcext:value-type="float">
            <text:p>988.87326680181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5" office:value-type="float" office:value="993.659165723801" calcext:value-type="float">
            <text:p>993.6591657238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5" office:value-type="float" office:value="998.770933892768" calcext:value-type="float">
            <text:p>998.7709338927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5" office:value-type="float" office:value="1003.48198620784" calcext:value-type="float">
            <text:p>1003.481986207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5" office:value-type="float" office:value="1008.10677457592" calcext:value-type="float">
            <text:p>1008.1067745759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5" office:value-type="float" office:value="1013.22082019555" calcext:value-type="float">
            <text:p>1013.2208201955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5" office:value-type="float" office:value="1017.23073738538" calcext:value-type="float">
            <text:p>1017.230737385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5" office:value-type="float" office:value="1021.7642487883" calcext:value-type="float">
            <text:p>1021.764248788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5" office:value-type="float" office:value="1025.87019184858" calcext:value-type="float">
            <text:p>1025.870191848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5" office:value-type="float" office:value="1029.85851652578" calcext:value-type="float">
            <text:p>1029.8585165257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5" office:value-type="float" office:value="1034.12027427642" calcext:value-type="float">
            <text:p>1034.1202742764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37.96759840128" calcext:value-type="float">
            <text:p>1037.96759840128</text:p>
          </table:table-cell>
          <table:table-cell office:value-type="float" office:value="1034.12027427642" calcext:value-type="float">
            <text:p>1034.12027427642</text:p>
          </table:table-cell>
          <table:table-cell office:value-type="float" office:value="1014.60836494203" calcext:value-type="float">
            <text:p>1014.60836494203</text:p>
          </table:table-cell>
          <table:table-cell office:value-type="float" office:value="512.899684619575" calcext:value-type="float">
            <text:p>512.899684619575</text:p>
          </table:table-cell>
          <table:table-cell table:formula="of:=([.$F$347]+[.$F$351])/2" office:value-type="float" office:value="1041.66007798626" calcext:value-type="float">
            <text:p>1041.6600779862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41.8136759219" calcext:value-type="float">
            <text:p>1041.8136759219</text:p>
          </table:table-cell>
          <table:table-cell office:value-type="float" office:value="1034.12027427642" calcext:value-type="float">
            <text:p>1034.12027427642</text:p>
          </table:table-cell>
          <table:table-cell office:value-type="float" office:value="1016.70328486386" calcext:value-type="float">
            <text:p>1016.70328486386</text:p>
          </table:table-cell>
          <table:table-cell office:value-type="float" office:value="512.899684619575" calcext:value-type="float">
            <text:p>512.899684619575</text:p>
          </table:table-cell>
          <table:table-cell table:formula="of:=([.$F$347]+[.$F$351])/2" office:value-type="float" office:value="1041.66007798626" calcext:value-type="float">
            <text:p>1041.6600779862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45.29271121498" calcext:value-type="float">
            <text:p>1045.29271121498</text:p>
          </table:table-cell>
          <table:table-cell office:value-type="float" office:value="1034.12027427642" calcext:value-type="float">
            <text:p>1034.12027427642</text:p>
          </table:table-cell>
          <table:table-cell office:value-type="float" office:value="1018.49651996097" calcext:value-type="float">
            <text:p>1018.49651996097</text:p>
          </table:table-cell>
          <table:table-cell office:value-type="float" office:value="512.899684619575" calcext:value-type="float">
            <text:p>512.899684619575</text:p>
          </table:table-cell>
          <table:table-cell table:formula="of:=([.$F$347]+[.$F$351])/2" office:value-type="float" office:value="1041.66007798626" calcext:value-type="float">
            <text:p>1041.6600779862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5" office:value-type="float" office:value="1049.1998816961" calcext:value-type="float">
            <text:p>1049.19988169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5" office:value-type="float" office:value="1052.40128590498" calcext:value-type="float">
            <text:p>1052.4012859049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5" office:value-type="float" office:value="1055.86388440288" calcext:value-type="float">
            <text:p>1055.8638844028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5" office:value-type="float" office:value="1058.93543394704" calcext:value-type="float">
            <text:p>1058.9354339470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5" office:value-type="float" office:value="1062.16441545911" calcext:value-type="float">
            <text:p>1062.164415459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5" office:value-type="float" office:value="1065.82995635147" calcext:value-type="float">
            <text:p>1065.8299563514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5" office:value-type="float" office:value="1068.94174781851" calcext:value-type="float">
            <text:p>1068.941747818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5" office:value-type="float" office:value="1071.80995773867" calcext:value-type="float">
            <text:p>1071.8099577386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5" office:value-type="float" office:value="1074.89513986613" calcext:value-type="float">
            <text:p>1074.895139866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5" office:value-type="float" office:value="1077.81814001983" calcext:value-type="float">
            <text:p>1077.818140019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5" office:value-type="float" office:value="1080.99" calcext:value-type="float">
            <text:p>1080.9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5" office:value-type="float" office:value="1083.76185998017" calcext:value-type="float">
            <text:p>1083.761859980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5" office:value-type="float" office:value="1086.53486013387" calcext:value-type="float">
            <text:p>1086.5348601338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5" office:value-type="float" office:value="1089.98004226133" calcext:value-type="float">
            <text:p>1089.980042261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5" office:value-type="float" office:value="1092.72825218149" calcext:value-type="float">
            <text:p>1092.7282521814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5" office:value-type="float" office:value="1095.85004364853" calcext:value-type="float">
            <text:p>1095.8500436485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5" office:value-type="float" office:value="1099.10558454089" calcext:value-type="float">
            <text:p>1099.1055845408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5" office:value-type="float" office:value="1102.40456605296" calcext:value-type="float">
            <text:p>1102.4045660529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5" office:value-type="float" office:value="1105.96611559712" calcext:value-type="float">
            <text:p>1105.9661155971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5" office:value-type="float" office:value="1108.91871409502" calcext:value-type="float">
            <text:p>1108.9187140950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5" office:value-type="float" office:value="1112.6401183039" calcext:value-type="float">
            <text:p>1112.640118303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5" office:value-type="float" office:value="1116.36728878502" calcext:value-type="float">
            <text:p>1116.3672887850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5" office:value-type="float" office:value="1119.8263240781" calcext:value-type="float">
            <text:p>1119.826324078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5" office:value-type="float" office:value="1123.45240159872" calcext:value-type="float">
            <text:p>1123.4524015987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5" office:value-type="float" office:value="1127.28972572358" calcext:value-type="float">
            <text:p>1127.2897257235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5" office:value-type="float" office:value="1131.60148347422" calcext:value-type="float">
            <text:p>1131.6014834742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5" office:value-type="float" office:value="1135.75980815142" calcext:value-type="float">
            <text:p>1135.759808151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5" office:value-type="float" office:value="1139.7757512117" calcext:value-type="float">
            <text:p>1139.77575121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5" office:value-type="float" office:value="1144.37926261462" calcext:value-type="float">
            <text:p>1144.3792626146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5" office:value-type="float" office:value="1148.93917980445" calcext:value-type="float">
            <text:p>1148.939179804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5" office:value-type="float" office:value="1153.35322542408" calcext:value-type="float">
            <text:p>1153.3532254240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5" office:value-type="float" office:value="1158.17801379216" calcext:value-type="float">
            <text:p>1158.178013792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5" office:value-type="float" office:value="1162.47906610723" calcext:value-type="float">
            <text:p>1162.4790661072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5" office:value-type="float" office:value="1167.4608342762" calcext:value-type="float">
            <text:p>1167.460834276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5" office:value-type="float" office:value="1172.69673319818" calcext:value-type="float">
            <text:p>1172.696733198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5" office:value-type="float" office:value="1177.74918127017" calcext:value-type="float">
            <text:p>1177.749181270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5" office:value-type="float" office:value="1182.87964881796" calcext:value-type="float">
            <text:p>1182.8796488179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5" office:value-type="float" office:value="1188.28871409502" calcext:value-type="float">
            <text:p>1188.2887140950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5" office:value-type="float" office:value="1193.12612643402" calcext:value-type="float">
            <text:p>1193.1261264340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5" office:value-type="float" office:value="1198.4408760808" calcext:value-type="float">
            <text:p>1198.440876080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5" office:value-type="float" office:value="1203.82127018922" calcext:value-type="float">
            <text:p>1203.8212701892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5" office:value-type="float" office:value="1209.71501440813" calcext:value-type="float">
            <text:p>1209.715014408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5" office:value-type="float" office:value="1214.69929944845" calcext:value-type="float">
            <text:p>1214.6992994484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5" office:value-type="float" office:value="1220.19089198008" calcext:value-type="float">
            <text:p>1220.190891980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5" office:value-type="float" office:value="1225.436229175" calcext:value-type="float">
            <text:p>1225.43622917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5" office:value-type="float" office:value="1231.10151618434" calcext:value-type="float">
            <text:p>1231.1015161843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5" office:value-type="float" office:value="1236.37282581476" calcext:value-type="float">
            <text:p>1236.3728258147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5" office:value-type="float" office:value="1241.30619965187" calcext:value-type="float">
            <text:p>1241.3061996518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5" office:value-type="float" office:value="1246.49774986714" calcext:value-type="float">
            <text:p>1246.4977498671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5" office:value-type="float" office:value="1252.03376093874" calcext:value-type="float">
            <text:p>1252.033760938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5" office:value-type="float" office:value="1256.76079051712" calcext:value-type="float">
            <text:p>1256.760790517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5" office:value-type="float" office:value="1261.86576867189" calcext:value-type="float">
            <text:p>1261.8657686718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5" office:value-type="float" office:value="1266.44609476841" calcext:value-type="float">
            <text:p>1266.4460947684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5" office:value-type="float" office:value="1270.95973124001" calcext:value-type="float">
            <text:p>1270.9597312400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5" office:value-type="float" office:value="1275.40529354469" calcext:value-type="float">
            <text:p>1275.4052935446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5" office:value-type="float" office:value="1279.94213562373" calcext:value-type="float">
            <text:p>1279.9421356237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5" office:value-type="float" office:value="1284.22043021333" calcext:value-type="float">
            <text:p>1284.2204302133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5" office:value-type="float" office:value="1288.26124339877" calcext:value-type="float">
            <text:p>1288.2612433987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5" office:value-type="float" office:value="1291.8266028441" calcext:value-type="float">
            <text:p>1291.82660284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5" office:value-type="float" office:value="1295.15955917781" calcext:value-type="float">
            <text:p>1295.1595591778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5" office:value-type="float" office:value="1299.10424006633" calcext:value-type="float">
            <text:p>1299.104240066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5" office:value-type="float" office:value="1302.20589656247" calcext:value-type="float">
            <text:p>1302.2058965624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5" office:value-type="float" office:value="1305.14094137404" calcext:value-type="float">
            <text:p>1305.1409413740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5" office:value-type="float" office:value="1307.97697875875" calcext:value-type="float">
            <text:p>1307.9769787587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5" office:value-type="float" office:value="1310.57282581476" calcext:value-type="float">
            <text:p>1310.5728258147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5" office:value-type="float" office:value="1312.93852500113" calcext:value-type="float">
            <text:p>1312.938525001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5" office:value-type="float" office:value="1315.01534778858" calcext:value-type="float">
            <text:p>1315.0153477885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5" office:value-type="float" office:value="1317.04578940791" calcext:value-type="float">
            <text:p>1317.045789407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5" office:value-type="float" office:value="1318.26355473068" calcext:value-type="float">
            <text:p>1318.2635547306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5" office:value-type="float" office:value="1319.84353538368" calcext:value-type="float">
            <text:p>1319.8435353836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5" office:value-type="float" office:value="1321.53177826491" calcext:value-type="float">
            <text:p>1321.5317782649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5" office:value-type="float" office:value="1322.7954456936" calcext:value-type="float">
            <text:p>1322.795445693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5" office:value-type="float" office:value="1323.56276749013" calcext:value-type="float">
            <text:p>1323.5627674901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5" office:value-type="float" office:value="1324.52298534248" calcext:value-type="float">
            <text:p>1324.522985342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5" office:value-type="float" office:value="1325.29628987407" calcext:value-type="float">
            <text:p>1325.2962898740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5" office:value-type="float" office:value="1325.50375088297" calcext:value-type="float">
            <text:p>1325.50375088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5" office:value-type="float" office:value="1325.95724127387" calcext:value-type="float">
            <text:p>1325.957241273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5" office:value-type="float" office:value="1326.10935525175" calcext:value-type="float">
            <text:p>1326.1093552517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5" office:value-type="float" office:value="1326.45332138946" calcext:value-type="float">
            <text:p>1326.4533213894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 office:value-type="float" office:value="1326.36291121999" calcext:value-type="float">
            <text:p>1326.3629112199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 office:value-type="float" office:value="1326.40234403767" calcext:value-type="float">
            <text:p>1326.4023440376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5" office:value-type="float" office:value="1326.21618862124" calcext:value-type="float">
            <text:p>1326.2161886212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5" office:value-type="float" office:value="1326.00926261462" calcext:value-type="float">
            <text:p>1326.0092626146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 office:value-type="float" office:value="1326.10653031858" calcext:value-type="float">
            <text:p>1326.106530318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5" office:value-type="float" office:value="1325.55299965832" calcext:value-type="float">
            <text:p>1325.5529996583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5" office:value-type="float" office:value="1325.34361909795" calcext:value-type="float">
            <text:p>1325.3436190979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5" office:value-type="float" office:value="1325.40317527278" calcext:value-type="float">
            <text:p>1325.4031752727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5" office:value-type="float" office:value="1325.04619210464" calcext:value-type="float">
            <text:p>1325.046192104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5" office:value-type="float" office:value="1325.28683215379" calcext:value-type="float">
            <text:p>1325.2868321537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5" office:value-type="float" office:value="1325.10880094377" calcext:value-type="float">
            <text:p>1325.1088009437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5" office:value-type="float" office:value="1324.77525497255" calcext:value-type="float">
            <text:p>1324.775254972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5" office:value-type="float" office:value="1325.22871409502" calcext:value-type="float">
            <text:p>1325.2287140950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5" office:value-type="float" office:value="1325.22097892847" calcext:value-type="float">
            <text:p>1325.220978928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5" office:value-type="float" office:value="1325.7830538942" calcext:value-type="float">
            <text:p>1325.783053894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5" office:value-type="float" office:value="1326.0850764652" calcext:value-type="float">
            <text:p>1326.08507646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5" office:value-type="float" office:value="1326.51625314261" calcext:value-type="float">
            <text:p>1326.5162531426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5" office:value-type="float" office:value="1326.92480263229" calcext:value-type="float">
            <text:p>1326.9248026322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5" office:value-type="float" office:value="1327.5479066376" calcext:value-type="float">
            <text:p>1327.547906637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5" office:value-type="float" office:value="1328.37166862696" calcext:value-type="float">
            <text:p>1328.3716686269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5" office:value-type="float" office:value="1329.37108087329" calcext:value-type="float">
            <text:p>1329.371080873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5" office:value-type="float" office:value="1330.62" calcext:value-type="float">
            <text:p>1330.6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5" office:value-type="float" office:value="1332.34113120304" calcext:value-type="float">
            <text:p>1332.3411312030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5" office:value-type="float" office:value="1333.76602125255" calcext:value-type="float">
            <text:p>1333.7660212525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5" office:value-type="float" office:value="1335.11506031084" calcext:value-type="float">
            <text:p>1335.1150603108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5" office:value-type="float" office:value="1337.11749253628" calcext:value-type="float">
            <text:p>1337.1174925362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5" office:value-type="float" office:value="1338.99143537592" calcext:value-type="float">
            <text:p>1338.9914353759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5" office:value-type="float" office:value="1341.16390738342" calcext:value-type="float">
            <text:p>1341.1639073834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5" office:value-type="float" office:value="1343.01086433424" calcext:value-type="float">
            <text:p>1343.0108643342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5" office:value-type="float" office:value="1345.78724334677" calcext:value-type="float">
            <text:p>1345.7872433467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5" office:value-type="float" office:value="1348.36701465752" calcext:value-type="float">
            <text:p>1348.367014657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5" office:value-type="float" office:value="1351.01324063999" calcext:value-type="float">
            <text:p>1351.0132406399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5" office:value-type="float" office:value="1353.79814160218" calcext:value-type="float">
            <text:p>1353.798141602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5" office:value-type="float" office:value="1356.39316784621" calcext:value-type="float">
            <text:p>1356.3931678462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5" office:value-type="float" office:value="1359.69907742573" calcext:value-type="float">
            <text:p>1359.699077425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5" office:value-type="float" office:value="1362.43601899419" calcext:value-type="float">
            <text:p>1362.4360189941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5" office:value-type="float" office:value="1365.49361909795" calcext:value-type="float">
            <text:p>1365.4936190979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5" office:value-type="float" office:value="1369.081073235" calcext:value-type="float">
            <text:p>1369.08107323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5" office:value-type="float" office:value="1371.89723997151" calcext:value-type="float">
            <text:p>1371.8972399715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5" office:value-type="float" office:value="1375.27073738538" calcext:value-type="float">
            <text:p>1375.2707373853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5" office:value-type="float" office:value="1378.52004108867" calcext:value-type="float">
            <text:p>1378.5200410886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5" office:value-type="float" office:value="1382.07358306901" calcext:value-type="float">
            <text:p>1382.073583069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5" office:value-type="float" office:value="1385.21985058411" calcext:value-type="float">
            <text:p>1385.219850584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5" office:value-type="float" office:value="1388.99748434356" calcext:value-type="float">
            <text:p>1388.9974843435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5" office:value-type="float" office:value="1392.28537521788" calcext:value-type="float">
            <text:p>1392.2853752178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5" office:value-type="float" office:value="1395.89275872613" calcext:value-type="float">
            <text:p>1395.8927587261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5" office:value-type="float" office:value="1398.66930657107" calcext:value-type="float">
            <text:p>1398.669306571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5" office:value-type="float" office:value="1402.16521451339" calcext:value-type="float">
            <text:p>1402.1652145133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5" office:value-type="float" office:value="1405.32128590498" calcext:value-type="float">
            <text:p>1405.3212859049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5" office:value-type="float" office:value="1408.76901023463" calcext:value-type="float">
            <text:p>1408.7690102346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5" office:value-type="float" office:value="1411.99063607796" calcext:value-type="float">
            <text:p>1411.990636077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5" office:value-type="float" office:value="1415.08923788647" calcext:value-type="float">
            <text:p>1415.0892378864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5" office:value-type="float" office:value="1417.63877609779" calcext:value-type="float">
            <text:p>1417.6387760977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5" office:value-type="float" office:value="1420.56415010076" calcext:value-type="float">
            <text:p>1420.5641501007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5" office:value-type="float" office:value="1423.26124364365" calcext:value-type="float">
            <text:p>1423.2612436436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5" office:value-type="float" office:value="1426.1169623319" calcext:value-type="float">
            <text:p>1426.116962331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5" office:value-type="float" office:value="1428.47926292254" calcext:value-type="float">
            <text:p>1428.4792629225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5" office:value-type="float" office:value="1431.52717418524" calcext:value-type="float">
            <text:p>1431.5271741852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5" office:value-type="float" office:value="1433.48080916492" calcext:value-type="float">
            <text:p>1433.4808091649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5" office:value-type="float" office:value="1435.84136874644" calcext:value-type="float">
            <text:p>1435.8413687464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5" office:value-type="float" office:value="1438.21113648909" calcext:value-type="float">
            <text:p>1438.2111364890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5" office:value-type="float" office:value="1440.61346476511" calcext:value-type="float">
            <text:p>1440.613464765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5" office:value-type="float" office:value="1442.31275230365" calcext:value-type="float">
            <text:p>1442.3127523036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5" office:value-type="float" office:value="1444.49441330728" calcext:value-type="float">
            <text:p>1444.494413307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5" office:value-type="float" office:value="1446.37483837279" calcext:value-type="float">
            <text:p>1446.3748383727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5" office:value-type="float" office:value="1448.38134751142" calcext:value-type="float">
            <text:p>1448.3813475114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5" office:value-type="float" office:value="1449.65213562373" calcext:value-type="float">
            <text:p>1449.6521356237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5" office:value-type="float" office:value="1451.49621084278" calcext:value-type="float">
            <text:p>1451.4962108427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5" office:value-type="float" office:value="1453.55332621403" calcext:value-type="float">
            <text:p>1453.5533262140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5" office:value-type="float" office:value="1455.19390523159" calcext:value-type="float">
            <text:p>1455.193905231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5" office:value-type="float" office:value="1456.45896179774" calcext:value-type="float">
            <text:p>1456.458961797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5" office:value-type="float" office:value="1458.2600152159" calcext:value-type="float">
            <text:p>1458.260015215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5" office:value-type="float" office:value="1460.28900086536" calcext:value-type="float">
            <text:p>1460.2890008653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5" office:value-type="float" office:value="1461.87817723954" calcext:value-type="float">
            <text:p>1461.8781772395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5" office:value-type="float" office:value="1463.63003005804" calcext:value-type="float">
            <text:p>1463.6300300580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5" office:value-type="float" office:value="1465.23717418524" calcext:value-type="float">
            <text:p>1465.237174185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5" office:value-type="float" office:value="1467.31225410575" calcext:value-type="float">
            <text:p>1467.3122541057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5" office:value-type="float" office:value="1468.84784371832" calcext:value-type="float">
            <text:p>1468.8478437183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5" office:value-type="float" office:value="1470.64634621582" calcext:value-type="float">
            <text:p>1470.6463462158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5" office:value-type="float" office:value="1473.16989481853" calcext:value-type="float">
            <text:p>1473.1698948185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5" office:value-type="float" office:value="1475.42025512224" calcext:value-type="float">
            <text:p>1475.420255122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5" office:value-type="float" office:value="1477.41872981078" calcext:value-type="float">
            <text:p>1477.4187298107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5" office:value-type="float" office:value="1479.83606646516" calcext:value-type="float">
            <text:p>1479.836066465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 office:value-type="float" office:value="1482.60236917852" calcext:value-type="float">
            <text:p>1482.6023691785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5" office:value-type="float" office:value="1485.03701465752" calcext:value-type="float">
            <text:p>1485.0370146575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5" office:value-type="float" office:value="1488.19857345728" calcext:value-type="float">
            <text:p>1488.1985734572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5" office:value-type="float" office:value="1491.11473695827" calcext:value-type="float">
            <text:p>1491.114736958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5" office:value-type="float" office:value="1494.16225065044" calcext:value-type="float">
            <text:p>1494.1622506504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5" office:value-type="float" office:value="1497.80685424233" calcext:value-type="float">
            <text:p>1497.8068542423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5" office:value-type="float" office:value="1501.49322906133" calcext:value-type="float">
            <text:p>1501.4932290613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5" office:value-type="float" office:value="1505.10495315628" calcext:value-type="float">
            <text:p>1505.104953156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5" office:value-type="float" office:value="1509.21446445543" calcext:value-type="float">
            <text:p>1509.2144644554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5" office:value-type="float" office:value="1512.84303227188" calcext:value-type="float">
            <text:p>1512.8430322718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5" office:value-type="float" office:value="1517.54073738538" calcext:value-type="float">
            <text:p>1517.5407373853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5" office:value-type="float" office:value="1522.18646086463" calcext:value-type="float">
            <text:p>1522.1864608646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5" office:value-type="float" office:value="1526.6378817281" calcext:value-type="float">
            <text:p>1526.63788172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5" office:value-type="float" office:value="1531.32148347422" calcext:value-type="float">
            <text:p>1531.3214834742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5" office:value-type="float" office:value="1536.78256944499" calcext:value-type="float">
            <text:p>1536.7825694449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5" office:value-type="float" office:value="1541.71528691981" calcext:value-type="float">
            <text:p>1541.7152869198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5" office:value-type="float" office:value="1547.23265977052" calcext:value-type="float">
            <text:p>1547.2326597705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5" office:value-type="float" office:value="1552.49662944342" calcext:value-type="float">
            <text:p>1552.4966294434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5" office:value-type="float" office:value="1558.16810397134" calcext:value-type="float">
            <text:p>1558.1681039713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5" office:value-type="float" office:value="1564.16701465752" calcext:value-type="float">
            <text:p>1564.167014657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5" office:value-type="float" office:value="1570.13238001542" calcext:value-type="float">
            <text:p>1570.1323800154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5" office:value-type="float" office:value="1576.092376493" calcext:value-type="float">
            <text:p>1576.09237649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5" office:value-type="float" office:value="1582.39441545911" calcext:value-type="float">
            <text:p>1582.3944154591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5" office:value-type="float" office:value="1588.55522588184" calcext:value-type="float">
            <text:p>1588.5552258818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5" office:value-type="float" office:value="1595.16094208548" calcext:value-type="float">
            <text:p>1595.1609420854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5" office:value-type="float" office:value="1601.35719593457" calcext:value-type="float">
            <text:p>1601.3571959345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5" office:value-type="float" office:value="1607.84921275946" calcext:value-type="float">
            <text:p>1607.8492127594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5" office:value-type="float" office:value="1614.39191030992" calcext:value-type="float">
            <text:p>1614.3919103099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5" office:value-type="float" office:value="1620.78" calcext:value-type="float">
            <text:p>1620.7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5" office:value-type="float" office:value="1627.19808969008" calcext:value-type="float">
            <text:p>1627.198089690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5" office:value-type="float" office:value="1633.48078724054" calcext:value-type="float">
            <text:p>1633.4807872405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5" office:value-type="float" office:value="1640.32280406543" calcext:value-type="float">
            <text:p>1640.322804065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5" office:value-type="float" office:value="1646.28905791452" calcext:value-type="float">
            <text:p>1646.2890579145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5" office:value-type="float" office:value="1652.85477411816" calcext:value-type="float">
            <text:p>1652.854774118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5" office:value-type="float" office:value="1659.18558454089" calcext:value-type="float">
            <text:p>1659.1855845408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5" office:value-type="float" office:value="1665.557623507" calcext:value-type="float">
            <text:p>1665.55762350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5" office:value-type="float" office:value="1671.70761998458" calcext:value-type="float">
            <text:p>1671.7076199845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5" office:value-type="float" office:value="1677.35298534248" calcext:value-type="float">
            <text:p>1677.352985342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5" office:value-type="float" office:value="1683.19189602866" calcext:value-type="float">
            <text:p>1683.1918960286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5" office:value-type="float" office:value="1688.68337055658" calcext:value-type="float">
            <text:p>1688.6833705565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5" office:value-type="float" office:value="1694.35734022948" calcext:value-type="float">
            <text:p>1694.3573402294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5" office:value-type="float" office:value="1699.95471308019" calcext:value-type="float">
            <text:p>1699.9547130801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5" office:value-type="float" office:value="1704.93743055501" calcext:value-type="float">
            <text:p>1704.9374305550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5" office:value-type="float" office:value="1710.09851652578" calcext:value-type="float">
            <text:p>1710.0985165257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5" office:value-type="float" office:value="1714.9421182719" calcext:value-type="float">
            <text:p>1714.942118271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5" office:value-type="float" office:value="1719.57353913537" calcext:value-type="float">
            <text:p>1719.5735391353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5" office:value-type="float" office:value="1723.99926261462" calcext:value-type="float">
            <text:p>1723.9992626146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5" office:value-type="float" office:value="1728.20696772812" calcext:value-type="float">
            <text:p>1728.2069677281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5" office:value-type="float" office:value="1732.63553554457" calcext:value-type="float">
            <text:p>1732.6355355445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5" office:value-type="float" office:value="1736.65504684372" calcext:value-type="float">
            <text:p>1736.6550468437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5" office:value-type="float" office:value="1740.57677093867" calcext:value-type="float">
            <text:p>1740.5767709386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5" office:value-type="float" office:value="1743.88314575767" calcext:value-type="float">
            <text:p>1743.8831457576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5" office:value-type="float" office:value="1747.25774934956" calcext:value-type="float">
            <text:p>1747.2577493495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5" office:value-type="float" office:value="1750.70526304173" calcext:value-type="float">
            <text:p>1750.7052630417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5" office:value-type="float" office:value="1753.76142654272" calcext:value-type="float">
            <text:p>1753.7614265427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5" office:value-type="float" office:value="1756.37298534248" calcext:value-type="float">
            <text:p>1756.372985342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5" office:value-type="float" office:value="1759.17763082148" calcext:value-type="float">
            <text:p>1759.1776308214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5" office:value-type="float" office:value="1761.43393353484" calcext:value-type="float">
            <text:p>1761.4339335348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5" office:value-type="float" office:value="1764.17127018922" calcext:value-type="float">
            <text:p>1764.1712701892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5" office:value-type="float" office:value="1766.28974487776" calcext:value-type="float">
            <text:p>1766.2897448777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5" office:value-type="float" office:value="1768.68010518147" calcext:value-type="float">
            <text:p>1768.6801051814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5" office:value-type="float" office:value="1770.72365378418" calcext:value-type="float">
            <text:p>1770.723653784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5" office:value-type="float" office:value="1772.43215628168" calcext:value-type="float">
            <text:p>1772.4321562816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5" office:value-type="float" office:value="1774.43774589425" calcext:value-type="float">
            <text:p>1774.4377458942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5" office:value-type="float" office:value="1776.61282581476" calcext:value-type="float">
            <text:p>1776.612825814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5" office:value-type="float" office:value="1778.09996994196" calcext:value-type="float">
            <text:p>1778.0999699419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5" office:value-type="float" office:value="1780.08182276046" calcext:value-type="float">
            <text:p>1780.0818227604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5" office:value-type="float" office:value="1781.57099913464" calcext:value-type="float">
            <text:p>1781.5709991346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5" office:value-type="float" office:value="1783.0899847841" calcext:value-type="float">
            <text:p>1783.089984784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5" office:value-type="float" office:value="1784.90103820226" calcext:value-type="float">
            <text:p>1784.9010382022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5" office:value-type="float" office:value="1786.68609476841" calcext:value-type="float">
            <text:p>1786.6860947684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5" office:value-type="float" office:value="1788.17667378597" calcext:value-type="float">
            <text:p>1788.1766737859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5" office:value-type="float" office:value="1790.02378915722" calcext:value-type="float">
            <text:p>1790.0237891572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5" office:value-type="float" office:value="1791.39786437627" calcext:value-type="float">
            <text:p>1791.3978643762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5" office:value-type="float" office:value="1793.27865248858" calcext:value-type="float">
            <text:p>1793.2786524885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5" office:value-type="float" office:value="1795.10516162721" calcext:value-type="float">
            <text:p>1795.1051616272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5" office:value-type="float" office:value="1797.45558669272" calcext:value-type="float">
            <text:p>1797.4555866927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5" office:value-type="float" office:value="1799.41724769635" calcext:value-type="float">
            <text:p>1799.417247696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5" office:value-type="float" office:value="1801.23653523489" calcext:value-type="float">
            <text:p>1801.2365352348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5" office:value-type="float" office:value="1803.36886351091" calcext:value-type="float">
            <text:p>1803.368863510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5" office:value-type="float" office:value="1805.60863125356" calcext:value-type="float">
            <text:p>1805.6086312535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5" office:value-type="float" office:value="1807.68919083508" calcext:value-type="float">
            <text:p>1807.6891908350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5" office:value-type="float" office:value="1810.08282581476" calcext:value-type="float">
            <text:p>1810.0828258147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5" office:value-type="float" office:value="1812.81073707746" calcext:value-type="float">
            <text:p>1812.8107370774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5" office:value-type="float" office:value="1815.2630376681" calcext:value-type="float">
            <text:p>1815.263037668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5" office:value-type="float" office:value="1817.89875635635" calcext:value-type="float">
            <text:p>1817.898756356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5" office:value-type="float" office:value="1820.63584989924" calcext:value-type="float">
            <text:p>1820.6358498992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5" office:value-type="float" office:value="1824.03122390221" calcext:value-type="float">
            <text:p>1824.031223902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5" office:value-type="float" office:value="1826.52076211353" calcext:value-type="float">
            <text:p>1826.5207621135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5" office:value-type="float" office:value="1830.04936392204" calcext:value-type="float">
            <text:p>1830.0493639220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5" office:value-type="float" office:value="1833.03098976537" calcext:value-type="float">
            <text:p>1833.0309897653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5" office:value-type="float" office:value="1836.04871409502" calcext:value-type="float">
            <text:p>1836.048714095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5" office:value-type="float" office:value="1839.48478548661" calcext:value-type="float">
            <text:p>1839.4847854866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5" office:value-type="float" office:value="1842.39069342893" calcext:value-type="float">
            <text:p>1842.3906934289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5" office:value-type="float" office:value="1845.92724127387" calcext:value-type="float">
            <text:p>1845.9272412738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5" office:value-type="float" office:value="1849.41462478212" calcext:value-type="float">
            <text:p>1849.4146247821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5" office:value-type="float" office:value="1852.40251565644" calcext:value-type="float">
            <text:p>1852.4025156564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5" office:value-type="float" office:value="1855.88014941589" calcext:value-type="float">
            <text:p>1855.8801494158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5" office:value-type="float" office:value="1859.68641693099" calcext:value-type="float">
            <text:p>1859.6864169309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5" office:value-type="float" office:value="1862.59995891133" calcext:value-type="float">
            <text:p>1862.5999589113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5" office:value-type="float" office:value="1866.12926261462" calcext:value-type="float">
            <text:p>1866.1292626146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869.64276002849" calcext:value-type="float">
            <text:p>1869.64276002849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0.99643625958" calcext:value-type="float">
            <text:p>1850.99643625958</text:p>
          </table:table-cell>
          <table:table-cell office:value-type="float" office:value="916.439496651477" calcext:value-type="float">
            <text:p>916.439496651477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872.888926765" calcext:value-type="float">
            <text:p>1872.888926765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2.49120847604" calcext:value-type="float">
            <text:p>1852.49120847604</text:p>
          </table:table-cell>
          <table:table-cell office:value-type="float" office:value="916.439496651477" calcext:value-type="float">
            <text:p>916.439496651477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876.23638090205" calcext:value-type="float">
            <text:p>1876.23638090205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3.79185077498" calcext:value-type="float">
            <text:p>1853.79185077498</text:p>
          </table:table-cell>
          <table:table-cell office:value-type="float" office:value="916.439496651477" calcext:value-type="float">
            <text:p>916.439496651477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878.97398100581" calcext:value-type="float">
            <text:p>1878.97398100581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4.93196650959" calcext:value-type="float">
            <text:p>1854.93196650959</text:p>
          </table:table-cell>
          <table:table-cell office:value-type="float" office:value="916.439496651477" calcext:value-type="float">
            <text:p>916.439496651477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882.33092257427" calcext:value-type="float">
            <text:p>1882.33092257427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5.83243903316" calcext:value-type="float">
            <text:p>1855.83243903316</text:p>
          </table:table-cell>
          <table:table-cell office:value-type="float" office:value="916.439496651477" calcext:value-type="float">
            <text:p>916.439496651477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884.93683215379" calcext:value-type="float">
            <text:p>1884.93683215379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6.47422045826" calcext:value-type="float">
            <text:p>1856.47422045826</text:p>
          </table:table-cell>
          <table:table-cell office:value-type="float" office:value="916.439496651477" calcext:value-type="float">
            <text:p>916.439496651477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888.09185839782" calcext:value-type="float">
            <text:p>1888.09185839782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6.88139093844" calcext:value-type="float">
            <text:p>1856.88139093844</text:p>
          </table:table-cell>
          <table:table-cell office:value-type="float" office:value="916.439496651477" calcext:value-type="float">
            <text:p>916.439496651477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890.50675936001" calcext:value-type="float">
            <text:p>1890.50675936001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6.9815150907" calcext:value-type="float">
            <text:p>1856.9815150907</text:p>
          </table:table-cell>
          <table:table-cell office:value-type="float" office:value="916.439496651478" calcext:value-type="float">
            <text:p>916.439496651478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893.26298534248" calcext:value-type="float">
            <text:p>1893.26298534248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6.71102490667" calcext:value-type="float">
            <text:p>1856.71102490667</text:p>
          </table:table-cell>
          <table:table-cell office:value-type="float" office:value="916.439496651478" calcext:value-type="float">
            <text:p>916.439496651478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895.91275665323" calcext:value-type="float">
            <text:p>1895.91275665323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6.1221315062" calcext:value-type="float">
            <text:p>1856.1221315062</text:p>
          </table:table-cell>
          <table:table-cell office:value-type="float" office:value="916.439496651478" calcext:value-type="float">
            <text:p>916.439496651478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897.97913566576" calcext:value-type="float">
            <text:p>1897.97913566576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5.12141839536" calcext:value-type="float">
            <text:p>1855.12141839536</text:p>
          </table:table-cell>
          <table:table-cell office:value-type="float" office:value="916.439496651478" calcext:value-type="float">
            <text:p>916.439496651478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00.57609261658" calcext:value-type="float">
            <text:p>1900.57609261658</text:p>
          </table:table-cell>
          <table:table-cell office:value-type="float" office:value="1866.12926261462" calcext:value-type="float">
            <text:p>1866.12926261462</text:p>
          </table:table-cell>
          <table:table-cell office:value-type="float" office:value="1855.53391660894" calcext:value-type="float">
            <text:p>1855.53391660894</text:p>
          </table:table-cell>
          <table:table-cell office:value-type="float" office:value="916.439496651478" calcext:value-type="float">
            <text:p>916.439496651478</text:p>
          </table:table-cell>
          <table:table-cell table:formula="of:=([.$F$613]+[.$F$626])/2" office:value-type="float" office:value="1884.43891361935" calcext:value-type="float">
            <text:p>1884.4389136193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5" office:value-type="float" office:value="1902.74856462408" calcext:value-type="float">
            <text:p>1902.7485646240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5" office:value-type="float" office:value="1904.28250746372" calcext:value-type="float">
            <text:p>1904.2825074637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5" office:value-type="float" office:value="1906.55493968916" calcext:value-type="float">
            <text:p>1906.554939689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5" office:value-type="float" office:value="1908.22397874745" calcext:value-type="float">
            <text:p>1908.2239787474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5" office:value-type="float" office:value="1909.34886879696" calcext:value-type="float">
            <text:p>1909.3488687969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5" office:value-type="float" office:value="1910.54" calcext:value-type="float">
            <text:p>1910.5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5" office:value-type="float" office:value="1912.07891912671" calcext:value-type="float">
            <text:p>1912.0789191267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5" office:value-type="float" office:value="1912.97833137304" calcext:value-type="float">
            <text:p>1912.9783313730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5" office:value-type="float" office:value="1913.6720933624" calcext:value-type="float">
            <text:p>1913.672093362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5" office:value-type="float" office:value="1914.54519736772" calcext:value-type="float">
            <text:p>1914.5451973677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5" office:value-type="float" office:value="1915.32374685739" calcext:value-type="float">
            <text:p>1915.3237468573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5" office:value-type="float" office:value="1915.7349235348" calcext:value-type="float">
            <text:p>1915.734923534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5" office:value-type="float" office:value="1916.0369461058" calcext:value-type="float">
            <text:p>1916.036946105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5" office:value-type="float" office:value="1916.23902107153" calcext:value-type="float">
            <text:p>1916.2390210715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5" office:value-type="float" office:value="1916.70128590498" calcext:value-type="float">
            <text:p>1916.7012859049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5" office:value-type="float" office:value="1916.80474502745" calcext:value-type="float">
            <text:p>1916.8047450274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5" office:value-type="float" office:value="1916.45119905623" calcext:value-type="float">
            <text:p>1916.4511990562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5" office:value-type="float" office:value="1916.40316784621" calcext:value-type="float">
            <text:p>1916.4031678462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5" office:value-type="float" office:value="1916.12380789536" calcext:value-type="float">
            <text:p>1916.1238078953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5" office:value-type="float" office:value="1916.09682472722" calcext:value-type="float">
            <text:p>1916.0968247272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5" office:value-type="float" office:value="1915.71638090205" calcext:value-type="float">
            <text:p>1915.7163809020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5" office:value-type="float" office:value="1915.97700034168" calcext:value-type="float">
            <text:p>1915.9770003416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5" office:value-type="float" office:value="1915.69346968142" calcext:value-type="float">
            <text:p>1915.6934696814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5" office:value-type="float" office:value="1915.34073738538" calcext:value-type="float">
            <text:p>1915.3407373853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5" office:value-type="float" office:value="1915.55381137876" calcext:value-type="float">
            <text:p>1915.5538113787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5" office:value-type="float" office:value="1915.29765596233" calcext:value-type="float">
            <text:p>1915.2976559623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5" office:value-type="float" office:value="1915.36708878001" calcext:value-type="float">
            <text:p>1915.3670887800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5" office:value-type="float" office:value="1914.92667861054" calcext:value-type="float">
            <text:p>1914.926678610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5" office:value-type="float" office:value="1915.42064474825" calcext:value-type="float">
            <text:p>1915.4206447482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5" office:value-type="float" office:value="1915.47275872613" calcext:value-type="float">
            <text:p>1915.4727587261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5" office:value-type="float" office:value="1915.79624911703" calcext:value-type="float">
            <text:p>1915.7962491170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5" office:value-type="float" office:value="1916.78371012593" calcext:value-type="float">
            <text:p>1916.7837101259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5" office:value-type="float" office:value="1916.93701465752" calcext:value-type="float">
            <text:p>1916.9370146575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5" office:value-type="float" office:value="1917.92723250987" calcext:value-type="float">
            <text:p>1917.9272325098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5" office:value-type="float" office:value="1919.2445543064" calcext:value-type="float">
            <text:p>1919.24455430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5" office:value-type="float" office:value="1920.32822173509" calcext:value-type="float">
            <text:p>1920.3282217350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5" office:value-type="float" office:value="1921.65646461632" calcext:value-type="float">
            <text:p>1921.6564646163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5" office:value-type="float" office:value="1923.11644526932" calcext:value-type="float">
            <text:p>1923.1164452693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5" office:value-type="float" office:value="1924.82421059209" calcext:value-type="float">
            <text:p>1924.8242105920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5" office:value-type="float" office:value="1927.01465221142" calcext:value-type="float">
            <text:p>1927.0146522114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5" office:value-type="float" office:value="1928.74147499887" calcext:value-type="float">
            <text:p>1928.7414749988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5" office:value-type="float" office:value="1931.14717418524" calcext:value-type="float">
            <text:p>1931.1471741852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5" office:value-type="float" office:value="1933.74302124125" calcext:value-type="float">
            <text:p>1933.7430212412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5" office:value-type="float" office:value="1936.27905862596" calcext:value-type="float">
            <text:p>1936.2790586259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5" office:value-type="float" office:value="1939.56410343753" calcext:value-type="float">
            <text:p>1939.5641034375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5" office:value-type="float" office:value="1942.87575993367" calcext:value-type="float">
            <text:p>1942.875759933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5" office:value-type="float" office:value="1945.86044082219" calcext:value-type="float">
            <text:p>1945.8604408221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5" office:value-type="float" office:value="1949.8433971559" calcext:value-type="float">
            <text:p>1949.84339715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5" office:value-type="float" office:value="1953.60875660123" calcext:value-type="float">
            <text:p>1953.6087566012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5" office:value-type="float" office:value="1957.40956978667" calcext:value-type="float">
            <text:p>1957.4095697866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5" office:value-type="float" office:value="1961.61786437627" calcext:value-type="float">
            <text:p>1961.6178643762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5" office:value-type="float" office:value="1965.88470645531" calcext:value-type="float">
            <text:p>1965.8847064553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5" office:value-type="float" office:value="1970.35026875999" calcext:value-type="float">
            <text:p>1970.3502687599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5" office:value-type="float" office:value="1975.00390523159" calcext:value-type="float">
            <text:p>1975.0039052315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5" office:value-type="float" office:value="1979.57423132811" calcext:value-type="float">
            <text:p>1979.5742313281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5" office:value-type="float" office:value="1984.57920948288" calcext:value-type="float">
            <text:p>1984.5792094828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5" office:value-type="float" office:value="1989.98623906126" calcext:value-type="float">
            <text:p>1989.9862390612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5" office:value-type="float" office:value="1994.80225013286" calcext:value-type="float">
            <text:p>1994.8022501328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5" office:value-type="float" office:value="2000.19380034813" calcext:value-type="float">
            <text:p>2000.1938003481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5" office:value-type="float" office:value="2005.25717418524" calcext:value-type="float">
            <text:p>2005.2571741852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5" office:value-type="float" office:value="2010.66848381566" calcext:value-type="float">
            <text:p>2010.6684838156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5" office:value-type="float" office:value="2015.923770825" calcext:value-type="float">
            <text:p>2015.92377082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5" office:value-type="float" office:value="2021.47910801992" calcext:value-type="float">
            <text:p>2021.4791080199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5" office:value-type="float" office:value="2026.73070055156" calcext:value-type="float">
            <text:p>2026.7307005515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5" office:value-type="float" office:value="2032.11498559187" calcext:value-type="float">
            <text:p>2032.1149855918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5" office:value-type="float" office:value="2037.27872981078" calcext:value-type="float">
            <text:p>2037.2787298107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5" office:value-type="float" office:value="2042.6791239192" calcext:value-type="float">
            <text:p>2042.679123919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5" office:value-type="float" office:value="2047.99387356598" calcext:value-type="float">
            <text:p>2047.9938735659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5" office:value-type="float" office:value="2053.46128590498" calcext:value-type="float">
            <text:p>2053.4612859049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5" office:value-type="float" office:value="2058.50035118204" calcext:value-type="float">
            <text:p>2058.5003511820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5" office:value-type="float" office:value="2063.83081872983" calcext:value-type="float">
            <text:p>2063.8308187298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5" office:value-type="float" office:value="2069.12326680182" calcext:value-type="float">
            <text:p>2069.1232668018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5" office:value-type="float" office:value="2074.0791657238" calcext:value-type="float">
            <text:p>2074.079165723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5" office:value-type="float" office:value="2078.75093389277" calcext:value-type="float">
            <text:p>2078.7509338927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5" office:value-type="float" office:value="2083.38198620784" calcext:value-type="float">
            <text:p>2083.381986207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5" office:value-type="float" office:value="2088.43677457592" calcext:value-type="float">
            <text:p>2088.4367745759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5" office:value-type="float" office:value="2092.76082019555" calcext:value-type="float">
            <text:p>2092.7608201955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5" office:value-type="float" office:value="2097.11073738538" calcext:value-type="float">
            <text:p>2097.1107373853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5" office:value-type="float" office:value="2101.5642487883" calcext:value-type="float">
            <text:p>2101.564248788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5" office:value-type="float" office:value="2105.70019184858" calcext:value-type="float">
            <text:p>2105.7001918485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5" office:value-type="float" office:value="2110.02851652578" calcext:value-type="float">
            <text:p>2110.0285165257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114.18027427642" calcext:value-type="float">
            <text:p>2114.18027427642</text:p>
          </table:table-cell>
          <table:table-cell office:value-type="float" office:value="2110.02851652578" calcext:value-type="float">
            <text:p>2110.02851652578</text:p>
          </table:table-cell>
          <table:table-cell office:value-type="float" office:value="2090.09366419457" calcext:value-type="float">
            <text:p>2090.09366419457</text:p>
          </table:table-cell>
          <table:table-cell office:value-type="float" office:value="1036.92404289471" calcext:value-type="float">
            <text:p>1036.92404289471</text:p>
          </table:table-cell>
          <table:table-cell table:formula="of:=([.$F$706]+[.$F$709])/2" office:value-type="float" office:value="2115.97609622384" calcext:value-type="float">
            <text:p>2115.9760962238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117.77759840128" calcext:value-type="float">
            <text:p>2117.77759840128</text:p>
          </table:table-cell>
          <table:table-cell office:value-type="float" office:value="2110.02851652578" calcext:value-type="float">
            <text:p>2110.02851652578</text:p>
          </table:table-cell>
          <table:table-cell office:value-type="float" office:value="2092.19070393385" calcext:value-type="float">
            <text:p>2092.19070393385</text:p>
          </table:table-cell>
          <table:table-cell office:value-type="float" office:value="1036.92404289471" calcext:value-type="float">
            <text:p>1036.92404289471</text:p>
          </table:table-cell>
          <table:table-cell table:formula="of:=([.$F$706]+[.$F$709])/2" office:value-type="float" office:value="2115.97609622384" calcext:value-type="float">
            <text:p>2115.9760962238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5" office:value-type="float" office:value="2121.9236759219" calcext:value-type="float">
            <text:p>2121.923675921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5" office:value-type="float" office:value="2125.62271121498" calcext:value-type="float">
            <text:p>2125.6227112149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5" office:value-type="float" office:value="2129.0598816961" calcext:value-type="float">
            <text:p>2129.059881696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5" office:value-type="float" office:value="2132.67128590498" calcext:value-type="float">
            <text:p>2132.6712859049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5" office:value-type="float" office:value="2135.63388440288" calcext:value-type="float">
            <text:p>2135.6338844028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5" office:value-type="float" office:value="2139.43543394704" calcext:value-type="float">
            <text:p>2139.4354339470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5" office:value-type="float" office:value="2142.66441545911" calcext:value-type="float">
            <text:p>2142.6644154591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5" office:value-type="float" office:value="2145.79995635147" calcext:value-type="float">
            <text:p>2145.7999563514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5" office:value-type="float" office:value="2148.68174781851" calcext:value-type="float">
            <text:p>2148.681747818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5" office:value-type="float" office:value="2151.62995773867" calcext:value-type="float">
            <text:p>2151.6299577386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5" office:value-type="float" office:value="2154.86513986613" calcext:value-type="float">
            <text:p>2154.8651398661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5" office:value-type="float" office:value="2157.54814001983" calcext:value-type="float">
            <text:p>2157.5481400198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5" office:value-type="float" office:value="2160.94" calcext:value-type="float">
            <text:p>2160.9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5" office:value-type="float" office:value="2163.74185998017" calcext:value-type="float">
            <text:p>2163.7418599801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5" office:value-type="float" office:value="2166.97486013387" calcext:value-type="float">
            <text:p>2166.9748601338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5" office:value-type="float" office:value="2170.08004226133" calcext:value-type="float">
            <text:p>2170.080042261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5" office:value-type="float" office:value="2172.92825218149" calcext:value-type="float">
            <text:p>2172.9282521814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5" office:value-type="float" office:value="2175.75004364853" calcext:value-type="float">
            <text:p>2175.7500436485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5" office:value-type="float" office:value="2179.37558454089" calcext:value-type="float">
            <text:p>2179.3755845408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5" office:value-type="float" office:value="2182.39456605296" calcext:value-type="float">
            <text:p>2182.3945660529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5" office:value-type="float" office:value="2185.97611559712" calcext:value-type="float">
            <text:p>2185.976115597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5" office:value-type="float" office:value="2188.82871409502" calcext:value-type="float">
            <text:p>2188.8287140950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5" office:value-type="float" office:value="2192.6901183039" calcext:value-type="float">
            <text:p>2192.690118303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5" office:value-type="float" office:value="2196.02728878502" calcext:value-type="float">
            <text:p>2196.0272887850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5" office:value-type="float" office:value="2199.8863240781" calcext:value-type="float">
            <text:p>2199.886324078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5" office:value-type="float" office:value="2203.64240159872" calcext:value-type="float">
            <text:p>2203.6424015987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5" office:value-type="float" office:value="2207.46972572358" calcext:value-type="float">
            <text:p>2207.4697257235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5" office:value-type="float" office:value="2211.69148347422" calcext:value-type="float">
            <text:p>2211.6914834742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5" office:value-type="float" office:value="2215.60980815142" calcext:value-type="float">
            <text:p>2215.6098081514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5" office:value-type="float" office:value="2219.7757512117" calcext:value-type="float">
            <text:p>2219.77575121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5" office:value-type="float" office:value="2223.97926261462" calcext:value-type="float">
            <text:p>2223.9792626146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5" office:value-type="float" office:value="2228.44917980445" calcext:value-type="float">
            <text:p>2228.4491798044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5" office:value-type="float" office:value="2233.23322542408" calcext:value-type="float">
            <text:p>2233.2332254240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5" office:value-type="float" office:value="2237.68801379216" calcext:value-type="float">
            <text:p>2237.688013792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5" office:value-type="float" office:value="2242.71906610723" calcext:value-type="float">
            <text:p>2242.7190661072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5" office:value-type="float" office:value="2247.5508342762" calcext:value-type="float">
            <text:p>2247.550834276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5" office:value-type="float" office:value="2252.56673319818" calcext:value-type="float">
            <text:p>2252.566733198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5" office:value-type="float" office:value="2257.95918127017" calcext:value-type="float">
            <text:p>2257.9591812701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5" office:value-type="float" office:value="2262.79964881796" calcext:value-type="float">
            <text:p>2262.7996488179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5" office:value-type="float" office:value="2267.87871409502" calcext:value-type="float">
            <text:p>2267.8787140950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5" office:value-type="float" office:value="2273.34612643402" calcext:value-type="float">
            <text:p>2273.3461264340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5" office:value-type="float" office:value="2278.8108760808" calcext:value-type="float">
            <text:p>2278.81087608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5" office:value-type="float" office:value="2284.31127018922" calcext:value-type="float">
            <text:p>2284.3112701892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5" office:value-type="float" office:value="2289.37501440813" calcext:value-type="float">
            <text:p>2289.3750144081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5" office:value-type="float" office:value="2295.09929944844" calcext:value-type="float">
            <text:p>2295.0992994484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5" office:value-type="float" office:value="2300.22089198008" calcext:value-type="float">
            <text:p>2300.2208919800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5" office:value-type="float" office:value="2305.476229175" calcext:value-type="float">
            <text:p>2305.47622917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5" office:value-type="float" office:value="2311.23151618434" calcext:value-type="float">
            <text:p>2311.2315161843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5" office:value-type="float" office:value="2316.35282581476" calcext:value-type="float">
            <text:p>2316.3528258147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5" office:value-type="float" office:value="2321.48619965187" calcext:value-type="float">
            <text:p>2321.4861996518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5" office:value-type="float" office:value="2326.94774986714" calcext:value-type="float">
            <text:p>2326.9477498671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5" office:value-type="float" office:value="2332.07376093874" calcext:value-type="float">
            <text:p>2332.0737609387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5" office:value-type="float" office:value="2337.11079051712" calcext:value-type="float">
            <text:p>2337.1107905171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5" office:value-type="float" office:value="2341.94576867189" calcext:value-type="float">
            <text:p>2341.9457686718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5" office:value-type="float" office:value="2346.73609476841" calcext:value-type="float">
            <text:p>2346.7360947684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5" office:value-type="float" office:value="2351.15973124001" calcext:value-type="float">
            <text:p>2351.1597312400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5" office:value-type="float" office:value="2355.54529354469" calcext:value-type="float">
            <text:p>2355.5452935446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5" office:value-type="float" office:value="2360.17213562373" calcext:value-type="float">
            <text:p>2360.1721356237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5" office:value-type="float" office:value="2364.11043021333" calcext:value-type="float">
            <text:p>2364.1104302133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5" office:value-type="float" office:value="2367.80124339877" calcext:value-type="float">
            <text:p>2367.8012433987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5" office:value-type="float" office:value="2371.9966028441" calcext:value-type="float">
            <text:p>2371.996602844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5" office:value-type="float" office:value="2375.29955917781" calcext:value-type="float">
            <text:p>2375.2995591778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5" office:value-type="float" office:value="2378.64424006633" calcext:value-type="float">
            <text:p>2378.6442400663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5" office:value-type="float" office:value="2381.86589656247" calcext:value-type="float">
            <text:p>2381.8658965624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5" office:value-type="float" office:value="2384.71094137404" calcext:value-type="float">
            <text:p>2384.7109413740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5" office:value-type="float" office:value="2387.62697875875" calcext:value-type="float">
            <text:p>2387.6269787587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5" office:value-type="float" office:value="2390.39282581476" calcext:value-type="float">
            <text:p>2390.3928258147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5" office:value-type="float" office:value="2392.77852500113" calcext:value-type="float">
            <text:p>2392.7785250011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5" office:value-type="float" office:value="2394.55534778858" calcext:value-type="float">
            <text:p>2394.5553477885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5" office:value-type="float" office:value="2397.07578940791" calcext:value-type="float">
            <text:p>2397.0757894079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5" office:value-type="float" office:value="2398.60355473068" calcext:value-type="float">
            <text:p>2398.6035547306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5" office:value-type="float" office:value="2400.34353538368" calcext:value-type="float">
            <text:p>2400.3435353836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5" office:value-type="float" office:value="2401.14177826491" calcext:value-type="float">
            <text:p>2401.1417782649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5" office:value-type="float" office:value="2402.3154456936" calcext:value-type="float">
            <text:p>2402.315445693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5" office:value-type="float" office:value="2403.69276749013" calcext:value-type="float">
            <text:p>2403.6927674901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5" office:value-type="float" office:value="2404.67298534248" calcext:value-type="float">
            <text:p>2404.6729853424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5" office:value-type="float" office:value="2405.05628987407" calcext:value-type="float">
            <text:p>2405.056289874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5" office:value-type="float" office:value="2405.75375088297" calcext:value-type="float">
            <text:p>2405.7537508829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5" office:value-type="float" office:value="2406.04724127387" calcext:value-type="float">
            <text:p>2406.0472412738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5" office:value-type="float" office:value="2405.91935525175" calcext:value-type="float">
            <text:p>2405.9193552517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5" office:value-type="float" office:value="2406.39332138946" calcext:value-type="float">
            <text:p>2406.3933213894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5" office:value-type="float" office:value="2406.63291121999" calcext:value-type="float">
            <text:p>2406.6329112199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5" office:value-type="float" office:value="2406.38234403767" calcext:value-type="float">
            <text:p>2406.3823440376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5" office:value-type="float" office:value="2406.57618862124" calcext:value-type="float">
            <text:p>2406.5761886212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5" office:value-type="float" office:value="2406.09926261462" calcext:value-type="float">
            <text:p>2406.0992626146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5" office:value-type="float" office:value="2406.12653031858" calcext:value-type="float">
            <text:p>2406.1265303185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5" office:value-type="float" office:value="2405.68299965832" calcext:value-type="float">
            <text:p>2405.6829996583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5" office:value-type="float" office:value="2405.35361909795" calcext:value-type="float">
            <text:p>2405.35361909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5" office:value-type="float" office:value="2405.54317527278" calcext:value-type="float">
            <text:p>2405.5431752727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5" office:value-type="float" office:value="2405.13619210464" calcext:value-type="float">
            <text:p>2405.1361921046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5" office:value-type="float" office:value="2405.11683215379" calcext:value-type="float">
            <text:p>2405.1168321537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5" office:value-type="float" office:value="2404.80880094377" calcext:value-type="float">
            <text:p>2404.808800943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5" office:value-type="float" office:value="2405.14525497255" calcext:value-type="float">
            <text:p>2405.145254972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5" office:value-type="float" office:value="2405.19871409502" calcext:value-type="float">
            <text:p>2405.1987140950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5" office:value-type="float" office:value="2404.97097892847" calcext:value-type="float">
            <text:p>2404.9709789284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5" office:value-type="float" office:value="2405.5630538942" calcext:value-type="float">
            <text:p>2405.563053894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5" office:value-type="float" office:value="2405.6750764652" calcext:value-type="float">
            <text:p>2405.675076465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5" office:value-type="float" office:value="2406.23625314261" calcext:value-type="float">
            <text:p>2406.2362531426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5" office:value-type="float" office:value="2406.82480263229" calcext:value-type="float">
            <text:p>2406.8248026322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5" office:value-type="float" office:value="2407.8879066376" calcext:value-type="float">
            <text:p>2407.887906637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5" office:value-type="float" office:value="2408.75166862696" calcext:value-type="float">
            <text:p>2408.7516686269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5" office:value-type="float" office:value="2409.89108087329" calcext:value-type="float">
            <text:p>2409.8910808732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5" office:value-type="float" office:value="2410.95" calcext:value-type="float">
            <text:p>2410.9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5" office:value-type="float" office:value="2412.35113120304" calcext:value-type="float">
            <text:p>2412.3511312030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5" office:value-type="float" office:value="2413.65602125255" calcext:value-type="float">
            <text:p>2413.6560212525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5" office:value-type="float" office:value="2415.09506031084" calcext:value-type="float">
            <text:p>2415.0950603108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5" office:value-type="float" office:value="2417.10749253628" calcext:value-type="float">
            <text:p>2417.1074925362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5" office:value-type="float" office:value="2418.74143537592" calcext:value-type="float">
            <text:p>2418.7414353759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5" office:value-type="float" office:value="2420.92390738342" calcext:value-type="float">
            <text:p>2420.9239073834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5" office:value-type="float" office:value="2423.34086433424" calcext:value-type="float">
            <text:p>2423.3408643342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5" office:value-type="float" office:value="2425.64724334677" calcext:value-type="float">
            <text:p>2425.6472433467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5" office:value-type="float" office:value="2427.95701465752" calcext:value-type="float">
            <text:p>2427.9570146575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5" office:value-type="float" office:value="2430.73324063999" calcext:value-type="float">
            <text:p>2430.7332406399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5" office:value-type="float" office:value="2433.86814160218" calcext:value-type="float">
            <text:p>2433.868141602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5" office:value-type="float" office:value="2436.51316784621" calcext:value-type="float">
            <text:p>2436.5131678462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5" office:value-type="float" office:value="2439.30907742573" calcext:value-type="float">
            <text:p>2439.3090774257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5" office:value-type="float" office:value="2442.28601899419" calcext:value-type="float">
            <text:p>2442.2860189941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5" office:value-type="float" office:value="2445.33361909795" calcext:value-type="float">
            <text:p>2445.3336190979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5" office:value-type="float" office:value="2448.661073235" calcext:value-type="float">
            <text:p>2448.66107323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5" office:value-type="float" office:value="2452.15723997151" calcext:value-type="float">
            <text:p>2452.1572399715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5" office:value-type="float" office:value="2455.52073738538" calcext:value-type="float">
            <text:p>2455.5207373853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5" office:value-type="float" office:value="2458.95004108867" calcext:value-type="float">
            <text:p>2458.9500410886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5" office:value-type="float" office:value="2462.37358306901" calcext:value-type="float">
            <text:p>2462.3735830690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5" office:value-type="float" office:value="2465.50985058411" calcext:value-type="float">
            <text:p>2465.5098505841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5" office:value-type="float" office:value="2468.79748434356" calcext:value-type="float">
            <text:p>2468.7974843435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5" office:value-type="float" office:value="2472.56537521788" calcext:value-type="float">
            <text:p>2472.5653752178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5" office:value-type="float" office:value="2475.61275872613" calcext:value-type="float">
            <text:p>2475.612758726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5" office:value-type="float" office:value="2479.21930657107" calcext:value-type="float">
            <text:p>2479.2193065710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5" office:value-type="float" office:value="2482.47521451339" calcext:value-type="float">
            <text:p>2482.4752145133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5" office:value-type="float" office:value="2485.22128590498" calcext:value-type="float">
            <text:p>2485.2212859049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5" office:value-type="float" office:value="2488.45901023463" calcext:value-type="float">
            <text:p>2488.4590102346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5" office:value-type="float" office:value="2491.98063607796" calcext:value-type="float">
            <text:p>2491.9806360779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5" office:value-type="float" office:value="2494.57923788647" calcext:value-type="float">
            <text:p>2494.5792378864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5" office:value-type="float" office:value="2497.98877609779" calcext:value-type="float">
            <text:p>2497.9887760977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5" office:value-type="float" office:value="2500.61415010076" calcext:value-type="float">
            <text:p>2500.6141501007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5" office:value-type="float" office:value="2503.41124364365" calcext:value-type="float">
            <text:p>2503.4112436436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5" office:value-type="float" office:value="2505.90696233191" calcext:value-type="float">
            <text:p>2505.9069623319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5" office:value-type="float" office:value="2508.45926292254" calcext:value-type="float">
            <text:p>2508.4592629225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5" office:value-type="float" office:value="2511.32717418524" calcext:value-type="float">
            <text:p>2511.3271741852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5" office:value-type="float" office:value="2513.83080916492" calcext:value-type="float">
            <text:p>2513.8308091649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5" office:value-type="float" office:value="2515.87136874644" calcext:value-type="float">
            <text:p>2515.8713687464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5" office:value-type="float" office:value="2518.26113648909" calcext:value-type="float">
            <text:p>2518.2611364890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20.40346476511" calcext:value-type="float">
            <text:p>2520.40346476511</text:p>
          </table:table-cell>
          <table:table-cell office:value-type="float" office:value="2518.26113648909" calcext:value-type="float">
            <text:p>2518.26113648909</text:p>
          </table:table-cell>
          <table:table-cell office:value-type="float" office:value="2507.02501215688" calcext:value-type="float">
            <text:p>2507.02501215688</text:p>
          </table:table-cell>
          <table:table-cell office:value-type="float" office:value="1256.05984939629" calcext:value-type="float">
            <text:p>1256.05984939629</text:p>
          </table:table-cell>
          <table:table-cell table:formula="of:=([.$F$850]+[.$F$853])/2" office:value-type="float" office:value="2521.18277489819" calcext:value-type="float">
            <text:p>2521.1827748981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22.52275230365" calcext:value-type="float">
            <text:p>2522.52275230365</text:p>
          </table:table-cell>
          <table:table-cell office:value-type="float" office:value="2518.26113648909" calcext:value-type="float">
            <text:p>2518.26113648909</text:p>
          </table:table-cell>
          <table:table-cell office:value-type="float" office:value="2508.26958958392" calcext:value-type="float">
            <text:p>2508.26958958392</text:p>
          </table:table-cell>
          <table:table-cell office:value-type="float" office:value="1256.05984939629" calcext:value-type="float">
            <text:p>1256.05984939629</text:p>
          </table:table-cell>
          <table:table-cell table:formula="of:=([.$F$850]+[.$F$853])/2" office:value-type="float" office:value="2521.18277489819" calcext:value-type="float">
            <text:p>2521.1827748981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5" office:value-type="float" office:value="2524.10441330728" calcext:value-type="float">
            <text:p>2524.1044133072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5" office:value-type="float" office:value="2526.42483837279" calcext:value-type="float">
            <text:p>2526.4248383727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5" office:value-type="float" office:value="2527.86134751143" calcext:value-type="float">
            <text:p>2527.8613475114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5" office:value-type="float" office:value="2530.07213562373" calcext:value-type="float">
            <text:p>2530.0721356237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5" office:value-type="float" office:value="2531.68621084278" calcext:value-type="float">
            <text:p>2531.6862108427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5" office:value-type="float" office:value="2533.37332621403" calcext:value-type="float">
            <text:p>2533.3733262140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5" office:value-type="float" office:value="2535.25390523159" calcext:value-type="float">
            <text:p>2535.2539052315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5" office:value-type="float" office:value="2536.85896179774" calcext:value-type="float">
            <text:p>2536.8589617977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5" office:value-type="float" office:value="2538.6800152159" calcext:value-type="float">
            <text:p>2538.68001521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5" office:value-type="float" office:value="2540.34900086536" calcext:value-type="float">
            <text:p>2540.3490008653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5" office:value-type="float" office:value="2542.00817723954" calcext:value-type="float">
            <text:p>2542.0081772395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5" office:value-type="float" office:value="2543.62003005804" calcext:value-type="float">
            <text:p>2543.6200300580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5" office:value-type="float" office:value="2545.47717418524" calcext:value-type="float">
            <text:p>2545.4771741852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5" office:value-type="float" office:value="2546.83225410575" calcext:value-type="float">
            <text:p>2546.8322541057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5" office:value-type="float" office:value="2549.06784371832" calcext:value-type="float">
            <text:p>2549.0678437183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5" office:value-type="float" office:value="2551.03634621582" calcext:value-type="float">
            <text:p>2551.0363462158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5" office:value-type="float" office:value="2553.05989481853" calcext:value-type="float">
            <text:p>2553.0598948185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5" office:value-type="float" office:value="2555.27025512224" calcext:value-type="float">
            <text:p>2555.270255122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5" office:value-type="float" office:value="2557.31872981078" calcext:value-type="float">
            <text:p>2557.3187298107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5" office:value-type="float" office:value="2559.75606646516" calcext:value-type="float">
            <text:p>2559.756066465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5" office:value-type="float" office:value="2562.68236917852" calcext:value-type="float">
            <text:p>2562.6823691785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5" office:value-type="float" office:value="2565.01701465752" calcext:value-type="float">
            <text:p>2565.0170146575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5" office:value-type="float" office:value="2568.13857345728" calcext:value-type="float">
            <text:p>2568.1385734572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5" office:value-type="float" office:value="2571.02473695827" calcext:value-type="float">
            <text:p>2571.0247369582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5" office:value-type="float" office:value="2574.50225065044" calcext:value-type="float">
            <text:p>2574.5022506504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5" office:value-type="float" office:value="2577.81685424233" calcext:value-type="float">
            <text:p>2577.8168542423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5" office:value-type="float" office:value="2581.43322906133" calcext:value-type="float">
            <text:p>2581.4332290613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5" office:value-type="float" office:value="2585.24495315628" calcext:value-type="float">
            <text:p>2585.2449531562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5" office:value-type="float" office:value="2589.12446445543" calcext:value-type="float">
            <text:p>2589.1244644554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5" office:value-type="float" office:value="2593.00303227188" calcext:value-type="float">
            <text:p>2593.0030322718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5" office:value-type="float" office:value="2597.21073738538" calcext:value-type="float">
            <text:p>2597.2107373853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5" office:value-type="float" office:value="2601.98646086463" calcext:value-type="float">
            <text:p>2601.9864608646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5" office:value-type="float" office:value="2606.7078817281" calcext:value-type="float">
            <text:p>2606.707881728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5" office:value-type="float" office:value="2611.54148347422" calcext:value-type="float">
            <text:p>2611.5414834742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5" office:value-type="float" office:value="2616.27256944499" calcext:value-type="float">
            <text:p>2616.2725694449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5" office:value-type="float" office:value="2622.01528691981" calcext:value-type="float">
            <text:p>2622.0152869198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5" office:value-type="float" office:value="2627.31265977052" calcext:value-type="float">
            <text:p>2627.3126597705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5" office:value-type="float" office:value="2632.40662944342" calcext:value-type="float">
            <text:p>2632.4066294434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5" office:value-type="float" office:value="2638.30810397134" calcext:value-type="float">
            <text:p>2638.3081039713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5" office:value-type="float" office:value="2644.09701465752" calcext:value-type="float">
            <text:p>2644.0970146575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5" office:value-type="float" office:value="2649.93238001542" calcext:value-type="float">
            <text:p>2649.9323800154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5" office:value-type="float" office:value="2656.402376493" calcext:value-type="float">
            <text:p>2656.40237649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5" office:value-type="float" office:value="2662.15441545911" calcext:value-type="float">
            <text:p>2662.1544154591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5" office:value-type="float" office:value="2668.39522588184" calcext:value-type="float">
            <text:p>2668.3952258818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5" office:value-type="float" office:value="2674.95094208548" calcext:value-type="float">
            <text:p>2674.9509420854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5" office:value-type="float" office:value="2681.15719593457" calcext:value-type="float">
            <text:p>2681.1571959345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5" office:value-type="float" office:value="2687.81921275946" calcext:value-type="float">
            <text:p>2687.8192127594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5" office:value-type="float" office:value="2694.17191030992" calcext:value-type="float">
            <text:p>2694.1719103099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5" office:value-type="float" office:value="2700.65" calcext:value-type="float">
            <text:p>2700.6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5" office:value-type="float" office:value="2707.12808969008" calcext:value-type="float">
            <text:p>2707.1280896900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5" office:value-type="float" office:value="2713.94078724054" calcext:value-type="float">
            <text:p>2713.9407872405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5" office:value-type="float" office:value="2719.93280406543" calcext:value-type="float">
            <text:p>2719.9328040654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5" office:value-type="float" office:value="2726.52905791452" calcext:value-type="float">
            <text:p>2726.5290579145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5" office:value-type="float" office:value="2733.09477411816" calcext:value-type="float">
            <text:p>2733.094774118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5" office:value-type="float" office:value="2739.02558454089" calcext:value-type="float">
            <text:p>2739.0255845408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5" office:value-type="float" office:value="2745.077623507" calcext:value-type="float">
            <text:p>2745.07762350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5" office:value-type="float" office:value="2751.69761998458" calcext:value-type="float">
            <text:p>2751.6976199845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5" office:value-type="float" office:value="2757.55298534248" calcext:value-type="float">
            <text:p>2757.5529853424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5" office:value-type="float" office:value="2763.14189602866" calcext:value-type="float">
            <text:p>2763.1418960286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5" office:value-type="float" office:value="2768.78337055658" calcext:value-type="float">
            <text:p>2768.7833705565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5" office:value-type="float" office:value="2774.53734022948" calcext:value-type="float">
            <text:p>2774.5373402294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5" office:value-type="float" office:value="2779.86471308019" calcext:value-type="float">
            <text:p>2779.8647130801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5" office:value-type="float" office:value="2785.34743055501" calcext:value-type="float">
            <text:p>2785.3474305550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5" office:value-type="float" office:value="2790.18851652578" calcext:value-type="float">
            <text:p>2790.1885165257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5" office:value-type="float" office:value="2794.7021182719" calcext:value-type="float">
            <text:p>2794.702118271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5" office:value-type="float" office:value="2799.96353913537" calcext:value-type="float">
            <text:p>2799.9635391353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5" office:value-type="float" office:value="2804.20926261462" calcext:value-type="float">
            <text:p>2804.2092626146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5" office:value-type="float" office:value="2808.53696772812" calcext:value-type="float">
            <text:p>2808.536967728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5" office:value-type="float" office:value="2812.42553554457" calcext:value-type="float">
            <text:p>2812.4255355445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5" office:value-type="float" office:value="2816.63504684372" calcext:value-type="float">
            <text:p>2816.6350468437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5" office:value-type="float" office:value="2820.05677093867" calcext:value-type="float">
            <text:p>2820.0567709386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5" office:value-type="float" office:value="2823.72314575767" calcext:value-type="float">
            <text:p>2823.7231457576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5" office:value-type="float" office:value="2827.46774934956" calcext:value-type="float">
            <text:p>2827.4677493495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5" office:value-type="float" office:value="2830.22526304173" calcext:value-type="float">
            <text:p>2830.2252630417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5" office:value-type="float" office:value="2833.28142654272" calcext:value-type="float">
            <text:p>2833.2814265427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5" office:value-type="float" office:value="2836.21298534248" calcext:value-type="float">
            <text:p>2836.2129853424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5" office:value-type="float" office:value="2839.22763082148" calcext:value-type="float">
            <text:p>2839.2276308214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5" office:value-type="float" office:value="2841.62393353484" calcext:value-type="float">
            <text:p>2841.6239335348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5" office:value-type="float" office:value="2844.35127018922" calcext:value-type="float">
            <text:p>2844.3512701892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5" office:value-type="float" office:value="2846.42974487776" calcext:value-type="float">
            <text:p>2846.4297448777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5" office:value-type="float" office:value="2848.84010518147" calcext:value-type="float">
            <text:p>2848.8401051814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5" office:value-type="float" office:value="2850.38365378418" calcext:value-type="float">
            <text:p>2850.383653784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5" office:value-type="float" office:value="2852.84215628168" calcext:value-type="float">
            <text:p>2852.8421562816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5" office:value-type="float" office:value="2854.56774589425" calcext:value-type="float">
            <text:p>2854.5677458942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5" office:value-type="float" office:value="2856.51282581476" calcext:value-type="float">
            <text:p>2856.5128258147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5" office:value-type="float" office:value="2858.07996994196" calcext:value-type="float">
            <text:p>2858.0799699419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5" office:value-type="float" office:value="2860.02182276046" calcext:value-type="float">
            <text:p>2860.0218227604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5" office:value-type="float" office:value="2861.75099913464" calcext:value-type="float">
            <text:p>2861.7509991346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5" office:value-type="float" office:value="2863.4299847841" calcext:value-type="float">
            <text:p>2863.429984784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5" office:value-type="float" office:value="2864.74103820226" calcext:value-type="float">
            <text:p>2864.7410382022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5" office:value-type="float" office:value="2866.33609476841" calcext:value-type="float">
            <text:p>2866.3360947684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5" office:value-type="float" office:value="2868.30667378597" calcext:value-type="float">
            <text:p>2868.3066737859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5" office:value-type="float" office:value="2870.15378915722" calcext:value-type="float">
            <text:p>2870.1537891572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5" office:value-type="float" office:value="2871.59786437627" calcext:value-type="float">
            <text:p>2871.5978643762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5" office:value-type="float" office:value="2873.34865248858" calcext:value-type="float">
            <text:p>2873.3486524885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5" office:value-type="float" office:value="2875.37516162721" calcext:value-type="float">
            <text:p>2875.3751616272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5" office:value-type="float" office:value="2876.94558669272" calcext:value-type="float">
            <text:p>2876.9455866927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5" office:value-type="float" office:value="2879.27724769635" calcext:value-type="float">
            <text:p>2879.2772476963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5" office:value-type="float" office:value="2881.47653523489" calcext:value-type="float">
            <text:p>2881.4765352348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5" office:value-type="float" office:value="2883.40886351091" calcext:value-type="float">
            <text:p>2883.4088635109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5" office:value-type="float" office:value="2885.78863125356" calcext:value-type="float">
            <text:p>2885.7886312535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5" office:value-type="float" office:value="2887.80919083508" calcext:value-type="float">
            <text:p>2887.8091908350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5" office:value-type="float" office:value="2890.18282581476" calcext:value-type="float">
            <text:p>2890.1828258147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5" office:value-type="float" office:value="2892.62073707746" calcext:value-type="float">
            <text:p>2892.6207370774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5" office:value-type="float" office:value="2895.3230376681" calcext:value-type="float">
            <text:p>2895.323037668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5" office:value-type="float" office:value="2898.24875635635" calcext:value-type="float">
            <text:p>2898.2487563563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5" office:value-type="float" office:value="2900.82584989924" calcext:value-type="float">
            <text:p>2900.8258498992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5" office:value-type="float" office:value="2903.96122390221" calcext:value-type="float">
            <text:p>2903.961223902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5" office:value-type="float" office:value="2906.83076211353" calcext:value-type="float">
            <text:p>2906.8307621135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5" office:value-type="float" office:value="2909.77936392204" calcext:value-type="float">
            <text:p>2909.7793639220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5" office:value-type="float" office:value="2913.15098976537" calcext:value-type="float">
            <text:p>2913.1509897653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5" office:value-type="float" office:value="2916.20871409502" calcext:value-type="float">
            <text:p>2916.2087140950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5" office:value-type="float" office:value="2919.23478548661" calcext:value-type="float">
            <text:p>2919.2347854866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5" office:value-type="float" office:value="2922.34069342893" calcext:value-type="float">
            <text:p>2922.3406934289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5" office:value-type="float" office:value="2926.08724127387" calcext:value-type="float">
            <text:p>2926.0872412738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5" office:value-type="float" office:value="2929.16462478212" calcext:value-type="float">
            <text:p>2929.1646247821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5" office:value-type="float" office:value="2932.66251565644" calcext:value-type="float">
            <text:p>2932.6625156564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5" office:value-type="float" office:value="2936.29014941589" calcext:value-type="float">
            <text:p>2936.2901494158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5" office:value-type="float" office:value="2939.56641693099" calcext:value-type="float">
            <text:p>2939.5664169309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5" office:value-type="float" office:value="2943.10995891133" calcext:value-type="float">
            <text:p>2943.1099589113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5" office:value-type="float" office:value="2946.42926261462" calcext:value-type="float">
            <text:p>2946.4292626146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5" office:value-type="float" office:value="2949.53276002849" calcext:value-type="float">
            <text:p>2949.5327600284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5" office:value-type="float" office:value="2952.928926765" calcext:value-type="float">
            <text:p>2952.92892676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5" office:value-type="float" office:value="2956.14638090205" calcext:value-type="float">
            <text:p>2956.1463809020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5" office:value-type="float" office:value="2958.82398100581" calcext:value-type="float">
            <text:p>2958.8239810058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5" office:value-type="float" office:value="2961.88092257427" calcext:value-type="float">
            <text:p>2961.8809225742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5" office:value-type="float" office:value="2965.33683215379" calcext:value-type="float">
            <text:p>2965.3368321537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5" office:value-type="float" office:value="2967.85185839782" calcext:value-type="float">
            <text:p>2967.8518583978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5" office:value-type="float" office:value="2970.58675936001" calcext:value-type="float">
            <text:p>2970.5867593600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5" office:value-type="float" office:value="2973.11298534248" calcext:value-type="float">
            <text:p>2973.1129853424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5" office:value-type="float" office:value="2975.67275665323" calcext:value-type="float">
            <text:p>2975.6727566532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5" office:value-type="float" office:value="2978.28913566576" calcext:value-type="float">
            <text:p>2978.2891356657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5" office:value-type="float" office:value="2980.41609261658" calcext:value-type="float">
            <text:p>2980.4160926165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5" office:value-type="float" office:value="2982.63856462408" calcext:value-type="float">
            <text:p>2982.6385646240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5" office:value-type="float" office:value="2984.48250746372" calcext:value-type="float">
            <text:p>2984.4825074637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5" office:value-type="float" office:value="2986.24493968916" calcext:value-type="float">
            <text:p>2986.244939689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5" office:value-type="float" office:value="2988.22397874745" calcext:value-type="float">
            <text:p>2988.2239787474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989.59886879696" calcext:value-type="float">
            <text:p>2989.59886879696</text:p>
          </table:table-cell>
          <table:table-cell office:value-type="float" office:value="2988.22397874745" calcext:value-type="float">
            <text:p>2988.22397874745</text:p>
          </table:table-cell>
          <table:table-cell office:value-type="float" office:value="2978.75195785603" calcext:value-type="float">
            <text:p>2978.75195785603</text:p>
          </table:table-cell>
          <table:table-cell office:value-type="float" office:value="1465.84678096749" calcext:value-type="float">
            <text:p>1465.84678096749</text:p>
          </table:table-cell>
          <table:table-cell table:formula="of:=([.$F$989]+[.$F$996])/2" office:value-type="float" office:value="2991.60386280242" calcext:value-type="float">
            <text:p>2991.6038628024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990.53" calcext:value-type="float">
            <text:p>2990.53</text:p>
          </table:table-cell>
          <table:table-cell office:value-type="float" office:value="2988.22397874745" calcext:value-type="float">
            <text:p>2988.22397874745</text:p>
          </table:table-cell>
          <table:table-cell office:value-type="float" office:value="2979.84196780185" calcext:value-type="float">
            <text:p>2979.84196780185</text:p>
          </table:table-cell>
          <table:table-cell office:value-type="float" office:value="1465.84678096749" calcext:value-type="float">
            <text:p>1465.84678096749</text:p>
          </table:table-cell>
          <table:table-cell table:formula="of:=([.$F$989]+[.$F$996])/2" office:value-type="float" office:value="2991.60386280242" calcext:value-type="float">
            <text:p>2991.6038628024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991.88891912671" calcext:value-type="float">
            <text:p>2991.88891912671</text:p>
          </table:table-cell>
          <table:table-cell office:value-type="float" office:value="2988.22397874745" calcext:value-type="float">
            <text:p>2988.22397874745</text:p>
          </table:table-cell>
          <table:table-cell office:value-type="float" office:value="2980.76748864603" calcext:value-type="float">
            <text:p>2980.76748864603</text:p>
          </table:table-cell>
          <table:table-cell office:value-type="float" office:value="1465.84678096749" calcext:value-type="float">
            <text:p>1465.84678096749</text:p>
          </table:table-cell>
          <table:table-cell table:formula="of:=([.$F$989]+[.$F$996])/2" office:value-type="float" office:value="2991.60386280242" calcext:value-type="float">
            <text:p>2991.6038628024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992.69833137304" calcext:value-type="float">
            <text:p>2992.69833137304</text:p>
          </table:table-cell>
          <table:table-cell office:value-type="float" office:value="2988.22397874745" calcext:value-type="float">
            <text:p>2988.22397874745</text:p>
          </table:table-cell>
          <table:table-cell office:value-type="float" office:value="2981.53293897639" calcext:value-type="float">
            <text:p>2981.53293897639</text:p>
          </table:table-cell>
          <table:table-cell office:value-type="float" office:value="1465.84678096749" calcext:value-type="float">
            <text:p>1465.84678096749</text:p>
          </table:table-cell>
          <table:table-cell table:formula="of:=([.$F$989]+[.$F$996])/2" office:value-type="float" office:value="2991.60386280242" calcext:value-type="float">
            <text:p>2991.6038628024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993.8720933624" calcext:value-type="float">
            <text:p>2993.8720933624</text:p>
          </table:table-cell>
          <table:table-cell office:value-type="float" office:value="2988.22397874745" calcext:value-type="float">
            <text:p>2988.22397874745</text:p>
          </table:table-cell>
          <table:table-cell office:value-type="float" office:value="2982.11895720871" calcext:value-type="float">
            <text:p>2982.11895720871</text:p>
          </table:table-cell>
          <table:table-cell office:value-type="float" office:value="1465.84678096749" calcext:value-type="float">
            <text:p>1465.84678096749</text:p>
          </table:table-cell>
          <table:table-cell table:formula="of:=([.$F$989]+[.$F$996])/2" office:value-type="float" office:value="2991.60386280242" calcext:value-type="float">
            <text:p>2991.6038628024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994.57519736771" calcext:value-type="float">
            <text:p>2994.57519736771</text:p>
          </table:table-cell>
          <table:table-cell office:value-type="float" office:value="2988.22397874745" calcext:value-type="float">
            <text:p>2988.22397874745</text:p>
          </table:table-cell>
          <table:table-cell office:value-type="float" office:value="2982.501939363" calcext:value-type="float">
            <text:p>2982.501939363</text:p>
          </table:table-cell>
          <table:table-cell office:value-type="float" office:value="1465.84678096749" calcext:value-type="float">
            <text:p>1465.84678096749</text:p>
          </table:table-cell>
          <table:table-cell table:formula="of:=([.$F$989]+[.$F$996])/2" office:value-type="float" office:value="2991.60386280242" calcext:value-type="float">
            <text:p>2991.6038628024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5" office:value-type="float" office:value="2994.98374685739" calcext:value-type="float">
            <text:p>2994.9837468573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5" office:value-type="float" office:value="2995.7549235348" calcext:value-type="float">
            <text:p>2995.754923534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5" office:value-type="float" office:value="2996.2769461058" calcext:value-type="float">
            <text:p>2996.276946105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5" office:value-type="float" office:value="2996.56902107153" calcext:value-type="float">
            <text:p>2996.5690210715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5" office:value-type="float" office:value="2996.29128590498" calcext:value-type="float">
            <text:p>2996.291285904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 office:value-type="float" office:value="2996.64474502745" calcext:value-type="float">
            <text:p>2996.64474502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9T00:21:03.437443053</dc:date>
    <meta:editing-duration>PT28M27S</meta:editing-duration>
    <meta:editing-cycles>1</meta:editing-cycles>
    <meta:document-statistic meta:table-count="1" meta:cell-count="6006" meta:object-count="1"/>
    <meta:generator>LibreOffice/7.4.0.3$MacOSX_X86_64 LibreOffice_project/f85e47c08ddd19c015c0114a68350214f7066f5a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387cm" svg:height="19.905cm" xlink:href=".." xlink:type="simple" chart:class="chart:line" chart:style-name="ch1">
        <chart:legend chart:legend-position="end" svg:x="33.246cm" svg:y="8.652cm" style:legend-expansion="high" chart:style-name="ch2"/>
        <chart:plot-area chart:style-name="ch3" table:cell-range-address="'out_zad1-1'.B1:'out_zad1-1'.F1001" chart:data-source-has-labels="row" svg:x="0.707cm" svg:y="0.398cm" svg:width="31.832cm" svg:height="19.109cm">
          <chart:coordinate-region svg:x="1.755cm" svg:y="0.598cm" svg:width="30.784cm" svg:height="17.954cm"/>
          <chart:axis chart:dimension="x" chart:name="primary-x" chart:style-name="ch4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out_zad1-1'.B2:'out_zad1-1'.B1001" chart:label-cell-address="'out_zad1-1'.B1:'out_zad1-1'.B1" chart:class="chart:line">
            <chart:data-point chart:repeated="1000"/>
          </chart:series>
          <chart:series chart:style-name="ch8" chart:values-cell-range-address="'out_zad1-1'.C2:'out_zad1-1'.C1001" chart:label-cell-address="'out_zad1-1'.C1:'out_zad1-1'.C1" chart:class="chart:line">
            <chart:data-point chart:repeated="1000"/>
          </chart:series>
          <chart:series chart:style-name="ch9" chart:values-cell-range-address="'out_zad1-1'.D2:'out_zad1-1'.D1001" chart:label-cell-address="'out_zad1-1'.D1:'out_zad1-1'.D1" chart:class="chart:line">
            <chart:data-point chart:repeated="1000"/>
          </chart:series>
          <chart:series chart:style-name="ch10" chart:values-cell-range-address="'out_zad1-1'.E2:'out_zad1-1'.E1001" chart:label-cell-address="'out_zad1-1'.E1:'out_zad1-1'.E1" chart:class="chart:line">
            <chart:data-point chart:repeated="1000"/>
          </chart:series>
          <chart:series chart:style-name="ch11" chart:values-cell-range-address="'out_zad1-1'.F2:'out_zad1-1'.F1001" chart:label-cell-address="'out_zad1-1'.F1:'out_zad1-1'.F1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ne</text:p>
                <draw:g>
                  <svg:desc>'out_zad1-1'.B1:'out_zad1-1'.B1</svg:desc>
                </draw:g>
              </table:table-cell>
              <table:table-cell office:value-type="string">
                <text:p>A</text:p>
                <draw:g>
                  <svg:desc>'out_zad1-1'.C1:'out_zad1-1'.C1</svg:desc>
                </draw:g>
              </table:table-cell>
              <table:table-cell office:value-type="string">
                <text:p>B</text:p>
                <draw:g>
                  <svg:desc>'out_zad1-1'.D1:'out_zad1-1'.D1</svg:desc>
                </draw:g>
              </table:table-cell>
              <table:table-cell office:value-type="string">
                <text:p>C</text:p>
                <draw:g>
                  <svg:desc>'out_zad1-1'.E1:'out_zad1-1'.E1</svg:desc>
                </draw:g>
              </table:table-cell>
              <table:table-cell office:value-type="string">
                <text:p>D</text:p>
                <draw:g>
                  <svg:desc>'out_zad1-1'.F1:'out_zad1-1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2185998017189">
                <text:p>3.52185998017189</text:p>
                <draw:g>
                  <svg:desc>'out_zad1-1'.B2:'out_zad1-1'.B1001</svg:desc>
                </draw:g>
              </table:table-cell>
              <table:table-cell office:value-type="float" office:value="3.52185998017189">
                <text:p>3.52185998017189</text:p>
                <draw:g>
                  <svg:desc>'out_zad1-1'.C2:'out_zad1-1'.C1001</svg:desc>
                </draw:g>
              </table:table-cell>
              <table:table-cell office:value-type="float" office:value="3.52185998017189">
                <text:p>3.52185998017189</text:p>
                <draw:g>
                  <svg:desc>'out_zad1-1'.D2:'out_zad1-1'.D1001</svg:desc>
                </draw:g>
              </table:table-cell>
              <table:table-cell office:value-type="float" office:value="3.52185998017189">
                <text:p>3.52185998017189</text:p>
                <draw:g>
                  <svg:desc>'out_zad1-1'.E2:'out_zad1-1'.E1001</svg:desc>
                </draw:g>
              </table:table-cell>
              <table:table-cell office:value-type="float" office:value="3.52185998017189">
                <text:p>3.52185998017189</text:p>
                <draw:g>
                  <svg:desc>'out_zad1-1'.F2:'out_zad1-1'.F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486013386766">
                <text:p>6.57486013386766</text:p>
              </table:table-cell>
              <table:table-cell office:value-type="float" office:value="6.57486013386766">
                <text:p>6.57486013386766</text:p>
              </table:table-cell>
              <table:table-cell office:value-type="float" office:value="6.57486013386766">
                <text:p>6.57486013386766</text:p>
              </table:table-cell>
              <table:table-cell office:value-type="float" office:value="6.57486013386766">
                <text:p>6.57486013386766</text:p>
              </table:table-cell>
              <table:table-cell office:value-type="float" office:value="6.57486013386766">
                <text:p>6.57486013386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500422613323">
                <text:p>10.0500422613323</text:p>
              </table:table-cell>
              <table:table-cell office:value-type="float" office:value="10.0500422613323">
                <text:p>10.0500422613323</text:p>
              </table:table-cell>
              <table:table-cell office:value-type="float" office:value="10.0500422613323">
                <text:p>10.0500422613323</text:p>
              </table:table-cell>
              <table:table-cell office:value-type="float" office:value="10.0500422613323">
                <text:p>10.0500422613323</text:p>
              </table:table-cell>
              <table:table-cell office:value-type="float" office:value="10.0500422613323">
                <text:p>10.0500422613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582521814899">
                <text:p>13.0582521814899</text:p>
              </table:table-cell>
              <table:table-cell office:value-type="float" office:value="13.0582521814899">
                <text:p>13.0582521814899</text:p>
              </table:table-cell>
              <table:table-cell office:value-type="float" office:value="13.0582521814899">
                <text:p>13.0582521814899</text:p>
              </table:table-cell>
              <table:table-cell office:value-type="float" office:value="13.0582521814899">
                <text:p>13.0582521814899</text:p>
              </table:table-cell>
              <table:table-cell office:value-type="float" office:value="13.0582521814899">
                <text:p>13.0582521814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9900436485325">
                <text:p>15.9900436485325</text:p>
              </table:table-cell>
              <table:table-cell office:value-type="float" office:value="15.9900436485325">
                <text:p>15.9900436485325</text:p>
              </table:table-cell>
              <table:table-cell office:value-type="float" office:value="15.9900436485325">
                <text:p>15.9900436485325</text:p>
              </table:table-cell>
              <table:table-cell office:value-type="float" office:value="15.9900436485325">
                <text:p>15.9900436485325</text:p>
              </table:table-cell>
              <table:table-cell office:value-type="float" office:value="15.9900436485325">
                <text:p>15.9900436485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15584540888">
                <text:p>19.315584540888</text:p>
              </table:table-cell>
              <table:table-cell office:value-type="float" office:value="19.315584540888">
                <text:p>19.315584540888</text:p>
              </table:table-cell>
              <table:table-cell office:value-type="float" office:value="19.315584540888">
                <text:p>19.315584540888</text:p>
              </table:table-cell>
              <table:table-cell office:value-type="float" office:value="19.315584540888">
                <text:p>19.315584540888</text:p>
              </table:table-cell>
              <table:table-cell office:value-type="float" office:value="19.315584540888">
                <text:p>19.315584540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1545660529625">
                <text:p>22.1545660529625</text:p>
              </table:table-cell>
              <table:table-cell office:value-type="float" office:value="22.1545660529625">
                <text:p>22.1545660529625</text:p>
              </table:table-cell>
              <table:table-cell office:value-type="float" office:value="22.1545660529625">
                <text:p>22.1545660529625</text:p>
              </table:table-cell>
              <table:table-cell office:value-type="float" office:value="22.1545660529625">
                <text:p>22.1545660529625</text:p>
              </table:table-cell>
              <table:table-cell office:value-type="float" office:value="22.1545660529625">
                <text:p>22.1545660529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9961155971192">
                <text:p>25.9961155971192</text:p>
              </table:table-cell>
              <table:table-cell office:value-type="float" office:value="25.9961155971192">
                <text:p>25.9961155971192</text:p>
              </table:table-cell>
              <table:table-cell office:value-type="float" office:value="25.9961155971192">
                <text:p>25.9961155971192</text:p>
              </table:table-cell>
              <table:table-cell office:value-type="float" office:value="25.9961155971192">
                <text:p>25.9961155971192</text:p>
              </table:table-cell>
              <table:table-cell office:value-type="float" office:value="25.9961155971192">
                <text:p>25.9961155971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1087140950164">
                <text:p>29.1087140950164</text:p>
              </table:table-cell>
              <table:table-cell office:value-type="float" office:value="29.1087140950164">
                <text:p>29.1087140950164</text:p>
              </table:table-cell>
              <table:table-cell office:value-type="float" office:value="29.1087140950164">
                <text:p>29.1087140950164</text:p>
              </table:table-cell>
              <table:table-cell office:value-type="float" office:value="29.1087140950164">
                <text:p>29.1087140950164</text:p>
              </table:table-cell>
              <table:table-cell office:value-type="float" office:value="29.1087140950164">
                <text:p>29.1087140950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8001183039039">
                <text:p>32.8001183039039</text:p>
              </table:table-cell>
              <table:table-cell office:value-type="float" office:value="32.8001183039039">
                <text:p>32.8001183039039</text:p>
              </table:table-cell>
              <table:table-cell office:value-type="float" office:value="32.8001183039039">
                <text:p>32.8001183039039</text:p>
              </table:table-cell>
              <table:table-cell office:value-type="float" office:value="32.8001183039039">
                <text:p>32.8001183039039</text:p>
              </table:table-cell>
              <table:table-cell office:value-type="float" office:value="32.8001183039039">
                <text:p>32.8001183039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0572887850158">
                <text:p>36.0572887850158</text:p>
              </table:table-cell>
              <table:table-cell office:value-type="float" office:value="36.0572887850158">
                <text:p>36.0572887850158</text:p>
              </table:table-cell>
              <table:table-cell office:value-type="float" office:value="36.0572887850158">
                <text:p>36.0572887850158</text:p>
              </table:table-cell>
              <table:table-cell office:value-type="float" office:value="36.0572887850158">
                <text:p>36.0572887850158</text:p>
              </table:table-cell>
              <table:table-cell office:value-type="float" office:value="36.0572887850158">
                <text:p>36.057288785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9063240781012">
                <text:p>39.9063240781012</text:p>
              </table:table-cell>
              <table:table-cell office:value-type="float" office:value="36.0572887850158">
                <text:p>36.0572887850158</text:p>
              </table:table-cell>
              <table:table-cell office:value-type="float" office:value="21.1105585600128">
                <text:p>21.1105585600128</text:p>
              </table:table-cell>
              <table:table-cell office:value-type="float" office:value="19.5115859618455">
                <text:p>19.5115859618455</text:p>
              </table:table-cell>
              <table:table-cell office:value-type="float" office:value="45.763548468216">
                <text:p>45.763548468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7924015987209">
                <text:p>43.7924015987209</text:p>
              </table:table-cell>
              <table:table-cell office:value-type="float" office:value="36.0572887850158">
                <text:p>36.0572887850158</text:p>
              </table:table-cell>
              <table:table-cell office:value-type="float" office:value="22.5641284026273">
                <text:p>22.5641284026273</text:p>
              </table:table-cell>
              <table:table-cell office:value-type="float" office:value="19.5115859618455">
                <text:p>19.5115859618455</text:p>
              </table:table-cell>
              <table:table-cell office:value-type="float" office:value="45.763548468216">
                <text:p>45.763548468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2297257235764">
                <text:p>47.2297257235764</text:p>
              </table:table-cell>
              <table:table-cell office:value-type="float" office:value="36.0572887850158">
                <text:p>36.0572887850158</text:p>
              </table:table-cell>
              <table:table-cell office:value-type="float" office:value="23.8155370167568">
                <text:p>23.8155370167568</text:p>
              </table:table-cell>
              <table:table-cell office:value-type="float" office:value="19.5115859618455">
                <text:p>19.5115859618455</text:p>
              </table:table-cell>
              <table:table-cell office:value-type="float" office:value="45.763548468216">
                <text:p>45.763548468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6814834742186">
                <text:p>51.6814834742186</text:p>
              </table:table-cell>
              <table:table-cell office:value-type="float" office:value="36.0572887850158">
                <text:p>36.0572887850158</text:p>
              </table:table-cell>
              <table:table-cell office:value-type="float" office:value="24.8912655002835">
                <text:p>24.8912655002835</text:p>
              </table:table-cell>
              <table:table-cell office:value-type="float" office:value="19.5115859618455">
                <text:p>19.5115859618455</text:p>
              </table:table-cell>
              <table:table-cell office:value-type="float" office:value="45.763548468216">
                <text:p>45.763548468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4698081514161">
                <text:p>55.4698081514161</text:p>
              </table:table-cell>
              <table:table-cell office:value-type="float" office:value="55.4698081514161">
                <text:p>55.4698081514161</text:p>
              </table:table-cell>
              <table:table-cell office:value-type="float" office:value="55.4698081514161">
                <text:p>55.4698081514161</text:p>
              </table:table-cell>
              <table:table-cell office:value-type="float" office:value="55.4698081514161">
                <text:p>55.4698081514161</text:p>
              </table:table-cell>
              <table:table-cell office:value-type="float" office:value="55.4698081514161">
                <text:p>55.4698081514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7857512117025">
                <text:p>59.7857512117025</text:p>
              </table:table-cell>
              <table:table-cell office:value-type="float" office:value="59.7857512117025">
                <text:p>59.7857512117025</text:p>
              </table:table-cell>
              <table:table-cell office:value-type="float" office:value="59.7857512117025">
                <text:p>59.7857512117025</text:p>
              </table:table-cell>
              <table:table-cell office:value-type="float" office:value="59.7857512117025">
                <text:p>59.7857512117025</text:p>
              </table:table-cell>
              <table:table-cell office:value-type="float" office:value="59.7857512117025">
                <text:p>59.7857512117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.1592626146237">
                <text:p>64.1592626146237</text:p>
              </table:table-cell>
              <table:table-cell office:value-type="float" office:value="64.1592626146237">
                <text:p>64.1592626146237</text:p>
              </table:table-cell>
              <table:table-cell office:value-type="float" office:value="64.1592626146237">
                <text:p>64.1592626146237</text:p>
              </table:table-cell>
              <table:table-cell office:value-type="float" office:value="64.1592626146237">
                <text:p>64.1592626146237</text:p>
              </table:table-cell>
              <table:table-cell office:value-type="float" office:value="64.1592626146237">
                <text:p>64.1592626146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.709179804448">
                <text:p>68.709179804448</text:p>
              </table:table-cell>
              <table:table-cell office:value-type="float" office:value="68.709179804448">
                <text:p>68.709179804448</text:p>
              </table:table-cell>
              <table:table-cell office:value-type="float" office:value="68.709179804448">
                <text:p>68.709179804448</text:p>
              </table:table-cell>
              <table:table-cell office:value-type="float" office:value="68.709179804448">
                <text:p>68.709179804448</text:p>
              </table:table-cell>
              <table:table-cell office:value-type="float" office:value="68.709179804448">
                <text:p>68.709179804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1832254240828">
                <text:p>73.1832254240828</text:p>
              </table:table-cell>
              <table:table-cell office:value-type="float" office:value="73.1832254240828">
                <text:p>73.1832254240828</text:p>
              </table:table-cell>
              <table:table-cell office:value-type="float" office:value="73.1832254240828">
                <text:p>73.1832254240828</text:p>
              </table:table-cell>
              <table:table-cell office:value-type="float" office:value="73.1832254240828">
                <text:p>73.1832254240828</text:p>
              </table:table-cell>
              <table:table-cell office:value-type="float" office:value="73.1832254240828">
                <text:p>73.1832254240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1080137921615">
                <text:p>78.1080137921615</text:p>
              </table:table-cell>
              <table:table-cell office:value-type="float" office:value="78.1080137921615">
                <text:p>78.1080137921615</text:p>
              </table:table-cell>
              <table:table-cell office:value-type="float" office:value="78.1080137921615">
                <text:p>78.1080137921615</text:p>
              </table:table-cell>
              <table:table-cell office:value-type="float" office:value="78.1080137921615">
                <text:p>78.1080137921615</text:p>
              </table:table-cell>
              <table:table-cell office:value-type="float" office:value="78.1080137921615">
                <text:p>78.1080137921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.6590661072317">
                <text:p>82.6590661072317</text:p>
              </table:table-cell>
              <table:table-cell office:value-type="float" office:value="82.6590661072317">
                <text:p>82.6590661072317</text:p>
              </table:table-cell>
              <table:table-cell office:value-type="float" office:value="82.6590661072317">
                <text:p>82.6590661072317</text:p>
              </table:table-cell>
              <table:table-cell office:value-type="float" office:value="82.6590661072317">
                <text:p>82.6590661072317</text:p>
              </table:table-cell>
              <table:table-cell office:value-type="float" office:value="82.6590661072317">
                <text:p>82.6590661072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4008342761996">
                <text:p>87.4008342761996</text:p>
              </table:table-cell>
              <table:table-cell office:value-type="float" office:value="87.4008342761996">
                <text:p>87.4008342761996</text:p>
              </table:table-cell>
              <table:table-cell office:value-type="float" office:value="87.4008342761996">
                <text:p>87.4008342761996</text:p>
              </table:table-cell>
              <table:table-cell office:value-type="float" office:value="87.4008342761996">
                <text:p>87.4008342761996</text:p>
              </table:table-cell>
              <table:table-cell office:value-type="float" office:value="87.4008342761996">
                <text:p>87.4008342761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.8567331981809">
                <text:p>92.8567331981809</text:p>
              </table:table-cell>
              <table:table-cell office:value-type="float" office:value="92.8567331981809">
                <text:p>92.8567331981809</text:p>
              </table:table-cell>
              <table:table-cell office:value-type="float" office:value="92.8567331981809">
                <text:p>92.8567331981809</text:p>
              </table:table-cell>
              <table:table-cell office:value-type="float" office:value="92.8567331981809">
                <text:p>92.8567331981809</text:p>
              </table:table-cell>
              <table:table-cell office:value-type="float" office:value="92.8567331981809">
                <text:p>92.85673319818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.6891812701691">
                <text:p>97.6891812701691</text:p>
              </table:table-cell>
              <table:table-cell office:value-type="float" office:value="97.6891812701691">
                <text:p>97.6891812701691</text:p>
              </table:table-cell>
              <table:table-cell office:value-type="float" office:value="97.6891812701691">
                <text:p>97.6891812701691</text:p>
              </table:table-cell>
              <table:table-cell office:value-type="float" office:value="97.6891812701691">
                <text:p>97.6891812701691</text:p>
              </table:table-cell>
              <table:table-cell office:value-type="float" office:value="97.6891812701691">
                <text:p>97.68918127016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.049648817957">
                <text:p>103.049648817957</text:p>
              </table:table-cell>
              <table:table-cell office:value-type="float" office:value="103.049648817957">
                <text:p>103.049648817957</text:p>
              </table:table-cell>
              <table:table-cell office:value-type="float" office:value="103.049648817957">
                <text:p>103.049648817957</text:p>
              </table:table-cell>
              <table:table-cell office:value-type="float" office:value="103.049648817957">
                <text:p>103.049648817957</text:p>
              </table:table-cell>
              <table:table-cell office:value-type="float" office:value="103.049648817957">
                <text:p>103.0496488179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158714095016">
                <text:p>108.158714095016</text:p>
              </table:table-cell>
              <table:table-cell office:value-type="float" office:value="108.158714095016">
                <text:p>108.158714095016</text:p>
              </table:table-cell>
              <table:table-cell office:value-type="float" office:value="108.158714095016">
                <text:p>108.158714095016</text:p>
              </table:table-cell>
              <table:table-cell office:value-type="float" office:value="108.158714095016">
                <text:p>108.158714095016</text:p>
              </table:table-cell>
              <table:table-cell office:value-type="float" office:value="108.158714095016">
                <text:p>108.158714095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586126434021">
                <text:p>113.586126434021</text:p>
              </table:table-cell>
              <table:table-cell office:value-type="float" office:value="113.586126434021">
                <text:p>113.586126434021</text:p>
              </table:table-cell>
              <table:table-cell office:value-type="float" office:value="113.586126434021">
                <text:p>113.586126434021</text:p>
              </table:table-cell>
              <table:table-cell office:value-type="float" office:value="113.586126434021">
                <text:p>113.586126434021</text:p>
              </table:table-cell>
              <table:table-cell office:value-type="float" office:value="113.586126434021">
                <text:p>113.586126434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.5108760808">
                <text:p>118.5108760808</text:p>
              </table:table-cell>
              <table:table-cell office:value-type="float" office:value="118.5108760808">
                <text:p>118.5108760808</text:p>
              </table:table-cell>
              <table:table-cell office:value-type="float" office:value="118.5108760808">
                <text:p>118.5108760808</text:p>
              </table:table-cell>
              <table:table-cell office:value-type="float" office:value="118.5108760808">
                <text:p>118.5108760808</text:p>
              </table:table-cell>
              <table:table-cell office:value-type="float" office:value="118.5108760808">
                <text:p>118.51087608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.041270189222">
                <text:p>124.041270189222</text:p>
              </table:table-cell>
              <table:table-cell office:value-type="float" office:value="124.041270189222">
                <text:p>124.041270189222</text:p>
              </table:table-cell>
              <table:table-cell office:value-type="float" office:value="124.041270189222">
                <text:p>124.041270189222</text:p>
              </table:table-cell>
              <table:table-cell office:value-type="float" office:value="124.041270189222">
                <text:p>124.041270189222</text:p>
              </table:table-cell>
              <table:table-cell office:value-type="float" office:value="124.041270189222">
                <text:p>124.041270189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.185014408132">
                <text:p>129.185014408132</text:p>
              </table:table-cell>
              <table:table-cell office:value-type="float" office:value="129.185014408132">
                <text:p>129.185014408132</text:p>
              </table:table-cell>
              <table:table-cell office:value-type="float" office:value="129.185014408132">
                <text:p>129.185014408132</text:p>
              </table:table-cell>
              <table:table-cell office:value-type="float" office:value="129.185014408132">
                <text:p>129.185014408132</text:p>
              </table:table-cell>
              <table:table-cell office:value-type="float" office:value="129.185014408132">
                <text:p>129.185014408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.619299448445">
                <text:p>134.619299448445</text:p>
              </table:table-cell>
              <table:table-cell office:value-type="float" office:value="134.619299448445">
                <text:p>134.619299448445</text:p>
              </table:table-cell>
              <table:table-cell office:value-type="float" office:value="134.619299448445">
                <text:p>134.619299448445</text:p>
              </table:table-cell>
              <table:table-cell office:value-type="float" office:value="134.619299448445">
                <text:p>134.619299448445</text:p>
              </table:table-cell>
              <table:table-cell office:value-type="float" office:value="134.619299448445">
                <text:p>134.619299448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.57089198008">
                <text:p>140.57089198008</text:p>
              </table:table-cell>
              <table:table-cell office:value-type="float" office:value="140.57089198008">
                <text:p>140.57089198008</text:p>
              </table:table-cell>
              <table:table-cell office:value-type="float" office:value="140.57089198008">
                <text:p>140.57089198008</text:p>
              </table:table-cell>
              <table:table-cell office:value-type="float" office:value="140.57089198008">
                <text:p>140.57089198008</text:p>
              </table:table-cell>
              <table:table-cell office:value-type="float" office:value="140.57089198008">
                <text:p>140.57089198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.556229175001">
                <text:p>145.556229175001</text:p>
              </table:table-cell>
              <table:table-cell office:value-type="float" office:value="145.556229175001">
                <text:p>145.556229175001</text:p>
              </table:table-cell>
              <table:table-cell office:value-type="float" office:value="145.556229175001">
                <text:p>145.556229175001</text:p>
              </table:table-cell>
              <table:table-cell office:value-type="float" office:value="145.556229175001">
                <text:p>145.556229175001</text:p>
              </table:table-cell>
              <table:table-cell office:value-type="float" office:value="145.556229175001">
                <text:p>145.556229175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.221516184342">
                <text:p>151.221516184342</text:p>
              </table:table-cell>
              <table:table-cell office:value-type="float" office:value="151.221516184342">
                <text:p>151.221516184342</text:p>
              </table:table-cell>
              <table:table-cell office:value-type="float" office:value="151.221516184342">
                <text:p>151.221516184342</text:p>
              </table:table-cell>
              <table:table-cell office:value-type="float" office:value="151.221516184342">
                <text:p>151.221516184342</text:p>
              </table:table-cell>
              <table:table-cell office:value-type="float" office:value="151.221516184342">
                <text:p>151.221516184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6.522825814758">
                <text:p>156.522825814758</text:p>
              </table:table-cell>
              <table:table-cell office:value-type="float" office:value="156.522825814758">
                <text:p>156.522825814758</text:p>
              </table:table-cell>
              <table:table-cell office:value-type="float" office:value="156.522825814758">
                <text:p>156.522825814758</text:p>
              </table:table-cell>
              <table:table-cell office:value-type="float" office:value="156.522825814758">
                <text:p>156.522825814758</text:p>
              </table:table-cell>
              <table:table-cell office:value-type="float" office:value="156.522825814758">
                <text:p>156.5228258147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1.446199651869">
                <text:p>161.446199651869</text:p>
              </table:table-cell>
              <table:table-cell office:value-type="float" office:value="161.446199651869">
                <text:p>161.446199651869</text:p>
              </table:table-cell>
              <table:table-cell office:value-type="float" office:value="161.446199651869">
                <text:p>161.446199651869</text:p>
              </table:table-cell>
              <table:table-cell office:value-type="float" office:value="161.446199651869">
                <text:p>161.446199651869</text:p>
              </table:table-cell>
              <table:table-cell office:value-type="float" office:value="161.446199651869">
                <text:p>161.446199651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6.967749867138">
                <text:p>166.967749867138</text:p>
              </table:table-cell>
              <table:table-cell office:value-type="float" office:value="166.967749867138">
                <text:p>166.967749867138</text:p>
              </table:table-cell>
              <table:table-cell office:value-type="float" office:value="166.967749867138">
                <text:p>166.967749867138</text:p>
              </table:table-cell>
              <table:table-cell office:value-type="float" office:value="166.967749867138">
                <text:p>166.967749867138</text:p>
              </table:table-cell>
              <table:table-cell office:value-type="float" office:value="166.967749867138">
                <text:p>166.967749867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.783760938741">
                <text:p>171.783760938741</text:p>
              </table:table-cell>
              <table:table-cell office:value-type="float" office:value="171.783760938741">
                <text:p>171.783760938741</text:p>
              </table:table-cell>
              <table:table-cell office:value-type="float" office:value="171.783760938741">
                <text:p>171.783760938741</text:p>
              </table:table-cell>
              <table:table-cell office:value-type="float" office:value="171.783760938741">
                <text:p>171.783760938741</text:p>
              </table:table-cell>
              <table:table-cell office:value-type="float" office:value="171.783760938741">
                <text:p>171.783760938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.720790517124">
                <text:p>176.720790517124</text:p>
              </table:table-cell>
              <table:table-cell office:value-type="float" office:value="176.720790517124">
                <text:p>176.720790517124</text:p>
              </table:table-cell>
              <table:table-cell office:value-type="float" office:value="176.720790517124">
                <text:p>176.720790517124</text:p>
              </table:table-cell>
              <table:table-cell office:value-type="float" office:value="176.720790517124">
                <text:p>176.720790517124</text:p>
              </table:table-cell>
              <table:table-cell office:value-type="float" office:value="176.720790517124">
                <text:p>176.720790517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1.785768671893">
                <text:p>181.785768671893</text:p>
              </table:table-cell>
              <table:table-cell office:value-type="float" office:value="181.785768671893">
                <text:p>181.785768671893</text:p>
              </table:table-cell>
              <table:table-cell office:value-type="float" office:value="181.785768671893">
                <text:p>181.785768671893</text:p>
              </table:table-cell>
              <table:table-cell office:value-type="float" office:value="181.785768671893">
                <text:p>181.785768671893</text:p>
              </table:table-cell>
              <table:table-cell office:value-type="float" office:value="181.785768671893">
                <text:p>181.785768671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6.766094768414">
                <text:p>186.766094768414</text:p>
              </table:table-cell>
              <table:table-cell office:value-type="float" office:value="186.766094768414">
                <text:p>186.766094768414</text:p>
              </table:table-cell>
              <table:table-cell office:value-type="float" office:value="186.766094768414">
                <text:p>186.766094768414</text:p>
              </table:table-cell>
              <table:table-cell office:value-type="float" office:value="186.766094768414">
                <text:p>186.766094768414</text:p>
              </table:table-cell>
              <table:table-cell office:value-type="float" office:value="186.766094768414">
                <text:p>186.7660947684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1.029731240012">
                <text:p>191.029731240012</text:p>
              </table:table-cell>
              <table:table-cell office:value-type="float" office:value="191.029731240012">
                <text:p>191.029731240012</text:p>
              </table:table-cell>
              <table:table-cell office:value-type="float" office:value="191.029731240012">
                <text:p>191.029731240012</text:p>
              </table:table-cell>
              <table:table-cell office:value-type="float" office:value="191.029731240012">
                <text:p>191.029731240012</text:p>
              </table:table-cell>
              <table:table-cell office:value-type="float" office:value="191.029731240012">
                <text:p>191.029731240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.795293544686">
                <text:p>195.795293544686</text:p>
              </table:table-cell>
              <table:table-cell office:value-type="float" office:value="195.795293544686">
                <text:p>195.795293544686</text:p>
              </table:table-cell>
              <table:table-cell office:value-type="float" office:value="195.795293544686">
                <text:p>195.795293544686</text:p>
              </table:table-cell>
              <table:table-cell office:value-type="float" office:value="195.795293544686">
                <text:p>195.795293544686</text:p>
              </table:table-cell>
              <table:table-cell office:value-type="float" office:value="195.795293544686">
                <text:p>195.7952935446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.072135623731">
                <text:p>200.072135623731</text:p>
              </table:table-cell>
              <table:table-cell office:value-type="float" office:value="200.072135623731">
                <text:p>200.072135623731</text:p>
              </table:table-cell>
              <table:table-cell office:value-type="float" office:value="200.072135623731">
                <text:p>200.072135623731</text:p>
              </table:table-cell>
              <table:table-cell office:value-type="float" office:value="200.072135623731">
                <text:p>200.072135623731</text:p>
              </table:table-cell>
              <table:table-cell office:value-type="float" office:value="200.072135623731">
                <text:p>200.072135623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.260430213334">
                <text:p>204.260430213334</text:p>
              </table:table-cell>
              <table:table-cell office:value-type="float" office:value="204.260430213334">
                <text:p>204.260430213334</text:p>
              </table:table-cell>
              <table:table-cell office:value-type="float" office:value="204.260430213334">
                <text:p>204.260430213334</text:p>
              </table:table-cell>
              <table:table-cell office:value-type="float" office:value="204.260430213334">
                <text:p>204.260430213334</text:p>
              </table:table-cell>
              <table:table-cell office:value-type="float" office:value="204.260430213334">
                <text:p>204.260430213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7.871243398771">
                <text:p>207.871243398771</text:p>
              </table:table-cell>
              <table:table-cell office:value-type="float" office:value="207.871243398771">
                <text:p>207.871243398771</text:p>
              </table:table-cell>
              <table:table-cell office:value-type="float" office:value="207.871243398771">
                <text:p>207.871243398771</text:p>
              </table:table-cell>
              <table:table-cell office:value-type="float" office:value="207.871243398771">
                <text:p>207.871243398771</text:p>
              </table:table-cell>
              <table:table-cell office:value-type="float" office:value="207.871243398771">
                <text:p>207.871243398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.946602844102">
                <text:p>211.946602844102</text:p>
              </table:table-cell>
              <table:table-cell office:value-type="float" office:value="211.946602844102">
                <text:p>211.946602844102</text:p>
              </table:table-cell>
              <table:table-cell office:value-type="float" office:value="211.946602844102">
                <text:p>211.946602844102</text:p>
              </table:table-cell>
              <table:table-cell office:value-type="float" office:value="211.946602844102">
                <text:p>211.946602844102</text:p>
              </table:table-cell>
              <table:table-cell office:value-type="float" office:value="211.946602844102">
                <text:p>211.946602844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5.149559177812">
                <text:p>215.149559177812</text:p>
              </table:table-cell>
              <table:table-cell office:value-type="float" office:value="215.149559177812">
                <text:p>215.149559177812</text:p>
              </table:table-cell>
              <table:table-cell office:value-type="float" office:value="215.149559177812">
                <text:p>215.149559177812</text:p>
              </table:table-cell>
              <table:table-cell office:value-type="float" office:value="215.149559177812">
                <text:p>215.149559177812</text:p>
              </table:table-cell>
              <table:table-cell office:value-type="float" office:value="215.149559177812">
                <text:p>215.149559177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8.564240066329">
                <text:p>218.564240066329</text:p>
              </table:table-cell>
              <table:table-cell office:value-type="float" office:value="218.564240066329">
                <text:p>218.564240066329</text:p>
              </table:table-cell>
              <table:table-cell office:value-type="float" office:value="218.564240066329">
                <text:p>218.564240066329</text:p>
              </table:table-cell>
              <table:table-cell office:value-type="float" office:value="218.564240066329">
                <text:p>218.564240066329</text:p>
              </table:table-cell>
              <table:table-cell office:value-type="float" office:value="218.564240066329">
                <text:p>218.564240066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1.945896562472">
                <text:p>221.945896562472</text:p>
              </table:table-cell>
              <table:table-cell office:value-type="float" office:value="221.945896562472">
                <text:p>221.945896562472</text:p>
              </table:table-cell>
              <table:table-cell office:value-type="float" office:value="221.945896562472">
                <text:p>221.945896562472</text:p>
              </table:table-cell>
              <table:table-cell office:value-type="float" office:value="221.945896562472">
                <text:p>221.945896562472</text:p>
              </table:table-cell>
              <table:table-cell office:value-type="float" office:value="221.945896562472">
                <text:p>221.945896562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4.760941374044">
                <text:p>224.760941374044</text:p>
              </table:table-cell>
              <table:table-cell office:value-type="float" office:value="224.760941374044">
                <text:p>224.760941374044</text:p>
              </table:table-cell>
              <table:table-cell office:value-type="float" office:value="224.760941374044">
                <text:p>224.760941374044</text:p>
              </table:table-cell>
              <table:table-cell office:value-type="float" office:value="224.760941374044">
                <text:p>224.760941374044</text:p>
              </table:table-cell>
              <table:table-cell office:value-type="float" office:value="224.760941374044">
                <text:p>224.760941374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7.976978758751">
                <text:p>227.976978758751</text:p>
              </table:table-cell>
              <table:table-cell office:value-type="float" office:value="227.976978758751">
                <text:p>227.976978758751</text:p>
              </table:table-cell>
              <table:table-cell office:value-type="float" office:value="227.976978758751">
                <text:p>227.976978758751</text:p>
              </table:table-cell>
              <table:table-cell office:value-type="float" office:value="227.976978758751">
                <text:p>227.976978758751</text:p>
              </table:table-cell>
              <table:table-cell office:value-type="float" office:value="227.976978758751">
                <text:p>227.9769787587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0.092825814758">
                <text:p>230.092825814758</text:p>
              </table:table-cell>
              <table:table-cell office:value-type="float" office:value="230.092825814758">
                <text:p>230.092825814758</text:p>
              </table:table-cell>
              <table:table-cell office:value-type="float" office:value="230.092825814758">
                <text:p>230.092825814758</text:p>
              </table:table-cell>
              <table:table-cell office:value-type="float" office:value="230.092825814758">
                <text:p>230.092825814758</text:p>
              </table:table-cell>
              <table:table-cell office:value-type="float" office:value="230.092825814758">
                <text:p>230.092825814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2.59852500113">
                <text:p>232.59852500113</text:p>
              </table:table-cell>
              <table:table-cell office:value-type="float" office:value="232.59852500113">
                <text:p>232.59852500113</text:p>
              </table:table-cell>
              <table:table-cell office:value-type="float" office:value="232.59852500113">
                <text:p>232.59852500113</text:p>
              </table:table-cell>
              <table:table-cell office:value-type="float" office:value="232.59852500113">
                <text:p>232.59852500113</text:p>
              </table:table-cell>
              <table:table-cell office:value-type="float" office:value="232.59852500113">
                <text:p>232.59852500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4.805347788584">
                <text:p>234.805347788584</text:p>
              </table:table-cell>
              <table:table-cell office:value-type="float" office:value="234.805347788584">
                <text:p>234.805347788584</text:p>
              </table:table-cell>
              <table:table-cell office:value-type="float" office:value="234.805347788584">
                <text:p>234.805347788584</text:p>
              </table:table-cell>
              <table:table-cell office:value-type="float" office:value="234.805347788584">
                <text:p>234.805347788584</text:p>
              </table:table-cell>
              <table:table-cell office:value-type="float" office:value="234.805347788584">
                <text:p>234.805347788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.005789407911">
                <text:p>237.005789407911</text:p>
              </table:table-cell>
              <table:table-cell office:value-type="float" office:value="237.005789407911">
                <text:p>237.005789407911</text:p>
              </table:table-cell>
              <table:table-cell office:value-type="float" office:value="237.005789407911">
                <text:p>237.005789407911</text:p>
              </table:table-cell>
              <table:table-cell office:value-type="float" office:value="237.005789407911">
                <text:p>237.005789407911</text:p>
              </table:table-cell>
              <table:table-cell office:value-type="float" office:value="237.005789407911">
                <text:p>237.005789407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8.603554730677">
                <text:p>238.603554730677</text:p>
              </table:table-cell>
              <table:table-cell office:value-type="float" office:value="238.603554730677">
                <text:p>238.603554730677</text:p>
              </table:table-cell>
              <table:table-cell office:value-type="float" office:value="238.603554730677">
                <text:p>238.603554730677</text:p>
              </table:table-cell>
              <table:table-cell office:value-type="float" office:value="238.603554730677">
                <text:p>238.603554730677</text:p>
              </table:table-cell>
              <table:table-cell office:value-type="float" office:value="238.603554730677">
                <text:p>238.6035547306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.303535383679">
                <text:p>240.303535383679</text:p>
              </table:table-cell>
              <table:table-cell office:value-type="float" office:value="240.303535383679">
                <text:p>240.303535383679</text:p>
              </table:table-cell>
              <table:table-cell office:value-type="float" office:value="240.303535383679">
                <text:p>240.303535383679</text:p>
              </table:table-cell>
              <table:table-cell office:value-type="float" office:value="240.303535383679">
                <text:p>240.303535383679</text:p>
              </table:table-cell>
              <table:table-cell office:value-type="float" office:value="240.303535383679">
                <text:p>240.303535383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1.171778264911">
                <text:p>241.171778264911</text:p>
              </table:table-cell>
              <table:table-cell office:value-type="float" office:value="241.171778264911">
                <text:p>241.171778264911</text:p>
              </table:table-cell>
              <table:table-cell office:value-type="float" office:value="241.171778264911">
                <text:p>241.171778264911</text:p>
              </table:table-cell>
              <table:table-cell office:value-type="float" office:value="241.171778264911">
                <text:p>241.171778264911</text:p>
              </table:table-cell>
              <table:table-cell office:value-type="float" office:value="241.171778264911">
                <text:p>241.1717782649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2.815445693601">
                <text:p>242.815445693601</text:p>
              </table:table-cell>
              <table:table-cell office:value-type="float" office:value="242.815445693601">
                <text:p>242.815445693601</text:p>
              </table:table-cell>
              <table:table-cell office:value-type="float" office:value="242.815445693601">
                <text:p>242.815445693601</text:p>
              </table:table-cell>
              <table:table-cell office:value-type="float" office:value="242.815445693601">
                <text:p>242.815445693601</text:p>
              </table:table-cell>
              <table:table-cell office:value-type="float" office:value="242.815445693601">
                <text:p>242.8154456936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3.842767490132">
                <text:p>243.842767490132</text:p>
              </table:table-cell>
              <table:table-cell office:value-type="float" office:value="243.842767490132">
                <text:p>243.842767490132</text:p>
              </table:table-cell>
              <table:table-cell office:value-type="float" office:value="243.842767490132">
                <text:p>243.842767490132</text:p>
              </table:table-cell>
              <table:table-cell office:value-type="float" office:value="243.842767490132">
                <text:p>243.842767490132</text:p>
              </table:table-cell>
              <table:table-cell office:value-type="float" office:value="243.842767490132">
                <text:p>243.842767490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4.512985342478">
                <text:p>244.512985342478</text:p>
              </table:table-cell>
              <table:table-cell office:value-type="float" office:value="244.512985342478">
                <text:p>244.512985342478</text:p>
              </table:table-cell>
              <table:table-cell office:value-type="float" office:value="244.512985342478">
                <text:p>244.512985342478</text:p>
              </table:table-cell>
              <table:table-cell office:value-type="float" office:value="244.512985342478">
                <text:p>244.512985342478</text:p>
              </table:table-cell>
              <table:table-cell office:value-type="float" office:value="244.512985342478">
                <text:p>244.5129853424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5.226289874067">
                <text:p>245.226289874067</text:p>
              </table:table-cell>
              <table:table-cell office:value-type="float" office:value="245.226289874067">
                <text:p>245.226289874067</text:p>
              </table:table-cell>
              <table:table-cell office:value-type="float" office:value="245.226289874067">
                <text:p>245.226289874067</text:p>
              </table:table-cell>
              <table:table-cell office:value-type="float" office:value="245.226289874067">
                <text:p>245.226289874067</text:p>
              </table:table-cell>
              <table:table-cell office:value-type="float" office:value="245.226289874067">
                <text:p>245.2262898740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5.67375088297">
                <text:p>245.67375088297</text:p>
              </table:table-cell>
              <table:table-cell office:value-type="float" office:value="245.67375088297">
                <text:p>245.67375088297</text:p>
              </table:table-cell>
              <table:table-cell office:value-type="float" office:value="245.67375088297">
                <text:p>245.67375088297</text:p>
              </table:table-cell>
              <table:table-cell office:value-type="float" office:value="245.67375088297">
                <text:p>245.67375088297</text:p>
              </table:table-cell>
              <table:table-cell office:value-type="float" office:value="245.67375088297">
                <text:p>245.67375088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5.98724127387">
                <text:p>245.98724127387</text:p>
              </table:table-cell>
              <table:table-cell office:value-type="float" office:value="245.98724127387">
                <text:p>245.98724127387</text:p>
              </table:table-cell>
              <table:table-cell office:value-type="float" office:value="245.98724127387">
                <text:p>245.98724127387</text:p>
              </table:table-cell>
              <table:table-cell office:value-type="float" office:value="245.98724127387">
                <text:p>245.98724127387</text:p>
              </table:table-cell>
              <table:table-cell office:value-type="float" office:value="245.98724127387">
                <text:p>245.98724127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5.999355251747">
                <text:p>245.999355251747</text:p>
              </table:table-cell>
              <table:table-cell office:value-type="float" office:value="245.999355251747">
                <text:p>245.999355251747</text:p>
              </table:table-cell>
              <table:table-cell office:value-type="float" office:value="245.999355251747">
                <text:p>245.999355251747</text:p>
              </table:table-cell>
              <table:table-cell office:value-type="float" office:value="245.999355251747">
                <text:p>245.999355251747</text:p>
              </table:table-cell>
              <table:table-cell office:value-type="float" office:value="245.999355251747">
                <text:p>245.999355251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6.513321389463">
                <text:p>246.513321389463</text:p>
              </table:table-cell>
              <table:table-cell office:value-type="float" office:value="246.513321389463">
                <text:p>246.513321389463</text:p>
              </table:table-cell>
              <table:table-cell office:value-type="float" office:value="246.513321389463">
                <text:p>246.513321389463</text:p>
              </table:table-cell>
              <table:table-cell office:value-type="float" office:value="246.513321389463">
                <text:p>246.513321389463</text:p>
              </table:table-cell>
              <table:table-cell office:value-type="float" office:value="246.513321389463">
                <text:p>246.513321389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6.422911219993">
                <text:p>246.422911219993</text:p>
              </table:table-cell>
              <table:table-cell office:value-type="float" office:value="246.422911219993">
                <text:p>246.422911219993</text:p>
              </table:table-cell>
              <table:table-cell office:value-type="float" office:value="246.422911219993">
                <text:p>246.422911219993</text:p>
              </table:table-cell>
              <table:table-cell office:value-type="float" office:value="246.422911219993">
                <text:p>246.422911219993</text:p>
              </table:table-cell>
              <table:table-cell office:value-type="float" office:value="246.422911219993">
                <text:p>246.422911219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6.362344037666">
                <text:p>246.362344037666</text:p>
              </table:table-cell>
              <table:table-cell office:value-type="float" office:value="246.362344037666">
                <text:p>246.362344037666</text:p>
              </table:table-cell>
              <table:table-cell office:value-type="float" office:value="246.362344037666">
                <text:p>246.362344037666</text:p>
              </table:table-cell>
              <table:table-cell office:value-type="float" office:value="246.362344037666">
                <text:p>246.362344037666</text:p>
              </table:table-cell>
              <table:table-cell office:value-type="float" office:value="246.362344037666">
                <text:p>246.3623440376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6.566188621236">
                <text:p>246.566188621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.389262614624">
                <text:p>246.389262614624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5.710715538362">
                <text:p>245.710715538362</text:p>
              </table:table-cell>
              <table:table-cell office:value-type="float" office:value="143.620628628081">
                <text:p>143.620628628081</text:p>
              </table:table-cell>
              <table:table-cell office:value-type="float" office:value="245.777494782506">
                <text:p>245.777494782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6.076530318584">
                <text:p>246.076530318584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5.897510343185">
                <text:p>245.897510343185</text:p>
              </table:table-cell>
              <table:table-cell office:value-type="float" office:value="143.620628628081">
                <text:p>143.620628628081</text:p>
              </table:table-cell>
              <table:table-cell office:value-type="float" office:value="245.777494782506">
                <text:p>245.7774947825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5.932999658322">
                <text:p>245.932999658322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6.035962843256">
                <text:p>246.035962843256</text:p>
              </table:table-cell>
              <table:table-cell office:value-type="float" office:value="143.620628628081">
                <text:p>143.620628628081</text:p>
              </table:table-cell>
              <table:table-cell office:value-type="float" office:value="245.777494782506">
                <text:p>245.777494782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32361909795">
                <text:p>245.32361909795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6.116930140175">
                <text:p>246.116930140175</text:p>
              </table:table-cell>
              <table:table-cell office:value-type="float" office:value="143.620628628081">
                <text:p>143.620628628081</text:p>
              </table:table-cell>
              <table:table-cell office:value-type="float" office:value="245.777494782506">
                <text:p>245.777494782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5.523175272781">
                <text:p>245.523175272781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6.161248065895">
                <text:p>246.161248065895</text:p>
              </table:table-cell>
              <table:table-cell office:value-type="float" office:value="143.620628628081">
                <text:p>143.620628628081</text:p>
              </table:table-cell>
              <table:table-cell office:value-type="float" office:value="245.777494782506">
                <text:p>245.7774947825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.13619210464">
                <text:p>245.13619210464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6.178648745098">
                <text:p>246.178648745098</text:p>
              </table:table-cell>
              <table:table-cell office:value-type="float" office:value="143.620628628081">
                <text:p>143.620628628081</text:p>
              </table:table-cell>
              <table:table-cell office:value-type="float" office:value="245.777494782506">
                <text:p>245.777494782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.39683215379">
                <text:p>245.39683215379</text:p>
              </table:table-cell>
              <table:table-cell office:value-type="float" office:value="246.566188621236">
                <text:p>246.566188621236</text:p>
              </table:table-cell>
              <table:table-cell office:value-type="float" office:value="246.196578094433">
                <text:p>246.196578094433</text:p>
              </table:table-cell>
              <table:table-cell office:value-type="float" office:value="143.620628628081">
                <text:p>143.620628628081</text:p>
              </table:table-cell>
              <table:table-cell office:value-type="float" office:value="245.777494782506">
                <text:p>245.777494782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4.988800943775">
                <text:p>244.988800943775</text:p>
              </table:table-cell>
              <table:table-cell office:value-type="float" office:value="244.988800943775">
                <text:p>244.988800943775</text:p>
              </table:table-cell>
              <table:table-cell office:value-type="float" office:value="244.988800943775">
                <text:p>244.988800943775</text:p>
              </table:table-cell>
              <table:table-cell office:value-type="float" office:value="244.988800943775">
                <text:p>244.988800943775</text:p>
              </table:table-cell>
              <table:table-cell office:value-type="float" office:value="244.988800943775">
                <text:p>244.9888009437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4.965254972553">
                <text:p>244.965254972553</text:p>
              </table:table-cell>
              <table:table-cell office:value-type="float" office:value="244.965254972553">
                <text:p>244.965254972553</text:p>
              </table:table-cell>
              <table:table-cell office:value-type="float" office:value="244.965254972553">
                <text:p>244.965254972553</text:p>
              </table:table-cell>
              <table:table-cell office:value-type="float" office:value="244.965254972553">
                <text:p>244.965254972553</text:p>
              </table:table-cell>
              <table:table-cell office:value-type="float" office:value="244.965254972553">
                <text:p>244.965254972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4.878714095016">
                <text:p>244.878714095016</text:p>
              </table:table-cell>
              <table:table-cell office:value-type="float" office:value="244.878714095016">
                <text:p>244.878714095016</text:p>
              </table:table-cell>
              <table:table-cell office:value-type="float" office:value="244.878714095016">
                <text:p>244.878714095016</text:p>
              </table:table-cell>
              <table:table-cell office:value-type="float" office:value="244.878714095016">
                <text:p>244.878714095016</text:p>
              </table:table-cell>
              <table:table-cell office:value-type="float" office:value="244.878714095016">
                <text:p>244.878714095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.30097892847">
                <text:p>245.30097892847</text:p>
              </table:table-cell>
              <table:table-cell office:value-type="float" office:value="245.30097892847">
                <text:p>245.30097892847</text:p>
              </table:table-cell>
              <table:table-cell office:value-type="float" office:value="245.30097892847">
                <text:p>245.30097892847</text:p>
              </table:table-cell>
              <table:table-cell office:value-type="float" office:value="245.30097892847">
                <text:p>245.30097892847</text:p>
              </table:table-cell>
              <table:table-cell office:value-type="float" office:value="245.30097892847">
                <text:p>245.300978928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5.743053894204">
                <text:p>245.743053894204</text:p>
              </table:table-cell>
              <table:table-cell office:value-type="float" office:value="245.743053894204">
                <text:p>245.743053894204</text:p>
              </table:table-cell>
              <table:table-cell office:value-type="float" office:value="245.743053894204">
                <text:p>245.743053894204</text:p>
              </table:table-cell>
              <table:table-cell office:value-type="float" office:value="245.743053894204">
                <text:p>245.743053894204</text:p>
              </table:table-cell>
              <table:table-cell office:value-type="float" office:value="245.743053894204">
                <text:p>245.743053894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5.775076465199">
                <text:p>245.775076465199</text:p>
              </table:table-cell>
              <table:table-cell office:value-type="float" office:value="245.775076465199">
                <text:p>245.775076465199</text:p>
              </table:table-cell>
              <table:table-cell office:value-type="float" office:value="245.775076465199">
                <text:p>245.775076465199</text:p>
              </table:table-cell>
              <table:table-cell office:value-type="float" office:value="245.775076465199">
                <text:p>245.775076465199</text:p>
              </table:table-cell>
              <table:table-cell office:value-type="float" office:value="245.775076465199">
                <text:p>245.775076465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6.486253142614">
                <text:p>246.486253142614</text:p>
              </table:table-cell>
              <table:table-cell office:value-type="float" office:value="246.486253142614">
                <text:p>246.486253142614</text:p>
              </table:table-cell>
              <table:table-cell office:value-type="float" office:value="246.486253142614">
                <text:p>246.486253142614</text:p>
              </table:table-cell>
              <table:table-cell office:value-type="float" office:value="246.486253142614">
                <text:p>246.486253142614</text:p>
              </table:table-cell>
              <table:table-cell office:value-type="float" office:value="246.486253142614">
                <text:p>246.486253142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6.784802632285">
                <text:p>246.784802632285</text:p>
              </table:table-cell>
              <table:table-cell office:value-type="float" office:value="246.784802632285">
                <text:p>246.784802632285</text:p>
              </table:table-cell>
              <table:table-cell office:value-type="float" office:value="246.784802632285">
                <text:p>246.784802632285</text:p>
              </table:table-cell>
              <table:table-cell office:value-type="float" office:value="246.784802632285">
                <text:p>246.784802632285</text:p>
              </table:table-cell>
              <table:table-cell office:value-type="float" office:value="246.784802632285">
                <text:p>246.7848026322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7.657906637601">
                <text:p>247.657906637601</text:p>
              </table:table-cell>
              <table:table-cell office:value-type="float" office:value="247.657906637601">
                <text:p>247.657906637601</text:p>
              </table:table-cell>
              <table:table-cell office:value-type="float" office:value="247.657906637601">
                <text:p>247.657906637601</text:p>
              </table:table-cell>
              <table:table-cell office:value-type="float" office:value="247.657906637601">
                <text:p>247.657906637601</text:p>
              </table:table-cell>
              <table:table-cell office:value-type="float" office:value="247.657906637601">
                <text:p>247.657906637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8.831668626962">
                <text:p>248.831668626962</text:p>
              </table:table-cell>
              <table:table-cell office:value-type="float" office:value="248.831668626962">
                <text:p>248.831668626962</text:p>
              </table:table-cell>
              <table:table-cell office:value-type="float" office:value="248.831668626962">
                <text:p>248.831668626962</text:p>
              </table:table-cell>
              <table:table-cell office:value-type="float" office:value="248.831668626962">
                <text:p>248.831668626962</text:p>
              </table:table-cell>
              <table:table-cell office:value-type="float" office:value="248.831668626962">
                <text:p>248.8316686269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9.52108087329">
                <text:p>249.52108087329</text:p>
              </table:table-cell>
              <table:table-cell office:value-type="float" office:value="249.52108087329">
                <text:p>249.52108087329</text:p>
              </table:table-cell>
              <table:table-cell office:value-type="float" office:value="249.52108087329">
                <text:p>249.52108087329</text:p>
              </table:table-cell>
              <table:table-cell office:value-type="float" office:value="249.52108087329">
                <text:p>249.52108087329</text:p>
              </table:table-cell>
              <table:table-cell office:value-type="float" office:value="249.52108087329">
                <text:p>249.521080873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1.03">
                <text:p>251.03</text:p>
              </table:table-cell>
              <table:table-cell office:value-type="float" office:value="251.03">
                <text:p>251.03</text:p>
              </table:table-cell>
              <table:table-cell office:value-type="float" office:value="251.03">
                <text:p>251.03</text:p>
              </table:table-cell>
              <table:table-cell office:value-type="float" office:value="251.03">
                <text:p>251.03</text:p>
              </table:table-cell>
              <table:table-cell office:value-type="float" office:value="251.03">
                <text:p>251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.88113120304">
                <text:p>251.88113120304</text:p>
              </table:table-cell>
              <table:table-cell office:value-type="float" office:value="251.88113120304">
                <text:p>251.88113120304</text:p>
              </table:table-cell>
              <table:table-cell office:value-type="float" office:value="251.88113120304">
                <text:p>251.88113120304</text:p>
              </table:table-cell>
              <table:table-cell office:value-type="float" office:value="251.88113120304">
                <text:p>251.88113120304</text:p>
              </table:table-cell>
              <table:table-cell office:value-type="float" office:value="251.88113120304">
                <text:p>251.88113120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3.68602125255">
                <text:p>253.68602125255</text:p>
              </table:table-cell>
              <table:table-cell office:value-type="float" office:value="253.68602125255">
                <text:p>253.68602125255</text:p>
              </table:table-cell>
              <table:table-cell office:value-type="float" office:value="253.68602125255">
                <text:p>253.68602125255</text:p>
              </table:table-cell>
              <table:table-cell office:value-type="float" office:value="253.68602125255">
                <text:p>253.68602125255</text:p>
              </table:table-cell>
              <table:table-cell office:value-type="float" office:value="253.68602125255">
                <text:p>253.68602125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.235060310836">
                <text:p>255.235060310836</text:p>
              </table:table-cell>
              <table:table-cell office:value-type="float" office:value="255.235060310836">
                <text:p>255.235060310836</text:p>
              </table:table-cell>
              <table:table-cell office:value-type="float" office:value="255.235060310836">
                <text:p>255.235060310836</text:p>
              </table:table-cell>
              <table:table-cell office:value-type="float" office:value="255.235060310836">
                <text:p>255.235060310836</text:p>
              </table:table-cell>
              <table:table-cell office:value-type="float" office:value="255.235060310836">
                <text:p>255.235060310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.087492536279">
                <text:p>257.087492536279</text:p>
              </table:table-cell>
              <table:table-cell office:value-type="float" office:value="257.087492536279">
                <text:p>257.087492536279</text:p>
              </table:table-cell>
              <table:table-cell office:value-type="float" office:value="257.087492536279">
                <text:p>257.087492536279</text:p>
              </table:table-cell>
              <table:table-cell office:value-type="float" office:value="257.087492536279">
                <text:p>257.087492536279</text:p>
              </table:table-cell>
              <table:table-cell office:value-type="float" office:value="257.087492536279">
                <text:p>257.0874925362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8.881435375921">
                <text:p>258.881435375921</text:p>
              </table:table-cell>
              <table:table-cell office:value-type="float" office:value="258.881435375921">
                <text:p>258.881435375921</text:p>
              </table:table-cell>
              <table:table-cell office:value-type="float" office:value="258.881435375921">
                <text:p>258.881435375921</text:p>
              </table:table-cell>
              <table:table-cell office:value-type="float" office:value="258.881435375921">
                <text:p>258.881435375921</text:p>
              </table:table-cell>
              <table:table-cell office:value-type="float" office:value="258.881435375921">
                <text:p>258.8814353759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1.073907383423">
                <text:p>261.073907383423</text:p>
              </table:table-cell>
              <table:table-cell office:value-type="float" office:value="261.073907383423">
                <text:p>261.073907383423</text:p>
              </table:table-cell>
              <table:table-cell office:value-type="float" office:value="261.073907383423">
                <text:p>261.073907383423</text:p>
              </table:table-cell>
              <table:table-cell office:value-type="float" office:value="261.073907383423">
                <text:p>261.073907383423</text:p>
              </table:table-cell>
              <table:table-cell office:value-type="float" office:value="261.073907383423">
                <text:p>261.073907383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3.020864334237">
                <text:p>263.020864334237</text:p>
              </table:table-cell>
              <table:table-cell office:value-type="float" office:value="263.020864334237">
                <text:p>263.020864334237</text:p>
              </table:table-cell>
              <table:table-cell office:value-type="float" office:value="263.020864334237">
                <text:p>263.020864334237</text:p>
              </table:table-cell>
              <table:table-cell office:value-type="float" office:value="263.020864334237">
                <text:p>263.020864334237</text:p>
              </table:table-cell>
              <table:table-cell office:value-type="float" office:value="263.020864334237">
                <text:p>263.0208643342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5.727243346771">
                <text:p>265.727243346771</text:p>
              </table:table-cell>
              <table:table-cell office:value-type="float" office:value="265.727243346771">
                <text:p>265.727243346771</text:p>
              </table:table-cell>
              <table:table-cell office:value-type="float" office:value="265.727243346771">
                <text:p>265.727243346771</text:p>
              </table:table-cell>
              <table:table-cell office:value-type="float" office:value="265.727243346771">
                <text:p>265.727243346771</text:p>
              </table:table-cell>
              <table:table-cell office:value-type="float" office:value="265.727243346771">
                <text:p>265.7272433467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8.277014657522">
                <text:p>268.277014657522</text:p>
              </table:table-cell>
              <table:table-cell office:value-type="float" office:value="268.277014657522">
                <text:p>268.277014657522</text:p>
              </table:table-cell>
              <table:table-cell office:value-type="float" office:value="268.277014657522">
                <text:p>268.277014657522</text:p>
              </table:table-cell>
              <table:table-cell office:value-type="float" office:value="268.277014657522">
                <text:p>268.277014657522</text:p>
              </table:table-cell>
              <table:table-cell office:value-type="float" office:value="268.277014657522">
                <text:p>268.2770146575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1.093240639986">
                <text:p>271.093240639986</text:p>
              </table:table-cell>
              <table:table-cell office:value-type="float" office:value="271.093240639986">
                <text:p>271.093240639986</text:p>
              </table:table-cell>
              <table:table-cell office:value-type="float" office:value="271.093240639986">
                <text:p>271.093240639986</text:p>
              </table:table-cell>
              <table:table-cell office:value-type="float" office:value="271.093240639986">
                <text:p>271.093240639986</text:p>
              </table:table-cell>
              <table:table-cell office:value-type="float" office:value="271.093240639986">
                <text:p>271.0932406399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3.488141602184">
                <text:p>273.488141602184</text:p>
              </table:table-cell>
              <table:table-cell office:value-type="float" office:value="273.488141602184">
                <text:p>273.488141602184</text:p>
              </table:table-cell>
              <table:table-cell office:value-type="float" office:value="273.488141602184">
                <text:p>273.488141602184</text:p>
              </table:table-cell>
              <table:table-cell office:value-type="float" office:value="273.488141602184">
                <text:p>273.488141602184</text:p>
              </table:table-cell>
              <table:table-cell office:value-type="float" office:value="273.488141602184">
                <text:p>273.4881416021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6.55316784621">
                <text:p>276.55316784621</text:p>
              </table:table-cell>
              <table:table-cell office:value-type="float" office:value="276.55316784621">
                <text:p>276.55316784621</text:p>
              </table:table-cell>
              <table:table-cell office:value-type="float" office:value="276.55316784621">
                <text:p>276.55316784621</text:p>
              </table:table-cell>
              <table:table-cell office:value-type="float" office:value="276.55316784621">
                <text:p>276.55316784621</text:p>
              </table:table-cell>
              <table:table-cell office:value-type="float" office:value="276.55316784621">
                <text:p>276.553167846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9.679077425732">
                <text:p>279.679077425732</text:p>
              </table:table-cell>
              <table:table-cell office:value-type="float" office:value="279.679077425732">
                <text:p>279.679077425732</text:p>
              </table:table-cell>
              <table:table-cell office:value-type="float" office:value="279.679077425732">
                <text:p>279.679077425732</text:p>
              </table:table-cell>
              <table:table-cell office:value-type="float" office:value="279.679077425732">
                <text:p>279.679077425732</text:p>
              </table:table-cell>
              <table:table-cell office:value-type="float" office:value="279.679077425732">
                <text:p>279.6790774257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2.576018994192">
                <text:p>282.576018994192</text:p>
              </table:table-cell>
              <table:table-cell office:value-type="float" office:value="282.576018994192">
                <text:p>282.576018994192</text:p>
              </table:table-cell>
              <table:table-cell office:value-type="float" office:value="282.576018994192">
                <text:p>282.576018994192</text:p>
              </table:table-cell>
              <table:table-cell office:value-type="float" office:value="282.576018994192">
                <text:p>282.576018994192</text:p>
              </table:table-cell>
              <table:table-cell office:value-type="float" office:value="282.576018994192">
                <text:p>282.5760189941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5.39361909795">
                <text:p>285.39361909795</text:p>
              </table:table-cell>
              <table:table-cell office:value-type="float" office:value="285.39361909795">
                <text:p>285.39361909795</text:p>
              </table:table-cell>
              <table:table-cell office:value-type="float" office:value="285.39361909795">
                <text:p>285.39361909795</text:p>
              </table:table-cell>
              <table:table-cell office:value-type="float" office:value="285.39361909795">
                <text:p>285.39361909795</text:p>
              </table:table-cell>
              <table:table-cell office:value-type="float" office:value="285.39361909795">
                <text:p>285.393619097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8.531073235001">
                <text:p>288.531073235001</text:p>
              </table:table-cell>
              <table:table-cell office:value-type="float" office:value="288.531073235001">
                <text:p>288.531073235001</text:p>
              </table:table-cell>
              <table:table-cell office:value-type="float" office:value="288.531073235001">
                <text:p>288.531073235001</text:p>
              </table:table-cell>
              <table:table-cell office:value-type="float" office:value="288.531073235001">
                <text:p>288.531073235001</text:p>
              </table:table-cell>
              <table:table-cell office:value-type="float" office:value="288.531073235001">
                <text:p>288.531073235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2.08723997151">
                <text:p>292.08723997151</text:p>
              </table:table-cell>
              <table:table-cell office:value-type="float" office:value="292.08723997151">
                <text:p>292.08723997151</text:p>
              </table:table-cell>
              <table:table-cell office:value-type="float" office:value="292.08723997151">
                <text:p>292.08723997151</text:p>
              </table:table-cell>
              <table:table-cell office:value-type="float" office:value="292.08723997151">
                <text:p>292.08723997151</text:p>
              </table:table-cell>
              <table:table-cell office:value-type="float" office:value="292.08723997151">
                <text:p>292.087239971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5.470737385376">
                <text:p>295.470737385376</text:p>
              </table:table-cell>
              <table:table-cell office:value-type="float" office:value="295.470737385376">
                <text:p>295.470737385376</text:p>
              </table:table-cell>
              <table:table-cell office:value-type="float" office:value="295.470737385376">
                <text:p>295.470737385376</text:p>
              </table:table-cell>
              <table:table-cell office:value-type="float" office:value="295.470737385376">
                <text:p>295.470737385376</text:p>
              </table:table-cell>
              <table:table-cell office:value-type="float" office:value="295.470737385376">
                <text:p>295.4707373853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8.80004108867">
                <text:p>298.80004108867</text:p>
              </table:table-cell>
              <table:table-cell office:value-type="float" office:value="298.80004108867">
                <text:p>298.80004108867</text:p>
              </table:table-cell>
              <table:table-cell office:value-type="float" office:value="298.80004108867">
                <text:p>298.80004108867</text:p>
              </table:table-cell>
              <table:table-cell office:value-type="float" office:value="298.80004108867">
                <text:p>298.80004108867</text:p>
              </table:table-cell>
              <table:table-cell office:value-type="float" office:value="298.80004108867">
                <text:p>298.800041088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1.893583069012">
                <text:p>301.893583069012</text:p>
              </table:table-cell>
              <table:table-cell office:value-type="float" office:value="301.893583069012">
                <text:p>301.893583069012</text:p>
              </table:table-cell>
              <table:table-cell office:value-type="float" office:value="301.893583069012">
                <text:p>301.893583069012</text:p>
              </table:table-cell>
              <table:table-cell office:value-type="float" office:value="301.893583069012">
                <text:p>301.893583069012</text:p>
              </table:table-cell>
              <table:table-cell office:value-type="float" office:value="301.893583069012">
                <text:p>301.8935830690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5.499850584108">
                <text:p>305.499850584108</text:p>
              </table:table-cell>
              <table:table-cell office:value-type="float" office:value="305.499850584108">
                <text:p>305.499850584108</text:p>
              </table:table-cell>
              <table:table-cell office:value-type="float" office:value="305.499850584108">
                <text:p>305.499850584108</text:p>
              </table:table-cell>
              <table:table-cell office:value-type="float" office:value="305.499850584108">
                <text:p>305.499850584108</text:p>
              </table:table-cell>
              <table:table-cell office:value-type="float" office:value="305.499850584108">
                <text:p>305.499850584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9.057484343564">
                <text:p>309.057484343564</text:p>
              </table:table-cell>
              <table:table-cell office:value-type="float" office:value="309.057484343564">
                <text:p>309.057484343564</text:p>
              </table:table-cell>
              <table:table-cell office:value-type="float" office:value="309.057484343564">
                <text:p>309.057484343564</text:p>
              </table:table-cell>
              <table:table-cell office:value-type="float" office:value="309.057484343564">
                <text:p>309.057484343564</text:p>
              </table:table-cell>
              <table:table-cell office:value-type="float" office:value="309.057484343564">
                <text:p>309.057484343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2.495375217881">
                <text:p>312.495375217881</text:p>
              </table:table-cell>
              <table:table-cell office:value-type="float" office:value="312.495375217881">
                <text:p>312.495375217881</text:p>
              </table:table-cell>
              <table:table-cell office:value-type="float" office:value="312.495375217881">
                <text:p>312.495375217881</text:p>
              </table:table-cell>
              <table:table-cell office:value-type="float" office:value="312.495375217881">
                <text:p>312.495375217881</text:p>
              </table:table-cell>
              <table:table-cell office:value-type="float" office:value="312.495375217881">
                <text:p>312.4953752178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5.49275872613">
                <text:p>315.49275872613</text:p>
              </table:table-cell>
              <table:table-cell office:value-type="float" office:value="315.49275872613">
                <text:p>315.49275872613</text:p>
              </table:table-cell>
              <table:table-cell office:value-type="float" office:value="315.49275872613">
                <text:p>315.49275872613</text:p>
              </table:table-cell>
              <table:table-cell office:value-type="float" office:value="315.49275872613">
                <text:p>315.49275872613</text:p>
              </table:table-cell>
              <table:table-cell office:value-type="float" office:value="315.49275872613">
                <text:p>315.492758726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8.719306571072">
                <text:p>318.719306571072</text:p>
              </table:table-cell>
              <table:table-cell office:value-type="float" office:value="318.719306571072">
                <text:p>318.719306571072</text:p>
              </table:table-cell>
              <table:table-cell office:value-type="float" office:value="318.719306571072">
                <text:p>318.719306571072</text:p>
              </table:table-cell>
              <table:table-cell office:value-type="float" office:value="318.719306571072">
                <text:p>318.719306571072</text:p>
              </table:table-cell>
              <table:table-cell office:value-type="float" office:value="318.719306571072">
                <text:p>318.7193065710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2.305214513395">
                <text:p>322.305214513395</text:p>
              </table:table-cell>
              <table:table-cell office:value-type="float" office:value="322.305214513395">
                <text:p>322.305214513395</text:p>
              </table:table-cell>
              <table:table-cell office:value-type="float" office:value="322.305214513395">
                <text:p>322.305214513395</text:p>
              </table:table-cell>
              <table:table-cell office:value-type="float" office:value="322.305214513395">
                <text:p>322.305214513395</text:p>
              </table:table-cell>
              <table:table-cell office:value-type="float" office:value="322.305214513395">
                <text:p>322.3052145133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5.501285904984">
                <text:p>325.501285904984</text:p>
              </table:table-cell>
              <table:table-cell office:value-type="float" office:value="325.501285904984">
                <text:p>325.501285904984</text:p>
              </table:table-cell>
              <table:table-cell office:value-type="float" office:value="325.501285904984">
                <text:p>325.501285904984</text:p>
              </table:table-cell>
              <table:table-cell office:value-type="float" office:value="325.501285904984">
                <text:p>325.501285904984</text:p>
              </table:table-cell>
              <table:table-cell office:value-type="float" office:value="325.501285904984">
                <text:p>325.5012859049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8.889010234627">
                <text:p>328.889010234627</text:p>
              </table:table-cell>
              <table:table-cell office:value-type="float" office:value="328.889010234627">
                <text:p>328.889010234627</text:p>
              </table:table-cell>
              <table:table-cell office:value-type="float" office:value="328.889010234627">
                <text:p>328.889010234627</text:p>
              </table:table-cell>
              <table:table-cell office:value-type="float" office:value="328.889010234627">
                <text:p>328.889010234627</text:p>
              </table:table-cell>
              <table:table-cell office:value-type="float" office:value="328.889010234627">
                <text:p>328.8890102346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2.040636077959">
                <text:p>332.040636077959</text:p>
              </table:table-cell>
              <table:table-cell office:value-type="float" office:value="328.889010234627">
                <text:p>328.889010234627</text:p>
              </table:table-cell>
              <table:table-cell office:value-type="float" office:value="313.865391025344">
                <text:p>313.865391025344</text:p>
              </table:table-cell>
              <table:table-cell office:value-type="float" office:value="187.989567975038">
                <text:p>187.989567975038</text:p>
              </table:table-cell>
              <table:table-cell office:value-type="float" office:value="337.402986283266">
                <text:p>337.4029862832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4.599237886467">
                <text:p>334.599237886467</text:p>
              </table:table-cell>
              <table:table-cell office:value-type="float" office:value="328.889010234627">
                <text:p>328.889010234627</text:p>
              </table:table-cell>
              <table:table-cell office:value-type="float" office:value="315.371926019012">
                <text:p>315.371926019012</text:p>
              </table:table-cell>
              <table:table-cell office:value-type="float" office:value="187.989567975038">
                <text:p>187.989567975038</text:p>
              </table:table-cell>
              <table:table-cell office:value-type="float" office:value="337.402986283266">
                <text:p>337.4029862832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7.478776097787">
                <text:p>337.478776097787</text:p>
              </table:table-cell>
              <table:table-cell office:value-type="float" office:value="328.889010234627">
                <text:p>328.889010234627</text:p>
              </table:table-cell>
              <table:table-cell office:value-type="float" office:value="316.719760314012">
                <text:p>316.719760314012</text:p>
              </table:table-cell>
              <table:table-cell office:value-type="float" office:value="187.989567975038">
                <text:p>187.989567975038</text:p>
              </table:table-cell>
              <table:table-cell office:value-type="float" office:value="337.402986283266">
                <text:p>337.4029862832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0.51415010076">
                <text:p>340.51415010076</text:p>
              </table:table-cell>
              <table:table-cell office:value-type="float" office:value="328.889010234627">
                <text:p>328.889010234627</text:p>
              </table:table-cell>
              <table:table-cell office:value-type="float" office:value="317.841751287002">
                <text:p>317.841751287002</text:p>
              </table:table-cell>
              <table:table-cell office:value-type="float" office:value="187.989567975038">
                <text:p>187.989567975038</text:p>
              </table:table-cell>
              <table:table-cell office:value-type="float" office:value="337.402986283266">
                <text:p>337.4029862832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3.321243643651">
                <text:p>343.321243643651</text:p>
              </table:table-cell>
              <table:table-cell office:value-type="float" office:value="328.889010234627">
                <text:p>328.889010234627</text:p>
              </table:table-cell>
              <table:table-cell office:value-type="float" office:value="318.720177981346">
                <text:p>318.720177981346</text:p>
              </table:table-cell>
              <table:table-cell office:value-type="float" office:value="187.989567975038">
                <text:p>187.989567975038</text:p>
              </table:table-cell>
              <table:table-cell office:value-type="float" office:value="337.402986283266">
                <text:p>337.4029862832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5.916962331905">
                <text:p>345.916962331905</text:p>
              </table:table-cell>
              <table:table-cell office:value-type="float" office:value="345.916962331905">
                <text:p>345.916962331905</text:p>
              </table:table-cell>
              <table:table-cell office:value-type="float" office:value="345.916962331905">
                <text:p>345.916962331905</text:p>
              </table:table-cell>
              <table:table-cell office:value-type="float" office:value="345.916962331905">
                <text:p>345.916962331905</text:p>
              </table:table-cell>
              <table:table-cell office:value-type="float" office:value="345.916962331905">
                <text:p>345.916962331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8.809262922539">
                <text:p>348.809262922539</text:p>
              </table:table-cell>
              <table:table-cell office:value-type="float" office:value="348.809262922539">
                <text:p>348.809262922539</text:p>
              </table:table-cell>
              <table:table-cell office:value-type="float" office:value="348.809262922539">
                <text:p>348.809262922539</text:p>
              </table:table-cell>
              <table:table-cell office:value-type="float" office:value="348.809262922539">
                <text:p>348.809262922539</text:p>
              </table:table-cell>
              <table:table-cell office:value-type="float" office:value="348.809262922539">
                <text:p>348.8092629225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1.127174185242">
                <text:p>351.127174185242</text:p>
              </table:table-cell>
              <table:table-cell office:value-type="float" office:value="351.127174185242">
                <text:p>351.127174185242</text:p>
              </table:table-cell>
              <table:table-cell office:value-type="float" office:value="351.127174185242">
                <text:p>351.127174185242</text:p>
              </table:table-cell>
              <table:table-cell office:value-type="float" office:value="351.127174185242">
                <text:p>351.127174185242</text:p>
              </table:table-cell>
              <table:table-cell office:value-type="float" office:value="351.127174185242">
                <text:p>351.127174185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3.360809164919">
                <text:p>353.360809164919</text:p>
              </table:table-cell>
              <table:table-cell office:value-type="float" office:value="353.360809164919">
                <text:p>353.360809164919</text:p>
              </table:table-cell>
              <table:table-cell office:value-type="float" office:value="353.360809164919">
                <text:p>353.360809164919</text:p>
              </table:table-cell>
              <table:table-cell office:value-type="float" office:value="353.360809164919">
                <text:p>353.360809164919</text:p>
              </table:table-cell>
              <table:table-cell office:value-type="float" office:value="353.360809164919">
                <text:p>353.3608091649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5.951368746444">
                <text:p>355.951368746444</text:p>
              </table:table-cell>
              <table:table-cell office:value-type="float" office:value="355.951368746444">
                <text:p>355.951368746444</text:p>
              </table:table-cell>
              <table:table-cell office:value-type="float" office:value="355.951368746444">
                <text:p>355.951368746444</text:p>
              </table:table-cell>
              <table:table-cell office:value-type="float" office:value="355.951368746444">
                <text:p>355.951368746444</text:p>
              </table:table-cell>
              <table:table-cell office:value-type="float" office:value="355.951368746444">
                <text:p>355.9513687464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7.921136489091">
                <text:p>357.921136489091</text:p>
              </table:table-cell>
              <table:table-cell office:value-type="float" office:value="357.921136489091">
                <text:p>357.921136489091</text:p>
              </table:table-cell>
              <table:table-cell office:value-type="float" office:value="357.921136489091">
                <text:p>357.921136489091</text:p>
              </table:table-cell>
              <table:table-cell office:value-type="float" office:value="357.921136489091">
                <text:p>357.921136489091</text:p>
              </table:table-cell>
              <table:table-cell office:value-type="float" office:value="357.921136489091">
                <text:p>357.9211364890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0.463464765108">
                <text:p>360.463464765108</text:p>
              </table:table-cell>
              <table:table-cell office:value-type="float" office:value="360.463464765108">
                <text:p>360.463464765108</text:p>
              </table:table-cell>
              <table:table-cell office:value-type="float" office:value="360.463464765108">
                <text:p>360.463464765108</text:p>
              </table:table-cell>
              <table:table-cell office:value-type="float" office:value="360.463464765108">
                <text:p>360.463464765108</text:p>
              </table:table-cell>
              <table:table-cell office:value-type="float" office:value="360.463464765108">
                <text:p>360.4634647651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2.522752303655">
                <text:p>362.522752303655</text:p>
              </table:table-cell>
              <table:table-cell office:value-type="float" office:value="362.522752303655">
                <text:p>362.522752303655</text:p>
              </table:table-cell>
              <table:table-cell office:value-type="float" office:value="362.522752303655">
                <text:p>362.522752303655</text:p>
              </table:table-cell>
              <table:table-cell office:value-type="float" office:value="362.522752303655">
                <text:p>362.522752303655</text:p>
              </table:table-cell>
              <table:table-cell office:value-type="float" office:value="362.522752303655">
                <text:p>362.522752303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4.284413307275">
                <text:p>364.284413307275</text:p>
              </table:table-cell>
              <table:table-cell office:value-type="float" office:value="364.284413307275">
                <text:p>364.284413307275</text:p>
              </table:table-cell>
              <table:table-cell office:value-type="float" office:value="364.284413307275">
                <text:p>364.284413307275</text:p>
              </table:table-cell>
              <table:table-cell office:value-type="float" office:value="364.284413307275">
                <text:p>364.284413307275</text:p>
              </table:table-cell>
              <table:table-cell office:value-type="float" office:value="364.284413307275">
                <text:p>364.2844133072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264838372789">
                <text:p>366.264838372789</text:p>
              </table:table-cell>
              <table:table-cell office:value-type="float" office:value="366.264838372789">
                <text:p>366.264838372789</text:p>
              </table:table-cell>
              <table:table-cell office:value-type="float" office:value="366.264838372789">
                <text:p>366.264838372789</text:p>
              </table:table-cell>
              <table:table-cell office:value-type="float" office:value="366.264838372789">
                <text:p>366.264838372789</text:p>
              </table:table-cell>
              <table:table-cell office:value-type="float" office:value="366.264838372789">
                <text:p>366.2648383727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8.391347511425">
                <text:p>368.391347511425</text:p>
              </table:table-cell>
              <table:table-cell office:value-type="float" office:value="368.391347511425">
                <text:p>368.391347511425</text:p>
              </table:table-cell>
              <table:table-cell office:value-type="float" office:value="368.391347511425">
                <text:p>368.391347511425</text:p>
              </table:table-cell>
              <table:table-cell office:value-type="float" office:value="368.391347511425">
                <text:p>368.391347511425</text:p>
              </table:table-cell>
              <table:table-cell office:value-type="float" office:value="368.391347511425">
                <text:p>368.3913475114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9.852135623731">
                <text:p>369.852135623731</text:p>
              </table:table-cell>
              <table:table-cell office:value-type="float" office:value="369.852135623731">
                <text:p>369.852135623731</text:p>
              </table:table-cell>
              <table:table-cell office:value-type="float" office:value="369.852135623731">
                <text:p>369.852135623731</text:p>
              </table:table-cell>
              <table:table-cell office:value-type="float" office:value="369.852135623731">
                <text:p>369.852135623731</text:p>
              </table:table-cell>
              <table:table-cell office:value-type="float" office:value="369.852135623731">
                <text:p>369.8521356237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1.706210842776">
                <text:p>371.706210842776</text:p>
              </table:table-cell>
              <table:table-cell office:value-type="float" office:value="371.706210842776">
                <text:p>371.706210842776</text:p>
              </table:table-cell>
              <table:table-cell office:value-type="float" office:value="371.706210842776">
                <text:p>371.706210842776</text:p>
              </table:table-cell>
              <table:table-cell office:value-type="float" office:value="371.706210842776">
                <text:p>371.706210842776</text:p>
              </table:table-cell>
              <table:table-cell office:value-type="float" office:value="371.706210842776">
                <text:p>371.706210842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3.50332621403">
                <text:p>373.50332621403</text:p>
              </table:table-cell>
              <table:table-cell office:value-type="float" office:value="373.50332621403">
                <text:p>373.50332621403</text:p>
              </table:table-cell>
              <table:table-cell office:value-type="float" office:value="373.50332621403">
                <text:p>373.50332621403</text:p>
              </table:table-cell>
              <table:table-cell office:value-type="float" office:value="373.50332621403">
                <text:p>373.50332621403</text:p>
              </table:table-cell>
              <table:table-cell office:value-type="float" office:value="373.50332621403">
                <text:p>373.503326214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5.153905231586">
                <text:p>375.153905231586</text:p>
              </table:table-cell>
              <table:table-cell office:value-type="float" office:value="375.153905231586">
                <text:p>375.153905231586</text:p>
              </table:table-cell>
              <table:table-cell office:value-type="float" office:value="375.153905231586">
                <text:p>375.153905231586</text:p>
              </table:table-cell>
              <table:table-cell office:value-type="float" office:value="375.153905231586">
                <text:p>375.153905231586</text:p>
              </table:table-cell>
              <table:table-cell office:value-type="float" office:value="375.153905231586">
                <text:p>375.1539052315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6.988961797736">
                <text:p>376.988961797736</text:p>
              </table:table-cell>
              <table:table-cell office:value-type="float" office:value="376.988961797736">
                <text:p>376.988961797736</text:p>
              </table:table-cell>
              <table:table-cell office:value-type="float" office:value="376.988961797736">
                <text:p>376.988961797736</text:p>
              </table:table-cell>
              <table:table-cell office:value-type="float" office:value="376.988961797736">
                <text:p>376.988961797736</text:p>
              </table:table-cell>
              <table:table-cell office:value-type="float" office:value="376.988961797736">
                <text:p>376.9889617977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8.150015215903">
                <text:p>378.150015215903</text:p>
              </table:table-cell>
              <table:table-cell office:value-type="float" office:value="378.150015215903">
                <text:p>378.150015215903</text:p>
              </table:table-cell>
              <table:table-cell office:value-type="float" office:value="378.150015215903">
                <text:p>378.150015215903</text:p>
              </table:table-cell>
              <table:table-cell office:value-type="float" office:value="378.150015215903">
                <text:p>378.150015215903</text:p>
              </table:table-cell>
              <table:table-cell office:value-type="float" office:value="378.150015215903">
                <text:p>378.1500152159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9.87900086536">
                <text:p>379.87900086536</text:p>
              </table:table-cell>
              <table:table-cell office:value-type="float" office:value="378.150015215903">
                <text:p>378.150015215903</text:p>
              </table:table-cell>
              <table:table-cell office:value-type="float" office:value="370.681790642091">
                <text:p>370.681790642091</text:p>
              </table:table-cell>
              <table:table-cell office:value-type="float" office:value="209.30774961397">
                <text:p>209.30774961397</text:p>
              </table:table-cell>
              <table:table-cell office:value-type="float" office:value="381.808594700573">
                <text:p>381.8085947005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1.628177239539">
                <text:p>381.628177239539</text:p>
              </table:table-cell>
              <table:table-cell office:value-type="float" office:value="378.150015215903">
                <text:p>378.150015215903</text:p>
              </table:table-cell>
              <table:table-cell office:value-type="float" office:value="371.497694475934">
                <text:p>371.497694475934</text:p>
              </table:table-cell>
              <table:table-cell office:value-type="float" office:value="209.30774961397">
                <text:p>209.30774961397</text:p>
              </table:table-cell>
              <table:table-cell office:value-type="float" office:value="381.808594700573">
                <text:p>381.8085947005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3.290030058037">
                <text:p>383.290030058037</text:p>
              </table:table-cell>
              <table:table-cell office:value-type="float" office:value="378.150015215903">
                <text:p>378.150015215903</text:p>
              </table:table-cell>
              <table:table-cell office:value-type="float" office:value="372.2190225928">
                <text:p>372.2190225928</text:p>
              </table:table-cell>
              <table:table-cell office:value-type="float" office:value="209.30774961397">
                <text:p>209.30774961397</text:p>
              </table:table-cell>
              <table:table-cell office:value-type="float" office:value="381.808594700573">
                <text:p>381.808594700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5.467174185242">
                <text:p>385.467174185242</text:p>
              </table:table-cell>
              <table:table-cell office:value-type="float" office:value="385.467174185242">
                <text:p>385.467174185242</text:p>
              </table:table-cell>
              <table:table-cell office:value-type="float" office:value="385.467174185242">
                <text:p>385.467174185242</text:p>
              </table:table-cell>
              <table:table-cell office:value-type="float" office:value="385.467174185242">
                <text:p>385.467174185242</text:p>
              </table:table-cell>
              <table:table-cell office:value-type="float" office:value="385.467174185242">
                <text:p>385.4671741852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7.112254105751">
                <text:p>387.112254105751</text:p>
              </table:table-cell>
              <table:table-cell office:value-type="float" office:value="387.112254105751">
                <text:p>387.112254105751</text:p>
              </table:table-cell>
              <table:table-cell office:value-type="float" office:value="387.112254105751">
                <text:p>387.112254105751</text:p>
              </table:table-cell>
              <table:table-cell office:value-type="float" office:value="387.112254105751">
                <text:p>387.112254105751</text:p>
              </table:table-cell>
              <table:table-cell office:value-type="float" office:value="387.112254105751">
                <text:p>387.1122541057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8.687843718322">
                <text:p>388.687843718322</text:p>
              </table:table-cell>
              <table:table-cell office:value-type="float" office:value="388.687843718322">
                <text:p>388.687843718322</text:p>
              </table:table-cell>
              <table:table-cell office:value-type="float" office:value="388.687843718322">
                <text:p>388.687843718322</text:p>
              </table:table-cell>
              <table:table-cell office:value-type="float" office:value="388.687843718322">
                <text:p>388.687843718322</text:p>
              </table:table-cell>
              <table:table-cell office:value-type="float" office:value="388.687843718322">
                <text:p>388.6878437183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0.96634621582">
                <text:p>390.96634621582</text:p>
              </table:table-cell>
              <table:table-cell office:value-type="float" office:value="390.96634621582">
                <text:p>390.96634621582</text:p>
              </table:table-cell>
              <table:table-cell office:value-type="float" office:value="390.96634621582">
                <text:p>390.96634621582</text:p>
              </table:table-cell>
              <table:table-cell office:value-type="float" office:value="390.96634621582">
                <text:p>390.96634621582</text:p>
              </table:table-cell>
              <table:table-cell office:value-type="float" office:value="390.96634621582">
                <text:p>390.966346215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3.239894818528">
                <text:p>393.239894818528</text:p>
              </table:table-cell>
              <table:table-cell office:value-type="float" office:value="393.239894818528">
                <text:p>393.239894818528</text:p>
              </table:table-cell>
              <table:table-cell office:value-type="float" office:value="393.239894818528">
                <text:p>393.239894818528</text:p>
              </table:table-cell>
              <table:table-cell office:value-type="float" office:value="393.239894818528">
                <text:p>393.239894818528</text:p>
              </table:table-cell>
              <table:table-cell office:value-type="float" office:value="393.239894818528">
                <text:p>393.2398948185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5.22025512224">
                <text:p>395.22025512224</text:p>
              </table:table-cell>
              <table:table-cell office:value-type="float" office:value="395.22025512224">
                <text:p>395.22025512224</text:p>
              </table:table-cell>
              <table:table-cell office:value-type="float" office:value="395.22025512224">
                <text:p>395.22025512224</text:p>
              </table:table-cell>
              <table:table-cell office:value-type="float" office:value="395.22025512224">
                <text:p>395.22025512224</text:p>
              </table:table-cell>
              <table:table-cell office:value-type="float" office:value="395.22025512224">
                <text:p>395.220255122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7.278729810778">
                <text:p>397.278729810778</text:p>
              </table:table-cell>
              <table:table-cell office:value-type="float" office:value="397.278729810778">
                <text:p>397.278729810778</text:p>
              </table:table-cell>
              <table:table-cell office:value-type="float" office:value="397.278729810778">
                <text:p>397.278729810778</text:p>
              </table:table-cell>
              <table:table-cell office:value-type="float" office:value="397.278729810778">
                <text:p>397.278729810778</text:p>
              </table:table-cell>
              <table:table-cell office:value-type="float" office:value="397.278729810778">
                <text:p>397.2787298107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9.836066465158">
                <text:p>399.836066465158</text:p>
              </table:table-cell>
              <table:table-cell office:value-type="float" office:value="399.836066465158">
                <text:p>399.836066465158</text:p>
              </table:table-cell>
              <table:table-cell office:value-type="float" office:value="399.836066465158">
                <text:p>399.836066465158</text:p>
              </table:table-cell>
              <table:table-cell office:value-type="float" office:value="399.836066465158">
                <text:p>399.836066465158</text:p>
              </table:table-cell>
              <table:table-cell office:value-type="float" office:value="399.836066465158">
                <text:p>399.8360664651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2.262369178517">
                <text:p>402.262369178517</text:p>
              </table:table-cell>
              <table:table-cell office:value-type="float" office:value="402.262369178517">
                <text:p>402.262369178517</text:p>
              </table:table-cell>
              <table:table-cell office:value-type="float" office:value="402.262369178517">
                <text:p>402.262369178517</text:p>
              </table:table-cell>
              <table:table-cell office:value-type="float" office:value="402.262369178517">
                <text:p>402.262369178517</text:p>
              </table:table-cell>
              <table:table-cell office:value-type="float" office:value="402.262369178517">
                <text:p>402.262369178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5.477014657522">
                <text:p>405.477014657522</text:p>
              </table:table-cell>
              <table:table-cell office:value-type="float" office:value="405.477014657522">
                <text:p>405.477014657522</text:p>
              </table:table-cell>
              <table:table-cell office:value-type="float" office:value="405.477014657522">
                <text:p>405.477014657522</text:p>
              </table:table-cell>
              <table:table-cell office:value-type="float" office:value="405.477014657522">
                <text:p>405.477014657522</text:p>
              </table:table-cell>
              <table:table-cell office:value-type="float" office:value="405.477014657522">
                <text:p>405.4770146575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8.038573457284">
                <text:p>408.038573457284</text:p>
              </table:table-cell>
              <table:table-cell office:value-type="float" office:value="408.038573457284">
                <text:p>408.038573457284</text:p>
              </table:table-cell>
              <table:table-cell office:value-type="float" office:value="408.038573457284">
                <text:p>408.038573457284</text:p>
              </table:table-cell>
              <table:table-cell office:value-type="float" office:value="408.038573457284">
                <text:p>408.038573457284</text:p>
              </table:table-cell>
              <table:table-cell office:value-type="float" office:value="408.038573457284">
                <text:p>408.0385734572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1.324736958271">
                <text:p>411.324736958271</text:p>
              </table:table-cell>
              <table:table-cell office:value-type="float" office:value="411.324736958271">
                <text:p>411.324736958271</text:p>
              </table:table-cell>
              <table:table-cell office:value-type="float" office:value="411.324736958271">
                <text:p>411.324736958271</text:p>
              </table:table-cell>
              <table:table-cell office:value-type="float" office:value="411.324736958271">
                <text:p>411.324736958271</text:p>
              </table:table-cell>
              <table:table-cell office:value-type="float" office:value="411.324736958271">
                <text:p>411.324736958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4.472250650442">
                <text:p>414.472250650442</text:p>
              </table:table-cell>
              <table:table-cell office:value-type="float" office:value="414.472250650442">
                <text:p>414.472250650442</text:p>
              </table:table-cell>
              <table:table-cell office:value-type="float" office:value="414.472250650442">
                <text:p>414.472250650442</text:p>
              </table:table-cell>
              <table:table-cell office:value-type="float" office:value="414.472250650442">
                <text:p>414.472250650442</text:p>
              </table:table-cell>
              <table:table-cell office:value-type="float" office:value="414.472250650442">
                <text:p>414.472250650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7.436854242334">
                <text:p>417.436854242334</text:p>
              </table:table-cell>
              <table:table-cell office:value-type="float" office:value="417.436854242334">
                <text:p>417.436854242334</text:p>
              </table:table-cell>
              <table:table-cell office:value-type="float" office:value="417.436854242334">
                <text:p>417.436854242334</text:p>
              </table:table-cell>
              <table:table-cell office:value-type="float" office:value="417.436854242334">
                <text:p>417.436854242334</text:p>
              </table:table-cell>
              <table:table-cell office:value-type="float" office:value="417.436854242334">
                <text:p>417.4368542423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1.353229061332">
                <text:p>421.353229061332</text:p>
              </table:table-cell>
              <table:table-cell office:value-type="float" office:value="421.353229061332">
                <text:p>421.353229061332</text:p>
              </table:table-cell>
              <table:table-cell office:value-type="float" office:value="421.353229061332">
                <text:p>421.353229061332</text:p>
              </table:table-cell>
              <table:table-cell office:value-type="float" office:value="421.353229061332">
                <text:p>421.353229061332</text:p>
              </table:table-cell>
              <table:table-cell office:value-type="float" office:value="421.353229061332">
                <text:p>421.3532290613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4.824953156276">
                <text:p>424.824953156276</text:p>
              </table:table-cell>
              <table:table-cell office:value-type="float" office:value="424.824953156276">
                <text:p>424.824953156276</text:p>
              </table:table-cell>
              <table:table-cell office:value-type="float" office:value="424.824953156276">
                <text:p>424.824953156276</text:p>
              </table:table-cell>
              <table:table-cell office:value-type="float" office:value="424.824953156276">
                <text:p>424.824953156276</text:p>
              </table:table-cell>
              <table:table-cell office:value-type="float" office:value="424.824953156276">
                <text:p>424.8249531562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9.144464455429">
                <text:p>429.144464455429</text:p>
              </table:table-cell>
              <table:table-cell office:value-type="float" office:value="429.144464455429">
                <text:p>429.144464455429</text:p>
              </table:table-cell>
              <table:table-cell office:value-type="float" office:value="429.144464455429">
                <text:p>429.144464455429</text:p>
              </table:table-cell>
              <table:table-cell office:value-type="float" office:value="429.144464455429">
                <text:p>429.144464455429</text:p>
              </table:table-cell>
              <table:table-cell office:value-type="float" office:value="429.144464455429">
                <text:p>429.1444644554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3.003032271882">
                <text:p>433.003032271882</text:p>
              </table:table-cell>
              <table:table-cell office:value-type="float" office:value="433.003032271882">
                <text:p>433.003032271882</text:p>
              </table:table-cell>
              <table:table-cell office:value-type="float" office:value="433.003032271882">
                <text:p>433.003032271882</text:p>
              </table:table-cell>
              <table:table-cell office:value-type="float" office:value="433.003032271882">
                <text:p>433.003032271882</text:p>
              </table:table-cell>
              <table:table-cell office:value-type="float" office:value="433.003032271882">
                <text:p>433.0030322718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7.120737385376">
                <text:p>437.120737385376</text:p>
              </table:table-cell>
              <table:table-cell office:value-type="float" office:value="437.120737385376">
                <text:p>437.120737385376</text:p>
              </table:table-cell>
              <table:table-cell office:value-type="float" office:value="437.120737385376">
                <text:p>437.120737385376</text:p>
              </table:table-cell>
              <table:table-cell office:value-type="float" office:value="437.120737385376">
                <text:p>437.120737385376</text:p>
              </table:table-cell>
              <table:table-cell office:value-type="float" office:value="437.120737385376">
                <text:p>437.1207373853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2.106460864628">
                <text:p>442.106460864628</text:p>
              </table:table-cell>
              <table:table-cell office:value-type="float" office:value="442.106460864628">
                <text:p>442.106460864628</text:p>
              </table:table-cell>
              <table:table-cell office:value-type="float" office:value="442.106460864628">
                <text:p>442.106460864628</text:p>
              </table:table-cell>
              <table:table-cell office:value-type="float" office:value="442.106460864628">
                <text:p>442.106460864628</text:p>
              </table:table-cell>
              <table:table-cell office:value-type="float" office:value="442.106460864628">
                <text:p>442.1064608646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6.707881728096">
                <text:p>446.707881728096</text:p>
              </table:table-cell>
              <table:table-cell office:value-type="float" office:value="446.707881728096">
                <text:p>446.707881728096</text:p>
              </table:table-cell>
              <table:table-cell office:value-type="float" office:value="446.707881728096">
                <text:p>446.707881728096</text:p>
              </table:table-cell>
              <table:table-cell office:value-type="float" office:value="446.707881728096">
                <text:p>446.707881728096</text:p>
              </table:table-cell>
              <table:table-cell office:value-type="float" office:value="446.707881728096">
                <text:p>446.7078817280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1.671483474219">
                <text:p>451.671483474219</text:p>
              </table:table-cell>
              <table:table-cell office:value-type="float" office:value="451.671483474219">
                <text:p>451.671483474219</text:p>
              </table:table-cell>
              <table:table-cell office:value-type="float" office:value="451.671483474219">
                <text:p>451.671483474219</text:p>
              </table:table-cell>
              <table:table-cell office:value-type="float" office:value="451.671483474219">
                <text:p>451.671483474219</text:p>
              </table:table-cell>
              <table:table-cell office:value-type="float" office:value="451.671483474219">
                <text:p>451.6714834742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6.292569444987">
                <text:p>456.292569444987</text:p>
              </table:table-cell>
              <table:table-cell office:value-type="float" office:value="456.292569444987">
                <text:p>456.292569444987</text:p>
              </table:table-cell>
              <table:table-cell office:value-type="float" office:value="456.292569444987">
                <text:p>456.292569444987</text:p>
              </table:table-cell>
              <table:table-cell office:value-type="float" office:value="456.292569444987">
                <text:p>456.292569444987</text:p>
              </table:table-cell>
              <table:table-cell office:value-type="float" office:value="456.292569444987">
                <text:p>456.2925694449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1.495286919813">
                <text:p>461.495286919813</text:p>
              </table:table-cell>
              <table:table-cell office:value-type="float" office:value="461.495286919813">
                <text:p>461.495286919813</text:p>
              </table:table-cell>
              <table:table-cell office:value-type="float" office:value="461.495286919813">
                <text:p>461.495286919813</text:p>
              </table:table-cell>
              <table:table-cell office:value-type="float" office:value="461.495286919813">
                <text:p>461.495286919813</text:p>
              </table:table-cell>
              <table:table-cell office:value-type="float" office:value="461.495286919813">
                <text:p>461.4952869198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6.882659770521">
                <text:p>466.882659770521</text:p>
              </table:table-cell>
              <table:table-cell office:value-type="float" office:value="466.882659770521">
                <text:p>466.882659770521</text:p>
              </table:table-cell>
              <table:table-cell office:value-type="float" office:value="466.882659770521">
                <text:p>466.882659770521</text:p>
              </table:table-cell>
              <table:table-cell office:value-type="float" office:value="466.882659770521">
                <text:p>466.882659770521</text:p>
              </table:table-cell>
              <table:table-cell office:value-type="float" office:value="466.882659770521">
                <text:p>466.8826597705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2.466629443425">
                <text:p>472.466629443425</text:p>
              </table:table-cell>
              <table:table-cell office:value-type="float" office:value="472.466629443425">
                <text:p>472.466629443425</text:p>
              </table:table-cell>
              <table:table-cell office:value-type="float" office:value="472.466629443425">
                <text:p>472.466629443425</text:p>
              </table:table-cell>
              <table:table-cell office:value-type="float" office:value="472.466629443425">
                <text:p>472.466629443425</text:p>
              </table:table-cell>
              <table:table-cell office:value-type="float" office:value="472.466629443425">
                <text:p>472.4666294434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8.318103971337">
                <text:p>478.318103971337</text:p>
              </table:table-cell>
              <table:table-cell office:value-type="float" office:value="478.318103971337">
                <text:p>478.318103971337</text:p>
              </table:table-cell>
              <table:table-cell office:value-type="float" office:value="478.318103971337">
                <text:p>478.318103971337</text:p>
              </table:table-cell>
              <table:table-cell office:value-type="float" office:value="478.318103971337">
                <text:p>478.318103971337</text:p>
              </table:table-cell>
              <table:table-cell office:value-type="float" office:value="478.318103971337">
                <text:p>478.3181039713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4.317014657522">
                <text:p>484.317014657522</text:p>
              </table:table-cell>
              <table:table-cell office:value-type="float" office:value="484.317014657522">
                <text:p>484.317014657522</text:p>
              </table:table-cell>
              <table:table-cell office:value-type="float" office:value="484.317014657522">
                <text:p>484.317014657522</text:p>
              </table:table-cell>
              <table:table-cell office:value-type="float" office:value="484.317014657522">
                <text:p>484.317014657522</text:p>
              </table:table-cell>
              <table:table-cell office:value-type="float" office:value="484.317014657522">
                <text:p>484.3170146575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0.312380015419">
                <text:p>490.312380015419</text:p>
              </table:table-cell>
              <table:table-cell office:value-type="float" office:value="490.312380015419">
                <text:p>490.312380015419</text:p>
              </table:table-cell>
              <table:table-cell office:value-type="float" office:value="490.312380015419">
                <text:p>490.312380015419</text:p>
              </table:table-cell>
              <table:table-cell office:value-type="float" office:value="490.312380015419">
                <text:p>490.312380015419</text:p>
              </table:table-cell>
              <table:table-cell office:value-type="float" office:value="490.312380015419">
                <text:p>490.3123800154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6.402376492996">
                <text:p>496.402376492996</text:p>
              </table:table-cell>
              <table:table-cell office:value-type="float" office:value="496.402376492996">
                <text:p>496.402376492996</text:p>
              </table:table-cell>
              <table:table-cell office:value-type="float" office:value="496.402376492996">
                <text:p>496.402376492996</text:p>
              </table:table-cell>
              <table:table-cell office:value-type="float" office:value="496.402376492996">
                <text:p>496.402376492996</text:p>
              </table:table-cell>
              <table:table-cell office:value-type="float" office:value="496.402376492996">
                <text:p>496.402376492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2.464415459112">
                <text:p>502.464415459112</text:p>
              </table:table-cell>
              <table:table-cell office:value-type="float" office:value="502.464415459112">
                <text:p>502.464415459112</text:p>
              </table:table-cell>
              <table:table-cell office:value-type="float" office:value="502.464415459112">
                <text:p>502.464415459112</text:p>
              </table:table-cell>
              <table:table-cell office:value-type="float" office:value="502.464415459112">
                <text:p>502.464415459112</text:p>
              </table:table-cell>
              <table:table-cell office:value-type="float" office:value="502.464415459112">
                <text:p>502.464415459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8.83522588184">
                <text:p>508.83522588184</text:p>
              </table:table-cell>
              <table:table-cell office:value-type="float" office:value="508.83522588184">
                <text:p>508.83522588184</text:p>
              </table:table-cell>
              <table:table-cell office:value-type="float" office:value="508.83522588184">
                <text:p>508.83522588184</text:p>
              </table:table-cell>
              <table:table-cell office:value-type="float" office:value="508.83522588184">
                <text:p>508.83522588184</text:p>
              </table:table-cell>
              <table:table-cell office:value-type="float" office:value="508.83522588184">
                <text:p>508.835225881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4.850942085483">
                <text:p>514.850942085483</text:p>
              </table:table-cell>
              <table:table-cell office:value-type="float" office:value="514.850942085483">
                <text:p>514.850942085483</text:p>
              </table:table-cell>
              <table:table-cell office:value-type="float" office:value="514.850942085483">
                <text:p>514.850942085483</text:p>
              </table:table-cell>
              <table:table-cell office:value-type="float" office:value="514.850942085483">
                <text:p>514.850942085483</text:p>
              </table:table-cell>
              <table:table-cell office:value-type="float" office:value="514.850942085483">
                <text:p>514.850942085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1.117195934567">
                <text:p>521.117195934567</text:p>
              </table:table-cell>
              <table:table-cell office:value-type="float" office:value="521.117195934567">
                <text:p>521.117195934567</text:p>
              </table:table-cell>
              <table:table-cell office:value-type="float" office:value="521.117195934567">
                <text:p>521.117195934567</text:p>
              </table:table-cell>
              <table:table-cell office:value-type="float" office:value="521.117195934567">
                <text:p>521.117195934567</text:p>
              </table:table-cell>
              <table:table-cell office:value-type="float" office:value="521.117195934567">
                <text:p>521.1171959345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7.589212759455">
                <text:p>527.589212759455</text:p>
              </table:table-cell>
              <table:table-cell office:value-type="float" office:value="527.589212759455">
                <text:p>527.589212759455</text:p>
              </table:table-cell>
              <table:table-cell office:value-type="float" office:value="527.589212759455">
                <text:p>527.589212759455</text:p>
              </table:table-cell>
              <table:table-cell office:value-type="float" office:value="527.589212759455">
                <text:p>527.589212759455</text:p>
              </table:table-cell>
              <table:table-cell office:value-type="float" office:value="527.589212759455">
                <text:p>527.5892127594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4.581910309922">
                <text:p>534.581910309922</text:p>
              </table:table-cell>
              <table:table-cell office:value-type="float" office:value="534.581910309922">
                <text:p>534.581910309922</text:p>
              </table:table-cell>
              <table:table-cell office:value-type="float" office:value="534.581910309922">
                <text:p>534.581910309922</text:p>
              </table:table-cell>
              <table:table-cell office:value-type="float" office:value="534.581910309922">
                <text:p>534.581910309922</text:p>
              </table:table-cell>
              <table:table-cell office:value-type="float" office:value="534.581910309922">
                <text:p>534.5819103099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0.97">
                <text:p>540.97</text:p>
              </table:table-cell>
              <table:table-cell office:value-type="float" office:value="540.97">
                <text:p>540.97</text:p>
              </table:table-cell>
              <table:table-cell office:value-type="float" office:value="540.97">
                <text:p>540.97</text:p>
              </table:table-cell>
              <table:table-cell office:value-type="float" office:value="540.97">
                <text:p>540.97</text:p>
              </table:table-cell>
              <table:table-cell office:value-type="float" office:value="540.97">
                <text:p>540.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7.178089690078">
                <text:p>547.178089690078</text:p>
              </table:table-cell>
              <table:table-cell office:value-type="float" office:value="547.178089690078">
                <text:p>547.178089690078</text:p>
              </table:table-cell>
              <table:table-cell office:value-type="float" office:value="547.178089690078">
                <text:p>547.178089690078</text:p>
              </table:table-cell>
              <table:table-cell office:value-type="float" office:value="547.178089690078">
                <text:p>547.178089690078</text:p>
              </table:table-cell>
              <table:table-cell office:value-type="float" office:value="547.178089690078">
                <text:p>547.17808969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3.660787240545">
                <text:p>553.660787240545</text:p>
              </table:table-cell>
              <table:table-cell office:value-type="float" office:value="553.660787240545">
                <text:p>553.660787240545</text:p>
              </table:table-cell>
              <table:table-cell office:value-type="float" office:value="553.660787240545">
                <text:p>553.660787240545</text:p>
              </table:table-cell>
              <table:table-cell office:value-type="float" office:value="553.660787240545">
                <text:p>553.660787240545</text:p>
              </table:table-cell>
              <table:table-cell office:value-type="float" office:value="553.660787240545">
                <text:p>553.6607872405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0.122804065433">
                <text:p>560.122804065433</text:p>
              </table:table-cell>
              <table:table-cell office:value-type="float" office:value="560.122804065433">
                <text:p>560.122804065433</text:p>
              </table:table-cell>
              <table:table-cell office:value-type="float" office:value="560.122804065433">
                <text:p>560.122804065433</text:p>
              </table:table-cell>
              <table:table-cell office:value-type="float" office:value="560.122804065433">
                <text:p>560.122804065433</text:p>
              </table:table-cell>
              <table:table-cell office:value-type="float" office:value="560.122804065433">
                <text:p>560.1228040654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6.529057914517">
                <text:p>566.529057914517</text:p>
              </table:table-cell>
              <table:table-cell office:value-type="float" office:value="566.529057914517">
                <text:p>566.529057914517</text:p>
              </table:table-cell>
              <table:table-cell office:value-type="float" office:value="566.529057914517">
                <text:p>566.529057914517</text:p>
              </table:table-cell>
              <table:table-cell office:value-type="float" office:value="566.529057914517">
                <text:p>566.529057914517</text:p>
              </table:table-cell>
              <table:table-cell office:value-type="float" office:value="566.529057914517">
                <text:p>566.5290579145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2.684774118161">
                <text:p>572.684774118161</text:p>
              </table:table-cell>
              <table:table-cell office:value-type="float" office:value="572.684774118161">
                <text:p>572.684774118161</text:p>
              </table:table-cell>
              <table:table-cell office:value-type="float" office:value="572.684774118161">
                <text:p>572.684774118161</text:p>
              </table:table-cell>
              <table:table-cell office:value-type="float" office:value="572.684774118161">
                <text:p>572.684774118161</text:p>
              </table:table-cell>
              <table:table-cell office:value-type="float" office:value="572.684774118161">
                <text:p>572.684774118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9.145584540888">
                <text:p>579.145584540888</text:p>
              </table:table-cell>
              <table:table-cell office:value-type="float" office:value="579.145584540888">
                <text:p>579.145584540888</text:p>
              </table:table-cell>
              <table:table-cell office:value-type="float" office:value="579.145584540888">
                <text:p>579.145584540888</text:p>
              </table:table-cell>
              <table:table-cell office:value-type="float" office:value="579.145584540888">
                <text:p>579.145584540888</text:p>
              </table:table-cell>
              <table:table-cell office:value-type="float" office:value="579.145584540888">
                <text:p>579.1455845408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5.227623507004">
                <text:p>585.227623507004</text:p>
              </table:table-cell>
              <table:table-cell office:value-type="float" office:value="585.227623507004">
                <text:p>585.227623507004</text:p>
              </table:table-cell>
              <table:table-cell office:value-type="float" office:value="585.227623507004">
                <text:p>585.227623507004</text:p>
              </table:table-cell>
              <table:table-cell office:value-type="float" office:value="585.227623507004">
                <text:p>585.227623507004</text:p>
              </table:table-cell>
              <table:table-cell office:value-type="float" office:value="585.227623507004">
                <text:p>585.227623507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1.567619984581">
                <text:p>591.567619984581</text:p>
              </table:table-cell>
              <table:table-cell office:value-type="float" office:value="591.567619984581">
                <text:p>591.567619984581</text:p>
              </table:table-cell>
              <table:table-cell office:value-type="float" office:value="591.567619984581">
                <text:p>591.567619984581</text:p>
              </table:table-cell>
              <table:table-cell office:value-type="float" office:value="591.567619984581">
                <text:p>591.567619984581</text:p>
              </table:table-cell>
              <table:table-cell office:value-type="float" office:value="591.567619984581">
                <text:p>591.5676199845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7.662985342478">
                <text:p>597.662985342478</text:p>
              </table:table-cell>
              <table:table-cell office:value-type="float" office:value="597.662985342478">
                <text:p>597.662985342478</text:p>
              </table:table-cell>
              <table:table-cell office:value-type="float" office:value="597.662985342478">
                <text:p>597.662985342478</text:p>
              </table:table-cell>
              <table:table-cell office:value-type="float" office:value="597.662985342478">
                <text:p>597.662985342478</text:p>
              </table:table-cell>
              <table:table-cell office:value-type="float" office:value="597.662985342478">
                <text:p>597.662985342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3.081896028663">
                <text:p>603.081896028663</text:p>
              </table:table-cell>
              <table:table-cell office:value-type="float" office:value="603.081896028663">
                <text:p>603.081896028663</text:p>
              </table:table-cell>
              <table:table-cell office:value-type="float" office:value="603.081896028663">
                <text:p>603.081896028663</text:p>
              </table:table-cell>
              <table:table-cell office:value-type="float" office:value="603.081896028663">
                <text:p>603.081896028663</text:p>
              </table:table-cell>
              <table:table-cell office:value-type="float" office:value="603.081896028663">
                <text:p>603.0818960286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8.663370556575">
                <text:p>608.663370556575</text:p>
              </table:table-cell>
              <table:table-cell office:value-type="float" office:value="608.663370556575">
                <text:p>608.663370556575</text:p>
              </table:table-cell>
              <table:table-cell office:value-type="float" office:value="608.663370556575">
                <text:p>608.663370556575</text:p>
              </table:table-cell>
              <table:table-cell office:value-type="float" office:value="608.663370556575">
                <text:p>608.663370556575</text:p>
              </table:table-cell>
              <table:table-cell office:value-type="float" office:value="608.663370556575">
                <text:p>608.663370556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4.237340229479">
                <text:p>614.237340229479</text:p>
              </table:table-cell>
              <table:table-cell office:value-type="float" office:value="614.237340229479">
                <text:p>614.237340229479</text:p>
              </table:table-cell>
              <table:table-cell office:value-type="float" office:value="614.237340229479">
                <text:p>614.237340229479</text:p>
              </table:table-cell>
              <table:table-cell office:value-type="float" office:value="614.237340229479">
                <text:p>614.237340229479</text:p>
              </table:table-cell>
              <table:table-cell office:value-type="float" office:value="614.237340229479">
                <text:p>614.2373402294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9.994713080187">
                <text:p>619.994713080187</text:p>
              </table:table-cell>
              <table:table-cell office:value-type="float" office:value="619.994713080187">
                <text:p>619.994713080187</text:p>
              </table:table-cell>
              <table:table-cell office:value-type="float" office:value="619.994713080187">
                <text:p>619.994713080187</text:p>
              </table:table-cell>
              <table:table-cell office:value-type="float" office:value="619.994713080187">
                <text:p>619.994713080187</text:p>
              </table:table-cell>
              <table:table-cell office:value-type="float" office:value="619.994713080187">
                <text:p>619.9947130801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5.307430555013">
                <text:p>625.307430555013</text:p>
              </table:table-cell>
              <table:table-cell office:value-type="float" office:value="625.307430555013">
                <text:p>625.307430555013</text:p>
              </table:table-cell>
              <table:table-cell office:value-type="float" office:value="625.307430555013">
                <text:p>625.307430555013</text:p>
              </table:table-cell>
              <table:table-cell office:value-type="float" office:value="625.307430555013">
                <text:p>625.307430555013</text:p>
              </table:table-cell>
              <table:table-cell office:value-type="float" office:value="625.307430555013">
                <text:p>625.3074305550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9.878516525781">
                <text:p>629.878516525781</text:p>
              </table:table-cell>
              <table:table-cell office:value-type="float" office:value="629.878516525781">
                <text:p>629.878516525781</text:p>
              </table:table-cell>
              <table:table-cell office:value-type="float" office:value="629.878516525781">
                <text:p>629.878516525781</text:p>
              </table:table-cell>
              <table:table-cell office:value-type="float" office:value="629.878516525781">
                <text:p>629.878516525781</text:p>
              </table:table-cell>
              <table:table-cell office:value-type="float" office:value="629.878516525781">
                <text:p>629.8785165257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34.912118271904">
                <text:p>634.912118271904</text:p>
              </table:table-cell>
              <table:table-cell office:value-type="float" office:value="634.912118271904">
                <text:p>634.912118271904</text:p>
              </table:table-cell>
              <table:table-cell office:value-type="float" office:value="634.912118271904">
                <text:p>634.912118271904</text:p>
              </table:table-cell>
              <table:table-cell office:value-type="float" office:value="634.912118271904">
                <text:p>634.912118271904</text:p>
              </table:table-cell>
              <table:table-cell office:value-type="float" office:value="634.912118271904">
                <text:p>634.9121182719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9.943539135372">
                <text:p>639.943539135372</text:p>
              </table:table-cell>
              <table:table-cell office:value-type="float" office:value="639.943539135372">
                <text:p>639.943539135372</text:p>
              </table:table-cell>
              <table:table-cell office:value-type="float" office:value="639.943539135372">
                <text:p>639.943539135372</text:p>
              </table:table-cell>
              <table:table-cell office:value-type="float" office:value="639.943539135372">
                <text:p>639.943539135372</text:p>
              </table:table-cell>
              <table:table-cell office:value-type="float" office:value="639.943539135372">
                <text:p>639.9435391353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3.969262614624">
                <text:p>643.969262614624</text:p>
              </table:table-cell>
              <table:table-cell office:value-type="float" office:value="643.969262614624">
                <text:p>643.969262614624</text:p>
              </table:table-cell>
              <table:table-cell office:value-type="float" office:value="643.969262614624">
                <text:p>643.969262614624</text:p>
              </table:table-cell>
              <table:table-cell office:value-type="float" office:value="643.969262614624">
                <text:p>643.969262614624</text:p>
              </table:table-cell>
              <table:table-cell office:value-type="float" office:value="643.969262614624">
                <text:p>643.9692626146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8.226967728118">
                <text:p>648.226967728118</text:p>
              </table:table-cell>
              <table:table-cell office:value-type="float" office:value="648.226967728118">
                <text:p>648.226967728118</text:p>
              </table:table-cell>
              <table:table-cell office:value-type="float" office:value="648.226967728118">
                <text:p>648.226967728118</text:p>
              </table:table-cell>
              <table:table-cell office:value-type="float" office:value="648.226967728118">
                <text:p>648.226967728118</text:p>
              </table:table-cell>
              <table:table-cell office:value-type="float" office:value="648.226967728118">
                <text:p>648.226967728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52.425535544571">
                <text:p>652.425535544571</text:p>
              </table:table-cell>
              <table:table-cell office:value-type="float" office:value="652.425535544571">
                <text:p>652.425535544571</text:p>
              </table:table-cell>
              <table:table-cell office:value-type="float" office:value="652.425535544571">
                <text:p>652.425535544571</text:p>
              </table:table-cell>
              <table:table-cell office:value-type="float" office:value="652.425535544571">
                <text:p>652.425535544571</text:p>
              </table:table-cell>
              <table:table-cell office:value-type="float" office:value="652.425535544571">
                <text:p>652.4255355445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6.505046843724">
                <text:p>656.505046843724</text:p>
              </table:table-cell>
              <table:table-cell office:value-type="float" office:value="656.505046843724">
                <text:p>656.505046843724</text:p>
              </table:table-cell>
              <table:table-cell office:value-type="float" office:value="656.505046843724">
                <text:p>656.505046843724</text:p>
              </table:table-cell>
              <table:table-cell office:value-type="float" office:value="656.505046843724">
                <text:p>656.505046843724</text:p>
              </table:table-cell>
              <table:table-cell office:value-type="float" office:value="656.505046843724">
                <text:p>656.5050468437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0.406770938668">
                <text:p>660.406770938668</text:p>
              </table:table-cell>
              <table:table-cell office:value-type="float" office:value="660.406770938668">
                <text:p>660.406770938668</text:p>
              </table:table-cell>
              <table:table-cell office:value-type="float" office:value="660.406770938668">
                <text:p>660.406770938668</text:p>
              </table:table-cell>
              <table:table-cell office:value-type="float" office:value="660.406770938668">
                <text:p>660.406770938668</text:p>
              </table:table-cell>
              <table:table-cell office:value-type="float" office:value="660.406770938668">
                <text:p>660.4067709386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63.643145757666">
                <text:p>663.643145757666</text:p>
              </table:table-cell>
              <table:table-cell office:value-type="float" office:value="663.643145757666">
                <text:p>663.643145757666</text:p>
              </table:table-cell>
              <table:table-cell office:value-type="float" office:value="663.643145757666">
                <text:p>663.643145757666</text:p>
              </table:table-cell>
              <table:table-cell office:value-type="float" office:value="663.643145757666">
                <text:p>663.643145757666</text:p>
              </table:table-cell>
              <table:table-cell office:value-type="float" office:value="663.643145757666">
                <text:p>663.6431457576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67.547749349559">
                <text:p>667.547749349559</text:p>
              </table:table-cell>
              <table:table-cell office:value-type="float" office:value="667.547749349559">
                <text:p>667.547749349559</text:p>
              </table:table-cell>
              <table:table-cell office:value-type="float" office:value="667.547749349559">
                <text:p>667.547749349559</text:p>
              </table:table-cell>
              <table:table-cell office:value-type="float" office:value="667.547749349559">
                <text:p>667.547749349559</text:p>
              </table:table-cell>
              <table:table-cell office:value-type="float" office:value="667.547749349559">
                <text:p>667.5477493495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0.385263041729">
                <text:p>670.385263041729</text:p>
              </table:table-cell>
              <table:table-cell office:value-type="float" office:value="670.385263041729">
                <text:p>670.385263041729</text:p>
              </table:table-cell>
              <table:table-cell office:value-type="float" office:value="670.385263041729">
                <text:p>670.385263041729</text:p>
              </table:table-cell>
              <table:table-cell office:value-type="float" office:value="670.385263041729">
                <text:p>670.385263041729</text:p>
              </table:table-cell>
              <table:table-cell office:value-type="float" office:value="670.385263041729">
                <text:p>670.3852630417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3.301426542716">
                <text:p>673.301426542716</text:p>
              </table:table-cell>
              <table:table-cell office:value-type="float" office:value="673.301426542716">
                <text:p>673.301426542716</text:p>
              </table:table-cell>
              <table:table-cell office:value-type="float" office:value="673.301426542716">
                <text:p>673.301426542716</text:p>
              </table:table-cell>
              <table:table-cell office:value-type="float" office:value="673.301426542716">
                <text:p>673.301426542716</text:p>
              </table:table-cell>
              <table:table-cell office:value-type="float" office:value="673.301426542716">
                <text:p>673.3014265427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76.602985342478">
                <text:p>676.602985342478</text:p>
              </table:table-cell>
              <table:table-cell office:value-type="float" office:value="676.602985342478">
                <text:p>676.602985342478</text:p>
              </table:table-cell>
              <table:table-cell office:value-type="float" office:value="676.602985342478">
                <text:p>676.602985342478</text:p>
              </table:table-cell>
              <table:table-cell office:value-type="float" office:value="676.602985342478">
                <text:p>676.602985342478</text:p>
              </table:table-cell>
              <table:table-cell office:value-type="float" office:value="676.602985342478">
                <text:p>676.6029853424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78.857630821483">
                <text:p>678.857630821483</text:p>
              </table:table-cell>
              <table:table-cell office:value-type="float" office:value="678.857630821483">
                <text:p>678.857630821483</text:p>
              </table:table-cell>
              <table:table-cell office:value-type="float" office:value="678.857630821483">
                <text:p>678.857630821483</text:p>
              </table:table-cell>
              <table:table-cell office:value-type="float" office:value="678.857630821483">
                <text:p>678.857630821483</text:p>
              </table:table-cell>
              <table:table-cell office:value-type="float" office:value="678.857630821483">
                <text:p>678.8576308214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81.513933534842">
                <text:p>681.513933534842</text:p>
              </table:table-cell>
              <table:table-cell office:value-type="float" office:value="681.513933534842">
                <text:p>681.513933534842</text:p>
              </table:table-cell>
              <table:table-cell office:value-type="float" office:value="681.513933534842">
                <text:p>681.513933534842</text:p>
              </table:table-cell>
              <table:table-cell office:value-type="float" office:value="681.513933534842">
                <text:p>681.513933534842</text:p>
              </table:table-cell>
              <table:table-cell office:value-type="float" office:value="681.513933534842">
                <text:p>681.5139335348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84.351270189222">
                <text:p>684.351270189222</text:p>
              </table:table-cell>
              <table:table-cell office:value-type="float" office:value="684.351270189222">
                <text:p>684.351270189222</text:p>
              </table:table-cell>
              <table:table-cell office:value-type="float" office:value="684.351270189222">
                <text:p>684.351270189222</text:p>
              </table:table-cell>
              <table:table-cell office:value-type="float" office:value="684.351270189222">
                <text:p>684.351270189222</text:p>
              </table:table-cell>
              <table:table-cell office:value-type="float" office:value="684.351270189222">
                <text:p>684.3512701892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86.65974487776">
                <text:p>686.65974487776</text:p>
              </table:table-cell>
              <table:table-cell office:value-type="float" office:value="686.65974487776">
                <text:p>686.65974487776</text:p>
              </table:table-cell>
              <table:table-cell office:value-type="float" office:value="686.65974487776">
                <text:p>686.65974487776</text:p>
              </table:table-cell>
              <table:table-cell office:value-type="float" office:value="686.65974487776">
                <text:p>686.65974487776</text:p>
              </table:table-cell>
              <table:table-cell office:value-type="float" office:value="686.65974487776">
                <text:p>686.659744877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88.720105181472">
                <text:p>688.720105181472</text:p>
              </table:table-cell>
              <table:table-cell office:value-type="float" office:value="688.720105181472">
                <text:p>688.720105181472</text:p>
              </table:table-cell>
              <table:table-cell office:value-type="float" office:value="688.720105181472">
                <text:p>688.720105181472</text:p>
              </table:table-cell>
              <table:table-cell office:value-type="float" office:value="688.720105181472">
                <text:p>688.720105181472</text:p>
              </table:table-cell>
              <table:table-cell office:value-type="float" office:value="688.720105181472">
                <text:p>688.7201051814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0.793653784181">
                <text:p>690.793653784181</text:p>
              </table:table-cell>
              <table:table-cell office:value-type="float" office:value="690.793653784181">
                <text:p>690.793653784181</text:p>
              </table:table-cell>
              <table:table-cell office:value-type="float" office:value="690.793653784181">
                <text:p>690.793653784181</text:p>
              </table:table-cell>
              <table:table-cell office:value-type="float" office:value="690.793653784181">
                <text:p>690.793653784181</text:p>
              </table:table-cell>
              <table:table-cell office:value-type="float" office:value="690.793653784181">
                <text:p>690.7936537841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92.662156281678">
                <text:p>692.662156281678</text:p>
              </table:table-cell>
              <table:table-cell office:value-type="float" office:value="692.662156281678">
                <text:p>692.662156281678</text:p>
              </table:table-cell>
              <table:table-cell office:value-type="float" office:value="692.662156281678">
                <text:p>692.662156281678</text:p>
              </table:table-cell>
              <table:table-cell office:value-type="float" office:value="692.662156281678">
                <text:p>692.662156281678</text:p>
              </table:table-cell>
              <table:table-cell office:value-type="float" office:value="692.662156281678">
                <text:p>692.6621562816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4.617745894249">
                <text:p>694.617745894249</text:p>
              </table:table-cell>
              <table:table-cell office:value-type="float" office:value="694.617745894249">
                <text:p>694.617745894249</text:p>
              </table:table-cell>
              <table:table-cell office:value-type="float" office:value="694.617745894249">
                <text:p>694.617745894249</text:p>
              </table:table-cell>
              <table:table-cell office:value-type="float" office:value="694.617745894249">
                <text:p>694.617745894249</text:p>
              </table:table-cell>
              <table:table-cell office:value-type="float" office:value="694.617745894249">
                <text:p>694.6177458942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6.372825814758">
                <text:p>696.372825814758</text:p>
              </table:table-cell>
              <table:table-cell office:value-type="float" office:value="696.372825814758">
                <text:p>696.372825814758</text:p>
              </table:table-cell>
              <table:table-cell office:value-type="float" office:value="696.372825814758">
                <text:p>696.372825814758</text:p>
              </table:table-cell>
              <table:table-cell office:value-type="float" office:value="696.372825814758">
                <text:p>696.372825814758</text:p>
              </table:table-cell>
              <table:table-cell office:value-type="float" office:value="696.372825814758">
                <text:p>696.3728258147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8.119969941963">
                <text:p>698.119969941963</text:p>
              </table:table-cell>
              <table:table-cell office:value-type="float" office:value="698.119969941963">
                <text:p>698.119969941963</text:p>
              </table:table-cell>
              <table:table-cell office:value-type="float" office:value="698.119969941963">
                <text:p>698.119969941963</text:p>
              </table:table-cell>
              <table:table-cell office:value-type="float" office:value="698.119969941963">
                <text:p>698.119969941963</text:p>
              </table:table-cell>
              <table:table-cell office:value-type="float" office:value="698.119969941963">
                <text:p>698.119969941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9.881822760461">
                <text:p>699.881822760461</text:p>
              </table:table-cell>
              <table:table-cell office:value-type="float" office:value="699.881822760461">
                <text:p>699.881822760461</text:p>
              </table:table-cell>
              <table:table-cell office:value-type="float" office:value="699.881822760461">
                <text:p>699.881822760461</text:p>
              </table:table-cell>
              <table:table-cell office:value-type="float" office:value="699.881822760461">
                <text:p>699.881822760461</text:p>
              </table:table-cell>
              <table:table-cell office:value-type="float" office:value="699.881822760461">
                <text:p>699.8818227604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1.52099913464">
                <text:p>701.52099913464</text:p>
              </table:table-cell>
              <table:table-cell office:value-type="float" office:value="701.52099913464">
                <text:p>701.52099913464</text:p>
              </table:table-cell>
              <table:table-cell office:value-type="float" office:value="701.52099913464">
                <text:p>701.52099913464</text:p>
              </table:table-cell>
              <table:table-cell office:value-type="float" office:value="701.52099913464">
                <text:p>701.52099913464</text:p>
              </table:table-cell>
              <table:table-cell office:value-type="float" office:value="701.52099913464">
                <text:p>701.52099913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2.919984784097">
                <text:p>702.919984784097</text:p>
              </table:table-cell>
              <table:table-cell office:value-type="float" office:value="702.919984784097">
                <text:p>702.919984784097</text:p>
              </table:table-cell>
              <table:table-cell office:value-type="float" office:value="702.919984784097">
                <text:p>702.919984784097</text:p>
              </table:table-cell>
              <table:table-cell office:value-type="float" office:value="702.919984784097">
                <text:p>702.919984784097</text:p>
              </table:table-cell>
              <table:table-cell office:value-type="float" office:value="702.919984784097">
                <text:p>702.9199847840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5.131038202265">
                <text:p>705.131038202265</text:p>
              </table:table-cell>
              <table:table-cell office:value-type="float" office:value="705.131038202265">
                <text:p>705.131038202265</text:p>
              </table:table-cell>
              <table:table-cell office:value-type="float" office:value="705.131038202265">
                <text:p>705.131038202265</text:p>
              </table:table-cell>
              <table:table-cell office:value-type="float" office:value="705.131038202265">
                <text:p>705.131038202265</text:p>
              </table:table-cell>
              <table:table-cell office:value-type="float" office:value="705.131038202265">
                <text:p>705.1310382022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6.776094768414">
                <text:p>706.776094768414</text:p>
              </table:table-cell>
              <table:table-cell office:value-type="float" office:value="706.776094768414">
                <text:p>706.776094768414</text:p>
              </table:table-cell>
              <table:table-cell office:value-type="float" office:value="706.776094768414">
                <text:p>706.776094768414</text:p>
              </table:table-cell>
              <table:table-cell office:value-type="float" office:value="706.776094768414">
                <text:p>706.776094768414</text:p>
              </table:table-cell>
              <table:table-cell office:value-type="float" office:value="706.776094768414">
                <text:p>706.7760947684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8.07667378597">
                <text:p>708.07667378597</text:p>
              </table:table-cell>
              <table:table-cell office:value-type="float" office:value="708.07667378597">
                <text:p>708.07667378597</text:p>
              </table:table-cell>
              <table:table-cell office:value-type="float" office:value="708.07667378597">
                <text:p>708.07667378597</text:p>
              </table:table-cell>
              <table:table-cell office:value-type="float" office:value="708.07667378597">
                <text:p>708.07667378597</text:p>
              </table:table-cell>
              <table:table-cell office:value-type="float" office:value="708.07667378597">
                <text:p>708.07667378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9.973789157224">
                <text:p>709.973789157224</text:p>
              </table:table-cell>
              <table:table-cell office:value-type="float" office:value="709.973789157224">
                <text:p>709.973789157224</text:p>
              </table:table-cell>
              <table:table-cell office:value-type="float" office:value="709.973789157224">
                <text:p>709.973789157224</text:p>
              </table:table-cell>
              <table:table-cell office:value-type="float" office:value="709.973789157224">
                <text:p>709.973789157224</text:p>
              </table:table-cell>
              <table:table-cell office:value-type="float" office:value="709.973789157224">
                <text:p>709.9737891572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1.787864376269">
                <text:p>711.787864376269</text:p>
              </table:table-cell>
              <table:table-cell office:value-type="float" office:value="711.787864376269">
                <text:p>711.787864376269</text:p>
              </table:table-cell>
              <table:table-cell office:value-type="float" office:value="711.787864376269">
                <text:p>711.787864376269</text:p>
              </table:table-cell>
              <table:table-cell office:value-type="float" office:value="711.787864376269">
                <text:p>711.787864376269</text:p>
              </table:table-cell>
              <table:table-cell office:value-type="float" office:value="711.787864376269">
                <text:p>711.7878643762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3.298652488575">
                <text:p>713.298652488575</text:p>
              </table:table-cell>
              <table:table-cell office:value-type="float" office:value="713.298652488575">
                <text:p>713.298652488575</text:p>
              </table:table-cell>
              <table:table-cell office:value-type="float" office:value="713.298652488575">
                <text:p>713.298652488575</text:p>
              </table:table-cell>
              <table:table-cell office:value-type="float" office:value="713.298652488575">
                <text:p>713.298652488575</text:p>
              </table:table-cell>
              <table:table-cell office:value-type="float" office:value="713.298652488575">
                <text:p>713.2986524885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5.025161627211">
                <text:p>715.025161627211</text:p>
              </table:table-cell>
              <table:table-cell office:value-type="float" office:value="715.025161627211">
                <text:p>715.025161627211</text:p>
              </table:table-cell>
              <table:table-cell office:value-type="float" office:value="715.025161627211">
                <text:p>715.025161627211</text:p>
              </table:table-cell>
              <table:table-cell office:value-type="float" office:value="715.025161627211">
                <text:p>715.025161627211</text:p>
              </table:table-cell>
              <table:table-cell office:value-type="float" office:value="715.025161627211">
                <text:p>715.0251616272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6.965586692725">
                <text:p>716.965586692725</text:p>
              </table:table-cell>
              <table:table-cell office:value-type="float" office:value="716.965586692725">
                <text:p>716.965586692725</text:p>
              </table:table-cell>
              <table:table-cell office:value-type="float" office:value="716.965586692725">
                <text:p>716.965586692725</text:p>
              </table:table-cell>
              <table:table-cell office:value-type="float" office:value="716.965586692725">
                <text:p>716.965586692725</text:p>
              </table:table-cell>
              <table:table-cell office:value-type="float" office:value="716.965586692725">
                <text:p>716.965586692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9.437247696346">
                <text:p>719.437247696346</text:p>
              </table:table-cell>
              <table:table-cell office:value-type="float" office:value="719.437247696346">
                <text:p>719.437247696346</text:p>
              </table:table-cell>
              <table:table-cell office:value-type="float" office:value="719.437247696346">
                <text:p>719.437247696346</text:p>
              </table:table-cell>
              <table:table-cell office:value-type="float" office:value="719.437247696346">
                <text:p>719.437247696346</text:p>
              </table:table-cell>
              <table:table-cell office:value-type="float" office:value="719.437247696346">
                <text:p>719.4372476963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1.136535234892">
                <text:p>721.136535234892</text:p>
              </table:table-cell>
              <table:table-cell office:value-type="float" office:value="721.136535234892">
                <text:p>721.136535234892</text:p>
              </table:table-cell>
              <table:table-cell office:value-type="float" office:value="721.136535234892">
                <text:p>721.136535234892</text:p>
              </table:table-cell>
              <table:table-cell office:value-type="float" office:value="721.136535234892">
                <text:p>721.136535234892</text:p>
              </table:table-cell>
              <table:table-cell office:value-type="float" office:value="721.136535234892">
                <text:p>721.1365352348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3.438863510909">
                <text:p>723.438863510909</text:p>
              </table:table-cell>
              <table:table-cell office:value-type="float" office:value="723.438863510909">
                <text:p>723.438863510909</text:p>
              </table:table-cell>
              <table:table-cell office:value-type="float" office:value="723.438863510909">
                <text:p>723.438863510909</text:p>
              </table:table-cell>
              <table:table-cell office:value-type="float" office:value="723.438863510909">
                <text:p>723.438863510909</text:p>
              </table:table-cell>
              <table:table-cell office:value-type="float" office:value="723.438863510909">
                <text:p>723.4388635109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5.598631253556">
                <text:p>725.598631253556</text:p>
              </table:table-cell>
              <table:table-cell office:value-type="float" office:value="725.598631253556">
                <text:p>725.598631253556</text:p>
              </table:table-cell>
              <table:table-cell office:value-type="float" office:value="725.598631253556">
                <text:p>725.598631253556</text:p>
              </table:table-cell>
              <table:table-cell office:value-type="float" office:value="725.598631253556">
                <text:p>725.598631253556</text:p>
              </table:table-cell>
              <table:table-cell office:value-type="float" office:value="725.598631253556">
                <text:p>725.5986312535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7.809190835081">
                <text:p>727.809190835081</text:p>
              </table:table-cell>
              <table:table-cell office:value-type="float" office:value="727.809190835081">
                <text:p>727.809190835081</text:p>
              </table:table-cell>
              <table:table-cell office:value-type="float" office:value="727.809190835081">
                <text:p>727.809190835081</text:p>
              </table:table-cell>
              <table:table-cell office:value-type="float" office:value="727.809190835081">
                <text:p>727.809190835081</text:p>
              </table:table-cell>
              <table:table-cell office:value-type="float" office:value="727.809190835081">
                <text:p>727.8091908350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0.472825814758">
                <text:p>730.472825814758</text:p>
              </table:table-cell>
              <table:table-cell office:value-type="float" office:value="730.472825814758">
                <text:p>730.472825814758</text:p>
              </table:table-cell>
              <table:table-cell office:value-type="float" office:value="730.472825814758">
                <text:p>730.472825814758</text:p>
              </table:table-cell>
              <table:table-cell office:value-type="float" office:value="730.472825814758">
                <text:p>730.472825814758</text:p>
              </table:table-cell>
              <table:table-cell office:value-type="float" office:value="730.472825814758">
                <text:p>730.4728258147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2.630737077461">
                <text:p>732.630737077461</text:p>
              </table:table-cell>
              <table:table-cell office:value-type="float" office:value="732.630737077461">
                <text:p>732.630737077461</text:p>
              </table:table-cell>
              <table:table-cell office:value-type="float" office:value="732.630737077461">
                <text:p>732.630737077461</text:p>
              </table:table-cell>
              <table:table-cell office:value-type="float" office:value="732.630737077461">
                <text:p>732.630737077461</text:p>
              </table:table-cell>
              <table:table-cell office:value-type="float" office:value="732.630737077461">
                <text:p>732.6307370774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5.473037668095">
                <text:p>735.473037668095</text:p>
              </table:table-cell>
              <table:table-cell office:value-type="float" office:value="735.473037668095">
                <text:p>735.473037668095</text:p>
              </table:table-cell>
              <table:table-cell office:value-type="float" office:value="735.473037668095">
                <text:p>735.473037668095</text:p>
              </table:table-cell>
              <table:table-cell office:value-type="float" office:value="735.473037668095">
                <text:p>735.473037668095</text:p>
              </table:table-cell>
              <table:table-cell office:value-type="float" office:value="735.473037668095">
                <text:p>735.4730376680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8.008756356349">
                <text:p>738.008756356349</text:p>
              </table:table-cell>
              <table:table-cell office:value-type="float" office:value="738.008756356349">
                <text:p>738.008756356349</text:p>
              </table:table-cell>
              <table:table-cell office:value-type="float" office:value="738.008756356349">
                <text:p>738.008756356349</text:p>
              </table:table-cell>
              <table:table-cell office:value-type="float" office:value="738.008756356349">
                <text:p>738.008756356349</text:p>
              </table:table-cell>
              <table:table-cell office:value-type="float" office:value="738.008756356349">
                <text:p>738.0087563563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0.83584989924">
                <text:p>740.83584989924</text:p>
              </table:table-cell>
              <table:table-cell office:value-type="float" office:value="740.83584989924">
                <text:p>740.83584989924</text:p>
              </table:table-cell>
              <table:table-cell office:value-type="float" office:value="740.83584989924">
                <text:p>740.83584989924</text:p>
              </table:table-cell>
              <table:table-cell office:value-type="float" office:value="740.83584989924">
                <text:p>740.83584989924</text:p>
              </table:table-cell>
              <table:table-cell office:value-type="float" office:value="740.83584989924">
                <text:p>740.835849899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3.961223902213">
                <text:p>743.961223902213</text:p>
              </table:table-cell>
              <table:table-cell office:value-type="float" office:value="743.961223902213">
                <text:p>743.961223902213</text:p>
              </table:table-cell>
              <table:table-cell office:value-type="float" office:value="743.961223902213">
                <text:p>743.961223902213</text:p>
              </table:table-cell>
              <table:table-cell office:value-type="float" office:value="743.961223902213">
                <text:p>743.961223902213</text:p>
              </table:table-cell>
              <table:table-cell office:value-type="float" office:value="743.961223902213">
                <text:p>743.9612239022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6.910762113533">
                <text:p>746.910762113533</text:p>
              </table:table-cell>
              <table:table-cell office:value-type="float" office:value="746.910762113533">
                <text:p>746.910762113533</text:p>
              </table:table-cell>
              <table:table-cell office:value-type="float" office:value="746.910762113533">
                <text:p>746.910762113533</text:p>
              </table:table-cell>
              <table:table-cell office:value-type="float" office:value="746.910762113533">
                <text:p>746.910762113533</text:p>
              </table:table-cell>
              <table:table-cell office:value-type="float" office:value="746.910762113533">
                <text:p>746.9107621135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9.899363922041">
                <text:p>749.899363922041</text:p>
              </table:table-cell>
              <table:table-cell office:value-type="float" office:value="749.899363922041">
                <text:p>749.899363922041</text:p>
              </table:table-cell>
              <table:table-cell office:value-type="float" office:value="749.899363922041">
                <text:p>749.899363922041</text:p>
              </table:table-cell>
              <table:table-cell office:value-type="float" office:value="749.899363922041">
                <text:p>749.899363922041</text:p>
              </table:table-cell>
              <table:table-cell office:value-type="float" office:value="749.899363922041">
                <text:p>749.8993639220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2.780989765373">
                <text:p>752.780989765373</text:p>
              </table:table-cell>
              <table:table-cell office:value-type="float" office:value="752.780989765373">
                <text:p>752.780989765373</text:p>
              </table:table-cell>
              <table:table-cell office:value-type="float" office:value="752.780989765373">
                <text:p>752.780989765373</text:p>
              </table:table-cell>
              <table:table-cell office:value-type="float" office:value="752.780989765373">
                <text:p>752.780989765373</text:p>
              </table:table-cell>
              <table:table-cell office:value-type="float" office:value="752.780989765373">
                <text:p>752.7809897653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5.808714095016">
                <text:p>755.808714095016</text:p>
              </table:table-cell>
              <table:table-cell office:value-type="float" office:value="755.808714095016">
                <text:p>755.808714095016</text:p>
              </table:table-cell>
              <table:table-cell office:value-type="float" office:value="755.808714095016">
                <text:p>755.808714095016</text:p>
              </table:table-cell>
              <table:table-cell office:value-type="float" office:value="755.808714095016">
                <text:p>755.808714095016</text:p>
              </table:table-cell>
              <table:table-cell office:value-type="float" office:value="755.808714095016">
                <text:p>755.8087140950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9.594785486605">
                <text:p>759.594785486605</text:p>
              </table:table-cell>
              <table:table-cell office:value-type="float" office:value="759.594785486605">
                <text:p>759.594785486605</text:p>
              </table:table-cell>
              <table:table-cell office:value-type="float" office:value="759.594785486605">
                <text:p>759.594785486605</text:p>
              </table:table-cell>
              <table:table-cell office:value-type="float" office:value="759.594785486605">
                <text:p>759.594785486605</text:p>
              </table:table-cell>
              <table:table-cell office:value-type="float" office:value="759.594785486605">
                <text:p>759.5947854866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62.630693428928">
                <text:p>762.630693428928</text:p>
              </table:table-cell>
              <table:table-cell office:value-type="float" office:value="762.630693428928">
                <text:p>762.630693428928</text:p>
              </table:table-cell>
              <table:table-cell office:value-type="float" office:value="762.630693428928">
                <text:p>762.630693428928</text:p>
              </table:table-cell>
              <table:table-cell office:value-type="float" office:value="762.630693428928">
                <text:p>762.630693428928</text:p>
              </table:table-cell>
              <table:table-cell office:value-type="float" office:value="762.630693428928">
                <text:p>762.6306934289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65.84724127387">
                <text:p>765.84724127387</text:p>
              </table:table-cell>
              <table:table-cell office:value-type="float" office:value="765.84724127387">
                <text:p>765.84724127387</text:p>
              </table:table-cell>
              <table:table-cell office:value-type="float" office:value="765.84724127387">
                <text:p>765.84724127387</text:p>
              </table:table-cell>
              <table:table-cell office:value-type="float" office:value="765.84724127387">
                <text:p>765.84724127387</text:p>
              </table:table-cell>
              <table:table-cell office:value-type="float" office:value="765.84724127387">
                <text:p>765.847241273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69.214624782119">
                <text:p>769.214624782119</text:p>
              </table:table-cell>
              <table:table-cell office:value-type="float" office:value="769.214624782119">
                <text:p>769.214624782119</text:p>
              </table:table-cell>
              <table:table-cell office:value-type="float" office:value="769.214624782119">
                <text:p>769.214624782119</text:p>
              </table:table-cell>
              <table:table-cell office:value-type="float" office:value="769.214624782119">
                <text:p>769.214624782119</text:p>
              </table:table-cell>
              <table:table-cell office:value-type="float" office:value="769.214624782119">
                <text:p>769.2146247821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72.642515656436">
                <text:p>772.642515656436</text:p>
              </table:table-cell>
              <table:table-cell office:value-type="float" office:value="772.642515656436">
                <text:p>772.642515656436</text:p>
              </table:table-cell>
              <table:table-cell office:value-type="float" office:value="772.642515656436">
                <text:p>772.642515656436</text:p>
              </table:table-cell>
              <table:table-cell office:value-type="float" office:value="772.642515656436">
                <text:p>772.642515656436</text:p>
              </table:table-cell>
              <table:table-cell office:value-type="float" office:value="772.642515656436">
                <text:p>772.6425156564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6.190149415893">
                <text:p>776.190149415893</text:p>
              </table:table-cell>
              <table:table-cell office:value-type="float" office:value="776.190149415893">
                <text:p>776.190149415893</text:p>
              </table:table-cell>
              <table:table-cell office:value-type="float" office:value="776.190149415893">
                <text:p>776.190149415893</text:p>
              </table:table-cell>
              <table:table-cell office:value-type="float" office:value="776.190149415893">
                <text:p>776.190149415893</text:p>
              </table:table-cell>
              <table:table-cell office:value-type="float" office:value="776.190149415893">
                <text:p>776.1901494158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9.316416930988">
                <text:p>779.316416930988</text:p>
              </table:table-cell>
              <table:table-cell office:value-type="float" office:value="779.316416930988">
                <text:p>779.316416930988</text:p>
              </table:table-cell>
              <table:table-cell office:value-type="float" office:value="779.316416930988">
                <text:p>779.316416930988</text:p>
              </table:table-cell>
              <table:table-cell office:value-type="float" office:value="779.316416930988">
                <text:p>779.316416930988</text:p>
              </table:table-cell>
              <table:table-cell office:value-type="float" office:value="779.316416930988">
                <text:p>779.3164169309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82.64995891133">
                <text:p>782.64995891133</text:p>
              </table:table-cell>
              <table:table-cell office:value-type="float" office:value="782.64995891133">
                <text:p>782.64995891133</text:p>
              </table:table-cell>
              <table:table-cell office:value-type="float" office:value="782.64995891133">
                <text:p>782.64995891133</text:p>
              </table:table-cell>
              <table:table-cell office:value-type="float" office:value="782.64995891133">
                <text:p>782.64995891133</text:p>
              </table:table-cell>
              <table:table-cell office:value-type="float" office:value="782.64995891133">
                <text:p>782.649958911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86.259262614624">
                <text:p>786.259262614624</text:p>
              </table:table-cell>
              <table:table-cell office:value-type="float" office:value="786.259262614624">
                <text:p>786.259262614624</text:p>
              </table:table-cell>
              <table:table-cell office:value-type="float" office:value="786.259262614624">
                <text:p>786.259262614624</text:p>
              </table:table-cell>
              <table:table-cell office:value-type="float" office:value="786.259262614624">
                <text:p>786.259262614624</text:p>
              </table:table-cell>
              <table:table-cell office:value-type="float" office:value="786.259262614624">
                <text:p>786.2592626146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9.692760028491">
                <text:p>789.692760028491</text:p>
              </table:table-cell>
              <table:table-cell office:value-type="float" office:value="789.692760028491">
                <text:p>789.692760028491</text:p>
              </table:table-cell>
              <table:table-cell office:value-type="float" office:value="789.692760028491">
                <text:p>789.692760028491</text:p>
              </table:table-cell>
              <table:table-cell office:value-type="float" office:value="789.692760028491">
                <text:p>789.692760028491</text:p>
              </table:table-cell>
              <table:table-cell office:value-type="float" office:value="789.692760028491">
                <text:p>789.6927600284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3.038926764999">
                <text:p>793.038926764999</text:p>
              </table:table-cell>
              <table:table-cell office:value-type="float" office:value="793.038926764999">
                <text:p>793.038926764999</text:p>
              </table:table-cell>
              <table:table-cell office:value-type="float" office:value="793.038926764999">
                <text:p>793.038926764999</text:p>
              </table:table-cell>
              <table:table-cell office:value-type="float" office:value="793.038926764999">
                <text:p>793.038926764999</text:p>
              </table:table-cell>
              <table:table-cell office:value-type="float" office:value="793.038926764999">
                <text:p>793.0389267649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6.026380902051">
                <text:p>796.026380902051</text:p>
              </table:table-cell>
              <table:table-cell office:value-type="float" office:value="796.026380902051">
                <text:p>796.026380902051</text:p>
              </table:table-cell>
              <table:table-cell office:value-type="float" office:value="796.026380902051">
                <text:p>796.026380902051</text:p>
              </table:table-cell>
              <table:table-cell office:value-type="float" office:value="796.026380902051">
                <text:p>796.026380902051</text:p>
              </table:table-cell>
              <table:table-cell office:value-type="float" office:value="796.026380902051">
                <text:p>796.0263809020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8.963981005808">
                <text:p>798.963981005808</text:p>
              </table:table-cell>
              <table:table-cell office:value-type="float" office:value="798.963981005808">
                <text:p>798.963981005808</text:p>
              </table:table-cell>
              <table:table-cell office:value-type="float" office:value="798.963981005808">
                <text:p>798.963981005808</text:p>
              </table:table-cell>
              <table:table-cell office:value-type="float" office:value="798.963981005808">
                <text:p>798.963981005808</text:p>
              </table:table-cell>
              <table:table-cell office:value-type="float" office:value="798.963981005808">
                <text:p>798.9639810058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2.220922574268">
                <text:p>802.220922574268</text:p>
              </table:table-cell>
              <table:table-cell office:value-type="float" office:value="802.220922574268">
                <text:p>802.220922574268</text:p>
              </table:table-cell>
              <table:table-cell office:value-type="float" office:value="802.220922574268">
                <text:p>802.220922574268</text:p>
              </table:table-cell>
              <table:table-cell office:value-type="float" office:value="802.220922574268">
                <text:p>802.220922574268</text:p>
              </table:table-cell>
              <table:table-cell office:value-type="float" office:value="802.220922574268">
                <text:p>802.2209225742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5.19683215379">
                <text:p>805.19683215379</text:p>
              </table:table-cell>
              <table:table-cell office:value-type="float" office:value="805.19683215379">
                <text:p>805.19683215379</text:p>
              </table:table-cell>
              <table:table-cell office:value-type="float" office:value="805.19683215379">
                <text:p>805.19683215379</text:p>
              </table:table-cell>
              <table:table-cell office:value-type="float" office:value="805.19683215379">
                <text:p>805.19683215379</text:p>
              </table:table-cell>
              <table:table-cell office:value-type="float" office:value="805.19683215379">
                <text:p>805.196832153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8.201858397816">
                <text:p>808.201858397816</text:p>
              </table:table-cell>
              <table:table-cell office:value-type="float" office:value="808.201858397816">
                <text:p>808.201858397816</text:p>
              </table:table-cell>
              <table:table-cell office:value-type="float" office:value="808.201858397816">
                <text:p>808.201858397816</text:p>
              </table:table-cell>
              <table:table-cell office:value-type="float" office:value="808.201858397816">
                <text:p>808.201858397816</text:p>
              </table:table-cell>
              <table:table-cell office:value-type="float" office:value="808.201858397816">
                <text:p>808.2018583978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10.656759360014">
                <text:p>810.656759360014</text:p>
              </table:table-cell>
              <table:table-cell office:value-type="float" office:value="810.656759360014">
                <text:p>810.656759360014</text:p>
              </table:table-cell>
              <table:table-cell office:value-type="float" office:value="810.656759360014">
                <text:p>810.656759360014</text:p>
              </table:table-cell>
              <table:table-cell office:value-type="float" office:value="810.656759360014">
                <text:p>810.656759360014</text:p>
              </table:table-cell>
              <table:table-cell office:value-type="float" office:value="810.656759360014">
                <text:p>810.6567593600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13.582985342478">
                <text:p>813.582985342478</text:p>
              </table:table-cell>
              <table:table-cell office:value-type="float" office:value="813.582985342478">
                <text:p>813.582985342478</text:p>
              </table:table-cell>
              <table:table-cell office:value-type="float" office:value="813.582985342478">
                <text:p>813.582985342478</text:p>
              </table:table-cell>
              <table:table-cell office:value-type="float" office:value="813.582985342478">
                <text:p>813.582985342478</text:p>
              </table:table-cell>
              <table:table-cell office:value-type="float" office:value="813.582985342478">
                <text:p>813.5829853424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5.91275665323">
                <text:p>815.91275665323</text:p>
              </table:table-cell>
              <table:table-cell office:value-type="float" office:value="815.91275665323">
                <text:p>815.91275665323</text:p>
              </table:table-cell>
              <table:table-cell office:value-type="float" office:value="815.91275665323">
                <text:p>815.91275665323</text:p>
              </table:table-cell>
              <table:table-cell office:value-type="float" office:value="815.91275665323">
                <text:p>815.91275665323</text:p>
              </table:table-cell>
              <table:table-cell office:value-type="float" office:value="815.91275665323">
                <text:p>815.912756653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8.219135665763">
                <text:p>818.219135665763</text:p>
              </table:table-cell>
              <table:table-cell office:value-type="float" office:value="818.219135665763">
                <text:p>818.219135665763</text:p>
              </table:table-cell>
              <table:table-cell office:value-type="float" office:value="818.219135665763">
                <text:p>818.219135665763</text:p>
              </table:table-cell>
              <table:table-cell office:value-type="float" office:value="818.219135665763">
                <text:p>818.219135665763</text:p>
              </table:table-cell>
              <table:table-cell office:value-type="float" office:value="818.219135665763">
                <text:p>818.2191356657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20.276092616577">
                <text:p>820.276092616577</text:p>
              </table:table-cell>
              <table:table-cell office:value-type="float" office:value="820.276092616577">
                <text:p>820.276092616577</text:p>
              </table:table-cell>
              <table:table-cell office:value-type="float" office:value="820.276092616577">
                <text:p>820.276092616577</text:p>
              </table:table-cell>
              <table:table-cell office:value-type="float" office:value="820.276092616577">
                <text:p>820.276092616577</text:p>
              </table:table-cell>
              <table:table-cell office:value-type="float" office:value="820.276092616577">
                <text:p>820.2760926165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22.60856462408">
                <text:p>822.60856462408</text:p>
              </table:table-cell>
              <table:table-cell office:value-type="float" office:value="822.60856462408">
                <text:p>822.60856462408</text:p>
              </table:table-cell>
              <table:table-cell office:value-type="float" office:value="822.60856462408">
                <text:p>822.60856462408</text:p>
              </table:table-cell>
              <table:table-cell office:value-type="float" office:value="822.60856462408">
                <text:p>822.60856462408</text:p>
              </table:table-cell>
              <table:table-cell office:value-type="float" office:value="822.60856462408">
                <text:p>822.608564624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24.712507463722">
                <text:p>824.712507463722</text:p>
              </table:table-cell>
              <table:table-cell office:value-type="float" office:value="824.712507463722">
                <text:p>824.712507463722</text:p>
              </table:table-cell>
              <table:table-cell office:value-type="float" office:value="824.712507463722">
                <text:p>824.712507463722</text:p>
              </table:table-cell>
              <table:table-cell office:value-type="float" office:value="824.712507463722">
                <text:p>824.712507463722</text:p>
              </table:table-cell>
              <table:table-cell office:value-type="float" office:value="824.712507463722">
                <text:p>824.7125074637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26.284939689164">
                <text:p>826.284939689164</text:p>
              </table:table-cell>
              <table:table-cell office:value-type="float" office:value="826.284939689164">
                <text:p>826.284939689164</text:p>
              </table:table-cell>
              <table:table-cell office:value-type="float" office:value="826.284939689164">
                <text:p>826.284939689164</text:p>
              </table:table-cell>
              <table:table-cell office:value-type="float" office:value="826.284939689164">
                <text:p>826.284939689164</text:p>
              </table:table-cell>
              <table:table-cell office:value-type="float" office:value="826.284939689164">
                <text:p>826.2849396891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28.223978747451">
                <text:p>828.223978747451</text:p>
              </table:table-cell>
              <table:table-cell office:value-type="float" office:value="828.223978747451">
                <text:p>828.223978747451</text:p>
              </table:table-cell>
              <table:table-cell office:value-type="float" office:value="828.223978747451">
                <text:p>828.223978747451</text:p>
              </table:table-cell>
              <table:table-cell office:value-type="float" office:value="828.223978747451">
                <text:p>828.223978747451</text:p>
              </table:table-cell>
              <table:table-cell office:value-type="float" office:value="828.223978747451">
                <text:p>828.2239787474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29.51886879696">
                <text:p>829.51886879696</text:p>
              </table:table-cell>
              <table:table-cell office:value-type="float" office:value="829.51886879696">
                <text:p>829.51886879696</text:p>
              </table:table-cell>
              <table:table-cell office:value-type="float" office:value="829.51886879696">
                <text:p>829.51886879696</text:p>
              </table:table-cell>
              <table:table-cell office:value-type="float" office:value="829.51886879696">
                <text:p>829.51886879696</text:p>
              </table:table-cell>
              <table:table-cell office:value-type="float" office:value="829.51886879696">
                <text:p>829.518868796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30.79">
                <text:p>830.79</text:p>
              </table:table-cell>
              <table:table-cell office:value-type="float" office:value="830.79">
                <text:p>830.79</text:p>
              </table:table-cell>
              <table:table-cell office:value-type="float" office:value="830.79">
                <text:p>830.79</text:p>
              </table:table-cell>
              <table:table-cell office:value-type="float" office:value="830.79">
                <text:p>830.79</text:p>
              </table:table-cell>
              <table:table-cell office:value-type="float" office:value="830.79">
                <text:p>830.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2.22891912671">
                <text:p>832.22891912671</text:p>
              </table:table-cell>
              <table:table-cell office:value-type="float" office:value="832.22891912671">
                <text:p>832.22891912671</text:p>
              </table:table-cell>
              <table:table-cell office:value-type="float" office:value="832.22891912671">
                <text:p>832.22891912671</text:p>
              </table:table-cell>
              <table:table-cell office:value-type="float" office:value="832.22891912671">
                <text:p>832.22891912671</text:p>
              </table:table-cell>
              <table:table-cell office:value-type="float" office:value="832.22891912671">
                <text:p>832.228919126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3.248331373038">
                <text:p>833.248331373038</text:p>
              </table:table-cell>
              <table:table-cell office:value-type="float" office:value="833.248331373038">
                <text:p>833.248331373038</text:p>
              </table:table-cell>
              <table:table-cell office:value-type="float" office:value="833.248331373038">
                <text:p>833.248331373038</text:p>
              </table:table-cell>
              <table:table-cell office:value-type="float" office:value="833.248331373038">
                <text:p>833.248331373038</text:p>
              </table:table-cell>
              <table:table-cell office:value-type="float" office:value="833.248331373038">
                <text:p>833.2483313730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33.882093362399">
                <text:p>833.882093362399</text:p>
              </table:table-cell>
              <table:table-cell office:value-type="float" office:value="833.882093362399">
                <text:p>833.882093362399</text:p>
              </table:table-cell>
              <table:table-cell office:value-type="float" office:value="833.882093362399">
                <text:p>833.882093362399</text:p>
              </table:table-cell>
              <table:table-cell office:value-type="float" office:value="833.882093362399">
                <text:p>833.882093362399</text:p>
              </table:table-cell>
              <table:table-cell office:value-type="float" office:value="833.882093362399">
                <text:p>833.8820933623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4.475197367715">
                <text:p>834.475197367715</text:p>
              </table:table-cell>
              <table:table-cell office:value-type="float" office:value="834.475197367715">
                <text:p>834.475197367715</text:p>
              </table:table-cell>
              <table:table-cell office:value-type="float" office:value="834.475197367715">
                <text:p>834.475197367715</text:p>
              </table:table-cell>
              <table:table-cell office:value-type="float" office:value="834.475197367715">
                <text:p>834.475197367715</text:p>
              </table:table-cell>
              <table:table-cell office:value-type="float" office:value="834.475197367715">
                <text:p>834.4751973677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35.123746857386">
                <text:p>835.123746857386</text:p>
              </table:table-cell>
              <table:table-cell office:value-type="float" office:value="835.123746857386">
                <text:p>835.123746857386</text:p>
              </table:table-cell>
              <table:table-cell office:value-type="float" office:value="835.123746857386">
                <text:p>835.123746857386</text:p>
              </table:table-cell>
              <table:table-cell office:value-type="float" office:value="835.123746857386">
                <text:p>835.123746857386</text:p>
              </table:table-cell>
              <table:table-cell office:value-type="float" office:value="835.123746857386">
                <text:p>835.1237468573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35.744923534801">
                <text:p>835.744923534801</text:p>
              </table:table-cell>
              <table:table-cell office:value-type="float" office:value="835.744923534801">
                <text:p>835.744923534801</text:p>
              </table:table-cell>
              <table:table-cell office:value-type="float" office:value="835.744923534801">
                <text:p>835.744923534801</text:p>
              </table:table-cell>
              <table:table-cell office:value-type="float" office:value="835.744923534801">
                <text:p>835.744923534801</text:p>
              </table:table-cell>
              <table:table-cell office:value-type="float" office:value="835.744923534801">
                <text:p>835.7449235348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36.006946105797">
                <text:p>836.006946105797</text:p>
              </table:table-cell>
              <table:table-cell office:value-type="float" office:value="836.006946105797">
                <text:p>836.006946105797</text:p>
              </table:table-cell>
              <table:table-cell office:value-type="float" office:value="836.006946105797">
                <text:p>836.006946105797</text:p>
              </table:table-cell>
              <table:table-cell office:value-type="float" office:value="836.006946105797">
                <text:p>836.006946105797</text:p>
              </table:table-cell>
              <table:table-cell office:value-type="float" office:value="836.006946105797">
                <text:p>836.0069461057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6.28902107153">
                <text:p>836.28902107153</text:p>
              </table:table-cell>
              <table:table-cell office:value-type="float" office:value="836.006946105797">
                <text:p>836.006946105797</text:p>
              </table:table-cell>
              <table:table-cell office:value-type="float" office:value="832.924300527226">
                <text:p>832.924300527226</text:p>
              </table:table-cell>
              <table:table-cell office:value-type="float" office:value="420.111489598114">
                <text:p>420.111489598114</text:p>
              </table:table-cell>
              <table:table-cell office:value-type="float" office:value="836.245845566623">
                <text:p>836.2458455666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36.381285904984">
                <text:p>836.381285904984</text:p>
              </table:table-cell>
              <table:table-cell office:value-type="float" office:value="836.006946105797">
                <text:p>836.006946105797</text:p>
              </table:table-cell>
              <table:table-cell office:value-type="float" office:value="833.394332705203">
                <text:p>833.394332705203</text:p>
              </table:table-cell>
              <table:table-cell office:value-type="float" office:value="420.111489598115">
                <text:p>420.111489598115</text:p>
              </table:table-cell>
              <table:table-cell office:value-type="float" office:value="836.224072581011">
                <text:p>836.2240725810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36.484745027448">
                <text:p>836.484745027448</text:p>
              </table:table-cell>
              <table:table-cell office:value-type="float" office:value="836.484745027448">
                <text:p>836.484745027448</text:p>
              </table:table-cell>
              <table:table-cell office:value-type="float" office:value="836.484745027448">
                <text:p>836.484745027448</text:p>
              </table:table-cell>
              <table:table-cell office:value-type="float" office:value="836.484745027448">
                <text:p>836.484745027448</text:p>
              </table:table-cell>
              <table:table-cell office:value-type="float" office:value="836.484745027448">
                <text:p>836.4847450274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6.441199056225">
                <text:p>836.441199056225</text:p>
              </table:table-cell>
              <table:table-cell office:value-type="float" office:value="836.441199056225">
                <text:p>836.441199056225</text:p>
              </table:table-cell>
              <table:table-cell office:value-type="float" office:value="836.441199056225">
                <text:p>836.441199056225</text:p>
              </table:table-cell>
              <table:table-cell office:value-type="float" office:value="836.441199056225">
                <text:p>836.441199056225</text:p>
              </table:table-cell>
              <table:table-cell office:value-type="float" office:value="836.441199056225">
                <text:p>836.4411990562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36.56316784621">
                <text:p>836.56316784621</text:p>
              </table:table-cell>
              <table:table-cell office:value-type="float" office:value="836.56316784621">
                <text:p>836.56316784621</text:p>
              </table:table-cell>
              <table:table-cell office:value-type="float" office:value="836.56316784621">
                <text:p>836.56316784621</text:p>
              </table:table-cell>
              <table:table-cell office:value-type="float" office:value="836.56316784621">
                <text:p>836.56316784621</text:p>
              </table:table-cell>
              <table:table-cell office:value-type="float" office:value="836.56316784621">
                <text:p>836.563167846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36.56380789536">
                <text:p>836.56380789536</text:p>
              </table:table-cell>
              <table:table-cell office:value-type="float" office:value="836.56380789536">
                <text:p>836.56380789536</text:p>
              </table:table-cell>
              <table:table-cell office:value-type="float" office:value="836.56380789536">
                <text:p>836.56380789536</text:p>
              </table:table-cell>
              <table:table-cell office:value-type="float" office:value="836.56380789536">
                <text:p>836.56380789536</text:p>
              </table:table-cell>
              <table:table-cell office:value-type="float" office:value="836.56380789536">
                <text:p>836.563807895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6.106824727219">
                <text:p>836.106824727219</text:p>
              </table:table-cell>
              <table:table-cell office:value-type="float" office:value="836.106824727219">
                <text:p>836.106824727219</text:p>
              </table:table-cell>
              <table:table-cell office:value-type="float" office:value="836.106824727219">
                <text:p>836.106824727219</text:p>
              </table:table-cell>
              <table:table-cell office:value-type="float" office:value="836.106824727219">
                <text:p>836.106824727219</text:p>
              </table:table-cell>
              <table:table-cell office:value-type="float" office:value="836.106824727219">
                <text:p>836.1068247272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36.01638090205">
                <text:p>836.01638090205</text:p>
              </table:table-cell>
              <table:table-cell office:value-type="float" office:value="836.01638090205">
                <text:p>836.01638090205</text:p>
              </table:table-cell>
              <table:table-cell office:value-type="float" office:value="836.01638090205">
                <text:p>836.01638090205</text:p>
              </table:table-cell>
              <table:table-cell office:value-type="float" office:value="836.01638090205">
                <text:p>836.01638090205</text:p>
              </table:table-cell>
              <table:table-cell office:value-type="float" office:value="836.01638090205">
                <text:p>836.016380902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35.477000341678">
                <text:p>835.477000341678</text:p>
              </table:table-cell>
              <table:table-cell office:value-type="float" office:value="835.477000341678">
                <text:p>835.477000341678</text:p>
              </table:table-cell>
              <table:table-cell office:value-type="float" office:value="835.477000341678">
                <text:p>835.477000341678</text:p>
              </table:table-cell>
              <table:table-cell office:value-type="float" office:value="835.477000341678">
                <text:p>835.477000341678</text:p>
              </table:table-cell>
              <table:table-cell office:value-type="float" office:value="835.477000341678">
                <text:p>835.4770003416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35.343469681416">
                <text:p>835.343469681416</text:p>
              </table:table-cell>
              <table:table-cell office:value-type="float" office:value="835.343469681416">
                <text:p>835.343469681416</text:p>
              </table:table-cell>
              <table:table-cell office:value-type="float" office:value="835.343469681416">
                <text:p>835.343469681416</text:p>
              </table:table-cell>
              <table:table-cell office:value-type="float" office:value="835.343469681416">
                <text:p>835.343469681416</text:p>
              </table:table-cell>
              <table:table-cell office:value-type="float" office:value="835.343469681416">
                <text:p>835.3434696814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5.130737385376">
                <text:p>835.130737385376</text:p>
              </table:table-cell>
              <table:table-cell office:value-type="float" office:value="835.130737385376">
                <text:p>835.130737385376</text:p>
              </table:table-cell>
              <table:table-cell office:value-type="float" office:value="835.130737385376">
                <text:p>835.130737385376</text:p>
              </table:table-cell>
              <table:table-cell office:value-type="float" office:value="835.130737385376">
                <text:p>835.130737385376</text:p>
              </table:table-cell>
              <table:table-cell office:value-type="float" office:value="835.130737385376">
                <text:p>835.1307373853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5.143811378764">
                <text:p>835.143811378764</text:p>
              </table:table-cell>
              <table:table-cell office:value-type="float" office:value="835.143811378764">
                <text:p>835.143811378764</text:p>
              </table:table-cell>
              <table:table-cell office:value-type="float" office:value="835.143811378764">
                <text:p>835.143811378764</text:p>
              </table:table-cell>
              <table:table-cell office:value-type="float" office:value="835.143811378764">
                <text:p>835.143811378764</text:p>
              </table:table-cell>
              <table:table-cell office:value-type="float" office:value="835.143811378764">
                <text:p>835.1438113787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5.057655962334">
                <text:p>835.057655962334</text:p>
              </table:table-cell>
              <table:table-cell office:value-type="float" office:value="835.057655962334">
                <text:p>835.057655962334</text:p>
              </table:table-cell>
              <table:table-cell office:value-type="float" office:value="835.057655962334">
                <text:p>835.057655962334</text:p>
              </table:table-cell>
              <table:table-cell office:value-type="float" office:value="835.057655962334">
                <text:p>835.057655962334</text:p>
              </table:table-cell>
              <table:table-cell office:value-type="float" office:value="835.057655962334">
                <text:p>835.0576559623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5.397088780007">
                <text:p>835.397088780007</text:p>
              </table:table-cell>
              <table:table-cell office:value-type="float" office:value="835.397088780007">
                <text:p>835.397088780007</text:p>
              </table:table-cell>
              <table:table-cell office:value-type="float" office:value="835.397088780007">
                <text:p>835.397088780007</text:p>
              </table:table-cell>
              <table:table-cell office:value-type="float" office:value="835.397088780007">
                <text:p>835.397088780007</text:p>
              </table:table-cell>
              <table:table-cell office:value-type="float" office:value="835.397088780007">
                <text:p>835.3970887800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5.136678610537">
                <text:p>835.136678610537</text:p>
              </table:table-cell>
              <table:table-cell office:value-type="float" office:value="835.136678610537">
                <text:p>835.136678610537</text:p>
              </table:table-cell>
              <table:table-cell office:value-type="float" office:value="835.136678610537">
                <text:p>835.136678610537</text:p>
              </table:table-cell>
              <table:table-cell office:value-type="float" office:value="835.136678610537">
                <text:p>835.136678610537</text:p>
              </table:table-cell>
              <table:table-cell office:value-type="float" office:value="835.136678610537">
                <text:p>835.1366786105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5.410644748254">
                <text:p>835.410644748254</text:p>
              </table:table-cell>
              <table:table-cell office:value-type="float" office:value="835.410644748254">
                <text:p>835.410644748254</text:p>
              </table:table-cell>
              <table:table-cell office:value-type="float" office:value="835.410644748254">
                <text:p>835.410644748254</text:p>
              </table:table-cell>
              <table:table-cell office:value-type="float" office:value="835.410644748254">
                <text:p>835.410644748254</text:p>
              </table:table-cell>
              <table:table-cell office:value-type="float" office:value="835.410644748254">
                <text:p>835.4106447482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5.33275872613">
                <text:p>835.33275872613</text:p>
              </table:table-cell>
              <table:table-cell office:value-type="float" office:value="835.33275872613">
                <text:p>835.33275872613</text:p>
              </table:table-cell>
              <table:table-cell office:value-type="float" office:value="835.33275872613">
                <text:p>835.33275872613</text:p>
              </table:table-cell>
              <table:table-cell office:value-type="float" office:value="835.33275872613">
                <text:p>835.33275872613</text:p>
              </table:table-cell>
              <table:table-cell office:value-type="float" office:value="835.33275872613">
                <text:p>835.332758726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6.22624911703">
                <text:p>836.22624911703</text:p>
              </table:table-cell>
              <table:table-cell office:value-type="float" office:value="836.22624911703">
                <text:p>836.22624911703</text:p>
              </table:table-cell>
              <table:table-cell office:value-type="float" office:value="836.22624911703">
                <text:p>836.22624911703</text:p>
              </table:table-cell>
              <table:table-cell office:value-type="float" office:value="836.22624911703">
                <text:p>836.22624911703</text:p>
              </table:table-cell>
              <table:table-cell office:value-type="float" office:value="836.22624911703">
                <text:p>836.226249117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6.733710125933">
                <text:p>836.733710125933</text:p>
              </table:table-cell>
              <table:table-cell office:value-type="float" office:value="836.733710125933">
                <text:p>836.733710125933</text:p>
              </table:table-cell>
              <table:table-cell office:value-type="float" office:value="836.733710125933">
                <text:p>836.733710125933</text:p>
              </table:table-cell>
              <table:table-cell office:value-type="float" office:value="836.733710125933">
                <text:p>836.733710125933</text:p>
              </table:table-cell>
              <table:table-cell office:value-type="float" office:value="836.733710125933">
                <text:p>836.7337101259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7.207014657522">
                <text:p>837.207014657522</text:p>
              </table:table-cell>
              <table:table-cell office:value-type="float" office:value="837.207014657522">
                <text:p>837.207014657522</text:p>
              </table:table-cell>
              <table:table-cell office:value-type="float" office:value="837.207014657522">
                <text:p>837.207014657522</text:p>
              </table:table-cell>
              <table:table-cell office:value-type="float" office:value="837.207014657522">
                <text:p>837.207014657522</text:p>
              </table:table-cell>
              <table:table-cell office:value-type="float" office:value="837.207014657522">
                <text:p>837.2070146575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7.847232509868">
                <text:p>837.847232509868</text:p>
              </table:table-cell>
              <table:table-cell office:value-type="float" office:value="837.847232509868">
                <text:p>837.847232509868</text:p>
              </table:table-cell>
              <table:table-cell office:value-type="float" office:value="837.847232509868">
                <text:p>837.847232509868</text:p>
              </table:table-cell>
              <table:table-cell office:value-type="float" office:value="837.847232509868">
                <text:p>837.847232509868</text:p>
              </table:table-cell>
              <table:table-cell office:value-type="float" office:value="837.847232509868">
                <text:p>837.8472325098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9.064554306399">
                <text:p>839.064554306399</text:p>
              </table:table-cell>
              <table:table-cell office:value-type="float" office:value="839.064554306399">
                <text:p>839.064554306399</text:p>
              </table:table-cell>
              <table:table-cell office:value-type="float" office:value="839.064554306399">
                <text:p>839.064554306399</text:p>
              </table:table-cell>
              <table:table-cell office:value-type="float" office:value="839.064554306399">
                <text:p>839.064554306399</text:p>
              </table:table-cell>
              <table:table-cell office:value-type="float" office:value="839.064554306399">
                <text:p>839.0645543063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0.448221735089">
                <text:p>840.448221735089</text:p>
              </table:table-cell>
              <table:table-cell office:value-type="float" office:value="840.448221735089">
                <text:p>840.448221735089</text:p>
              </table:table-cell>
              <table:table-cell office:value-type="float" office:value="840.448221735089">
                <text:p>840.448221735089</text:p>
              </table:table-cell>
              <table:table-cell office:value-type="float" office:value="840.448221735089">
                <text:p>840.448221735089</text:p>
              </table:table-cell>
              <table:table-cell office:value-type="float" office:value="840.448221735089">
                <text:p>840.4482217350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1.386464616321">
                <text:p>841.386464616321</text:p>
              </table:table-cell>
              <table:table-cell office:value-type="float" office:value="841.386464616321">
                <text:p>841.386464616321</text:p>
              </table:table-cell>
              <table:table-cell office:value-type="float" office:value="841.386464616321">
                <text:p>841.386464616321</text:p>
              </table:table-cell>
              <table:table-cell office:value-type="float" office:value="841.386464616321">
                <text:p>841.386464616321</text:p>
              </table:table-cell>
              <table:table-cell office:value-type="float" office:value="841.386464616321">
                <text:p>841.3864646163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3.256445269323">
                <text:p>843.256445269323</text:p>
              </table:table-cell>
              <table:table-cell office:value-type="float" office:value="843.256445269323">
                <text:p>843.256445269323</text:p>
              </table:table-cell>
              <table:table-cell office:value-type="float" office:value="843.256445269323">
                <text:p>843.256445269323</text:p>
              </table:table-cell>
              <table:table-cell office:value-type="float" office:value="843.256445269323">
                <text:p>843.256445269323</text:p>
              </table:table-cell>
              <table:table-cell office:value-type="float" office:value="843.256445269323">
                <text:p>843.2564452693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4.654210592089">
                <text:p>844.654210592089</text:p>
              </table:table-cell>
              <table:table-cell office:value-type="float" office:value="844.654210592089">
                <text:p>844.654210592089</text:p>
              </table:table-cell>
              <table:table-cell office:value-type="float" office:value="844.654210592089">
                <text:p>844.654210592089</text:p>
              </table:table-cell>
              <table:table-cell office:value-type="float" office:value="844.654210592089">
                <text:p>844.654210592089</text:p>
              </table:table-cell>
              <table:table-cell office:value-type="float" office:value="844.654210592089">
                <text:p>844.6542105920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6.704652211417">
                <text:p>846.704652211417</text:p>
              </table:table-cell>
              <table:table-cell office:value-type="float" office:value="846.704652211417">
                <text:p>846.704652211417</text:p>
              </table:table-cell>
              <table:table-cell office:value-type="float" office:value="846.704652211417">
                <text:p>846.704652211417</text:p>
              </table:table-cell>
              <table:table-cell office:value-type="float" office:value="846.704652211417">
                <text:p>846.704652211417</text:p>
              </table:table-cell>
              <table:table-cell office:value-type="float" office:value="846.704652211417">
                <text:p>846.7046522114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8.77147499887">
                <text:p>848.77147499887</text:p>
              </table:table-cell>
              <table:table-cell office:value-type="float" office:value="848.77147499887">
                <text:p>848.77147499887</text:p>
              </table:table-cell>
              <table:table-cell office:value-type="float" office:value="848.77147499887">
                <text:p>848.77147499887</text:p>
              </table:table-cell>
              <table:table-cell office:value-type="float" office:value="848.77147499887">
                <text:p>848.77147499887</text:p>
              </table:table-cell>
              <table:table-cell office:value-type="float" office:value="848.77147499887">
                <text:p>848.771474998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1.337174185242">
                <text:p>851.337174185242</text:p>
              </table:table-cell>
              <table:table-cell office:value-type="float" office:value="851.337174185242">
                <text:p>851.337174185242</text:p>
              </table:table-cell>
              <table:table-cell office:value-type="float" office:value="851.337174185242">
                <text:p>851.337174185242</text:p>
              </table:table-cell>
              <table:table-cell office:value-type="float" office:value="851.337174185242">
                <text:p>851.337174185242</text:p>
              </table:table-cell>
              <table:table-cell office:value-type="float" office:value="851.337174185242">
                <text:p>851.3371741852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3.583021241249">
                <text:p>853.583021241249</text:p>
              </table:table-cell>
              <table:table-cell office:value-type="float" office:value="853.583021241249">
                <text:p>853.583021241249</text:p>
              </table:table-cell>
              <table:table-cell office:value-type="float" office:value="853.583021241249">
                <text:p>853.583021241249</text:p>
              </table:table-cell>
              <table:table-cell office:value-type="float" office:value="853.583021241249">
                <text:p>853.583021241249</text:p>
              </table:table-cell>
              <table:table-cell office:value-type="float" office:value="853.583021241249">
                <text:p>853.5830212412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6.609058625956">
                <text:p>856.609058625956</text:p>
              </table:table-cell>
              <table:table-cell office:value-type="float" office:value="856.609058625956">
                <text:p>856.609058625956</text:p>
              </table:table-cell>
              <table:table-cell office:value-type="float" office:value="856.609058625956">
                <text:p>856.609058625956</text:p>
              </table:table-cell>
              <table:table-cell office:value-type="float" office:value="856.609058625956">
                <text:p>856.609058625956</text:p>
              </table:table-cell>
              <table:table-cell office:value-type="float" office:value="856.609058625956">
                <text:p>856.6090586259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9.694103437528">
                <text:p>859.694103437528</text:p>
              </table:table-cell>
              <table:table-cell office:value-type="float" office:value="859.694103437528">
                <text:p>859.694103437528</text:p>
              </table:table-cell>
              <table:table-cell office:value-type="float" office:value="859.694103437528">
                <text:p>859.694103437528</text:p>
              </table:table-cell>
              <table:table-cell office:value-type="float" office:value="859.694103437528">
                <text:p>859.694103437528</text:p>
              </table:table-cell>
              <table:table-cell office:value-type="float" office:value="859.694103437528">
                <text:p>859.6941034375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62.855759933671">
                <text:p>862.855759933671</text:p>
              </table:table-cell>
              <table:table-cell office:value-type="float" office:value="862.855759933671">
                <text:p>862.855759933671</text:p>
              </table:table-cell>
              <table:table-cell office:value-type="float" office:value="862.855759933671">
                <text:p>862.855759933671</text:p>
              </table:table-cell>
              <table:table-cell office:value-type="float" office:value="862.855759933671">
                <text:p>862.855759933671</text:p>
              </table:table-cell>
              <table:table-cell office:value-type="float" office:value="862.855759933671">
                <text:p>862.8557599336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6.380440822189">
                <text:p>866.380440822189</text:p>
              </table:table-cell>
              <table:table-cell office:value-type="float" office:value="866.380440822189">
                <text:p>866.380440822189</text:p>
              </table:table-cell>
              <table:table-cell office:value-type="float" office:value="866.380440822189">
                <text:p>866.380440822189</text:p>
              </table:table-cell>
              <table:table-cell office:value-type="float" office:value="866.380440822189">
                <text:p>866.380440822189</text:p>
              </table:table-cell>
              <table:table-cell office:value-type="float" office:value="866.380440822189">
                <text:p>866.3804408221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9.653397155898">
                <text:p>869.653397155898</text:p>
              </table:table-cell>
              <table:table-cell office:value-type="float" office:value="869.653397155898">
                <text:p>869.653397155898</text:p>
              </table:table-cell>
              <table:table-cell office:value-type="float" office:value="869.653397155898">
                <text:p>869.653397155898</text:p>
              </table:table-cell>
              <table:table-cell office:value-type="float" office:value="869.653397155898">
                <text:p>869.653397155898</text:p>
              </table:table-cell>
              <table:table-cell office:value-type="float" office:value="869.653397155898">
                <text:p>869.6533971558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73.228756601229">
                <text:p>873.228756601229</text:p>
              </table:table-cell>
              <table:table-cell office:value-type="float" office:value="873.228756601229">
                <text:p>873.228756601229</text:p>
              </table:table-cell>
              <table:table-cell office:value-type="float" office:value="873.228756601229">
                <text:p>873.228756601229</text:p>
              </table:table-cell>
              <table:table-cell office:value-type="float" office:value="873.228756601229">
                <text:p>873.228756601229</text:p>
              </table:table-cell>
              <table:table-cell office:value-type="float" office:value="873.228756601229">
                <text:p>873.2287566012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7.639569786666">
                <text:p>877.639569786666</text:p>
              </table:table-cell>
              <table:table-cell office:value-type="float" office:value="877.639569786666">
                <text:p>877.639569786666</text:p>
              </table:table-cell>
              <table:table-cell office:value-type="float" office:value="877.639569786666">
                <text:p>877.639569786666</text:p>
              </table:table-cell>
              <table:table-cell office:value-type="float" office:value="877.639569786666">
                <text:p>877.639569786666</text:p>
              </table:table-cell>
              <table:table-cell office:value-type="float" office:value="877.639569786666">
                <text:p>877.639569786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81.427864376269">
                <text:p>881.427864376269</text:p>
              </table:table-cell>
              <table:table-cell office:value-type="float" office:value="881.427864376269">
                <text:p>881.427864376269</text:p>
              </table:table-cell>
              <table:table-cell office:value-type="float" office:value="881.427864376269">
                <text:p>881.427864376269</text:p>
              </table:table-cell>
              <table:table-cell office:value-type="float" office:value="881.427864376269">
                <text:p>881.427864376269</text:p>
              </table:table-cell>
              <table:table-cell office:value-type="float" office:value="881.427864376269">
                <text:p>881.4278643762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85.844706455314">
                <text:p>885.844706455314</text:p>
              </table:table-cell>
              <table:table-cell office:value-type="float" office:value="885.844706455314">
                <text:p>885.844706455314</text:p>
              </table:table-cell>
              <table:table-cell office:value-type="float" office:value="885.844706455314">
                <text:p>885.844706455314</text:p>
              </table:table-cell>
              <table:table-cell office:value-type="float" office:value="885.844706455314">
                <text:p>885.844706455314</text:p>
              </table:table-cell>
              <table:table-cell office:value-type="float" office:value="885.844706455314">
                <text:p>885.8447064553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0.320268759988">
                <text:p>890.320268759988</text:p>
              </table:table-cell>
              <table:table-cell office:value-type="float" office:value="890.320268759988">
                <text:p>890.320268759988</text:p>
              </table:table-cell>
              <table:table-cell office:value-type="float" office:value="890.320268759988">
                <text:p>890.320268759988</text:p>
              </table:table-cell>
              <table:table-cell office:value-type="float" office:value="890.320268759988">
                <text:p>890.320268759988</text:p>
              </table:table-cell>
              <table:table-cell office:value-type="float" office:value="890.320268759988">
                <text:p>890.3202687599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4.773905231586">
                <text:p>894.773905231586</text:p>
              </table:table-cell>
              <table:table-cell office:value-type="float" office:value="894.773905231586">
                <text:p>894.773905231586</text:p>
              </table:table-cell>
              <table:table-cell office:value-type="float" office:value="894.773905231586">
                <text:p>894.773905231586</text:p>
              </table:table-cell>
              <table:table-cell office:value-type="float" office:value="894.773905231586">
                <text:p>894.773905231586</text:p>
              </table:table-cell>
              <table:table-cell office:value-type="float" office:value="894.773905231586">
                <text:p>894.7739052315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99.614231328108">
                <text:p>899.614231328108</text:p>
              </table:table-cell>
              <table:table-cell office:value-type="float" office:value="899.614231328108">
                <text:p>899.614231328108</text:p>
              </table:table-cell>
              <table:table-cell office:value-type="float" office:value="899.614231328108">
                <text:p>899.614231328108</text:p>
              </table:table-cell>
              <table:table-cell office:value-type="float" office:value="899.614231328108">
                <text:p>899.614231328108</text:p>
              </table:table-cell>
              <table:table-cell office:value-type="float" office:value="899.614231328108">
                <text:p>899.6142313281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04.819209482876">
                <text:p>904.819209482876</text:p>
              </table:table-cell>
              <table:table-cell office:value-type="float" office:value="904.819209482876">
                <text:p>904.819209482876</text:p>
              </table:table-cell>
              <table:table-cell office:value-type="float" office:value="904.819209482876">
                <text:p>904.819209482876</text:p>
              </table:table-cell>
              <table:table-cell office:value-type="float" office:value="904.819209482876">
                <text:p>904.819209482876</text:p>
              </table:table-cell>
              <table:table-cell office:value-type="float" office:value="904.819209482876">
                <text:p>904.8192094828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9.486239061259">
                <text:p>909.486239061259</text:p>
              </table:table-cell>
              <table:table-cell office:value-type="float" office:value="909.486239061259">
                <text:p>909.486239061259</text:p>
              </table:table-cell>
              <table:table-cell office:value-type="float" office:value="909.486239061259">
                <text:p>909.486239061259</text:p>
              </table:table-cell>
              <table:table-cell office:value-type="float" office:value="909.486239061259">
                <text:p>909.486239061259</text:p>
              </table:table-cell>
              <table:table-cell office:value-type="float" office:value="909.486239061259">
                <text:p>909.4862390612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14.852250132862">
                <text:p>914.852250132862</text:p>
              </table:table-cell>
              <table:table-cell office:value-type="float" office:value="914.852250132862">
                <text:p>914.852250132862</text:p>
              </table:table-cell>
              <table:table-cell office:value-type="float" office:value="914.852250132862">
                <text:p>914.852250132862</text:p>
              </table:table-cell>
              <table:table-cell office:value-type="float" office:value="914.852250132862">
                <text:p>914.852250132862</text:p>
              </table:table-cell>
              <table:table-cell office:value-type="float" office:value="914.852250132862">
                <text:p>914.8522501328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19.893800348131">
                <text:p>919.893800348131</text:p>
              </table:table-cell>
              <table:table-cell office:value-type="float" office:value="919.893800348131">
                <text:p>919.893800348131</text:p>
              </table:table-cell>
              <table:table-cell office:value-type="float" office:value="919.893800348131">
                <text:p>919.893800348131</text:p>
              </table:table-cell>
              <table:table-cell office:value-type="float" office:value="919.893800348131">
                <text:p>919.893800348131</text:p>
              </table:table-cell>
              <table:table-cell office:value-type="float" office:value="919.893800348131">
                <text:p>919.8938003481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25.457174185242">
                <text:p>925.457174185242</text:p>
              </table:table-cell>
              <table:table-cell office:value-type="float" office:value="925.457174185242">
                <text:p>925.457174185242</text:p>
              </table:table-cell>
              <table:table-cell office:value-type="float" office:value="925.457174185242">
                <text:p>925.457174185242</text:p>
              </table:table-cell>
              <table:table-cell office:value-type="float" office:value="925.457174185242">
                <text:p>925.457174185242</text:p>
              </table:table-cell>
              <table:table-cell office:value-type="float" office:value="925.457174185242">
                <text:p>925.4571741852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30.808483815658">
                <text:p>930.808483815658</text:p>
              </table:table-cell>
              <table:table-cell office:value-type="float" office:value="930.808483815658">
                <text:p>930.808483815658</text:p>
              </table:table-cell>
              <table:table-cell office:value-type="float" office:value="930.808483815658">
                <text:p>930.808483815658</text:p>
              </table:table-cell>
              <table:table-cell office:value-type="float" office:value="930.808483815658">
                <text:p>930.808483815658</text:p>
              </table:table-cell>
              <table:table-cell office:value-type="float" office:value="930.808483815658">
                <text:p>930.8084838156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35.643770824999">
                <text:p>935.643770824999</text:p>
              </table:table-cell>
              <table:table-cell office:value-type="float" office:value="935.643770824999">
                <text:p>935.643770824999</text:p>
              </table:table-cell>
              <table:table-cell office:value-type="float" office:value="935.643770824999">
                <text:p>935.643770824999</text:p>
              </table:table-cell>
              <table:table-cell office:value-type="float" office:value="935.643770824999">
                <text:p>935.643770824999</text:p>
              </table:table-cell>
              <table:table-cell office:value-type="float" office:value="935.643770824999">
                <text:p>935.6437708249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41.21910801992">
                <text:p>941.21910801992</text:p>
              </table:table-cell>
              <table:table-cell office:value-type="float" office:value="941.21910801992">
                <text:p>941.21910801992</text:p>
              </table:table-cell>
              <table:table-cell office:value-type="float" office:value="941.21910801992">
                <text:p>941.21910801992</text:p>
              </table:table-cell>
              <table:table-cell office:value-type="float" office:value="941.21910801992">
                <text:p>941.21910801992</text:p>
              </table:table-cell>
              <table:table-cell office:value-type="float" office:value="941.21910801992">
                <text:p>941.219108019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6.890700551555">
                <text:p>946.890700551555</text:p>
              </table:table-cell>
              <table:table-cell office:value-type="float" office:value="946.890700551555">
                <text:p>946.890700551555</text:p>
              </table:table-cell>
              <table:table-cell office:value-type="float" office:value="946.890700551555">
                <text:p>946.890700551555</text:p>
              </table:table-cell>
              <table:table-cell office:value-type="float" office:value="946.890700551555">
                <text:p>946.890700551555</text:p>
              </table:table-cell>
              <table:table-cell office:value-type="float" office:value="946.890700551555">
                <text:p>946.8907005515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52.124985591868">
                <text:p>952.124985591868</text:p>
              </table:table-cell>
              <table:table-cell office:value-type="float" office:value="952.124985591868">
                <text:p>952.124985591868</text:p>
              </table:table-cell>
              <table:table-cell office:value-type="float" office:value="952.124985591868">
                <text:p>952.124985591868</text:p>
              </table:table-cell>
              <table:table-cell office:value-type="float" office:value="952.124985591868">
                <text:p>952.124985591868</text:p>
              </table:table-cell>
              <table:table-cell office:value-type="float" office:value="952.124985591868">
                <text:p>952.1249855918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57.688729810778">
                <text:p>957.688729810778</text:p>
              </table:table-cell>
              <table:table-cell office:value-type="float" office:value="957.688729810778">
                <text:p>957.688729810778</text:p>
              </table:table-cell>
              <table:table-cell office:value-type="float" office:value="957.688729810778">
                <text:p>957.688729810778</text:p>
              </table:table-cell>
              <table:table-cell office:value-type="float" office:value="957.688729810778">
                <text:p>957.688729810778</text:p>
              </table:table-cell>
              <table:table-cell office:value-type="float" office:value="957.688729810778">
                <text:p>957.6887298107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63.1391239192">
                <text:p>963.1391239192</text:p>
              </table:table-cell>
              <table:table-cell office:value-type="float" office:value="963.1391239192">
                <text:p>963.1391239192</text:p>
              </table:table-cell>
              <table:table-cell office:value-type="float" office:value="963.1391239192">
                <text:p>963.1391239192</text:p>
              </table:table-cell>
              <table:table-cell office:value-type="float" office:value="963.1391239192">
                <text:p>963.1391239192</text:p>
              </table:table-cell>
              <table:table-cell office:value-type="float" office:value="963.1391239192">
                <text:p>963.13912391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68.303873565979">
                <text:p>968.303873565979</text:p>
              </table:table-cell>
              <table:table-cell office:value-type="float" office:value="968.303873565979">
                <text:p>968.303873565979</text:p>
              </table:table-cell>
              <table:table-cell office:value-type="float" office:value="968.303873565979">
                <text:p>968.303873565979</text:p>
              </table:table-cell>
              <table:table-cell office:value-type="float" office:value="968.303873565979">
                <text:p>968.303873565979</text:p>
              </table:table-cell>
              <table:table-cell office:value-type="float" office:value="968.303873565979">
                <text:p>968.3038735659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73.231285904984">
                <text:p>973.231285904984</text:p>
              </table:table-cell>
              <table:table-cell office:value-type="float" office:value="973.231285904984">
                <text:p>973.231285904984</text:p>
              </table:table-cell>
              <table:table-cell office:value-type="float" office:value="973.231285904984">
                <text:p>973.231285904984</text:p>
              </table:table-cell>
              <table:table-cell office:value-type="float" office:value="973.231285904984">
                <text:p>973.231285904984</text:p>
              </table:table-cell>
              <table:table-cell office:value-type="float" office:value="973.231285904984">
                <text:p>973.2312859049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8.950351182043">
                <text:p>978.950351182043</text:p>
              </table:table-cell>
              <table:table-cell office:value-type="float" office:value="978.950351182043">
                <text:p>978.950351182043</text:p>
              </table:table-cell>
              <table:table-cell office:value-type="float" office:value="978.950351182043">
                <text:p>978.950351182043</text:p>
              </table:table-cell>
              <table:table-cell office:value-type="float" office:value="978.950351182043">
                <text:p>978.950351182043</text:p>
              </table:table-cell>
              <table:table-cell office:value-type="float" office:value="978.950351182043">
                <text:p>978.9503511820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83.850818729831">
                <text:p>983.850818729831</text:p>
              </table:table-cell>
              <table:table-cell office:value-type="float" office:value="983.850818729831">
                <text:p>983.850818729831</text:p>
              </table:table-cell>
              <table:table-cell office:value-type="float" office:value="983.850818729831">
                <text:p>983.850818729831</text:p>
              </table:table-cell>
              <table:table-cell office:value-type="float" office:value="983.850818729831">
                <text:p>983.850818729831</text:p>
              </table:table-cell>
              <table:table-cell office:value-type="float" office:value="983.850818729831">
                <text:p>983.8508187298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8.873266801819">
                <text:p>988.873266801819</text:p>
              </table:table-cell>
              <table:table-cell office:value-type="float" office:value="988.873266801819">
                <text:p>988.873266801819</text:p>
              </table:table-cell>
              <table:table-cell office:value-type="float" office:value="988.873266801819">
                <text:p>988.873266801819</text:p>
              </table:table-cell>
              <table:table-cell office:value-type="float" office:value="988.873266801819">
                <text:p>988.873266801819</text:p>
              </table:table-cell>
              <table:table-cell office:value-type="float" office:value="988.873266801819">
                <text:p>988.8732668018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93.659165723801">
                <text:p>993.659165723801</text:p>
              </table:table-cell>
              <table:table-cell office:value-type="float" office:value="993.659165723801">
                <text:p>993.659165723801</text:p>
              </table:table-cell>
              <table:table-cell office:value-type="float" office:value="993.659165723801">
                <text:p>993.659165723801</text:p>
              </table:table-cell>
              <table:table-cell office:value-type="float" office:value="993.659165723801">
                <text:p>993.659165723801</text:p>
              </table:table-cell>
              <table:table-cell office:value-type="float" office:value="993.659165723801">
                <text:p>993.6591657238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98.770933892768">
                <text:p>998.770933892768</text:p>
              </table:table-cell>
              <table:table-cell office:value-type="float" office:value="998.770933892768">
                <text:p>998.770933892768</text:p>
              </table:table-cell>
              <table:table-cell office:value-type="float" office:value="998.770933892768">
                <text:p>998.770933892768</text:p>
              </table:table-cell>
              <table:table-cell office:value-type="float" office:value="998.770933892768">
                <text:p>998.770933892768</text:p>
              </table:table-cell>
              <table:table-cell office:value-type="float" office:value="998.770933892768">
                <text:p>998.7709338927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3.48198620784">
                <text:p>1003.48198620784</text:p>
              </table:table-cell>
              <table:table-cell office:value-type="float" office:value="1003.48198620784">
                <text:p>1003.48198620784</text:p>
              </table:table-cell>
              <table:table-cell office:value-type="float" office:value="1003.48198620784">
                <text:p>1003.48198620784</text:p>
              </table:table-cell>
              <table:table-cell office:value-type="float" office:value="1003.48198620784">
                <text:p>1003.48198620784</text:p>
              </table:table-cell>
              <table:table-cell office:value-type="float" office:value="1003.48198620784">
                <text:p>1003.481986207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08.10677457592">
                <text:p>1008.10677457592</text:p>
              </table:table-cell>
              <table:table-cell office:value-type="float" office:value="1008.10677457592">
                <text:p>1008.10677457592</text:p>
              </table:table-cell>
              <table:table-cell office:value-type="float" office:value="1008.10677457592">
                <text:p>1008.10677457592</text:p>
              </table:table-cell>
              <table:table-cell office:value-type="float" office:value="1008.10677457592">
                <text:p>1008.10677457592</text:p>
              </table:table-cell>
              <table:table-cell office:value-type="float" office:value="1008.10677457592">
                <text:p>1008.106774575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13.22082019555">
                <text:p>1013.22082019555</text:p>
              </table:table-cell>
              <table:table-cell office:value-type="float" office:value="1013.22082019555">
                <text:p>1013.22082019555</text:p>
              </table:table-cell>
              <table:table-cell office:value-type="float" office:value="1013.22082019555">
                <text:p>1013.22082019555</text:p>
              </table:table-cell>
              <table:table-cell office:value-type="float" office:value="1013.22082019555">
                <text:p>1013.22082019555</text:p>
              </table:table-cell>
              <table:table-cell office:value-type="float" office:value="1013.22082019555">
                <text:p>1013.220820195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7.23073738538">
                <text:p>1017.23073738538</text:p>
              </table:table-cell>
              <table:table-cell office:value-type="float" office:value="1017.23073738538">
                <text:p>1017.23073738538</text:p>
              </table:table-cell>
              <table:table-cell office:value-type="float" office:value="1017.23073738538">
                <text:p>1017.23073738538</text:p>
              </table:table-cell>
              <table:table-cell office:value-type="float" office:value="1017.23073738538">
                <text:p>1017.23073738538</text:p>
              </table:table-cell>
              <table:table-cell office:value-type="float" office:value="1017.23073738538">
                <text:p>1017.230737385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21.7642487883">
                <text:p>1021.7642487883</text:p>
              </table:table-cell>
              <table:table-cell office:value-type="float" office:value="1021.7642487883">
                <text:p>1021.7642487883</text:p>
              </table:table-cell>
              <table:table-cell office:value-type="float" office:value="1021.7642487883">
                <text:p>1021.7642487883</text:p>
              </table:table-cell>
              <table:table-cell office:value-type="float" office:value="1021.7642487883">
                <text:p>1021.7642487883</text:p>
              </table:table-cell>
              <table:table-cell office:value-type="float" office:value="1021.7642487883">
                <text:p>1021.76424878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25.87019184858">
                <text:p>1025.87019184858</text:p>
              </table:table-cell>
              <table:table-cell office:value-type="float" office:value="1025.87019184858">
                <text:p>1025.87019184858</text:p>
              </table:table-cell>
              <table:table-cell office:value-type="float" office:value="1025.87019184858">
                <text:p>1025.87019184858</text:p>
              </table:table-cell>
              <table:table-cell office:value-type="float" office:value="1025.87019184858">
                <text:p>1025.87019184858</text:p>
              </table:table-cell>
              <table:table-cell office:value-type="float" office:value="1025.87019184858">
                <text:p>1025.870191848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29.85851652578">
                <text:p>1029.85851652578</text:p>
              </table:table-cell>
              <table:table-cell office:value-type="float" office:value="1029.85851652578">
                <text:p>1029.85851652578</text:p>
              </table:table-cell>
              <table:table-cell office:value-type="float" office:value="1029.85851652578">
                <text:p>1029.85851652578</text:p>
              </table:table-cell>
              <table:table-cell office:value-type="float" office:value="1029.85851652578">
                <text:p>1029.85851652578</text:p>
              </table:table-cell>
              <table:table-cell office:value-type="float" office:value="1029.85851652578">
                <text:p>1029.858516525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34.12027427642">
                <text:p>1034.12027427642</text:p>
              </table:table-cell>
              <table:table-cell office:value-type="float" office:value="1034.12027427642">
                <text:p>1034.12027427642</text:p>
              </table:table-cell>
              <table:table-cell office:value-type="float" office:value="1034.12027427642">
                <text:p>1034.12027427642</text:p>
              </table:table-cell>
              <table:table-cell office:value-type="float" office:value="1034.12027427642">
                <text:p>1034.12027427642</text:p>
              </table:table-cell>
              <table:table-cell office:value-type="float" office:value="1034.12027427642">
                <text:p>1034.120274276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37.96759840128">
                <text:p>1037.96759840128</text:p>
              </table:table-cell>
              <table:table-cell office:value-type="float" office:value="1034.12027427642">
                <text:p>1034.12027427642</text:p>
              </table:table-cell>
              <table:table-cell office:value-type="float" office:value="1014.60836494203">
                <text:p>1014.60836494203</text:p>
              </table:table-cell>
              <table:table-cell office:value-type="float" office:value="512.899684619575">
                <text:p>512.899684619575</text:p>
              </table:table-cell>
              <table:table-cell office:value-type="float" office:value="1041.66007798626">
                <text:p>1041.660077986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41.8136759219">
                <text:p>1041.8136759219</text:p>
              </table:table-cell>
              <table:table-cell office:value-type="float" office:value="1034.12027427642">
                <text:p>1034.12027427642</text:p>
              </table:table-cell>
              <table:table-cell office:value-type="float" office:value="1016.70328486386">
                <text:p>1016.70328486386</text:p>
              </table:table-cell>
              <table:table-cell office:value-type="float" office:value="512.899684619575">
                <text:p>512.899684619575</text:p>
              </table:table-cell>
              <table:table-cell office:value-type="float" office:value="1041.66007798626">
                <text:p>1041.660077986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5.29271121498">
                <text:p>1045.29271121498</text:p>
              </table:table-cell>
              <table:table-cell office:value-type="float" office:value="1034.12027427642">
                <text:p>1034.12027427642</text:p>
              </table:table-cell>
              <table:table-cell office:value-type="float" office:value="1018.49651996097">
                <text:p>1018.49651996097</text:p>
              </table:table-cell>
              <table:table-cell office:value-type="float" office:value="512.899684619575">
                <text:p>512.899684619575</text:p>
              </table:table-cell>
              <table:table-cell office:value-type="float" office:value="1041.66007798626">
                <text:p>1041.660077986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9.1998816961">
                <text:p>1049.1998816961</text:p>
              </table:table-cell>
              <table:table-cell office:value-type="float" office:value="1049.1998816961">
                <text:p>1049.1998816961</text:p>
              </table:table-cell>
              <table:table-cell office:value-type="float" office:value="1049.1998816961">
                <text:p>1049.1998816961</text:p>
              </table:table-cell>
              <table:table-cell office:value-type="float" office:value="1049.1998816961">
                <text:p>1049.1998816961</text:p>
              </table:table-cell>
              <table:table-cell office:value-type="float" office:value="1049.1998816961">
                <text:p>1049.19988169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52.40128590498">
                <text:p>1052.40128590498</text:p>
              </table:table-cell>
              <table:table-cell office:value-type="float" office:value="1052.40128590498">
                <text:p>1052.40128590498</text:p>
              </table:table-cell>
              <table:table-cell office:value-type="float" office:value="1052.40128590498">
                <text:p>1052.40128590498</text:p>
              </table:table-cell>
              <table:table-cell office:value-type="float" office:value="1052.40128590498">
                <text:p>1052.40128590498</text:p>
              </table:table-cell>
              <table:table-cell office:value-type="float" office:value="1052.40128590498">
                <text:p>1052.401285904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55.86388440288">
                <text:p>1055.86388440288</text:p>
              </table:table-cell>
              <table:table-cell office:value-type="float" office:value="1055.86388440288">
                <text:p>1055.86388440288</text:p>
              </table:table-cell>
              <table:table-cell office:value-type="float" office:value="1055.86388440288">
                <text:p>1055.86388440288</text:p>
              </table:table-cell>
              <table:table-cell office:value-type="float" office:value="1055.86388440288">
                <text:p>1055.86388440288</text:p>
              </table:table-cell>
              <table:table-cell office:value-type="float" office:value="1055.86388440288">
                <text:p>1055.863884402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58.93543394704">
                <text:p>1058.93543394704</text:p>
              </table:table-cell>
              <table:table-cell office:value-type="float" office:value="1058.93543394704">
                <text:p>1058.93543394704</text:p>
              </table:table-cell>
              <table:table-cell office:value-type="float" office:value="1058.93543394704">
                <text:p>1058.93543394704</text:p>
              </table:table-cell>
              <table:table-cell office:value-type="float" office:value="1058.93543394704">
                <text:p>1058.93543394704</text:p>
              </table:table-cell>
              <table:table-cell office:value-type="float" office:value="1058.93543394704">
                <text:p>1058.935433947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62.16441545911">
                <text:p>1062.16441545911</text:p>
              </table:table-cell>
              <table:table-cell office:value-type="float" office:value="1062.16441545911">
                <text:p>1062.16441545911</text:p>
              </table:table-cell>
              <table:table-cell office:value-type="float" office:value="1062.16441545911">
                <text:p>1062.16441545911</text:p>
              </table:table-cell>
              <table:table-cell office:value-type="float" office:value="1062.16441545911">
                <text:p>1062.16441545911</text:p>
              </table:table-cell>
              <table:table-cell office:value-type="float" office:value="1062.16441545911">
                <text:p>1062.164415459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65.82995635147">
                <text:p>1065.82995635147</text:p>
              </table:table-cell>
              <table:table-cell office:value-type="float" office:value="1065.82995635147">
                <text:p>1065.82995635147</text:p>
              </table:table-cell>
              <table:table-cell office:value-type="float" office:value="1065.82995635147">
                <text:p>1065.82995635147</text:p>
              </table:table-cell>
              <table:table-cell office:value-type="float" office:value="1065.82995635147">
                <text:p>1065.82995635147</text:p>
              </table:table-cell>
              <table:table-cell office:value-type="float" office:value="1065.82995635147">
                <text:p>1065.829956351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68.94174781851">
                <text:p>1068.94174781851</text:p>
              </table:table-cell>
              <table:table-cell office:value-type="float" office:value="1068.94174781851">
                <text:p>1068.94174781851</text:p>
              </table:table-cell>
              <table:table-cell office:value-type="float" office:value="1068.94174781851">
                <text:p>1068.94174781851</text:p>
              </table:table-cell>
              <table:table-cell office:value-type="float" office:value="1068.94174781851">
                <text:p>1068.94174781851</text:p>
              </table:table-cell>
              <table:table-cell office:value-type="float" office:value="1068.94174781851">
                <text:p>1068.941747818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71.80995773867">
                <text:p>1071.80995773867</text:p>
              </table:table-cell>
              <table:table-cell office:value-type="float" office:value="1071.80995773867">
                <text:p>1071.80995773867</text:p>
              </table:table-cell>
              <table:table-cell office:value-type="float" office:value="1071.80995773867">
                <text:p>1071.80995773867</text:p>
              </table:table-cell>
              <table:table-cell office:value-type="float" office:value="1071.80995773867">
                <text:p>1071.80995773867</text:p>
              </table:table-cell>
              <table:table-cell office:value-type="float" office:value="1071.80995773867">
                <text:p>1071.809957738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74.89513986613">
                <text:p>1074.89513986613</text:p>
              </table:table-cell>
              <table:table-cell office:value-type="float" office:value="1074.89513986613">
                <text:p>1074.89513986613</text:p>
              </table:table-cell>
              <table:table-cell office:value-type="float" office:value="1074.89513986613">
                <text:p>1074.89513986613</text:p>
              </table:table-cell>
              <table:table-cell office:value-type="float" office:value="1074.89513986613">
                <text:p>1074.89513986613</text:p>
              </table:table-cell>
              <table:table-cell office:value-type="float" office:value="1074.89513986613">
                <text:p>1074.895139866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77.81814001983">
                <text:p>1077.81814001983</text:p>
              </table:table-cell>
              <table:table-cell office:value-type="float" office:value="1077.81814001983">
                <text:p>1077.81814001983</text:p>
              </table:table-cell>
              <table:table-cell office:value-type="float" office:value="1077.81814001983">
                <text:p>1077.81814001983</text:p>
              </table:table-cell>
              <table:table-cell office:value-type="float" office:value="1077.81814001983">
                <text:p>1077.81814001983</text:p>
              </table:table-cell>
              <table:table-cell office:value-type="float" office:value="1077.81814001983">
                <text:p>1077.818140019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80.99">
                <text:p>1080.99</text:p>
              </table:table-cell>
              <table:table-cell office:value-type="float" office:value="1080.99">
                <text:p>1080.99</text:p>
              </table:table-cell>
              <table:table-cell office:value-type="float" office:value="1080.99">
                <text:p>1080.99</text:p>
              </table:table-cell>
              <table:table-cell office:value-type="float" office:value="1080.99">
                <text:p>1080.99</text:p>
              </table:table-cell>
              <table:table-cell office:value-type="float" office:value="1080.99">
                <text:p>1080.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83.76185998017">
                <text:p>1083.76185998017</text:p>
              </table:table-cell>
              <table:table-cell office:value-type="float" office:value="1083.76185998017">
                <text:p>1083.76185998017</text:p>
              </table:table-cell>
              <table:table-cell office:value-type="float" office:value="1083.76185998017">
                <text:p>1083.76185998017</text:p>
              </table:table-cell>
              <table:table-cell office:value-type="float" office:value="1083.76185998017">
                <text:p>1083.76185998017</text:p>
              </table:table-cell>
              <table:table-cell office:value-type="float" office:value="1083.76185998017">
                <text:p>1083.761859980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86.53486013387">
                <text:p>1086.53486013387</text:p>
              </table:table-cell>
              <table:table-cell office:value-type="float" office:value="1086.53486013387">
                <text:p>1086.53486013387</text:p>
              </table:table-cell>
              <table:table-cell office:value-type="float" office:value="1086.53486013387">
                <text:p>1086.53486013387</text:p>
              </table:table-cell>
              <table:table-cell office:value-type="float" office:value="1086.53486013387">
                <text:p>1086.53486013387</text:p>
              </table:table-cell>
              <table:table-cell office:value-type="float" office:value="1086.53486013387">
                <text:p>1086.534860133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89.98004226133">
                <text:p>1089.98004226133</text:p>
              </table:table-cell>
              <table:table-cell office:value-type="float" office:value="1089.98004226133">
                <text:p>1089.98004226133</text:p>
              </table:table-cell>
              <table:table-cell office:value-type="float" office:value="1089.98004226133">
                <text:p>1089.98004226133</text:p>
              </table:table-cell>
              <table:table-cell office:value-type="float" office:value="1089.98004226133">
                <text:p>1089.98004226133</text:p>
              </table:table-cell>
              <table:table-cell office:value-type="float" office:value="1089.98004226133">
                <text:p>1089.980042261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92.72825218149">
                <text:p>1092.72825218149</text:p>
              </table:table-cell>
              <table:table-cell office:value-type="float" office:value="1092.72825218149">
                <text:p>1092.72825218149</text:p>
              </table:table-cell>
              <table:table-cell office:value-type="float" office:value="1092.72825218149">
                <text:p>1092.72825218149</text:p>
              </table:table-cell>
              <table:table-cell office:value-type="float" office:value="1092.72825218149">
                <text:p>1092.72825218149</text:p>
              </table:table-cell>
              <table:table-cell office:value-type="float" office:value="1092.72825218149">
                <text:p>1092.728252181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95.85004364853">
                <text:p>1095.85004364853</text:p>
              </table:table-cell>
              <table:table-cell office:value-type="float" office:value="1095.85004364853">
                <text:p>1095.85004364853</text:p>
              </table:table-cell>
              <table:table-cell office:value-type="float" office:value="1095.85004364853">
                <text:p>1095.85004364853</text:p>
              </table:table-cell>
              <table:table-cell office:value-type="float" office:value="1095.85004364853">
                <text:p>1095.85004364853</text:p>
              </table:table-cell>
              <table:table-cell office:value-type="float" office:value="1095.85004364853">
                <text:p>1095.850043648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99.10558454089">
                <text:p>1099.10558454089</text:p>
              </table:table-cell>
              <table:table-cell office:value-type="float" office:value="1099.10558454089">
                <text:p>1099.10558454089</text:p>
              </table:table-cell>
              <table:table-cell office:value-type="float" office:value="1099.10558454089">
                <text:p>1099.10558454089</text:p>
              </table:table-cell>
              <table:table-cell office:value-type="float" office:value="1099.10558454089">
                <text:p>1099.10558454089</text:p>
              </table:table-cell>
              <table:table-cell office:value-type="float" office:value="1099.10558454089">
                <text:p>1099.105584540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02.40456605296">
                <text:p>1102.40456605296</text:p>
              </table:table-cell>
              <table:table-cell office:value-type="float" office:value="1102.40456605296">
                <text:p>1102.40456605296</text:p>
              </table:table-cell>
              <table:table-cell office:value-type="float" office:value="1102.40456605296">
                <text:p>1102.40456605296</text:p>
              </table:table-cell>
              <table:table-cell office:value-type="float" office:value="1102.40456605296">
                <text:p>1102.40456605296</text:p>
              </table:table-cell>
              <table:table-cell office:value-type="float" office:value="1102.40456605296">
                <text:p>1102.404566052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05.96611559712">
                <text:p>1105.96611559712</text:p>
              </table:table-cell>
              <table:table-cell office:value-type="float" office:value="1105.96611559712">
                <text:p>1105.96611559712</text:p>
              </table:table-cell>
              <table:table-cell office:value-type="float" office:value="1105.96611559712">
                <text:p>1105.96611559712</text:p>
              </table:table-cell>
              <table:table-cell office:value-type="float" office:value="1105.96611559712">
                <text:p>1105.96611559712</text:p>
              </table:table-cell>
              <table:table-cell office:value-type="float" office:value="1105.96611559712">
                <text:p>1105.966115597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08.91871409502">
                <text:p>1108.91871409502</text:p>
              </table:table-cell>
              <table:table-cell office:value-type="float" office:value="1108.91871409502">
                <text:p>1108.91871409502</text:p>
              </table:table-cell>
              <table:table-cell office:value-type="float" office:value="1108.91871409502">
                <text:p>1108.91871409502</text:p>
              </table:table-cell>
              <table:table-cell office:value-type="float" office:value="1108.91871409502">
                <text:p>1108.91871409502</text:p>
              </table:table-cell>
              <table:table-cell office:value-type="float" office:value="1108.91871409502">
                <text:p>1108.918714095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12.6401183039">
                <text:p>1112.6401183039</text:p>
              </table:table-cell>
              <table:table-cell office:value-type="float" office:value="1112.6401183039">
                <text:p>1112.6401183039</text:p>
              </table:table-cell>
              <table:table-cell office:value-type="float" office:value="1112.6401183039">
                <text:p>1112.6401183039</text:p>
              </table:table-cell>
              <table:table-cell office:value-type="float" office:value="1112.6401183039">
                <text:p>1112.6401183039</text:p>
              </table:table-cell>
              <table:table-cell office:value-type="float" office:value="1112.6401183039">
                <text:p>1112.64011830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16.36728878502">
                <text:p>1116.36728878502</text:p>
              </table:table-cell>
              <table:table-cell office:value-type="float" office:value="1116.36728878502">
                <text:p>1116.36728878502</text:p>
              </table:table-cell>
              <table:table-cell office:value-type="float" office:value="1116.36728878502">
                <text:p>1116.36728878502</text:p>
              </table:table-cell>
              <table:table-cell office:value-type="float" office:value="1116.36728878502">
                <text:p>1116.36728878502</text:p>
              </table:table-cell>
              <table:table-cell office:value-type="float" office:value="1116.36728878502">
                <text:p>1116.367288785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19.8263240781">
                <text:p>1119.8263240781</text:p>
              </table:table-cell>
              <table:table-cell office:value-type="float" office:value="1119.8263240781">
                <text:p>1119.8263240781</text:p>
              </table:table-cell>
              <table:table-cell office:value-type="float" office:value="1119.8263240781">
                <text:p>1119.8263240781</text:p>
              </table:table-cell>
              <table:table-cell office:value-type="float" office:value="1119.8263240781">
                <text:p>1119.8263240781</text:p>
              </table:table-cell>
              <table:table-cell office:value-type="float" office:value="1119.8263240781">
                <text:p>1119.82632407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23.45240159872">
                <text:p>1123.45240159872</text:p>
              </table:table-cell>
              <table:table-cell office:value-type="float" office:value="1123.45240159872">
                <text:p>1123.45240159872</text:p>
              </table:table-cell>
              <table:table-cell office:value-type="float" office:value="1123.45240159872">
                <text:p>1123.45240159872</text:p>
              </table:table-cell>
              <table:table-cell office:value-type="float" office:value="1123.45240159872">
                <text:p>1123.45240159872</text:p>
              </table:table-cell>
              <table:table-cell office:value-type="float" office:value="1123.45240159872">
                <text:p>1123.452401598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27.28972572358">
                <text:p>1127.28972572358</text:p>
              </table:table-cell>
              <table:table-cell office:value-type="float" office:value="1127.28972572358">
                <text:p>1127.28972572358</text:p>
              </table:table-cell>
              <table:table-cell office:value-type="float" office:value="1127.28972572358">
                <text:p>1127.28972572358</text:p>
              </table:table-cell>
              <table:table-cell office:value-type="float" office:value="1127.28972572358">
                <text:p>1127.28972572358</text:p>
              </table:table-cell>
              <table:table-cell office:value-type="float" office:value="1127.28972572358">
                <text:p>1127.289725723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1.60148347422">
                <text:p>1131.60148347422</text:p>
              </table:table-cell>
              <table:table-cell office:value-type="float" office:value="1131.60148347422">
                <text:p>1131.60148347422</text:p>
              </table:table-cell>
              <table:table-cell office:value-type="float" office:value="1131.60148347422">
                <text:p>1131.60148347422</text:p>
              </table:table-cell>
              <table:table-cell office:value-type="float" office:value="1131.60148347422">
                <text:p>1131.60148347422</text:p>
              </table:table-cell>
              <table:table-cell office:value-type="float" office:value="1131.60148347422">
                <text:p>1131.601483474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35.75980815142">
                <text:p>1135.75980815142</text:p>
              </table:table-cell>
              <table:table-cell office:value-type="float" office:value="1135.75980815142">
                <text:p>1135.75980815142</text:p>
              </table:table-cell>
              <table:table-cell office:value-type="float" office:value="1135.75980815142">
                <text:p>1135.75980815142</text:p>
              </table:table-cell>
              <table:table-cell office:value-type="float" office:value="1135.75980815142">
                <text:p>1135.75980815142</text:p>
              </table:table-cell>
              <table:table-cell office:value-type="float" office:value="1135.75980815142">
                <text:p>1135.759808151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39.7757512117">
                <text:p>1139.7757512117</text:p>
              </table:table-cell>
              <table:table-cell office:value-type="float" office:value="1139.7757512117">
                <text:p>1139.7757512117</text:p>
              </table:table-cell>
              <table:table-cell office:value-type="float" office:value="1139.7757512117">
                <text:p>1139.7757512117</text:p>
              </table:table-cell>
              <table:table-cell office:value-type="float" office:value="1139.7757512117">
                <text:p>1139.7757512117</text:p>
              </table:table-cell>
              <table:table-cell office:value-type="float" office:value="1139.7757512117">
                <text:p>1139.77575121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44.37926261462">
                <text:p>1144.37926261462</text:p>
              </table:table-cell>
              <table:table-cell office:value-type="float" office:value="1144.37926261462">
                <text:p>1144.37926261462</text:p>
              </table:table-cell>
              <table:table-cell office:value-type="float" office:value="1144.37926261462">
                <text:p>1144.37926261462</text:p>
              </table:table-cell>
              <table:table-cell office:value-type="float" office:value="1144.37926261462">
                <text:p>1144.37926261462</text:p>
              </table:table-cell>
              <table:table-cell office:value-type="float" office:value="1144.37926261462">
                <text:p>1144.379262614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8.93917980445">
                <text:p>1148.93917980445</text:p>
              </table:table-cell>
              <table:table-cell office:value-type="float" office:value="1148.93917980445">
                <text:p>1148.93917980445</text:p>
              </table:table-cell>
              <table:table-cell office:value-type="float" office:value="1148.93917980445">
                <text:p>1148.93917980445</text:p>
              </table:table-cell>
              <table:table-cell office:value-type="float" office:value="1148.93917980445">
                <text:p>1148.93917980445</text:p>
              </table:table-cell>
              <table:table-cell office:value-type="float" office:value="1148.93917980445">
                <text:p>1148.939179804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3.35322542408">
                <text:p>1153.35322542408</text:p>
              </table:table-cell>
              <table:table-cell office:value-type="float" office:value="1153.35322542408">
                <text:p>1153.35322542408</text:p>
              </table:table-cell>
              <table:table-cell office:value-type="float" office:value="1153.35322542408">
                <text:p>1153.35322542408</text:p>
              </table:table-cell>
              <table:table-cell office:value-type="float" office:value="1153.35322542408">
                <text:p>1153.35322542408</text:p>
              </table:table-cell>
              <table:table-cell office:value-type="float" office:value="1153.35322542408">
                <text:p>1153.353225424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8.17801379216">
                <text:p>1158.17801379216</text:p>
              </table:table-cell>
              <table:table-cell office:value-type="float" office:value="1158.17801379216">
                <text:p>1158.17801379216</text:p>
              </table:table-cell>
              <table:table-cell office:value-type="float" office:value="1158.17801379216">
                <text:p>1158.17801379216</text:p>
              </table:table-cell>
              <table:table-cell office:value-type="float" office:value="1158.17801379216">
                <text:p>1158.17801379216</text:p>
              </table:table-cell>
              <table:table-cell office:value-type="float" office:value="1158.17801379216">
                <text:p>1158.178013792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62.47906610723">
                <text:p>1162.47906610723</text:p>
              </table:table-cell>
              <table:table-cell office:value-type="float" office:value="1162.47906610723">
                <text:p>1162.47906610723</text:p>
              </table:table-cell>
              <table:table-cell office:value-type="float" office:value="1162.47906610723">
                <text:p>1162.47906610723</text:p>
              </table:table-cell>
              <table:table-cell office:value-type="float" office:value="1162.47906610723">
                <text:p>1162.47906610723</text:p>
              </table:table-cell>
              <table:table-cell office:value-type="float" office:value="1162.47906610723">
                <text:p>1162.479066107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67.4608342762">
                <text:p>1167.4608342762</text:p>
              </table:table-cell>
              <table:table-cell office:value-type="float" office:value="1167.4608342762">
                <text:p>1167.4608342762</text:p>
              </table:table-cell>
              <table:table-cell office:value-type="float" office:value="1167.4608342762">
                <text:p>1167.4608342762</text:p>
              </table:table-cell>
              <table:table-cell office:value-type="float" office:value="1167.4608342762">
                <text:p>1167.4608342762</text:p>
              </table:table-cell>
              <table:table-cell office:value-type="float" office:value="1167.4608342762">
                <text:p>1167.46083427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72.69673319818">
                <text:p>1172.69673319818</text:p>
              </table:table-cell>
              <table:table-cell office:value-type="float" office:value="1172.69673319818">
                <text:p>1172.69673319818</text:p>
              </table:table-cell>
              <table:table-cell office:value-type="float" office:value="1172.69673319818">
                <text:p>1172.69673319818</text:p>
              </table:table-cell>
              <table:table-cell office:value-type="float" office:value="1172.69673319818">
                <text:p>1172.69673319818</text:p>
              </table:table-cell>
              <table:table-cell office:value-type="float" office:value="1172.69673319818">
                <text:p>1172.696733198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77.74918127017">
                <text:p>1177.74918127017</text:p>
              </table:table-cell>
              <table:table-cell office:value-type="float" office:value="1177.74918127017">
                <text:p>1177.74918127017</text:p>
              </table:table-cell>
              <table:table-cell office:value-type="float" office:value="1177.74918127017">
                <text:p>1177.74918127017</text:p>
              </table:table-cell>
              <table:table-cell office:value-type="float" office:value="1177.74918127017">
                <text:p>1177.74918127017</text:p>
              </table:table-cell>
              <table:table-cell office:value-type="float" office:value="1177.74918127017">
                <text:p>1177.749181270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82.87964881796">
                <text:p>1182.87964881796</text:p>
              </table:table-cell>
              <table:table-cell office:value-type="float" office:value="1182.87964881796">
                <text:p>1182.87964881796</text:p>
              </table:table-cell>
              <table:table-cell office:value-type="float" office:value="1182.87964881796">
                <text:p>1182.87964881796</text:p>
              </table:table-cell>
              <table:table-cell office:value-type="float" office:value="1182.87964881796">
                <text:p>1182.87964881796</text:p>
              </table:table-cell>
              <table:table-cell office:value-type="float" office:value="1182.87964881796">
                <text:p>1182.879648817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88.28871409502">
                <text:p>1188.28871409502</text:p>
              </table:table-cell>
              <table:table-cell office:value-type="float" office:value="1188.28871409502">
                <text:p>1188.28871409502</text:p>
              </table:table-cell>
              <table:table-cell office:value-type="float" office:value="1188.28871409502">
                <text:p>1188.28871409502</text:p>
              </table:table-cell>
              <table:table-cell office:value-type="float" office:value="1188.28871409502">
                <text:p>1188.28871409502</text:p>
              </table:table-cell>
              <table:table-cell office:value-type="float" office:value="1188.28871409502">
                <text:p>1188.288714095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93.12612643402">
                <text:p>1193.12612643402</text:p>
              </table:table-cell>
              <table:table-cell office:value-type="float" office:value="1193.12612643402">
                <text:p>1193.12612643402</text:p>
              </table:table-cell>
              <table:table-cell office:value-type="float" office:value="1193.12612643402">
                <text:p>1193.12612643402</text:p>
              </table:table-cell>
              <table:table-cell office:value-type="float" office:value="1193.12612643402">
                <text:p>1193.12612643402</text:p>
              </table:table-cell>
              <table:table-cell office:value-type="float" office:value="1193.12612643402">
                <text:p>1193.126126434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98.4408760808">
                <text:p>1198.4408760808</text:p>
              </table:table-cell>
              <table:table-cell office:value-type="float" office:value="1198.4408760808">
                <text:p>1198.4408760808</text:p>
              </table:table-cell>
              <table:table-cell office:value-type="float" office:value="1198.4408760808">
                <text:p>1198.4408760808</text:p>
              </table:table-cell>
              <table:table-cell office:value-type="float" office:value="1198.4408760808">
                <text:p>1198.4408760808</text:p>
              </table:table-cell>
              <table:table-cell office:value-type="float" office:value="1198.4408760808">
                <text:p>1198.44087608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03.82127018922">
                <text:p>1203.82127018922</text:p>
              </table:table-cell>
              <table:table-cell office:value-type="float" office:value="1203.82127018922">
                <text:p>1203.82127018922</text:p>
              </table:table-cell>
              <table:table-cell office:value-type="float" office:value="1203.82127018922">
                <text:p>1203.82127018922</text:p>
              </table:table-cell>
              <table:table-cell office:value-type="float" office:value="1203.82127018922">
                <text:p>1203.82127018922</text:p>
              </table:table-cell>
              <table:table-cell office:value-type="float" office:value="1203.82127018922">
                <text:p>1203.821270189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09.71501440813">
                <text:p>1209.71501440813</text:p>
              </table:table-cell>
              <table:table-cell office:value-type="float" office:value="1209.71501440813">
                <text:p>1209.71501440813</text:p>
              </table:table-cell>
              <table:table-cell office:value-type="float" office:value="1209.71501440813">
                <text:p>1209.71501440813</text:p>
              </table:table-cell>
              <table:table-cell office:value-type="float" office:value="1209.71501440813">
                <text:p>1209.71501440813</text:p>
              </table:table-cell>
              <table:table-cell office:value-type="float" office:value="1209.71501440813">
                <text:p>1209.715014408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14.69929944845">
                <text:p>1214.69929944845</text:p>
              </table:table-cell>
              <table:table-cell office:value-type="float" office:value="1214.69929944845">
                <text:p>1214.69929944845</text:p>
              </table:table-cell>
              <table:table-cell office:value-type="float" office:value="1214.69929944845">
                <text:p>1214.69929944845</text:p>
              </table:table-cell>
              <table:table-cell office:value-type="float" office:value="1214.69929944845">
                <text:p>1214.69929944845</text:p>
              </table:table-cell>
              <table:table-cell office:value-type="float" office:value="1214.69929944845">
                <text:p>1214.699299448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20.19089198008">
                <text:p>1220.19089198008</text:p>
              </table:table-cell>
              <table:table-cell office:value-type="float" office:value="1220.19089198008">
                <text:p>1220.19089198008</text:p>
              </table:table-cell>
              <table:table-cell office:value-type="float" office:value="1220.19089198008">
                <text:p>1220.19089198008</text:p>
              </table:table-cell>
              <table:table-cell office:value-type="float" office:value="1220.19089198008">
                <text:p>1220.19089198008</text:p>
              </table:table-cell>
              <table:table-cell office:value-type="float" office:value="1220.19089198008">
                <text:p>1220.190891980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25.436229175">
                <text:p>1225.436229175</text:p>
              </table:table-cell>
              <table:table-cell office:value-type="float" office:value="1225.436229175">
                <text:p>1225.436229175</text:p>
              </table:table-cell>
              <table:table-cell office:value-type="float" office:value="1225.436229175">
                <text:p>1225.436229175</text:p>
              </table:table-cell>
              <table:table-cell office:value-type="float" office:value="1225.436229175">
                <text:p>1225.436229175</text:p>
              </table:table-cell>
              <table:table-cell office:value-type="float" office:value="1225.436229175">
                <text:p>1225.4362291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31.10151618434">
                <text:p>1231.10151618434</text:p>
              </table:table-cell>
              <table:table-cell office:value-type="float" office:value="1231.10151618434">
                <text:p>1231.10151618434</text:p>
              </table:table-cell>
              <table:table-cell office:value-type="float" office:value="1231.10151618434">
                <text:p>1231.10151618434</text:p>
              </table:table-cell>
              <table:table-cell office:value-type="float" office:value="1231.10151618434">
                <text:p>1231.10151618434</text:p>
              </table:table-cell>
              <table:table-cell office:value-type="float" office:value="1231.10151618434">
                <text:p>1231.101516184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36.37282581476">
                <text:p>1236.37282581476</text:p>
              </table:table-cell>
              <table:table-cell office:value-type="float" office:value="1236.37282581476">
                <text:p>1236.37282581476</text:p>
              </table:table-cell>
              <table:table-cell office:value-type="float" office:value="1236.37282581476">
                <text:p>1236.37282581476</text:p>
              </table:table-cell>
              <table:table-cell office:value-type="float" office:value="1236.37282581476">
                <text:p>1236.37282581476</text:p>
              </table:table-cell>
              <table:table-cell office:value-type="float" office:value="1236.37282581476">
                <text:p>1236.372825814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41.30619965187">
                <text:p>1241.30619965187</text:p>
              </table:table-cell>
              <table:table-cell office:value-type="float" office:value="1241.30619965187">
                <text:p>1241.30619965187</text:p>
              </table:table-cell>
              <table:table-cell office:value-type="float" office:value="1241.30619965187">
                <text:p>1241.30619965187</text:p>
              </table:table-cell>
              <table:table-cell office:value-type="float" office:value="1241.30619965187">
                <text:p>1241.30619965187</text:p>
              </table:table-cell>
              <table:table-cell office:value-type="float" office:value="1241.30619965187">
                <text:p>1241.306199651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6.49774986714">
                <text:p>1246.49774986714</text:p>
              </table:table-cell>
              <table:table-cell office:value-type="float" office:value="1246.49774986714">
                <text:p>1246.49774986714</text:p>
              </table:table-cell>
              <table:table-cell office:value-type="float" office:value="1246.49774986714">
                <text:p>1246.49774986714</text:p>
              </table:table-cell>
              <table:table-cell office:value-type="float" office:value="1246.49774986714">
                <text:p>1246.49774986714</text:p>
              </table:table-cell>
              <table:table-cell office:value-type="float" office:value="1246.49774986714">
                <text:p>1246.497749867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52.03376093874">
                <text:p>1252.03376093874</text:p>
              </table:table-cell>
              <table:table-cell office:value-type="float" office:value="1252.03376093874">
                <text:p>1252.03376093874</text:p>
              </table:table-cell>
              <table:table-cell office:value-type="float" office:value="1252.03376093874">
                <text:p>1252.03376093874</text:p>
              </table:table-cell>
              <table:table-cell office:value-type="float" office:value="1252.03376093874">
                <text:p>1252.03376093874</text:p>
              </table:table-cell>
              <table:table-cell office:value-type="float" office:value="1252.03376093874">
                <text:p>1252.033760938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56.76079051712">
                <text:p>1256.76079051712</text:p>
              </table:table-cell>
              <table:table-cell office:value-type="float" office:value="1256.76079051712">
                <text:p>1256.76079051712</text:p>
              </table:table-cell>
              <table:table-cell office:value-type="float" office:value="1256.76079051712">
                <text:p>1256.76079051712</text:p>
              </table:table-cell>
              <table:table-cell office:value-type="float" office:value="1256.76079051712">
                <text:p>1256.76079051712</text:p>
              </table:table-cell>
              <table:table-cell office:value-type="float" office:value="1256.76079051712">
                <text:p>1256.760790517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61.86576867189">
                <text:p>1261.86576867189</text:p>
              </table:table-cell>
              <table:table-cell office:value-type="float" office:value="1261.86576867189">
                <text:p>1261.86576867189</text:p>
              </table:table-cell>
              <table:table-cell office:value-type="float" office:value="1261.86576867189">
                <text:p>1261.86576867189</text:p>
              </table:table-cell>
              <table:table-cell office:value-type="float" office:value="1261.86576867189">
                <text:p>1261.86576867189</text:p>
              </table:table-cell>
              <table:table-cell office:value-type="float" office:value="1261.86576867189">
                <text:p>1261.865768671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66.44609476841">
                <text:p>1266.44609476841</text:p>
              </table:table-cell>
              <table:table-cell office:value-type="float" office:value="1266.44609476841">
                <text:p>1266.44609476841</text:p>
              </table:table-cell>
              <table:table-cell office:value-type="float" office:value="1266.44609476841">
                <text:p>1266.44609476841</text:p>
              </table:table-cell>
              <table:table-cell office:value-type="float" office:value="1266.44609476841">
                <text:p>1266.44609476841</text:p>
              </table:table-cell>
              <table:table-cell office:value-type="float" office:value="1266.44609476841">
                <text:p>1266.446094768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70.95973124001">
                <text:p>1270.95973124001</text:p>
              </table:table-cell>
              <table:table-cell office:value-type="float" office:value="1270.95973124001">
                <text:p>1270.95973124001</text:p>
              </table:table-cell>
              <table:table-cell office:value-type="float" office:value="1270.95973124001">
                <text:p>1270.95973124001</text:p>
              </table:table-cell>
              <table:table-cell office:value-type="float" office:value="1270.95973124001">
                <text:p>1270.95973124001</text:p>
              </table:table-cell>
              <table:table-cell office:value-type="float" office:value="1270.95973124001">
                <text:p>1270.959731240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75.40529354469">
                <text:p>1275.40529354469</text:p>
              </table:table-cell>
              <table:table-cell office:value-type="float" office:value="1275.40529354469">
                <text:p>1275.40529354469</text:p>
              </table:table-cell>
              <table:table-cell office:value-type="float" office:value="1275.40529354469">
                <text:p>1275.40529354469</text:p>
              </table:table-cell>
              <table:table-cell office:value-type="float" office:value="1275.40529354469">
                <text:p>1275.40529354469</text:p>
              </table:table-cell>
              <table:table-cell office:value-type="float" office:value="1275.40529354469">
                <text:p>1275.405293544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79.94213562373">
                <text:p>1279.94213562373</text:p>
              </table:table-cell>
              <table:table-cell office:value-type="float" office:value="1279.94213562373">
                <text:p>1279.94213562373</text:p>
              </table:table-cell>
              <table:table-cell office:value-type="float" office:value="1279.94213562373">
                <text:p>1279.94213562373</text:p>
              </table:table-cell>
              <table:table-cell office:value-type="float" office:value="1279.94213562373">
                <text:p>1279.94213562373</text:p>
              </table:table-cell>
              <table:table-cell office:value-type="float" office:value="1279.94213562373">
                <text:p>1279.942135623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84.22043021333">
                <text:p>1284.22043021333</text:p>
              </table:table-cell>
              <table:table-cell office:value-type="float" office:value="1284.22043021333">
                <text:p>1284.22043021333</text:p>
              </table:table-cell>
              <table:table-cell office:value-type="float" office:value="1284.22043021333">
                <text:p>1284.22043021333</text:p>
              </table:table-cell>
              <table:table-cell office:value-type="float" office:value="1284.22043021333">
                <text:p>1284.22043021333</text:p>
              </table:table-cell>
              <table:table-cell office:value-type="float" office:value="1284.22043021333">
                <text:p>1284.22043021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88.26124339877">
                <text:p>1288.26124339877</text:p>
              </table:table-cell>
              <table:table-cell office:value-type="float" office:value="1288.26124339877">
                <text:p>1288.26124339877</text:p>
              </table:table-cell>
              <table:table-cell office:value-type="float" office:value="1288.26124339877">
                <text:p>1288.26124339877</text:p>
              </table:table-cell>
              <table:table-cell office:value-type="float" office:value="1288.26124339877">
                <text:p>1288.26124339877</text:p>
              </table:table-cell>
              <table:table-cell office:value-type="float" office:value="1288.26124339877">
                <text:p>1288.261243398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91.8266028441">
                <text:p>1291.8266028441</text:p>
              </table:table-cell>
              <table:table-cell office:value-type="float" office:value="1291.8266028441">
                <text:p>1291.8266028441</text:p>
              </table:table-cell>
              <table:table-cell office:value-type="float" office:value="1291.8266028441">
                <text:p>1291.8266028441</text:p>
              </table:table-cell>
              <table:table-cell office:value-type="float" office:value="1291.8266028441">
                <text:p>1291.8266028441</text:p>
              </table:table-cell>
              <table:table-cell office:value-type="float" office:value="1291.8266028441">
                <text:p>1291.82660284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95.15955917781">
                <text:p>1295.15955917781</text:p>
              </table:table-cell>
              <table:table-cell office:value-type="float" office:value="1295.15955917781">
                <text:p>1295.15955917781</text:p>
              </table:table-cell>
              <table:table-cell office:value-type="float" office:value="1295.15955917781">
                <text:p>1295.15955917781</text:p>
              </table:table-cell>
              <table:table-cell office:value-type="float" office:value="1295.15955917781">
                <text:p>1295.15955917781</text:p>
              </table:table-cell>
              <table:table-cell office:value-type="float" office:value="1295.15955917781">
                <text:p>1295.159559177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99.10424006633">
                <text:p>1299.10424006633</text:p>
              </table:table-cell>
              <table:table-cell office:value-type="float" office:value="1299.10424006633">
                <text:p>1299.10424006633</text:p>
              </table:table-cell>
              <table:table-cell office:value-type="float" office:value="1299.10424006633">
                <text:p>1299.10424006633</text:p>
              </table:table-cell>
              <table:table-cell office:value-type="float" office:value="1299.10424006633">
                <text:p>1299.10424006633</text:p>
              </table:table-cell>
              <table:table-cell office:value-type="float" office:value="1299.10424006633">
                <text:p>1299.104240066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02.20589656247">
                <text:p>1302.20589656247</text:p>
              </table:table-cell>
              <table:table-cell office:value-type="float" office:value="1302.20589656247">
                <text:p>1302.20589656247</text:p>
              </table:table-cell>
              <table:table-cell office:value-type="float" office:value="1302.20589656247">
                <text:p>1302.20589656247</text:p>
              </table:table-cell>
              <table:table-cell office:value-type="float" office:value="1302.20589656247">
                <text:p>1302.20589656247</text:p>
              </table:table-cell>
              <table:table-cell office:value-type="float" office:value="1302.20589656247">
                <text:p>1302.205896562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05.14094137404">
                <text:p>1305.14094137404</text:p>
              </table:table-cell>
              <table:table-cell office:value-type="float" office:value="1305.14094137404">
                <text:p>1305.14094137404</text:p>
              </table:table-cell>
              <table:table-cell office:value-type="float" office:value="1305.14094137404">
                <text:p>1305.14094137404</text:p>
              </table:table-cell>
              <table:table-cell office:value-type="float" office:value="1305.14094137404">
                <text:p>1305.14094137404</text:p>
              </table:table-cell>
              <table:table-cell office:value-type="float" office:value="1305.14094137404">
                <text:p>1305.140941374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07.97697875875">
                <text:p>1307.97697875875</text:p>
              </table:table-cell>
              <table:table-cell office:value-type="float" office:value="1307.97697875875">
                <text:p>1307.97697875875</text:p>
              </table:table-cell>
              <table:table-cell office:value-type="float" office:value="1307.97697875875">
                <text:p>1307.97697875875</text:p>
              </table:table-cell>
              <table:table-cell office:value-type="float" office:value="1307.97697875875">
                <text:p>1307.97697875875</text:p>
              </table:table-cell>
              <table:table-cell office:value-type="float" office:value="1307.97697875875">
                <text:p>1307.97697875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10.57282581476">
                <text:p>1310.57282581476</text:p>
              </table:table-cell>
              <table:table-cell office:value-type="float" office:value="1310.57282581476">
                <text:p>1310.57282581476</text:p>
              </table:table-cell>
              <table:table-cell office:value-type="float" office:value="1310.57282581476">
                <text:p>1310.57282581476</text:p>
              </table:table-cell>
              <table:table-cell office:value-type="float" office:value="1310.57282581476">
                <text:p>1310.57282581476</text:p>
              </table:table-cell>
              <table:table-cell office:value-type="float" office:value="1310.57282581476">
                <text:p>1310.572825814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12.93852500113">
                <text:p>1312.93852500113</text:p>
              </table:table-cell>
              <table:table-cell office:value-type="float" office:value="1312.93852500113">
                <text:p>1312.93852500113</text:p>
              </table:table-cell>
              <table:table-cell office:value-type="float" office:value="1312.93852500113">
                <text:p>1312.93852500113</text:p>
              </table:table-cell>
              <table:table-cell office:value-type="float" office:value="1312.93852500113">
                <text:p>1312.93852500113</text:p>
              </table:table-cell>
              <table:table-cell office:value-type="float" office:value="1312.93852500113">
                <text:p>1312.938525001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15.01534778858">
                <text:p>1315.01534778858</text:p>
              </table:table-cell>
              <table:table-cell office:value-type="float" office:value="1315.01534778858">
                <text:p>1315.01534778858</text:p>
              </table:table-cell>
              <table:table-cell office:value-type="float" office:value="1315.01534778858">
                <text:p>1315.01534778858</text:p>
              </table:table-cell>
              <table:table-cell office:value-type="float" office:value="1315.01534778858">
                <text:p>1315.01534778858</text:p>
              </table:table-cell>
              <table:table-cell office:value-type="float" office:value="1315.01534778858">
                <text:p>1315.015347788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17.04578940791">
                <text:p>1317.04578940791</text:p>
              </table:table-cell>
              <table:table-cell office:value-type="float" office:value="1317.04578940791">
                <text:p>1317.04578940791</text:p>
              </table:table-cell>
              <table:table-cell office:value-type="float" office:value="1317.04578940791">
                <text:p>1317.04578940791</text:p>
              </table:table-cell>
              <table:table-cell office:value-type="float" office:value="1317.04578940791">
                <text:p>1317.04578940791</text:p>
              </table:table-cell>
              <table:table-cell office:value-type="float" office:value="1317.04578940791">
                <text:p>1317.04578940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18.26355473068">
                <text:p>1318.26355473068</text:p>
              </table:table-cell>
              <table:table-cell office:value-type="float" office:value="1318.26355473068">
                <text:p>1318.26355473068</text:p>
              </table:table-cell>
              <table:table-cell office:value-type="float" office:value="1318.26355473068">
                <text:p>1318.26355473068</text:p>
              </table:table-cell>
              <table:table-cell office:value-type="float" office:value="1318.26355473068">
                <text:p>1318.26355473068</text:p>
              </table:table-cell>
              <table:table-cell office:value-type="float" office:value="1318.26355473068">
                <text:p>1318.263554730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19.84353538368">
                <text:p>1319.84353538368</text:p>
              </table:table-cell>
              <table:table-cell office:value-type="float" office:value="1319.84353538368">
                <text:p>1319.84353538368</text:p>
              </table:table-cell>
              <table:table-cell office:value-type="float" office:value="1319.84353538368">
                <text:p>1319.84353538368</text:p>
              </table:table-cell>
              <table:table-cell office:value-type="float" office:value="1319.84353538368">
                <text:p>1319.84353538368</text:p>
              </table:table-cell>
              <table:table-cell office:value-type="float" office:value="1319.84353538368">
                <text:p>1319.843535383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21.53177826491">
                <text:p>1321.53177826491</text:p>
              </table:table-cell>
              <table:table-cell office:value-type="float" office:value="1321.53177826491">
                <text:p>1321.53177826491</text:p>
              </table:table-cell>
              <table:table-cell office:value-type="float" office:value="1321.53177826491">
                <text:p>1321.53177826491</text:p>
              </table:table-cell>
              <table:table-cell office:value-type="float" office:value="1321.53177826491">
                <text:p>1321.53177826491</text:p>
              </table:table-cell>
              <table:table-cell office:value-type="float" office:value="1321.53177826491">
                <text:p>1321.531778264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22.7954456936">
                <text:p>1322.7954456936</text:p>
              </table:table-cell>
              <table:table-cell office:value-type="float" office:value="1322.7954456936">
                <text:p>1322.7954456936</text:p>
              </table:table-cell>
              <table:table-cell office:value-type="float" office:value="1322.7954456936">
                <text:p>1322.7954456936</text:p>
              </table:table-cell>
              <table:table-cell office:value-type="float" office:value="1322.7954456936">
                <text:p>1322.7954456936</text:p>
              </table:table-cell>
              <table:table-cell office:value-type="float" office:value="1322.7954456936">
                <text:p>1322.79544569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23.56276749013">
                <text:p>1323.56276749013</text:p>
              </table:table-cell>
              <table:table-cell office:value-type="float" office:value="1323.56276749013">
                <text:p>1323.56276749013</text:p>
              </table:table-cell>
              <table:table-cell office:value-type="float" office:value="1323.56276749013">
                <text:p>1323.56276749013</text:p>
              </table:table-cell>
              <table:table-cell office:value-type="float" office:value="1323.56276749013">
                <text:p>1323.56276749013</text:p>
              </table:table-cell>
              <table:table-cell office:value-type="float" office:value="1323.56276749013">
                <text:p>1323.562767490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24.52298534248">
                <text:p>1324.52298534248</text:p>
              </table:table-cell>
              <table:table-cell office:value-type="float" office:value="1324.52298534248">
                <text:p>1324.52298534248</text:p>
              </table:table-cell>
              <table:table-cell office:value-type="float" office:value="1324.52298534248">
                <text:p>1324.52298534248</text:p>
              </table:table-cell>
              <table:table-cell office:value-type="float" office:value="1324.52298534248">
                <text:p>1324.52298534248</text:p>
              </table:table-cell>
              <table:table-cell office:value-type="float" office:value="1324.52298534248">
                <text:p>1324.522985342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25.29628987407">
                <text:p>1325.29628987407</text:p>
              </table:table-cell>
              <table:table-cell office:value-type="float" office:value="1325.29628987407">
                <text:p>1325.29628987407</text:p>
              </table:table-cell>
              <table:table-cell office:value-type="float" office:value="1325.29628987407">
                <text:p>1325.29628987407</text:p>
              </table:table-cell>
              <table:table-cell office:value-type="float" office:value="1325.29628987407">
                <text:p>1325.29628987407</text:p>
              </table:table-cell>
              <table:table-cell office:value-type="float" office:value="1325.29628987407">
                <text:p>1325.296289874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25.50375088297">
                <text:p>1325.50375088297</text:p>
              </table:table-cell>
              <table:table-cell office:value-type="float" office:value="1325.50375088297">
                <text:p>1325.50375088297</text:p>
              </table:table-cell>
              <table:table-cell office:value-type="float" office:value="1325.50375088297">
                <text:p>1325.50375088297</text:p>
              </table:table-cell>
              <table:table-cell office:value-type="float" office:value="1325.50375088297">
                <text:p>1325.50375088297</text:p>
              </table:table-cell>
              <table:table-cell office:value-type="float" office:value="1325.50375088297">
                <text:p>1325.503750882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25.95724127387">
                <text:p>1325.95724127387</text:p>
              </table:table-cell>
              <table:table-cell office:value-type="float" office:value="1325.95724127387">
                <text:p>1325.95724127387</text:p>
              </table:table-cell>
              <table:table-cell office:value-type="float" office:value="1325.95724127387">
                <text:p>1325.95724127387</text:p>
              </table:table-cell>
              <table:table-cell office:value-type="float" office:value="1325.95724127387">
                <text:p>1325.95724127387</text:p>
              </table:table-cell>
              <table:table-cell office:value-type="float" office:value="1325.95724127387">
                <text:p>1325.957241273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26.10935525175">
                <text:p>1326.10935525175</text:p>
              </table:table-cell>
              <table:table-cell office:value-type="float" office:value="1326.10935525175">
                <text:p>1326.10935525175</text:p>
              </table:table-cell>
              <table:table-cell office:value-type="float" office:value="1326.10935525175">
                <text:p>1326.10935525175</text:p>
              </table:table-cell>
              <table:table-cell office:value-type="float" office:value="1326.10935525175">
                <text:p>1326.10935525175</text:p>
              </table:table-cell>
              <table:table-cell office:value-type="float" office:value="1326.10935525175">
                <text:p>1326.109355251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26.45332138946">
                <text:p>1326.45332138946</text:p>
              </table:table-cell>
              <table:table-cell office:value-type="float" office:value="1326.45332138946">
                <text:p>1326.45332138946</text:p>
              </table:table-cell>
              <table:table-cell office:value-type="float" office:value="1326.45332138946">
                <text:p>1326.45332138946</text:p>
              </table:table-cell>
              <table:table-cell office:value-type="float" office:value="1326.45332138946">
                <text:p>1326.45332138946</text:p>
              </table:table-cell>
              <table:table-cell office:value-type="float" office:value="1326.45332138946">
                <text:p>1326.453321389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26.36291121999">
                <text:p>1326.36291121999</text:p>
              </table:table-cell>
              <table:table-cell office:value-type="float" office:value="1326.36291121999">
                <text:p>1326.36291121999</text:p>
              </table:table-cell>
              <table:table-cell office:value-type="float" office:value="1326.36291121999">
                <text:p>1326.36291121999</text:p>
              </table:table-cell>
              <table:table-cell office:value-type="float" office:value="1326.36291121999">
                <text:p>1326.36291121999</text:p>
              </table:table-cell>
              <table:table-cell office:value-type="float" office:value="1326.36291121999">
                <text:p>1326.362911219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26.40234403767">
                <text:p>1326.40234403767</text:p>
              </table:table-cell>
              <table:table-cell office:value-type="float" office:value="1326.40234403767">
                <text:p>1326.40234403767</text:p>
              </table:table-cell>
              <table:table-cell office:value-type="float" office:value="1326.40234403767">
                <text:p>1326.40234403767</text:p>
              </table:table-cell>
              <table:table-cell office:value-type="float" office:value="1326.40234403767">
                <text:p>1326.40234403767</text:p>
              </table:table-cell>
              <table:table-cell office:value-type="float" office:value="1326.40234403767">
                <text:p>1326.402344037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26.21618862124">
                <text:p>1326.21618862124</text:p>
              </table:table-cell>
              <table:table-cell office:value-type="float" office:value="1326.21618862124">
                <text:p>1326.21618862124</text:p>
              </table:table-cell>
              <table:table-cell office:value-type="float" office:value="1326.21618862124">
                <text:p>1326.21618862124</text:p>
              </table:table-cell>
              <table:table-cell office:value-type="float" office:value="1326.21618862124">
                <text:p>1326.21618862124</text:p>
              </table:table-cell>
              <table:table-cell office:value-type="float" office:value="1326.21618862124">
                <text:p>1326.216188621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26.00926261462">
                <text:p>1326.00926261462</text:p>
              </table:table-cell>
              <table:table-cell office:value-type="float" office:value="1326.00926261462">
                <text:p>1326.00926261462</text:p>
              </table:table-cell>
              <table:table-cell office:value-type="float" office:value="1326.00926261462">
                <text:p>1326.00926261462</text:p>
              </table:table-cell>
              <table:table-cell office:value-type="float" office:value="1326.00926261462">
                <text:p>1326.00926261462</text:p>
              </table:table-cell>
              <table:table-cell office:value-type="float" office:value="1326.00926261462">
                <text:p>1326.009262614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26.10653031858">
                <text:p>1326.10653031858</text:p>
              </table:table-cell>
              <table:table-cell office:value-type="float" office:value="1326.10653031858">
                <text:p>1326.10653031858</text:p>
              </table:table-cell>
              <table:table-cell office:value-type="float" office:value="1326.10653031858">
                <text:p>1326.10653031858</text:p>
              </table:table-cell>
              <table:table-cell office:value-type="float" office:value="1326.10653031858">
                <text:p>1326.10653031858</text:p>
              </table:table-cell>
              <table:table-cell office:value-type="float" office:value="1326.10653031858">
                <text:p>1326.106530318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25.55299965832">
                <text:p>1325.55299965832</text:p>
              </table:table-cell>
              <table:table-cell office:value-type="float" office:value="1325.55299965832">
                <text:p>1325.55299965832</text:p>
              </table:table-cell>
              <table:table-cell office:value-type="float" office:value="1325.55299965832">
                <text:p>1325.55299965832</text:p>
              </table:table-cell>
              <table:table-cell office:value-type="float" office:value="1325.55299965832">
                <text:p>1325.55299965832</text:p>
              </table:table-cell>
              <table:table-cell office:value-type="float" office:value="1325.55299965832">
                <text:p>1325.552999658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25.34361909795">
                <text:p>1325.34361909795</text:p>
              </table:table-cell>
              <table:table-cell office:value-type="float" office:value="1325.34361909795">
                <text:p>1325.34361909795</text:p>
              </table:table-cell>
              <table:table-cell office:value-type="float" office:value="1325.34361909795">
                <text:p>1325.34361909795</text:p>
              </table:table-cell>
              <table:table-cell office:value-type="float" office:value="1325.34361909795">
                <text:p>1325.34361909795</text:p>
              </table:table-cell>
              <table:table-cell office:value-type="float" office:value="1325.34361909795">
                <text:p>1325.343619097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25.40317527278">
                <text:p>1325.40317527278</text:p>
              </table:table-cell>
              <table:table-cell office:value-type="float" office:value="1325.40317527278">
                <text:p>1325.40317527278</text:p>
              </table:table-cell>
              <table:table-cell office:value-type="float" office:value="1325.40317527278">
                <text:p>1325.40317527278</text:p>
              </table:table-cell>
              <table:table-cell office:value-type="float" office:value="1325.40317527278">
                <text:p>1325.40317527278</text:p>
              </table:table-cell>
              <table:table-cell office:value-type="float" office:value="1325.40317527278">
                <text:p>1325.403175272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25.04619210464">
                <text:p>1325.04619210464</text:p>
              </table:table-cell>
              <table:table-cell office:value-type="float" office:value="1325.04619210464">
                <text:p>1325.04619210464</text:p>
              </table:table-cell>
              <table:table-cell office:value-type="float" office:value="1325.04619210464">
                <text:p>1325.04619210464</text:p>
              </table:table-cell>
              <table:table-cell office:value-type="float" office:value="1325.04619210464">
                <text:p>1325.04619210464</text:p>
              </table:table-cell>
              <table:table-cell office:value-type="float" office:value="1325.04619210464">
                <text:p>1325.046192104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25.28683215379">
                <text:p>1325.28683215379</text:p>
              </table:table-cell>
              <table:table-cell office:value-type="float" office:value="1325.28683215379">
                <text:p>1325.28683215379</text:p>
              </table:table-cell>
              <table:table-cell office:value-type="float" office:value="1325.28683215379">
                <text:p>1325.28683215379</text:p>
              </table:table-cell>
              <table:table-cell office:value-type="float" office:value="1325.28683215379">
                <text:p>1325.28683215379</text:p>
              </table:table-cell>
              <table:table-cell office:value-type="float" office:value="1325.28683215379">
                <text:p>1325.286832153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25.10880094377">
                <text:p>1325.10880094377</text:p>
              </table:table-cell>
              <table:table-cell office:value-type="float" office:value="1325.10880094377">
                <text:p>1325.10880094377</text:p>
              </table:table-cell>
              <table:table-cell office:value-type="float" office:value="1325.10880094377">
                <text:p>1325.10880094377</text:p>
              </table:table-cell>
              <table:table-cell office:value-type="float" office:value="1325.10880094377">
                <text:p>1325.10880094377</text:p>
              </table:table-cell>
              <table:table-cell office:value-type="float" office:value="1325.10880094377">
                <text:p>1325.108800943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24.77525497255">
                <text:p>1324.77525497255</text:p>
              </table:table-cell>
              <table:table-cell office:value-type="float" office:value="1324.77525497255">
                <text:p>1324.77525497255</text:p>
              </table:table-cell>
              <table:table-cell office:value-type="float" office:value="1324.77525497255">
                <text:p>1324.77525497255</text:p>
              </table:table-cell>
              <table:table-cell office:value-type="float" office:value="1324.77525497255">
                <text:p>1324.77525497255</text:p>
              </table:table-cell>
              <table:table-cell office:value-type="float" office:value="1324.77525497255">
                <text:p>1324.775254972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25.22871409502">
                <text:p>1325.22871409502</text:p>
              </table:table-cell>
              <table:table-cell office:value-type="float" office:value="1325.22871409502">
                <text:p>1325.22871409502</text:p>
              </table:table-cell>
              <table:table-cell office:value-type="float" office:value="1325.22871409502">
                <text:p>1325.22871409502</text:p>
              </table:table-cell>
              <table:table-cell office:value-type="float" office:value="1325.22871409502">
                <text:p>1325.22871409502</text:p>
              </table:table-cell>
              <table:table-cell office:value-type="float" office:value="1325.22871409502">
                <text:p>1325.228714095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25.22097892847">
                <text:p>1325.22097892847</text:p>
              </table:table-cell>
              <table:table-cell office:value-type="float" office:value="1325.22097892847">
                <text:p>1325.22097892847</text:p>
              </table:table-cell>
              <table:table-cell office:value-type="float" office:value="1325.22097892847">
                <text:p>1325.22097892847</text:p>
              </table:table-cell>
              <table:table-cell office:value-type="float" office:value="1325.22097892847">
                <text:p>1325.22097892847</text:p>
              </table:table-cell>
              <table:table-cell office:value-type="float" office:value="1325.22097892847">
                <text:p>1325.220978928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25.7830538942">
                <text:p>1325.7830538942</text:p>
              </table:table-cell>
              <table:table-cell office:value-type="float" office:value="1325.7830538942">
                <text:p>1325.7830538942</text:p>
              </table:table-cell>
              <table:table-cell office:value-type="float" office:value="1325.7830538942">
                <text:p>1325.7830538942</text:p>
              </table:table-cell>
              <table:table-cell office:value-type="float" office:value="1325.7830538942">
                <text:p>1325.7830538942</text:p>
              </table:table-cell>
              <table:table-cell office:value-type="float" office:value="1325.7830538942">
                <text:p>1325.78305389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26.0850764652">
                <text:p>1326.0850764652</text:p>
              </table:table-cell>
              <table:table-cell office:value-type="float" office:value="1326.0850764652">
                <text:p>1326.0850764652</text:p>
              </table:table-cell>
              <table:table-cell office:value-type="float" office:value="1326.0850764652">
                <text:p>1326.0850764652</text:p>
              </table:table-cell>
              <table:table-cell office:value-type="float" office:value="1326.0850764652">
                <text:p>1326.0850764652</text:p>
              </table:table-cell>
              <table:table-cell office:value-type="float" office:value="1326.0850764652">
                <text:p>1326.08507646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6.51625314261">
                <text:p>1326.51625314261</text:p>
              </table:table-cell>
              <table:table-cell office:value-type="float" office:value="1326.51625314261">
                <text:p>1326.51625314261</text:p>
              </table:table-cell>
              <table:table-cell office:value-type="float" office:value="1326.51625314261">
                <text:p>1326.51625314261</text:p>
              </table:table-cell>
              <table:table-cell office:value-type="float" office:value="1326.51625314261">
                <text:p>1326.51625314261</text:p>
              </table:table-cell>
              <table:table-cell office:value-type="float" office:value="1326.51625314261">
                <text:p>1326.516253142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26.92480263229">
                <text:p>1326.92480263229</text:p>
              </table:table-cell>
              <table:table-cell office:value-type="float" office:value="1326.92480263229">
                <text:p>1326.92480263229</text:p>
              </table:table-cell>
              <table:table-cell office:value-type="float" office:value="1326.92480263229">
                <text:p>1326.92480263229</text:p>
              </table:table-cell>
              <table:table-cell office:value-type="float" office:value="1326.92480263229">
                <text:p>1326.92480263229</text:p>
              </table:table-cell>
              <table:table-cell office:value-type="float" office:value="1326.92480263229">
                <text:p>1326.924802632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27.5479066376">
                <text:p>1327.5479066376</text:p>
              </table:table-cell>
              <table:table-cell office:value-type="float" office:value="1327.5479066376">
                <text:p>1327.5479066376</text:p>
              </table:table-cell>
              <table:table-cell office:value-type="float" office:value="1327.5479066376">
                <text:p>1327.5479066376</text:p>
              </table:table-cell>
              <table:table-cell office:value-type="float" office:value="1327.5479066376">
                <text:p>1327.5479066376</text:p>
              </table:table-cell>
              <table:table-cell office:value-type="float" office:value="1327.5479066376">
                <text:p>1327.54790663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28.37166862696">
                <text:p>1328.37166862696</text:p>
              </table:table-cell>
              <table:table-cell office:value-type="float" office:value="1328.37166862696">
                <text:p>1328.37166862696</text:p>
              </table:table-cell>
              <table:table-cell office:value-type="float" office:value="1328.37166862696">
                <text:p>1328.37166862696</text:p>
              </table:table-cell>
              <table:table-cell office:value-type="float" office:value="1328.37166862696">
                <text:p>1328.37166862696</text:p>
              </table:table-cell>
              <table:table-cell office:value-type="float" office:value="1328.37166862696">
                <text:p>1328.371668626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29.37108087329">
                <text:p>1329.37108087329</text:p>
              </table:table-cell>
              <table:table-cell office:value-type="float" office:value="1329.37108087329">
                <text:p>1329.37108087329</text:p>
              </table:table-cell>
              <table:table-cell office:value-type="float" office:value="1329.37108087329">
                <text:p>1329.37108087329</text:p>
              </table:table-cell>
              <table:table-cell office:value-type="float" office:value="1329.37108087329">
                <text:p>1329.37108087329</text:p>
              </table:table-cell>
              <table:table-cell office:value-type="float" office:value="1329.37108087329">
                <text:p>1329.371080873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30.62">
                <text:p>1330.62</text:p>
              </table:table-cell>
              <table:table-cell office:value-type="float" office:value="1330.62">
                <text:p>1330.62</text:p>
              </table:table-cell>
              <table:table-cell office:value-type="float" office:value="1330.62">
                <text:p>1330.62</text:p>
              </table:table-cell>
              <table:table-cell office:value-type="float" office:value="1330.62">
                <text:p>1330.62</text:p>
              </table:table-cell>
              <table:table-cell office:value-type="float" office:value="1330.62">
                <text:p>1330.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32.34113120304">
                <text:p>1332.34113120304</text:p>
              </table:table-cell>
              <table:table-cell office:value-type="float" office:value="1332.34113120304">
                <text:p>1332.34113120304</text:p>
              </table:table-cell>
              <table:table-cell office:value-type="float" office:value="1332.34113120304">
                <text:p>1332.34113120304</text:p>
              </table:table-cell>
              <table:table-cell office:value-type="float" office:value="1332.34113120304">
                <text:p>1332.34113120304</text:p>
              </table:table-cell>
              <table:table-cell office:value-type="float" office:value="1332.34113120304">
                <text:p>1332.341131203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33.76602125255">
                <text:p>1333.76602125255</text:p>
              </table:table-cell>
              <table:table-cell office:value-type="float" office:value="1333.76602125255">
                <text:p>1333.76602125255</text:p>
              </table:table-cell>
              <table:table-cell office:value-type="float" office:value="1333.76602125255">
                <text:p>1333.76602125255</text:p>
              </table:table-cell>
              <table:table-cell office:value-type="float" office:value="1333.76602125255">
                <text:p>1333.76602125255</text:p>
              </table:table-cell>
              <table:table-cell office:value-type="float" office:value="1333.76602125255">
                <text:p>1333.766021252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35.11506031084">
                <text:p>1335.11506031084</text:p>
              </table:table-cell>
              <table:table-cell office:value-type="float" office:value="1335.11506031084">
                <text:p>1335.11506031084</text:p>
              </table:table-cell>
              <table:table-cell office:value-type="float" office:value="1335.11506031084">
                <text:p>1335.11506031084</text:p>
              </table:table-cell>
              <table:table-cell office:value-type="float" office:value="1335.11506031084">
                <text:p>1335.11506031084</text:p>
              </table:table-cell>
              <table:table-cell office:value-type="float" office:value="1335.11506031084">
                <text:p>1335.115060310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37.11749253628">
                <text:p>1337.11749253628</text:p>
              </table:table-cell>
              <table:table-cell office:value-type="float" office:value="1337.11749253628">
                <text:p>1337.11749253628</text:p>
              </table:table-cell>
              <table:table-cell office:value-type="float" office:value="1337.11749253628">
                <text:p>1337.11749253628</text:p>
              </table:table-cell>
              <table:table-cell office:value-type="float" office:value="1337.11749253628">
                <text:p>1337.11749253628</text:p>
              </table:table-cell>
              <table:table-cell office:value-type="float" office:value="1337.11749253628">
                <text:p>1337.117492536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38.99143537592">
                <text:p>1338.99143537592</text:p>
              </table:table-cell>
              <table:table-cell office:value-type="float" office:value="1338.99143537592">
                <text:p>1338.99143537592</text:p>
              </table:table-cell>
              <table:table-cell office:value-type="float" office:value="1338.99143537592">
                <text:p>1338.99143537592</text:p>
              </table:table-cell>
              <table:table-cell office:value-type="float" office:value="1338.99143537592">
                <text:p>1338.99143537592</text:p>
              </table:table-cell>
              <table:table-cell office:value-type="float" office:value="1338.99143537592">
                <text:p>1338.991435375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41.16390738342">
                <text:p>1341.16390738342</text:p>
              </table:table-cell>
              <table:table-cell office:value-type="float" office:value="1341.16390738342">
                <text:p>1341.16390738342</text:p>
              </table:table-cell>
              <table:table-cell office:value-type="float" office:value="1341.16390738342">
                <text:p>1341.16390738342</text:p>
              </table:table-cell>
              <table:table-cell office:value-type="float" office:value="1341.16390738342">
                <text:p>1341.16390738342</text:p>
              </table:table-cell>
              <table:table-cell office:value-type="float" office:value="1341.16390738342">
                <text:p>1341.163907383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43.01086433424">
                <text:p>1343.01086433424</text:p>
              </table:table-cell>
              <table:table-cell office:value-type="float" office:value="1343.01086433424">
                <text:p>1343.01086433424</text:p>
              </table:table-cell>
              <table:table-cell office:value-type="float" office:value="1343.01086433424">
                <text:p>1343.01086433424</text:p>
              </table:table-cell>
              <table:table-cell office:value-type="float" office:value="1343.01086433424">
                <text:p>1343.01086433424</text:p>
              </table:table-cell>
              <table:table-cell office:value-type="float" office:value="1343.01086433424">
                <text:p>1343.010864334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45.78724334677">
                <text:p>1345.78724334677</text:p>
              </table:table-cell>
              <table:table-cell office:value-type="float" office:value="1345.78724334677">
                <text:p>1345.78724334677</text:p>
              </table:table-cell>
              <table:table-cell office:value-type="float" office:value="1345.78724334677">
                <text:p>1345.78724334677</text:p>
              </table:table-cell>
              <table:table-cell office:value-type="float" office:value="1345.78724334677">
                <text:p>1345.78724334677</text:p>
              </table:table-cell>
              <table:table-cell office:value-type="float" office:value="1345.78724334677">
                <text:p>1345.787243346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48.36701465752">
                <text:p>1348.36701465752</text:p>
              </table:table-cell>
              <table:table-cell office:value-type="float" office:value="1348.36701465752">
                <text:p>1348.36701465752</text:p>
              </table:table-cell>
              <table:table-cell office:value-type="float" office:value="1348.36701465752">
                <text:p>1348.36701465752</text:p>
              </table:table-cell>
              <table:table-cell office:value-type="float" office:value="1348.36701465752">
                <text:p>1348.36701465752</text:p>
              </table:table-cell>
              <table:table-cell office:value-type="float" office:value="1348.36701465752">
                <text:p>1348.367014657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51.01324063999">
                <text:p>1351.01324063999</text:p>
              </table:table-cell>
              <table:table-cell office:value-type="float" office:value="1351.01324063999">
                <text:p>1351.01324063999</text:p>
              </table:table-cell>
              <table:table-cell office:value-type="float" office:value="1351.01324063999">
                <text:p>1351.01324063999</text:p>
              </table:table-cell>
              <table:table-cell office:value-type="float" office:value="1351.01324063999">
                <text:p>1351.01324063999</text:p>
              </table:table-cell>
              <table:table-cell office:value-type="float" office:value="1351.01324063999">
                <text:p>1351.013240639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53.79814160218">
                <text:p>1353.79814160218</text:p>
              </table:table-cell>
              <table:table-cell office:value-type="float" office:value="1353.79814160218">
                <text:p>1353.79814160218</text:p>
              </table:table-cell>
              <table:table-cell office:value-type="float" office:value="1353.79814160218">
                <text:p>1353.79814160218</text:p>
              </table:table-cell>
              <table:table-cell office:value-type="float" office:value="1353.79814160218">
                <text:p>1353.79814160218</text:p>
              </table:table-cell>
              <table:table-cell office:value-type="float" office:value="1353.79814160218">
                <text:p>1353.798141602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56.39316784621">
                <text:p>1356.39316784621</text:p>
              </table:table-cell>
              <table:table-cell office:value-type="float" office:value="1356.39316784621">
                <text:p>1356.39316784621</text:p>
              </table:table-cell>
              <table:table-cell office:value-type="float" office:value="1356.39316784621">
                <text:p>1356.39316784621</text:p>
              </table:table-cell>
              <table:table-cell office:value-type="float" office:value="1356.39316784621">
                <text:p>1356.39316784621</text:p>
              </table:table-cell>
              <table:table-cell office:value-type="float" office:value="1356.39316784621">
                <text:p>1356.393167846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59.69907742573">
                <text:p>1359.69907742573</text:p>
              </table:table-cell>
              <table:table-cell office:value-type="float" office:value="1359.69907742573">
                <text:p>1359.69907742573</text:p>
              </table:table-cell>
              <table:table-cell office:value-type="float" office:value="1359.69907742573">
                <text:p>1359.69907742573</text:p>
              </table:table-cell>
              <table:table-cell office:value-type="float" office:value="1359.69907742573">
                <text:p>1359.69907742573</text:p>
              </table:table-cell>
              <table:table-cell office:value-type="float" office:value="1359.69907742573">
                <text:p>1359.699077425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62.43601899419">
                <text:p>1362.43601899419</text:p>
              </table:table-cell>
              <table:table-cell office:value-type="float" office:value="1362.43601899419">
                <text:p>1362.43601899419</text:p>
              </table:table-cell>
              <table:table-cell office:value-type="float" office:value="1362.43601899419">
                <text:p>1362.43601899419</text:p>
              </table:table-cell>
              <table:table-cell office:value-type="float" office:value="1362.43601899419">
                <text:p>1362.43601899419</text:p>
              </table:table-cell>
              <table:table-cell office:value-type="float" office:value="1362.43601899419">
                <text:p>1362.436018994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65.49361909795">
                <text:p>1365.49361909795</text:p>
              </table:table-cell>
              <table:table-cell office:value-type="float" office:value="1365.49361909795">
                <text:p>1365.49361909795</text:p>
              </table:table-cell>
              <table:table-cell office:value-type="float" office:value="1365.49361909795">
                <text:p>1365.49361909795</text:p>
              </table:table-cell>
              <table:table-cell office:value-type="float" office:value="1365.49361909795">
                <text:p>1365.49361909795</text:p>
              </table:table-cell>
              <table:table-cell office:value-type="float" office:value="1365.49361909795">
                <text:p>1365.493619097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69.081073235">
                <text:p>1369.081073235</text:p>
              </table:table-cell>
              <table:table-cell office:value-type="float" office:value="1369.081073235">
                <text:p>1369.081073235</text:p>
              </table:table-cell>
              <table:table-cell office:value-type="float" office:value="1369.081073235">
                <text:p>1369.081073235</text:p>
              </table:table-cell>
              <table:table-cell office:value-type="float" office:value="1369.081073235">
                <text:p>1369.081073235</text:p>
              </table:table-cell>
              <table:table-cell office:value-type="float" office:value="1369.081073235">
                <text:p>1369.0810732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71.89723997151">
                <text:p>1371.89723997151</text:p>
              </table:table-cell>
              <table:table-cell office:value-type="float" office:value="1371.89723997151">
                <text:p>1371.89723997151</text:p>
              </table:table-cell>
              <table:table-cell office:value-type="float" office:value="1371.89723997151">
                <text:p>1371.89723997151</text:p>
              </table:table-cell>
              <table:table-cell office:value-type="float" office:value="1371.89723997151">
                <text:p>1371.89723997151</text:p>
              </table:table-cell>
              <table:table-cell office:value-type="float" office:value="1371.89723997151">
                <text:p>1371.897239971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75.27073738538">
                <text:p>1375.27073738538</text:p>
              </table:table-cell>
              <table:table-cell office:value-type="float" office:value="1375.27073738538">
                <text:p>1375.27073738538</text:p>
              </table:table-cell>
              <table:table-cell office:value-type="float" office:value="1375.27073738538">
                <text:p>1375.27073738538</text:p>
              </table:table-cell>
              <table:table-cell office:value-type="float" office:value="1375.27073738538">
                <text:p>1375.27073738538</text:p>
              </table:table-cell>
              <table:table-cell office:value-type="float" office:value="1375.27073738538">
                <text:p>1375.270737385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8.52004108867">
                <text:p>1378.52004108867</text:p>
              </table:table-cell>
              <table:table-cell office:value-type="float" office:value="1378.52004108867">
                <text:p>1378.52004108867</text:p>
              </table:table-cell>
              <table:table-cell office:value-type="float" office:value="1378.52004108867">
                <text:p>1378.52004108867</text:p>
              </table:table-cell>
              <table:table-cell office:value-type="float" office:value="1378.52004108867">
                <text:p>1378.52004108867</text:p>
              </table:table-cell>
              <table:table-cell office:value-type="float" office:value="1378.52004108867">
                <text:p>1378.520041088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82.07358306901">
                <text:p>1382.07358306901</text:p>
              </table:table-cell>
              <table:table-cell office:value-type="float" office:value="1382.07358306901">
                <text:p>1382.07358306901</text:p>
              </table:table-cell>
              <table:table-cell office:value-type="float" office:value="1382.07358306901">
                <text:p>1382.07358306901</text:p>
              </table:table-cell>
              <table:table-cell office:value-type="float" office:value="1382.07358306901">
                <text:p>1382.07358306901</text:p>
              </table:table-cell>
              <table:table-cell office:value-type="float" office:value="1382.07358306901">
                <text:p>1382.073583069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85.21985058411">
                <text:p>1385.21985058411</text:p>
              </table:table-cell>
              <table:table-cell office:value-type="float" office:value="1385.21985058411">
                <text:p>1385.21985058411</text:p>
              </table:table-cell>
              <table:table-cell office:value-type="float" office:value="1385.21985058411">
                <text:p>1385.21985058411</text:p>
              </table:table-cell>
              <table:table-cell office:value-type="float" office:value="1385.21985058411">
                <text:p>1385.21985058411</text:p>
              </table:table-cell>
              <table:table-cell office:value-type="float" office:value="1385.21985058411">
                <text:p>1385.219850584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88.99748434356">
                <text:p>1388.99748434356</text:p>
              </table:table-cell>
              <table:table-cell office:value-type="float" office:value="1388.99748434356">
                <text:p>1388.99748434356</text:p>
              </table:table-cell>
              <table:table-cell office:value-type="float" office:value="1388.99748434356">
                <text:p>1388.99748434356</text:p>
              </table:table-cell>
              <table:table-cell office:value-type="float" office:value="1388.99748434356">
                <text:p>1388.99748434356</text:p>
              </table:table-cell>
              <table:table-cell office:value-type="float" office:value="1388.99748434356">
                <text:p>1388.997484343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92.28537521788">
                <text:p>1392.28537521788</text:p>
              </table:table-cell>
              <table:table-cell office:value-type="float" office:value="1392.28537521788">
                <text:p>1392.28537521788</text:p>
              </table:table-cell>
              <table:table-cell office:value-type="float" office:value="1392.28537521788">
                <text:p>1392.28537521788</text:p>
              </table:table-cell>
              <table:table-cell office:value-type="float" office:value="1392.28537521788">
                <text:p>1392.28537521788</text:p>
              </table:table-cell>
              <table:table-cell office:value-type="float" office:value="1392.28537521788">
                <text:p>1392.28537521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95.89275872613">
                <text:p>1395.89275872613</text:p>
              </table:table-cell>
              <table:table-cell office:value-type="float" office:value="1395.89275872613">
                <text:p>1395.89275872613</text:p>
              </table:table-cell>
              <table:table-cell office:value-type="float" office:value="1395.89275872613">
                <text:p>1395.89275872613</text:p>
              </table:table-cell>
              <table:table-cell office:value-type="float" office:value="1395.89275872613">
                <text:p>1395.89275872613</text:p>
              </table:table-cell>
              <table:table-cell office:value-type="float" office:value="1395.89275872613">
                <text:p>1395.892758726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98.66930657107">
                <text:p>1398.66930657107</text:p>
              </table:table-cell>
              <table:table-cell office:value-type="float" office:value="1398.66930657107">
                <text:p>1398.66930657107</text:p>
              </table:table-cell>
              <table:table-cell office:value-type="float" office:value="1398.66930657107">
                <text:p>1398.66930657107</text:p>
              </table:table-cell>
              <table:table-cell office:value-type="float" office:value="1398.66930657107">
                <text:p>1398.66930657107</text:p>
              </table:table-cell>
              <table:table-cell office:value-type="float" office:value="1398.66930657107">
                <text:p>1398.669306571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02.16521451339">
                <text:p>1402.16521451339</text:p>
              </table:table-cell>
              <table:table-cell office:value-type="float" office:value="1402.16521451339">
                <text:p>1402.16521451339</text:p>
              </table:table-cell>
              <table:table-cell office:value-type="float" office:value="1402.16521451339">
                <text:p>1402.16521451339</text:p>
              </table:table-cell>
              <table:table-cell office:value-type="float" office:value="1402.16521451339">
                <text:p>1402.16521451339</text:p>
              </table:table-cell>
              <table:table-cell office:value-type="float" office:value="1402.16521451339">
                <text:p>1402.165214513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05.32128590498">
                <text:p>1405.32128590498</text:p>
              </table:table-cell>
              <table:table-cell office:value-type="float" office:value="1405.32128590498">
                <text:p>1405.32128590498</text:p>
              </table:table-cell>
              <table:table-cell office:value-type="float" office:value="1405.32128590498">
                <text:p>1405.32128590498</text:p>
              </table:table-cell>
              <table:table-cell office:value-type="float" office:value="1405.32128590498">
                <text:p>1405.32128590498</text:p>
              </table:table-cell>
              <table:table-cell office:value-type="float" office:value="1405.32128590498">
                <text:p>1405.321285904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08.76901023463">
                <text:p>1408.76901023463</text:p>
              </table:table-cell>
              <table:table-cell office:value-type="float" office:value="1408.76901023463">
                <text:p>1408.76901023463</text:p>
              </table:table-cell>
              <table:table-cell office:value-type="float" office:value="1408.76901023463">
                <text:p>1408.76901023463</text:p>
              </table:table-cell>
              <table:table-cell office:value-type="float" office:value="1408.76901023463">
                <text:p>1408.76901023463</text:p>
              </table:table-cell>
              <table:table-cell office:value-type="float" office:value="1408.76901023463">
                <text:p>1408.769010234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11.99063607796">
                <text:p>1411.99063607796</text:p>
              </table:table-cell>
              <table:table-cell office:value-type="float" office:value="1411.99063607796">
                <text:p>1411.99063607796</text:p>
              </table:table-cell>
              <table:table-cell office:value-type="float" office:value="1411.99063607796">
                <text:p>1411.99063607796</text:p>
              </table:table-cell>
              <table:table-cell office:value-type="float" office:value="1411.99063607796">
                <text:p>1411.99063607796</text:p>
              </table:table-cell>
              <table:table-cell office:value-type="float" office:value="1411.99063607796">
                <text:p>1411.990636077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15.08923788647">
                <text:p>1415.08923788647</text:p>
              </table:table-cell>
              <table:table-cell office:value-type="float" office:value="1415.08923788647">
                <text:p>1415.08923788647</text:p>
              </table:table-cell>
              <table:table-cell office:value-type="float" office:value="1415.08923788647">
                <text:p>1415.08923788647</text:p>
              </table:table-cell>
              <table:table-cell office:value-type="float" office:value="1415.08923788647">
                <text:p>1415.08923788647</text:p>
              </table:table-cell>
              <table:table-cell office:value-type="float" office:value="1415.08923788647">
                <text:p>1415.089237886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17.63877609779">
                <text:p>1417.63877609779</text:p>
              </table:table-cell>
              <table:table-cell office:value-type="float" office:value="1417.63877609779">
                <text:p>1417.63877609779</text:p>
              </table:table-cell>
              <table:table-cell office:value-type="float" office:value="1417.63877609779">
                <text:p>1417.63877609779</text:p>
              </table:table-cell>
              <table:table-cell office:value-type="float" office:value="1417.63877609779">
                <text:p>1417.63877609779</text:p>
              </table:table-cell>
              <table:table-cell office:value-type="float" office:value="1417.63877609779">
                <text:p>1417.638776097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20.56415010076">
                <text:p>1420.56415010076</text:p>
              </table:table-cell>
              <table:table-cell office:value-type="float" office:value="1420.56415010076">
                <text:p>1420.56415010076</text:p>
              </table:table-cell>
              <table:table-cell office:value-type="float" office:value="1420.56415010076">
                <text:p>1420.56415010076</text:p>
              </table:table-cell>
              <table:table-cell office:value-type="float" office:value="1420.56415010076">
                <text:p>1420.56415010076</text:p>
              </table:table-cell>
              <table:table-cell office:value-type="float" office:value="1420.56415010076">
                <text:p>1420.564150100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23.26124364365">
                <text:p>1423.26124364365</text:p>
              </table:table-cell>
              <table:table-cell office:value-type="float" office:value="1423.26124364365">
                <text:p>1423.26124364365</text:p>
              </table:table-cell>
              <table:table-cell office:value-type="float" office:value="1423.26124364365">
                <text:p>1423.26124364365</text:p>
              </table:table-cell>
              <table:table-cell office:value-type="float" office:value="1423.26124364365">
                <text:p>1423.26124364365</text:p>
              </table:table-cell>
              <table:table-cell office:value-type="float" office:value="1423.26124364365">
                <text:p>1423.261243643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26.1169623319">
                <text:p>1426.1169623319</text:p>
              </table:table-cell>
              <table:table-cell office:value-type="float" office:value="1426.1169623319">
                <text:p>1426.1169623319</text:p>
              </table:table-cell>
              <table:table-cell office:value-type="float" office:value="1426.1169623319">
                <text:p>1426.1169623319</text:p>
              </table:table-cell>
              <table:table-cell office:value-type="float" office:value="1426.1169623319">
                <text:p>1426.1169623319</text:p>
              </table:table-cell>
              <table:table-cell office:value-type="float" office:value="1426.1169623319">
                <text:p>1426.11696233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28.47926292254">
                <text:p>1428.47926292254</text:p>
              </table:table-cell>
              <table:table-cell office:value-type="float" office:value="1428.47926292254">
                <text:p>1428.47926292254</text:p>
              </table:table-cell>
              <table:table-cell office:value-type="float" office:value="1428.47926292254">
                <text:p>1428.47926292254</text:p>
              </table:table-cell>
              <table:table-cell office:value-type="float" office:value="1428.47926292254">
                <text:p>1428.47926292254</text:p>
              </table:table-cell>
              <table:table-cell office:value-type="float" office:value="1428.47926292254">
                <text:p>1428.479262922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31.52717418524">
                <text:p>1431.52717418524</text:p>
              </table:table-cell>
              <table:table-cell office:value-type="float" office:value="1431.52717418524">
                <text:p>1431.52717418524</text:p>
              </table:table-cell>
              <table:table-cell office:value-type="float" office:value="1431.52717418524">
                <text:p>1431.52717418524</text:p>
              </table:table-cell>
              <table:table-cell office:value-type="float" office:value="1431.52717418524">
                <text:p>1431.52717418524</text:p>
              </table:table-cell>
              <table:table-cell office:value-type="float" office:value="1431.52717418524">
                <text:p>1431.527174185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33.48080916492">
                <text:p>1433.48080916492</text:p>
              </table:table-cell>
              <table:table-cell office:value-type="float" office:value="1433.48080916492">
                <text:p>1433.48080916492</text:p>
              </table:table-cell>
              <table:table-cell office:value-type="float" office:value="1433.48080916492">
                <text:p>1433.48080916492</text:p>
              </table:table-cell>
              <table:table-cell office:value-type="float" office:value="1433.48080916492">
                <text:p>1433.48080916492</text:p>
              </table:table-cell>
              <table:table-cell office:value-type="float" office:value="1433.48080916492">
                <text:p>1433.480809164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35.84136874644">
                <text:p>1435.84136874644</text:p>
              </table:table-cell>
              <table:table-cell office:value-type="float" office:value="1435.84136874644">
                <text:p>1435.84136874644</text:p>
              </table:table-cell>
              <table:table-cell office:value-type="float" office:value="1435.84136874644">
                <text:p>1435.84136874644</text:p>
              </table:table-cell>
              <table:table-cell office:value-type="float" office:value="1435.84136874644">
                <text:p>1435.84136874644</text:p>
              </table:table-cell>
              <table:table-cell office:value-type="float" office:value="1435.84136874644">
                <text:p>1435.841368746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38.21113648909">
                <text:p>1438.21113648909</text:p>
              </table:table-cell>
              <table:table-cell office:value-type="float" office:value="1438.21113648909">
                <text:p>1438.21113648909</text:p>
              </table:table-cell>
              <table:table-cell office:value-type="float" office:value="1438.21113648909">
                <text:p>1438.21113648909</text:p>
              </table:table-cell>
              <table:table-cell office:value-type="float" office:value="1438.21113648909">
                <text:p>1438.21113648909</text:p>
              </table:table-cell>
              <table:table-cell office:value-type="float" office:value="1438.21113648909">
                <text:p>1438.211136489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40.61346476511">
                <text:p>1440.61346476511</text:p>
              </table:table-cell>
              <table:table-cell office:value-type="float" office:value="1440.61346476511">
                <text:p>1440.61346476511</text:p>
              </table:table-cell>
              <table:table-cell office:value-type="float" office:value="1440.61346476511">
                <text:p>1440.61346476511</text:p>
              </table:table-cell>
              <table:table-cell office:value-type="float" office:value="1440.61346476511">
                <text:p>1440.61346476511</text:p>
              </table:table-cell>
              <table:table-cell office:value-type="float" office:value="1440.61346476511">
                <text:p>1440.613464765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42.31275230365">
                <text:p>1442.31275230365</text:p>
              </table:table-cell>
              <table:table-cell office:value-type="float" office:value="1442.31275230365">
                <text:p>1442.31275230365</text:p>
              </table:table-cell>
              <table:table-cell office:value-type="float" office:value="1442.31275230365">
                <text:p>1442.31275230365</text:p>
              </table:table-cell>
              <table:table-cell office:value-type="float" office:value="1442.31275230365">
                <text:p>1442.31275230365</text:p>
              </table:table-cell>
              <table:table-cell office:value-type="float" office:value="1442.31275230365">
                <text:p>1442.312752303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44.49441330728">
                <text:p>1444.49441330728</text:p>
              </table:table-cell>
              <table:table-cell office:value-type="float" office:value="1444.49441330728">
                <text:p>1444.49441330728</text:p>
              </table:table-cell>
              <table:table-cell office:value-type="float" office:value="1444.49441330728">
                <text:p>1444.49441330728</text:p>
              </table:table-cell>
              <table:table-cell office:value-type="float" office:value="1444.49441330728">
                <text:p>1444.49441330728</text:p>
              </table:table-cell>
              <table:table-cell office:value-type="float" office:value="1444.49441330728">
                <text:p>1444.494413307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6.37483837279">
                <text:p>1446.37483837279</text:p>
              </table:table-cell>
              <table:table-cell office:value-type="float" office:value="1446.37483837279">
                <text:p>1446.37483837279</text:p>
              </table:table-cell>
              <table:table-cell office:value-type="float" office:value="1446.37483837279">
                <text:p>1446.37483837279</text:p>
              </table:table-cell>
              <table:table-cell office:value-type="float" office:value="1446.37483837279">
                <text:p>1446.37483837279</text:p>
              </table:table-cell>
              <table:table-cell office:value-type="float" office:value="1446.37483837279">
                <text:p>1446.374838372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48.38134751142">
                <text:p>1448.38134751142</text:p>
              </table:table-cell>
              <table:table-cell office:value-type="float" office:value="1448.38134751142">
                <text:p>1448.38134751142</text:p>
              </table:table-cell>
              <table:table-cell office:value-type="float" office:value="1448.38134751142">
                <text:p>1448.38134751142</text:p>
              </table:table-cell>
              <table:table-cell office:value-type="float" office:value="1448.38134751142">
                <text:p>1448.38134751142</text:p>
              </table:table-cell>
              <table:table-cell office:value-type="float" office:value="1448.38134751142">
                <text:p>1448.381347511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49.65213562373">
                <text:p>1449.65213562373</text:p>
              </table:table-cell>
              <table:table-cell office:value-type="float" office:value="1449.65213562373">
                <text:p>1449.65213562373</text:p>
              </table:table-cell>
              <table:table-cell office:value-type="float" office:value="1449.65213562373">
                <text:p>1449.65213562373</text:p>
              </table:table-cell>
              <table:table-cell office:value-type="float" office:value="1449.65213562373">
                <text:p>1449.65213562373</text:p>
              </table:table-cell>
              <table:table-cell office:value-type="float" office:value="1449.65213562373">
                <text:p>1449.652135623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51.49621084278">
                <text:p>1451.49621084278</text:p>
              </table:table-cell>
              <table:table-cell office:value-type="float" office:value="1451.49621084278">
                <text:p>1451.49621084278</text:p>
              </table:table-cell>
              <table:table-cell office:value-type="float" office:value="1451.49621084278">
                <text:p>1451.49621084278</text:p>
              </table:table-cell>
              <table:table-cell office:value-type="float" office:value="1451.49621084278">
                <text:p>1451.49621084278</text:p>
              </table:table-cell>
              <table:table-cell office:value-type="float" office:value="1451.49621084278">
                <text:p>1451.496210842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53.55332621403">
                <text:p>1453.55332621403</text:p>
              </table:table-cell>
              <table:table-cell office:value-type="float" office:value="1453.55332621403">
                <text:p>1453.55332621403</text:p>
              </table:table-cell>
              <table:table-cell office:value-type="float" office:value="1453.55332621403">
                <text:p>1453.55332621403</text:p>
              </table:table-cell>
              <table:table-cell office:value-type="float" office:value="1453.55332621403">
                <text:p>1453.55332621403</text:p>
              </table:table-cell>
              <table:table-cell office:value-type="float" office:value="1453.55332621403">
                <text:p>1453.553326214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55.19390523159">
                <text:p>1455.19390523159</text:p>
              </table:table-cell>
              <table:table-cell office:value-type="float" office:value="1455.19390523159">
                <text:p>1455.19390523159</text:p>
              </table:table-cell>
              <table:table-cell office:value-type="float" office:value="1455.19390523159">
                <text:p>1455.19390523159</text:p>
              </table:table-cell>
              <table:table-cell office:value-type="float" office:value="1455.19390523159">
                <text:p>1455.19390523159</text:p>
              </table:table-cell>
              <table:table-cell office:value-type="float" office:value="1455.19390523159">
                <text:p>1455.193905231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6.45896179774">
                <text:p>1456.45896179774</text:p>
              </table:table-cell>
              <table:table-cell office:value-type="float" office:value="1456.45896179774">
                <text:p>1456.45896179774</text:p>
              </table:table-cell>
              <table:table-cell office:value-type="float" office:value="1456.45896179774">
                <text:p>1456.45896179774</text:p>
              </table:table-cell>
              <table:table-cell office:value-type="float" office:value="1456.45896179774">
                <text:p>1456.45896179774</text:p>
              </table:table-cell>
              <table:table-cell office:value-type="float" office:value="1456.45896179774">
                <text:p>1456.458961797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8.2600152159">
                <text:p>1458.2600152159</text:p>
              </table:table-cell>
              <table:table-cell office:value-type="float" office:value="1458.2600152159">
                <text:p>1458.2600152159</text:p>
              </table:table-cell>
              <table:table-cell office:value-type="float" office:value="1458.2600152159">
                <text:p>1458.2600152159</text:p>
              </table:table-cell>
              <table:table-cell office:value-type="float" office:value="1458.2600152159">
                <text:p>1458.2600152159</text:p>
              </table:table-cell>
              <table:table-cell office:value-type="float" office:value="1458.2600152159">
                <text:p>1458.26001521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60.28900086536">
                <text:p>1460.28900086536</text:p>
              </table:table-cell>
              <table:table-cell office:value-type="float" office:value="1460.28900086536">
                <text:p>1460.28900086536</text:p>
              </table:table-cell>
              <table:table-cell office:value-type="float" office:value="1460.28900086536">
                <text:p>1460.28900086536</text:p>
              </table:table-cell>
              <table:table-cell office:value-type="float" office:value="1460.28900086536">
                <text:p>1460.28900086536</text:p>
              </table:table-cell>
              <table:table-cell office:value-type="float" office:value="1460.28900086536">
                <text:p>1460.289000865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61.87817723954">
                <text:p>1461.87817723954</text:p>
              </table:table-cell>
              <table:table-cell office:value-type="float" office:value="1461.87817723954">
                <text:p>1461.87817723954</text:p>
              </table:table-cell>
              <table:table-cell office:value-type="float" office:value="1461.87817723954">
                <text:p>1461.87817723954</text:p>
              </table:table-cell>
              <table:table-cell office:value-type="float" office:value="1461.87817723954">
                <text:p>1461.87817723954</text:p>
              </table:table-cell>
              <table:table-cell office:value-type="float" office:value="1461.87817723954">
                <text:p>1461.878177239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63.63003005804">
                <text:p>1463.63003005804</text:p>
              </table:table-cell>
              <table:table-cell office:value-type="float" office:value="1463.63003005804">
                <text:p>1463.63003005804</text:p>
              </table:table-cell>
              <table:table-cell office:value-type="float" office:value="1463.63003005804">
                <text:p>1463.63003005804</text:p>
              </table:table-cell>
              <table:table-cell office:value-type="float" office:value="1463.63003005804">
                <text:p>1463.63003005804</text:p>
              </table:table-cell>
              <table:table-cell office:value-type="float" office:value="1463.63003005804">
                <text:p>1463.630030058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65.23717418524">
                <text:p>1465.23717418524</text:p>
              </table:table-cell>
              <table:table-cell office:value-type="float" office:value="1465.23717418524">
                <text:p>1465.23717418524</text:p>
              </table:table-cell>
              <table:table-cell office:value-type="float" office:value="1465.23717418524">
                <text:p>1465.23717418524</text:p>
              </table:table-cell>
              <table:table-cell office:value-type="float" office:value="1465.23717418524">
                <text:p>1465.23717418524</text:p>
              </table:table-cell>
              <table:table-cell office:value-type="float" office:value="1465.23717418524">
                <text:p>1465.237174185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67.31225410575">
                <text:p>1467.31225410575</text:p>
              </table:table-cell>
              <table:table-cell office:value-type="float" office:value="1467.31225410575">
                <text:p>1467.31225410575</text:p>
              </table:table-cell>
              <table:table-cell office:value-type="float" office:value="1467.31225410575">
                <text:p>1467.31225410575</text:p>
              </table:table-cell>
              <table:table-cell office:value-type="float" office:value="1467.31225410575">
                <text:p>1467.31225410575</text:p>
              </table:table-cell>
              <table:table-cell office:value-type="float" office:value="1467.31225410575">
                <text:p>1467.312254105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68.84784371832">
                <text:p>1468.84784371832</text:p>
              </table:table-cell>
              <table:table-cell office:value-type="float" office:value="1468.84784371832">
                <text:p>1468.84784371832</text:p>
              </table:table-cell>
              <table:table-cell office:value-type="float" office:value="1468.84784371832">
                <text:p>1468.84784371832</text:p>
              </table:table-cell>
              <table:table-cell office:value-type="float" office:value="1468.84784371832">
                <text:p>1468.84784371832</text:p>
              </table:table-cell>
              <table:table-cell office:value-type="float" office:value="1468.84784371832">
                <text:p>1468.847843718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70.64634621582">
                <text:p>1470.64634621582</text:p>
              </table:table-cell>
              <table:table-cell office:value-type="float" office:value="1470.64634621582">
                <text:p>1470.64634621582</text:p>
              </table:table-cell>
              <table:table-cell office:value-type="float" office:value="1470.64634621582">
                <text:p>1470.64634621582</text:p>
              </table:table-cell>
              <table:table-cell office:value-type="float" office:value="1470.64634621582">
                <text:p>1470.64634621582</text:p>
              </table:table-cell>
              <table:table-cell office:value-type="float" office:value="1470.64634621582">
                <text:p>1470.646346215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73.16989481853">
                <text:p>1473.16989481853</text:p>
              </table:table-cell>
              <table:table-cell office:value-type="float" office:value="1473.16989481853">
                <text:p>1473.16989481853</text:p>
              </table:table-cell>
              <table:table-cell office:value-type="float" office:value="1473.16989481853">
                <text:p>1473.16989481853</text:p>
              </table:table-cell>
              <table:table-cell office:value-type="float" office:value="1473.16989481853">
                <text:p>1473.16989481853</text:p>
              </table:table-cell>
              <table:table-cell office:value-type="float" office:value="1473.16989481853">
                <text:p>1473.169894818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75.42025512224">
                <text:p>1475.42025512224</text:p>
              </table:table-cell>
              <table:table-cell office:value-type="float" office:value="1475.42025512224">
                <text:p>1475.42025512224</text:p>
              </table:table-cell>
              <table:table-cell office:value-type="float" office:value="1475.42025512224">
                <text:p>1475.42025512224</text:p>
              </table:table-cell>
              <table:table-cell office:value-type="float" office:value="1475.42025512224">
                <text:p>1475.42025512224</text:p>
              </table:table-cell>
              <table:table-cell office:value-type="float" office:value="1475.42025512224">
                <text:p>1475.420255122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77.41872981078">
                <text:p>1477.41872981078</text:p>
              </table:table-cell>
              <table:table-cell office:value-type="float" office:value="1477.41872981078">
                <text:p>1477.41872981078</text:p>
              </table:table-cell>
              <table:table-cell office:value-type="float" office:value="1477.41872981078">
                <text:p>1477.41872981078</text:p>
              </table:table-cell>
              <table:table-cell office:value-type="float" office:value="1477.41872981078">
                <text:p>1477.41872981078</text:p>
              </table:table-cell>
              <table:table-cell office:value-type="float" office:value="1477.41872981078">
                <text:p>1477.418729810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79.83606646516">
                <text:p>1479.83606646516</text:p>
              </table:table-cell>
              <table:table-cell office:value-type="float" office:value="1479.83606646516">
                <text:p>1479.83606646516</text:p>
              </table:table-cell>
              <table:table-cell office:value-type="float" office:value="1479.83606646516">
                <text:p>1479.83606646516</text:p>
              </table:table-cell>
              <table:table-cell office:value-type="float" office:value="1479.83606646516">
                <text:p>1479.83606646516</text:p>
              </table:table-cell>
              <table:table-cell office:value-type="float" office:value="1479.83606646516">
                <text:p>1479.836066465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82.60236917852">
                <text:p>1482.60236917852</text:p>
              </table:table-cell>
              <table:table-cell office:value-type="float" office:value="1482.60236917852">
                <text:p>1482.60236917852</text:p>
              </table:table-cell>
              <table:table-cell office:value-type="float" office:value="1482.60236917852">
                <text:p>1482.60236917852</text:p>
              </table:table-cell>
              <table:table-cell office:value-type="float" office:value="1482.60236917852">
                <text:p>1482.60236917852</text:p>
              </table:table-cell>
              <table:table-cell office:value-type="float" office:value="1482.60236917852">
                <text:p>1482.602369178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85.03701465752">
                <text:p>1485.03701465752</text:p>
              </table:table-cell>
              <table:table-cell office:value-type="float" office:value="1485.03701465752">
                <text:p>1485.03701465752</text:p>
              </table:table-cell>
              <table:table-cell office:value-type="float" office:value="1485.03701465752">
                <text:p>1485.03701465752</text:p>
              </table:table-cell>
              <table:table-cell office:value-type="float" office:value="1485.03701465752">
                <text:p>1485.03701465752</text:p>
              </table:table-cell>
              <table:table-cell office:value-type="float" office:value="1485.03701465752">
                <text:p>1485.037014657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88.19857345728">
                <text:p>1488.19857345728</text:p>
              </table:table-cell>
              <table:table-cell office:value-type="float" office:value="1488.19857345728">
                <text:p>1488.19857345728</text:p>
              </table:table-cell>
              <table:table-cell office:value-type="float" office:value="1488.19857345728">
                <text:p>1488.19857345728</text:p>
              </table:table-cell>
              <table:table-cell office:value-type="float" office:value="1488.19857345728">
                <text:p>1488.19857345728</text:p>
              </table:table-cell>
              <table:table-cell office:value-type="float" office:value="1488.19857345728">
                <text:p>1488.198573457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91.11473695827">
                <text:p>1491.11473695827</text:p>
              </table:table-cell>
              <table:table-cell office:value-type="float" office:value="1491.11473695827">
                <text:p>1491.11473695827</text:p>
              </table:table-cell>
              <table:table-cell office:value-type="float" office:value="1491.11473695827">
                <text:p>1491.11473695827</text:p>
              </table:table-cell>
              <table:table-cell office:value-type="float" office:value="1491.11473695827">
                <text:p>1491.11473695827</text:p>
              </table:table-cell>
              <table:table-cell office:value-type="float" office:value="1491.11473695827">
                <text:p>1491.114736958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94.16225065044">
                <text:p>1494.16225065044</text:p>
              </table:table-cell>
              <table:table-cell office:value-type="float" office:value="1494.16225065044">
                <text:p>1494.16225065044</text:p>
              </table:table-cell>
              <table:table-cell office:value-type="float" office:value="1494.16225065044">
                <text:p>1494.16225065044</text:p>
              </table:table-cell>
              <table:table-cell office:value-type="float" office:value="1494.16225065044">
                <text:p>1494.16225065044</text:p>
              </table:table-cell>
              <table:table-cell office:value-type="float" office:value="1494.16225065044">
                <text:p>1494.162250650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97.80685424233">
                <text:p>1497.80685424233</text:p>
              </table:table-cell>
              <table:table-cell office:value-type="float" office:value="1497.80685424233">
                <text:p>1497.80685424233</text:p>
              </table:table-cell>
              <table:table-cell office:value-type="float" office:value="1497.80685424233">
                <text:p>1497.80685424233</text:p>
              </table:table-cell>
              <table:table-cell office:value-type="float" office:value="1497.80685424233">
                <text:p>1497.80685424233</text:p>
              </table:table-cell>
              <table:table-cell office:value-type="float" office:value="1497.80685424233">
                <text:p>1497.806854242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01.49322906133">
                <text:p>1501.49322906133</text:p>
              </table:table-cell>
              <table:table-cell office:value-type="float" office:value="1501.49322906133">
                <text:p>1501.49322906133</text:p>
              </table:table-cell>
              <table:table-cell office:value-type="float" office:value="1501.49322906133">
                <text:p>1501.49322906133</text:p>
              </table:table-cell>
              <table:table-cell office:value-type="float" office:value="1501.49322906133">
                <text:p>1501.49322906133</text:p>
              </table:table-cell>
              <table:table-cell office:value-type="float" office:value="1501.49322906133">
                <text:p>1501.493229061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05.10495315628">
                <text:p>1505.10495315628</text:p>
              </table:table-cell>
              <table:table-cell office:value-type="float" office:value="1505.10495315628">
                <text:p>1505.10495315628</text:p>
              </table:table-cell>
              <table:table-cell office:value-type="float" office:value="1505.10495315628">
                <text:p>1505.10495315628</text:p>
              </table:table-cell>
              <table:table-cell office:value-type="float" office:value="1505.10495315628">
                <text:p>1505.10495315628</text:p>
              </table:table-cell>
              <table:table-cell office:value-type="float" office:value="1505.10495315628">
                <text:p>1505.104953156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09.21446445543">
                <text:p>1509.21446445543</text:p>
              </table:table-cell>
              <table:table-cell office:value-type="float" office:value="1509.21446445543">
                <text:p>1509.21446445543</text:p>
              </table:table-cell>
              <table:table-cell office:value-type="float" office:value="1509.21446445543">
                <text:p>1509.21446445543</text:p>
              </table:table-cell>
              <table:table-cell office:value-type="float" office:value="1509.21446445543">
                <text:p>1509.21446445543</text:p>
              </table:table-cell>
              <table:table-cell office:value-type="float" office:value="1509.21446445543">
                <text:p>1509.214464455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12.84303227188">
                <text:p>1512.84303227188</text:p>
              </table:table-cell>
              <table:table-cell office:value-type="float" office:value="1512.84303227188">
                <text:p>1512.84303227188</text:p>
              </table:table-cell>
              <table:table-cell office:value-type="float" office:value="1512.84303227188">
                <text:p>1512.84303227188</text:p>
              </table:table-cell>
              <table:table-cell office:value-type="float" office:value="1512.84303227188">
                <text:p>1512.84303227188</text:p>
              </table:table-cell>
              <table:table-cell office:value-type="float" office:value="1512.84303227188">
                <text:p>1512.843032271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17.54073738538">
                <text:p>1517.54073738538</text:p>
              </table:table-cell>
              <table:table-cell office:value-type="float" office:value="1517.54073738538">
                <text:p>1517.54073738538</text:p>
              </table:table-cell>
              <table:table-cell office:value-type="float" office:value="1517.54073738538">
                <text:p>1517.54073738538</text:p>
              </table:table-cell>
              <table:table-cell office:value-type="float" office:value="1517.54073738538">
                <text:p>1517.54073738538</text:p>
              </table:table-cell>
              <table:table-cell office:value-type="float" office:value="1517.54073738538">
                <text:p>1517.540737385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22.18646086463">
                <text:p>1522.18646086463</text:p>
              </table:table-cell>
              <table:table-cell office:value-type="float" office:value="1522.18646086463">
                <text:p>1522.18646086463</text:p>
              </table:table-cell>
              <table:table-cell office:value-type="float" office:value="1522.18646086463">
                <text:p>1522.18646086463</text:p>
              </table:table-cell>
              <table:table-cell office:value-type="float" office:value="1522.18646086463">
                <text:p>1522.18646086463</text:p>
              </table:table-cell>
              <table:table-cell office:value-type="float" office:value="1522.18646086463">
                <text:p>1522.186460864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26.6378817281">
                <text:p>1526.6378817281</text:p>
              </table:table-cell>
              <table:table-cell office:value-type="float" office:value="1526.6378817281">
                <text:p>1526.6378817281</text:p>
              </table:table-cell>
              <table:table-cell office:value-type="float" office:value="1526.6378817281">
                <text:p>1526.6378817281</text:p>
              </table:table-cell>
              <table:table-cell office:value-type="float" office:value="1526.6378817281">
                <text:p>1526.6378817281</text:p>
              </table:table-cell>
              <table:table-cell office:value-type="float" office:value="1526.6378817281">
                <text:p>1526.63788172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31.32148347422">
                <text:p>1531.32148347422</text:p>
              </table:table-cell>
              <table:table-cell office:value-type="float" office:value="1531.32148347422">
                <text:p>1531.32148347422</text:p>
              </table:table-cell>
              <table:table-cell office:value-type="float" office:value="1531.32148347422">
                <text:p>1531.32148347422</text:p>
              </table:table-cell>
              <table:table-cell office:value-type="float" office:value="1531.32148347422">
                <text:p>1531.32148347422</text:p>
              </table:table-cell>
              <table:table-cell office:value-type="float" office:value="1531.32148347422">
                <text:p>1531.321483474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36.78256944499">
                <text:p>1536.78256944499</text:p>
              </table:table-cell>
              <table:table-cell office:value-type="float" office:value="1536.78256944499">
                <text:p>1536.78256944499</text:p>
              </table:table-cell>
              <table:table-cell office:value-type="float" office:value="1536.78256944499">
                <text:p>1536.78256944499</text:p>
              </table:table-cell>
              <table:table-cell office:value-type="float" office:value="1536.78256944499">
                <text:p>1536.78256944499</text:p>
              </table:table-cell>
              <table:table-cell office:value-type="float" office:value="1536.78256944499">
                <text:p>1536.782569444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41.71528691981">
                <text:p>1541.71528691981</text:p>
              </table:table-cell>
              <table:table-cell office:value-type="float" office:value="1541.71528691981">
                <text:p>1541.71528691981</text:p>
              </table:table-cell>
              <table:table-cell office:value-type="float" office:value="1541.71528691981">
                <text:p>1541.71528691981</text:p>
              </table:table-cell>
              <table:table-cell office:value-type="float" office:value="1541.71528691981">
                <text:p>1541.71528691981</text:p>
              </table:table-cell>
              <table:table-cell office:value-type="float" office:value="1541.71528691981">
                <text:p>1541.7152869198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47.23265977052">
                <text:p>1547.23265977052</text:p>
              </table:table-cell>
              <table:table-cell office:value-type="float" office:value="1547.23265977052">
                <text:p>1547.23265977052</text:p>
              </table:table-cell>
              <table:table-cell office:value-type="float" office:value="1547.23265977052">
                <text:p>1547.23265977052</text:p>
              </table:table-cell>
              <table:table-cell office:value-type="float" office:value="1547.23265977052">
                <text:p>1547.23265977052</text:p>
              </table:table-cell>
              <table:table-cell office:value-type="float" office:value="1547.23265977052">
                <text:p>1547.232659770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52.49662944342">
                <text:p>1552.49662944342</text:p>
              </table:table-cell>
              <table:table-cell office:value-type="float" office:value="1552.49662944342">
                <text:p>1552.49662944342</text:p>
              </table:table-cell>
              <table:table-cell office:value-type="float" office:value="1552.49662944342">
                <text:p>1552.49662944342</text:p>
              </table:table-cell>
              <table:table-cell office:value-type="float" office:value="1552.49662944342">
                <text:p>1552.49662944342</text:p>
              </table:table-cell>
              <table:table-cell office:value-type="float" office:value="1552.49662944342">
                <text:p>1552.496629443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58.16810397134">
                <text:p>1558.16810397134</text:p>
              </table:table-cell>
              <table:table-cell office:value-type="float" office:value="1558.16810397134">
                <text:p>1558.16810397134</text:p>
              </table:table-cell>
              <table:table-cell office:value-type="float" office:value="1558.16810397134">
                <text:p>1558.16810397134</text:p>
              </table:table-cell>
              <table:table-cell office:value-type="float" office:value="1558.16810397134">
                <text:p>1558.16810397134</text:p>
              </table:table-cell>
              <table:table-cell office:value-type="float" office:value="1558.16810397134">
                <text:p>1558.168103971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64.16701465752">
                <text:p>1564.16701465752</text:p>
              </table:table-cell>
              <table:table-cell office:value-type="float" office:value="1564.16701465752">
                <text:p>1564.16701465752</text:p>
              </table:table-cell>
              <table:table-cell office:value-type="float" office:value="1564.16701465752">
                <text:p>1564.16701465752</text:p>
              </table:table-cell>
              <table:table-cell office:value-type="float" office:value="1564.16701465752">
                <text:p>1564.16701465752</text:p>
              </table:table-cell>
              <table:table-cell office:value-type="float" office:value="1564.16701465752">
                <text:p>1564.167014657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70.13238001542">
                <text:p>1570.13238001542</text:p>
              </table:table-cell>
              <table:table-cell office:value-type="float" office:value="1570.13238001542">
                <text:p>1570.13238001542</text:p>
              </table:table-cell>
              <table:table-cell office:value-type="float" office:value="1570.13238001542">
                <text:p>1570.13238001542</text:p>
              </table:table-cell>
              <table:table-cell office:value-type="float" office:value="1570.13238001542">
                <text:p>1570.13238001542</text:p>
              </table:table-cell>
              <table:table-cell office:value-type="float" office:value="1570.13238001542">
                <text:p>1570.132380015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76.092376493">
                <text:p>1576.092376493</text:p>
              </table:table-cell>
              <table:table-cell office:value-type="float" office:value="1576.092376493">
                <text:p>1576.092376493</text:p>
              </table:table-cell>
              <table:table-cell office:value-type="float" office:value="1576.092376493">
                <text:p>1576.092376493</text:p>
              </table:table-cell>
              <table:table-cell office:value-type="float" office:value="1576.092376493">
                <text:p>1576.092376493</text:p>
              </table:table-cell>
              <table:table-cell office:value-type="float" office:value="1576.092376493">
                <text:p>1576.0923764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82.39441545911">
                <text:p>1582.39441545911</text:p>
              </table:table-cell>
              <table:table-cell office:value-type="float" office:value="1582.39441545911">
                <text:p>1582.39441545911</text:p>
              </table:table-cell>
              <table:table-cell office:value-type="float" office:value="1582.39441545911">
                <text:p>1582.39441545911</text:p>
              </table:table-cell>
              <table:table-cell office:value-type="float" office:value="1582.39441545911">
                <text:p>1582.39441545911</text:p>
              </table:table-cell>
              <table:table-cell office:value-type="float" office:value="1582.39441545911">
                <text:p>1582.394415459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88.55522588184">
                <text:p>1588.55522588184</text:p>
              </table:table-cell>
              <table:table-cell office:value-type="float" office:value="1588.55522588184">
                <text:p>1588.55522588184</text:p>
              </table:table-cell>
              <table:table-cell office:value-type="float" office:value="1588.55522588184">
                <text:p>1588.55522588184</text:p>
              </table:table-cell>
              <table:table-cell office:value-type="float" office:value="1588.55522588184">
                <text:p>1588.55522588184</text:p>
              </table:table-cell>
              <table:table-cell office:value-type="float" office:value="1588.55522588184">
                <text:p>1588.555225881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95.16094208548">
                <text:p>1595.16094208548</text:p>
              </table:table-cell>
              <table:table-cell office:value-type="float" office:value="1595.16094208548">
                <text:p>1595.16094208548</text:p>
              </table:table-cell>
              <table:table-cell office:value-type="float" office:value="1595.16094208548">
                <text:p>1595.16094208548</text:p>
              </table:table-cell>
              <table:table-cell office:value-type="float" office:value="1595.16094208548">
                <text:p>1595.16094208548</text:p>
              </table:table-cell>
              <table:table-cell office:value-type="float" office:value="1595.16094208548">
                <text:p>1595.160942085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01.35719593457">
                <text:p>1601.35719593457</text:p>
              </table:table-cell>
              <table:table-cell office:value-type="float" office:value="1601.35719593457">
                <text:p>1601.35719593457</text:p>
              </table:table-cell>
              <table:table-cell office:value-type="float" office:value="1601.35719593457">
                <text:p>1601.35719593457</text:p>
              </table:table-cell>
              <table:table-cell office:value-type="float" office:value="1601.35719593457">
                <text:p>1601.35719593457</text:p>
              </table:table-cell>
              <table:table-cell office:value-type="float" office:value="1601.35719593457">
                <text:p>1601.357195934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07.84921275946">
                <text:p>1607.84921275946</text:p>
              </table:table-cell>
              <table:table-cell office:value-type="float" office:value="1607.84921275946">
                <text:p>1607.84921275946</text:p>
              </table:table-cell>
              <table:table-cell office:value-type="float" office:value="1607.84921275946">
                <text:p>1607.84921275946</text:p>
              </table:table-cell>
              <table:table-cell office:value-type="float" office:value="1607.84921275946">
                <text:p>1607.84921275946</text:p>
              </table:table-cell>
              <table:table-cell office:value-type="float" office:value="1607.84921275946">
                <text:p>1607.849212759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14.39191030992">
                <text:p>1614.39191030992</text:p>
              </table:table-cell>
              <table:table-cell office:value-type="float" office:value="1614.39191030992">
                <text:p>1614.39191030992</text:p>
              </table:table-cell>
              <table:table-cell office:value-type="float" office:value="1614.39191030992">
                <text:p>1614.39191030992</text:p>
              </table:table-cell>
              <table:table-cell office:value-type="float" office:value="1614.39191030992">
                <text:p>1614.39191030992</text:p>
              </table:table-cell>
              <table:table-cell office:value-type="float" office:value="1614.39191030992">
                <text:p>1614.391910309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20.78">
                <text:p>1620.78</text:p>
              </table:table-cell>
              <table:table-cell office:value-type="float" office:value="1620.78">
                <text:p>1620.78</text:p>
              </table:table-cell>
              <table:table-cell office:value-type="float" office:value="1620.78">
                <text:p>1620.78</text:p>
              </table:table-cell>
              <table:table-cell office:value-type="float" office:value="1620.78">
                <text:p>1620.78</text:p>
              </table:table-cell>
              <table:table-cell office:value-type="float" office:value="1620.78">
                <text:p>1620.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27.19808969008">
                <text:p>1627.19808969008</text:p>
              </table:table-cell>
              <table:table-cell office:value-type="float" office:value="1627.19808969008">
                <text:p>1627.19808969008</text:p>
              </table:table-cell>
              <table:table-cell office:value-type="float" office:value="1627.19808969008">
                <text:p>1627.19808969008</text:p>
              </table:table-cell>
              <table:table-cell office:value-type="float" office:value="1627.19808969008">
                <text:p>1627.19808969008</text:p>
              </table:table-cell>
              <table:table-cell office:value-type="float" office:value="1627.19808969008">
                <text:p>1627.198089690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33.48078724054">
                <text:p>1633.48078724054</text:p>
              </table:table-cell>
              <table:table-cell office:value-type="float" office:value="1633.48078724054">
                <text:p>1633.48078724054</text:p>
              </table:table-cell>
              <table:table-cell office:value-type="float" office:value="1633.48078724054">
                <text:p>1633.48078724054</text:p>
              </table:table-cell>
              <table:table-cell office:value-type="float" office:value="1633.48078724054">
                <text:p>1633.48078724054</text:p>
              </table:table-cell>
              <table:table-cell office:value-type="float" office:value="1633.48078724054">
                <text:p>1633.480787240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40.32280406543">
                <text:p>1640.32280406543</text:p>
              </table:table-cell>
              <table:table-cell office:value-type="float" office:value="1640.32280406543">
                <text:p>1640.32280406543</text:p>
              </table:table-cell>
              <table:table-cell office:value-type="float" office:value="1640.32280406543">
                <text:p>1640.32280406543</text:p>
              </table:table-cell>
              <table:table-cell office:value-type="float" office:value="1640.32280406543">
                <text:p>1640.32280406543</text:p>
              </table:table-cell>
              <table:table-cell office:value-type="float" office:value="1640.32280406543">
                <text:p>1640.322804065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6.28905791452">
                <text:p>1646.28905791452</text:p>
              </table:table-cell>
              <table:table-cell office:value-type="float" office:value="1646.28905791452">
                <text:p>1646.28905791452</text:p>
              </table:table-cell>
              <table:table-cell office:value-type="float" office:value="1646.28905791452">
                <text:p>1646.28905791452</text:p>
              </table:table-cell>
              <table:table-cell office:value-type="float" office:value="1646.28905791452">
                <text:p>1646.28905791452</text:p>
              </table:table-cell>
              <table:table-cell office:value-type="float" office:value="1646.28905791452">
                <text:p>1646.289057914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52.85477411816">
                <text:p>1652.85477411816</text:p>
              </table:table-cell>
              <table:table-cell office:value-type="float" office:value="1652.85477411816">
                <text:p>1652.85477411816</text:p>
              </table:table-cell>
              <table:table-cell office:value-type="float" office:value="1652.85477411816">
                <text:p>1652.85477411816</text:p>
              </table:table-cell>
              <table:table-cell office:value-type="float" office:value="1652.85477411816">
                <text:p>1652.85477411816</text:p>
              </table:table-cell>
              <table:table-cell office:value-type="float" office:value="1652.85477411816">
                <text:p>1652.854774118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59.18558454089">
                <text:p>1659.18558454089</text:p>
              </table:table-cell>
              <table:table-cell office:value-type="float" office:value="1659.18558454089">
                <text:p>1659.18558454089</text:p>
              </table:table-cell>
              <table:table-cell office:value-type="float" office:value="1659.18558454089">
                <text:p>1659.18558454089</text:p>
              </table:table-cell>
              <table:table-cell office:value-type="float" office:value="1659.18558454089">
                <text:p>1659.18558454089</text:p>
              </table:table-cell>
              <table:table-cell office:value-type="float" office:value="1659.18558454089">
                <text:p>1659.185584540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65.557623507">
                <text:p>1665.557623507</text:p>
              </table:table-cell>
              <table:table-cell office:value-type="float" office:value="1665.557623507">
                <text:p>1665.557623507</text:p>
              </table:table-cell>
              <table:table-cell office:value-type="float" office:value="1665.557623507">
                <text:p>1665.557623507</text:p>
              </table:table-cell>
              <table:table-cell office:value-type="float" office:value="1665.557623507">
                <text:p>1665.557623507</text:p>
              </table:table-cell>
              <table:table-cell office:value-type="float" office:value="1665.557623507">
                <text:p>1665.5576235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71.70761998458">
                <text:p>1671.70761998458</text:p>
              </table:table-cell>
              <table:table-cell office:value-type="float" office:value="1671.70761998458">
                <text:p>1671.70761998458</text:p>
              </table:table-cell>
              <table:table-cell office:value-type="float" office:value="1671.70761998458">
                <text:p>1671.70761998458</text:p>
              </table:table-cell>
              <table:table-cell office:value-type="float" office:value="1671.70761998458">
                <text:p>1671.70761998458</text:p>
              </table:table-cell>
              <table:table-cell office:value-type="float" office:value="1671.70761998458">
                <text:p>1671.707619984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77.35298534248">
                <text:p>1677.35298534248</text:p>
              </table:table-cell>
              <table:table-cell office:value-type="float" office:value="1677.35298534248">
                <text:p>1677.35298534248</text:p>
              </table:table-cell>
              <table:table-cell office:value-type="float" office:value="1677.35298534248">
                <text:p>1677.35298534248</text:p>
              </table:table-cell>
              <table:table-cell office:value-type="float" office:value="1677.35298534248">
                <text:p>1677.35298534248</text:p>
              </table:table-cell>
              <table:table-cell office:value-type="float" office:value="1677.35298534248">
                <text:p>1677.35298534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83.19189602866">
                <text:p>1683.19189602866</text:p>
              </table:table-cell>
              <table:table-cell office:value-type="float" office:value="1683.19189602866">
                <text:p>1683.19189602866</text:p>
              </table:table-cell>
              <table:table-cell office:value-type="float" office:value="1683.19189602866">
                <text:p>1683.19189602866</text:p>
              </table:table-cell>
              <table:table-cell office:value-type="float" office:value="1683.19189602866">
                <text:p>1683.19189602866</text:p>
              </table:table-cell>
              <table:table-cell office:value-type="float" office:value="1683.19189602866">
                <text:p>1683.191896028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88.68337055658">
                <text:p>1688.68337055658</text:p>
              </table:table-cell>
              <table:table-cell office:value-type="float" office:value="1688.68337055658">
                <text:p>1688.68337055658</text:p>
              </table:table-cell>
              <table:table-cell office:value-type="float" office:value="1688.68337055658">
                <text:p>1688.68337055658</text:p>
              </table:table-cell>
              <table:table-cell office:value-type="float" office:value="1688.68337055658">
                <text:p>1688.68337055658</text:p>
              </table:table-cell>
              <table:table-cell office:value-type="float" office:value="1688.68337055658">
                <text:p>1688.683370556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94.35734022948">
                <text:p>1694.35734022948</text:p>
              </table:table-cell>
              <table:table-cell office:value-type="float" office:value="1694.35734022948">
                <text:p>1694.35734022948</text:p>
              </table:table-cell>
              <table:table-cell office:value-type="float" office:value="1694.35734022948">
                <text:p>1694.35734022948</text:p>
              </table:table-cell>
              <table:table-cell office:value-type="float" office:value="1694.35734022948">
                <text:p>1694.35734022948</text:p>
              </table:table-cell>
              <table:table-cell office:value-type="float" office:value="1694.35734022948">
                <text:p>1694.357340229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99.95471308019">
                <text:p>1699.95471308019</text:p>
              </table:table-cell>
              <table:table-cell office:value-type="float" office:value="1699.95471308019">
                <text:p>1699.95471308019</text:p>
              </table:table-cell>
              <table:table-cell office:value-type="float" office:value="1699.95471308019">
                <text:p>1699.95471308019</text:p>
              </table:table-cell>
              <table:table-cell office:value-type="float" office:value="1699.95471308019">
                <text:p>1699.95471308019</text:p>
              </table:table-cell>
              <table:table-cell office:value-type="float" office:value="1699.95471308019">
                <text:p>1699.954713080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04.93743055501">
                <text:p>1704.93743055501</text:p>
              </table:table-cell>
              <table:table-cell office:value-type="float" office:value="1704.93743055501">
                <text:p>1704.93743055501</text:p>
              </table:table-cell>
              <table:table-cell office:value-type="float" office:value="1704.93743055501">
                <text:p>1704.93743055501</text:p>
              </table:table-cell>
              <table:table-cell office:value-type="float" office:value="1704.93743055501">
                <text:p>1704.93743055501</text:p>
              </table:table-cell>
              <table:table-cell office:value-type="float" office:value="1704.93743055501">
                <text:p>1704.937430555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10.09851652578">
                <text:p>1710.09851652578</text:p>
              </table:table-cell>
              <table:table-cell office:value-type="float" office:value="1710.09851652578">
                <text:p>1710.09851652578</text:p>
              </table:table-cell>
              <table:table-cell office:value-type="float" office:value="1710.09851652578">
                <text:p>1710.09851652578</text:p>
              </table:table-cell>
              <table:table-cell office:value-type="float" office:value="1710.09851652578">
                <text:p>1710.09851652578</text:p>
              </table:table-cell>
              <table:table-cell office:value-type="float" office:value="1710.09851652578">
                <text:p>1710.098516525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14.9421182719">
                <text:p>1714.9421182719</text:p>
              </table:table-cell>
              <table:table-cell office:value-type="float" office:value="1714.9421182719">
                <text:p>1714.9421182719</text:p>
              </table:table-cell>
              <table:table-cell office:value-type="float" office:value="1714.9421182719">
                <text:p>1714.9421182719</text:p>
              </table:table-cell>
              <table:table-cell office:value-type="float" office:value="1714.9421182719">
                <text:p>1714.9421182719</text:p>
              </table:table-cell>
              <table:table-cell office:value-type="float" office:value="1714.9421182719">
                <text:p>1714.94211827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19.57353913537">
                <text:p>1719.57353913537</text:p>
              </table:table-cell>
              <table:table-cell office:value-type="float" office:value="1719.57353913537">
                <text:p>1719.57353913537</text:p>
              </table:table-cell>
              <table:table-cell office:value-type="float" office:value="1719.57353913537">
                <text:p>1719.57353913537</text:p>
              </table:table-cell>
              <table:table-cell office:value-type="float" office:value="1719.57353913537">
                <text:p>1719.57353913537</text:p>
              </table:table-cell>
              <table:table-cell office:value-type="float" office:value="1719.57353913537">
                <text:p>1719.573539135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23.99926261462">
                <text:p>1723.99926261462</text:p>
              </table:table-cell>
              <table:table-cell office:value-type="float" office:value="1723.99926261462">
                <text:p>1723.99926261462</text:p>
              </table:table-cell>
              <table:table-cell office:value-type="float" office:value="1723.99926261462">
                <text:p>1723.99926261462</text:p>
              </table:table-cell>
              <table:table-cell office:value-type="float" office:value="1723.99926261462">
                <text:p>1723.99926261462</text:p>
              </table:table-cell>
              <table:table-cell office:value-type="float" office:value="1723.99926261462">
                <text:p>1723.999262614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28.20696772812">
                <text:p>1728.20696772812</text:p>
              </table:table-cell>
              <table:table-cell office:value-type="float" office:value="1728.20696772812">
                <text:p>1728.20696772812</text:p>
              </table:table-cell>
              <table:table-cell office:value-type="float" office:value="1728.20696772812">
                <text:p>1728.20696772812</text:p>
              </table:table-cell>
              <table:table-cell office:value-type="float" office:value="1728.20696772812">
                <text:p>1728.20696772812</text:p>
              </table:table-cell>
              <table:table-cell office:value-type="float" office:value="1728.20696772812">
                <text:p>1728.206967728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32.63553554457">
                <text:p>1732.63553554457</text:p>
              </table:table-cell>
              <table:table-cell office:value-type="float" office:value="1732.63553554457">
                <text:p>1732.63553554457</text:p>
              </table:table-cell>
              <table:table-cell office:value-type="float" office:value="1732.63553554457">
                <text:p>1732.63553554457</text:p>
              </table:table-cell>
              <table:table-cell office:value-type="float" office:value="1732.63553554457">
                <text:p>1732.63553554457</text:p>
              </table:table-cell>
              <table:table-cell office:value-type="float" office:value="1732.63553554457">
                <text:p>1732.635535544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36.65504684372">
                <text:p>1736.65504684372</text:p>
              </table:table-cell>
              <table:table-cell office:value-type="float" office:value="1736.65504684372">
                <text:p>1736.65504684372</text:p>
              </table:table-cell>
              <table:table-cell office:value-type="float" office:value="1736.65504684372">
                <text:p>1736.65504684372</text:p>
              </table:table-cell>
              <table:table-cell office:value-type="float" office:value="1736.65504684372">
                <text:p>1736.65504684372</text:p>
              </table:table-cell>
              <table:table-cell office:value-type="float" office:value="1736.65504684372">
                <text:p>1736.655046843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40.57677093867">
                <text:p>1740.57677093867</text:p>
              </table:table-cell>
              <table:table-cell office:value-type="float" office:value="1740.57677093867">
                <text:p>1740.57677093867</text:p>
              </table:table-cell>
              <table:table-cell office:value-type="float" office:value="1740.57677093867">
                <text:p>1740.57677093867</text:p>
              </table:table-cell>
              <table:table-cell office:value-type="float" office:value="1740.57677093867">
                <text:p>1740.57677093867</text:p>
              </table:table-cell>
              <table:table-cell office:value-type="float" office:value="1740.57677093867">
                <text:p>1740.576770938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43.88314575767">
                <text:p>1743.88314575767</text:p>
              </table:table-cell>
              <table:table-cell office:value-type="float" office:value="1743.88314575767">
                <text:p>1743.88314575767</text:p>
              </table:table-cell>
              <table:table-cell office:value-type="float" office:value="1743.88314575767">
                <text:p>1743.88314575767</text:p>
              </table:table-cell>
              <table:table-cell office:value-type="float" office:value="1743.88314575767">
                <text:p>1743.88314575767</text:p>
              </table:table-cell>
              <table:table-cell office:value-type="float" office:value="1743.88314575767">
                <text:p>1743.883145757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47.25774934956">
                <text:p>1747.25774934956</text:p>
              </table:table-cell>
              <table:table-cell office:value-type="float" office:value="1747.25774934956">
                <text:p>1747.25774934956</text:p>
              </table:table-cell>
              <table:table-cell office:value-type="float" office:value="1747.25774934956">
                <text:p>1747.25774934956</text:p>
              </table:table-cell>
              <table:table-cell office:value-type="float" office:value="1747.25774934956">
                <text:p>1747.25774934956</text:p>
              </table:table-cell>
              <table:table-cell office:value-type="float" office:value="1747.25774934956">
                <text:p>1747.257749349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50.70526304173">
                <text:p>1750.70526304173</text:p>
              </table:table-cell>
              <table:table-cell office:value-type="float" office:value="1750.70526304173">
                <text:p>1750.70526304173</text:p>
              </table:table-cell>
              <table:table-cell office:value-type="float" office:value="1750.70526304173">
                <text:p>1750.70526304173</text:p>
              </table:table-cell>
              <table:table-cell office:value-type="float" office:value="1750.70526304173">
                <text:p>1750.70526304173</text:p>
              </table:table-cell>
              <table:table-cell office:value-type="float" office:value="1750.70526304173">
                <text:p>1750.705263041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53.76142654272">
                <text:p>1753.76142654272</text:p>
              </table:table-cell>
              <table:table-cell office:value-type="float" office:value="1753.76142654272">
                <text:p>1753.76142654272</text:p>
              </table:table-cell>
              <table:table-cell office:value-type="float" office:value="1753.76142654272">
                <text:p>1753.76142654272</text:p>
              </table:table-cell>
              <table:table-cell office:value-type="float" office:value="1753.76142654272">
                <text:p>1753.76142654272</text:p>
              </table:table-cell>
              <table:table-cell office:value-type="float" office:value="1753.76142654272">
                <text:p>1753.761426542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56.37298534248">
                <text:p>1756.37298534248</text:p>
              </table:table-cell>
              <table:table-cell office:value-type="float" office:value="1756.37298534248">
                <text:p>1756.37298534248</text:p>
              </table:table-cell>
              <table:table-cell office:value-type="float" office:value="1756.37298534248">
                <text:p>1756.37298534248</text:p>
              </table:table-cell>
              <table:table-cell office:value-type="float" office:value="1756.37298534248">
                <text:p>1756.37298534248</text:p>
              </table:table-cell>
              <table:table-cell office:value-type="float" office:value="1756.37298534248">
                <text:p>1756.372985342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59.17763082148">
                <text:p>1759.17763082148</text:p>
              </table:table-cell>
              <table:table-cell office:value-type="float" office:value="1759.17763082148">
                <text:p>1759.17763082148</text:p>
              </table:table-cell>
              <table:table-cell office:value-type="float" office:value="1759.17763082148">
                <text:p>1759.17763082148</text:p>
              </table:table-cell>
              <table:table-cell office:value-type="float" office:value="1759.17763082148">
                <text:p>1759.17763082148</text:p>
              </table:table-cell>
              <table:table-cell office:value-type="float" office:value="1759.17763082148">
                <text:p>1759.177630821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61.43393353484">
                <text:p>1761.43393353484</text:p>
              </table:table-cell>
              <table:table-cell office:value-type="float" office:value="1761.43393353484">
                <text:p>1761.43393353484</text:p>
              </table:table-cell>
              <table:table-cell office:value-type="float" office:value="1761.43393353484">
                <text:p>1761.43393353484</text:p>
              </table:table-cell>
              <table:table-cell office:value-type="float" office:value="1761.43393353484">
                <text:p>1761.43393353484</text:p>
              </table:table-cell>
              <table:table-cell office:value-type="float" office:value="1761.43393353484">
                <text:p>1761.433933534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64.17127018922">
                <text:p>1764.17127018922</text:p>
              </table:table-cell>
              <table:table-cell office:value-type="float" office:value="1764.17127018922">
                <text:p>1764.17127018922</text:p>
              </table:table-cell>
              <table:table-cell office:value-type="float" office:value="1764.17127018922">
                <text:p>1764.17127018922</text:p>
              </table:table-cell>
              <table:table-cell office:value-type="float" office:value="1764.17127018922">
                <text:p>1764.17127018922</text:p>
              </table:table-cell>
              <table:table-cell office:value-type="float" office:value="1764.17127018922">
                <text:p>1764.171270189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66.28974487776">
                <text:p>1766.28974487776</text:p>
              </table:table-cell>
              <table:table-cell office:value-type="float" office:value="1766.28974487776">
                <text:p>1766.28974487776</text:p>
              </table:table-cell>
              <table:table-cell office:value-type="float" office:value="1766.28974487776">
                <text:p>1766.28974487776</text:p>
              </table:table-cell>
              <table:table-cell office:value-type="float" office:value="1766.28974487776">
                <text:p>1766.28974487776</text:p>
              </table:table-cell>
              <table:table-cell office:value-type="float" office:value="1766.28974487776">
                <text:p>1766.289744877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68.68010518147">
                <text:p>1768.68010518147</text:p>
              </table:table-cell>
              <table:table-cell office:value-type="float" office:value="1768.68010518147">
                <text:p>1768.68010518147</text:p>
              </table:table-cell>
              <table:table-cell office:value-type="float" office:value="1768.68010518147">
                <text:p>1768.68010518147</text:p>
              </table:table-cell>
              <table:table-cell office:value-type="float" office:value="1768.68010518147">
                <text:p>1768.68010518147</text:p>
              </table:table-cell>
              <table:table-cell office:value-type="float" office:value="1768.68010518147">
                <text:p>1768.6801051814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70.72365378418">
                <text:p>1770.72365378418</text:p>
              </table:table-cell>
              <table:table-cell office:value-type="float" office:value="1770.72365378418">
                <text:p>1770.72365378418</text:p>
              </table:table-cell>
              <table:table-cell office:value-type="float" office:value="1770.72365378418">
                <text:p>1770.72365378418</text:p>
              </table:table-cell>
              <table:table-cell office:value-type="float" office:value="1770.72365378418">
                <text:p>1770.72365378418</text:p>
              </table:table-cell>
              <table:table-cell office:value-type="float" office:value="1770.72365378418">
                <text:p>1770.723653784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72.43215628168">
                <text:p>1772.43215628168</text:p>
              </table:table-cell>
              <table:table-cell office:value-type="float" office:value="1772.43215628168">
                <text:p>1772.43215628168</text:p>
              </table:table-cell>
              <table:table-cell office:value-type="float" office:value="1772.43215628168">
                <text:p>1772.43215628168</text:p>
              </table:table-cell>
              <table:table-cell office:value-type="float" office:value="1772.43215628168">
                <text:p>1772.43215628168</text:p>
              </table:table-cell>
              <table:table-cell office:value-type="float" office:value="1772.43215628168">
                <text:p>1772.432156281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74.43774589425">
                <text:p>1774.43774589425</text:p>
              </table:table-cell>
              <table:table-cell office:value-type="float" office:value="1774.43774589425">
                <text:p>1774.43774589425</text:p>
              </table:table-cell>
              <table:table-cell office:value-type="float" office:value="1774.43774589425">
                <text:p>1774.43774589425</text:p>
              </table:table-cell>
              <table:table-cell office:value-type="float" office:value="1774.43774589425">
                <text:p>1774.43774589425</text:p>
              </table:table-cell>
              <table:table-cell office:value-type="float" office:value="1774.43774589425">
                <text:p>1774.437745894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76.61282581476">
                <text:p>1776.61282581476</text:p>
              </table:table-cell>
              <table:table-cell office:value-type="float" office:value="1776.61282581476">
                <text:p>1776.61282581476</text:p>
              </table:table-cell>
              <table:table-cell office:value-type="float" office:value="1776.61282581476">
                <text:p>1776.61282581476</text:p>
              </table:table-cell>
              <table:table-cell office:value-type="float" office:value="1776.61282581476">
                <text:p>1776.61282581476</text:p>
              </table:table-cell>
              <table:table-cell office:value-type="float" office:value="1776.61282581476">
                <text:p>1776.612825814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78.09996994196">
                <text:p>1778.09996994196</text:p>
              </table:table-cell>
              <table:table-cell office:value-type="float" office:value="1778.09996994196">
                <text:p>1778.09996994196</text:p>
              </table:table-cell>
              <table:table-cell office:value-type="float" office:value="1778.09996994196">
                <text:p>1778.09996994196</text:p>
              </table:table-cell>
              <table:table-cell office:value-type="float" office:value="1778.09996994196">
                <text:p>1778.09996994196</text:p>
              </table:table-cell>
              <table:table-cell office:value-type="float" office:value="1778.09996994196">
                <text:p>1778.099969941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80.08182276046">
                <text:p>1780.08182276046</text:p>
              </table:table-cell>
              <table:table-cell office:value-type="float" office:value="1780.08182276046">
                <text:p>1780.08182276046</text:p>
              </table:table-cell>
              <table:table-cell office:value-type="float" office:value="1780.08182276046">
                <text:p>1780.08182276046</text:p>
              </table:table-cell>
              <table:table-cell office:value-type="float" office:value="1780.08182276046">
                <text:p>1780.08182276046</text:p>
              </table:table-cell>
              <table:table-cell office:value-type="float" office:value="1780.08182276046">
                <text:p>1780.081822760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81.57099913464">
                <text:p>1781.57099913464</text:p>
              </table:table-cell>
              <table:table-cell office:value-type="float" office:value="1781.57099913464">
                <text:p>1781.57099913464</text:p>
              </table:table-cell>
              <table:table-cell office:value-type="float" office:value="1781.57099913464">
                <text:p>1781.57099913464</text:p>
              </table:table-cell>
              <table:table-cell office:value-type="float" office:value="1781.57099913464">
                <text:p>1781.57099913464</text:p>
              </table:table-cell>
              <table:table-cell office:value-type="float" office:value="1781.57099913464">
                <text:p>1781.570999134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83.0899847841">
                <text:p>1783.0899847841</text:p>
              </table:table-cell>
              <table:table-cell office:value-type="float" office:value="1783.0899847841">
                <text:p>1783.0899847841</text:p>
              </table:table-cell>
              <table:table-cell office:value-type="float" office:value="1783.0899847841">
                <text:p>1783.0899847841</text:p>
              </table:table-cell>
              <table:table-cell office:value-type="float" office:value="1783.0899847841">
                <text:p>1783.0899847841</text:p>
              </table:table-cell>
              <table:table-cell office:value-type="float" office:value="1783.0899847841">
                <text:p>1783.08998478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84.90103820226">
                <text:p>1784.90103820226</text:p>
              </table:table-cell>
              <table:table-cell office:value-type="float" office:value="1784.90103820226">
                <text:p>1784.90103820226</text:p>
              </table:table-cell>
              <table:table-cell office:value-type="float" office:value="1784.90103820226">
                <text:p>1784.90103820226</text:p>
              </table:table-cell>
              <table:table-cell office:value-type="float" office:value="1784.90103820226">
                <text:p>1784.90103820226</text:p>
              </table:table-cell>
              <table:table-cell office:value-type="float" office:value="1784.90103820226">
                <text:p>1784.901038202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86.68609476841">
                <text:p>1786.68609476841</text:p>
              </table:table-cell>
              <table:table-cell office:value-type="float" office:value="1786.68609476841">
                <text:p>1786.68609476841</text:p>
              </table:table-cell>
              <table:table-cell office:value-type="float" office:value="1786.68609476841">
                <text:p>1786.68609476841</text:p>
              </table:table-cell>
              <table:table-cell office:value-type="float" office:value="1786.68609476841">
                <text:p>1786.68609476841</text:p>
              </table:table-cell>
              <table:table-cell office:value-type="float" office:value="1786.68609476841">
                <text:p>1786.6860947684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88.17667378597">
                <text:p>1788.17667378597</text:p>
              </table:table-cell>
              <table:table-cell office:value-type="float" office:value="1788.17667378597">
                <text:p>1788.17667378597</text:p>
              </table:table-cell>
              <table:table-cell office:value-type="float" office:value="1788.17667378597">
                <text:p>1788.17667378597</text:p>
              </table:table-cell>
              <table:table-cell office:value-type="float" office:value="1788.17667378597">
                <text:p>1788.17667378597</text:p>
              </table:table-cell>
              <table:table-cell office:value-type="float" office:value="1788.17667378597">
                <text:p>1788.176673785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90.02378915722">
                <text:p>1790.02378915722</text:p>
              </table:table-cell>
              <table:table-cell office:value-type="float" office:value="1790.02378915722">
                <text:p>1790.02378915722</text:p>
              </table:table-cell>
              <table:table-cell office:value-type="float" office:value="1790.02378915722">
                <text:p>1790.02378915722</text:p>
              </table:table-cell>
              <table:table-cell office:value-type="float" office:value="1790.02378915722">
                <text:p>1790.02378915722</text:p>
              </table:table-cell>
              <table:table-cell office:value-type="float" office:value="1790.02378915722">
                <text:p>1790.023789157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91.39786437627">
                <text:p>1791.39786437627</text:p>
              </table:table-cell>
              <table:table-cell office:value-type="float" office:value="1791.39786437627">
                <text:p>1791.39786437627</text:p>
              </table:table-cell>
              <table:table-cell office:value-type="float" office:value="1791.39786437627">
                <text:p>1791.39786437627</text:p>
              </table:table-cell>
              <table:table-cell office:value-type="float" office:value="1791.39786437627">
                <text:p>1791.39786437627</text:p>
              </table:table-cell>
              <table:table-cell office:value-type="float" office:value="1791.39786437627">
                <text:p>1791.397864376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93.27865248858">
                <text:p>1793.27865248858</text:p>
              </table:table-cell>
              <table:table-cell office:value-type="float" office:value="1793.27865248858">
                <text:p>1793.27865248858</text:p>
              </table:table-cell>
              <table:table-cell office:value-type="float" office:value="1793.27865248858">
                <text:p>1793.27865248858</text:p>
              </table:table-cell>
              <table:table-cell office:value-type="float" office:value="1793.27865248858">
                <text:p>1793.27865248858</text:p>
              </table:table-cell>
              <table:table-cell office:value-type="float" office:value="1793.27865248858">
                <text:p>1793.278652488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95.10516162721">
                <text:p>1795.10516162721</text:p>
              </table:table-cell>
              <table:table-cell office:value-type="float" office:value="1795.10516162721">
                <text:p>1795.10516162721</text:p>
              </table:table-cell>
              <table:table-cell office:value-type="float" office:value="1795.10516162721">
                <text:p>1795.10516162721</text:p>
              </table:table-cell>
              <table:table-cell office:value-type="float" office:value="1795.10516162721">
                <text:p>1795.10516162721</text:p>
              </table:table-cell>
              <table:table-cell office:value-type="float" office:value="1795.10516162721">
                <text:p>1795.105161627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97.45558669272">
                <text:p>1797.45558669272</text:p>
              </table:table-cell>
              <table:table-cell office:value-type="float" office:value="1797.45558669272">
                <text:p>1797.45558669272</text:p>
              </table:table-cell>
              <table:table-cell office:value-type="float" office:value="1797.45558669272">
                <text:p>1797.45558669272</text:p>
              </table:table-cell>
              <table:table-cell office:value-type="float" office:value="1797.45558669272">
                <text:p>1797.45558669272</text:p>
              </table:table-cell>
              <table:table-cell office:value-type="float" office:value="1797.45558669272">
                <text:p>1797.455586692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99.41724769635">
                <text:p>1799.41724769635</text:p>
              </table:table-cell>
              <table:table-cell office:value-type="float" office:value="1799.41724769635">
                <text:p>1799.41724769635</text:p>
              </table:table-cell>
              <table:table-cell office:value-type="float" office:value="1799.41724769635">
                <text:p>1799.41724769635</text:p>
              </table:table-cell>
              <table:table-cell office:value-type="float" office:value="1799.41724769635">
                <text:p>1799.41724769635</text:p>
              </table:table-cell>
              <table:table-cell office:value-type="float" office:value="1799.41724769635">
                <text:p>1799.417247696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01.23653523489">
                <text:p>1801.23653523489</text:p>
              </table:table-cell>
              <table:table-cell office:value-type="float" office:value="1801.23653523489">
                <text:p>1801.23653523489</text:p>
              </table:table-cell>
              <table:table-cell office:value-type="float" office:value="1801.23653523489">
                <text:p>1801.23653523489</text:p>
              </table:table-cell>
              <table:table-cell office:value-type="float" office:value="1801.23653523489">
                <text:p>1801.23653523489</text:p>
              </table:table-cell>
              <table:table-cell office:value-type="float" office:value="1801.23653523489">
                <text:p>1801.236535234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03.36886351091">
                <text:p>1803.36886351091</text:p>
              </table:table-cell>
              <table:table-cell office:value-type="float" office:value="1803.36886351091">
                <text:p>1803.36886351091</text:p>
              </table:table-cell>
              <table:table-cell office:value-type="float" office:value="1803.36886351091">
                <text:p>1803.36886351091</text:p>
              </table:table-cell>
              <table:table-cell office:value-type="float" office:value="1803.36886351091">
                <text:p>1803.36886351091</text:p>
              </table:table-cell>
              <table:table-cell office:value-type="float" office:value="1803.36886351091">
                <text:p>1803.368863510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05.60863125356">
                <text:p>1805.60863125356</text:p>
              </table:table-cell>
              <table:table-cell office:value-type="float" office:value="1805.60863125356">
                <text:p>1805.60863125356</text:p>
              </table:table-cell>
              <table:table-cell office:value-type="float" office:value="1805.60863125356">
                <text:p>1805.60863125356</text:p>
              </table:table-cell>
              <table:table-cell office:value-type="float" office:value="1805.60863125356">
                <text:p>1805.60863125356</text:p>
              </table:table-cell>
              <table:table-cell office:value-type="float" office:value="1805.60863125356">
                <text:p>1805.608631253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07.68919083508">
                <text:p>1807.68919083508</text:p>
              </table:table-cell>
              <table:table-cell office:value-type="float" office:value="1807.68919083508">
                <text:p>1807.68919083508</text:p>
              </table:table-cell>
              <table:table-cell office:value-type="float" office:value="1807.68919083508">
                <text:p>1807.68919083508</text:p>
              </table:table-cell>
              <table:table-cell office:value-type="float" office:value="1807.68919083508">
                <text:p>1807.68919083508</text:p>
              </table:table-cell>
              <table:table-cell office:value-type="float" office:value="1807.68919083508">
                <text:p>1807.689190835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10.08282581476">
                <text:p>1810.08282581476</text:p>
              </table:table-cell>
              <table:table-cell office:value-type="float" office:value="1810.08282581476">
                <text:p>1810.08282581476</text:p>
              </table:table-cell>
              <table:table-cell office:value-type="float" office:value="1810.08282581476">
                <text:p>1810.08282581476</text:p>
              </table:table-cell>
              <table:table-cell office:value-type="float" office:value="1810.08282581476">
                <text:p>1810.08282581476</text:p>
              </table:table-cell>
              <table:table-cell office:value-type="float" office:value="1810.08282581476">
                <text:p>1810.082825814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12.81073707746">
                <text:p>1812.81073707746</text:p>
              </table:table-cell>
              <table:table-cell office:value-type="float" office:value="1812.81073707746">
                <text:p>1812.81073707746</text:p>
              </table:table-cell>
              <table:table-cell office:value-type="float" office:value="1812.81073707746">
                <text:p>1812.81073707746</text:p>
              </table:table-cell>
              <table:table-cell office:value-type="float" office:value="1812.81073707746">
                <text:p>1812.81073707746</text:p>
              </table:table-cell>
              <table:table-cell office:value-type="float" office:value="1812.81073707746">
                <text:p>1812.810737077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15.2630376681">
                <text:p>1815.2630376681</text:p>
              </table:table-cell>
              <table:table-cell office:value-type="float" office:value="1815.2630376681">
                <text:p>1815.2630376681</text:p>
              </table:table-cell>
              <table:table-cell office:value-type="float" office:value="1815.2630376681">
                <text:p>1815.2630376681</text:p>
              </table:table-cell>
              <table:table-cell office:value-type="float" office:value="1815.2630376681">
                <text:p>1815.2630376681</text:p>
              </table:table-cell>
              <table:table-cell office:value-type="float" office:value="1815.2630376681">
                <text:p>1815.26303766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17.89875635635">
                <text:p>1817.89875635635</text:p>
              </table:table-cell>
              <table:table-cell office:value-type="float" office:value="1817.89875635635">
                <text:p>1817.89875635635</text:p>
              </table:table-cell>
              <table:table-cell office:value-type="float" office:value="1817.89875635635">
                <text:p>1817.89875635635</text:p>
              </table:table-cell>
              <table:table-cell office:value-type="float" office:value="1817.89875635635">
                <text:p>1817.89875635635</text:p>
              </table:table-cell>
              <table:table-cell office:value-type="float" office:value="1817.89875635635">
                <text:p>1817.898756356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20.63584989924">
                <text:p>1820.63584989924</text:p>
              </table:table-cell>
              <table:table-cell office:value-type="float" office:value="1820.63584989924">
                <text:p>1820.63584989924</text:p>
              </table:table-cell>
              <table:table-cell office:value-type="float" office:value="1820.63584989924">
                <text:p>1820.63584989924</text:p>
              </table:table-cell>
              <table:table-cell office:value-type="float" office:value="1820.63584989924">
                <text:p>1820.63584989924</text:p>
              </table:table-cell>
              <table:table-cell office:value-type="float" office:value="1820.63584989924">
                <text:p>1820.635849899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24.03122390221">
                <text:p>1824.03122390221</text:p>
              </table:table-cell>
              <table:table-cell office:value-type="float" office:value="1824.03122390221">
                <text:p>1824.03122390221</text:p>
              </table:table-cell>
              <table:table-cell office:value-type="float" office:value="1824.03122390221">
                <text:p>1824.03122390221</text:p>
              </table:table-cell>
              <table:table-cell office:value-type="float" office:value="1824.03122390221">
                <text:p>1824.03122390221</text:p>
              </table:table-cell>
              <table:table-cell office:value-type="float" office:value="1824.03122390221">
                <text:p>1824.031223902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26.52076211353">
                <text:p>1826.52076211353</text:p>
              </table:table-cell>
              <table:table-cell office:value-type="float" office:value="1826.52076211353">
                <text:p>1826.52076211353</text:p>
              </table:table-cell>
              <table:table-cell office:value-type="float" office:value="1826.52076211353">
                <text:p>1826.52076211353</text:p>
              </table:table-cell>
              <table:table-cell office:value-type="float" office:value="1826.52076211353">
                <text:p>1826.52076211353</text:p>
              </table:table-cell>
              <table:table-cell office:value-type="float" office:value="1826.52076211353">
                <text:p>1826.520762113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30.04936392204">
                <text:p>1830.04936392204</text:p>
              </table:table-cell>
              <table:table-cell office:value-type="float" office:value="1830.04936392204">
                <text:p>1830.04936392204</text:p>
              </table:table-cell>
              <table:table-cell office:value-type="float" office:value="1830.04936392204">
                <text:p>1830.04936392204</text:p>
              </table:table-cell>
              <table:table-cell office:value-type="float" office:value="1830.04936392204">
                <text:p>1830.04936392204</text:p>
              </table:table-cell>
              <table:table-cell office:value-type="float" office:value="1830.04936392204">
                <text:p>1830.049363922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33.03098976537">
                <text:p>1833.03098976537</text:p>
              </table:table-cell>
              <table:table-cell office:value-type="float" office:value="1833.03098976537">
                <text:p>1833.03098976537</text:p>
              </table:table-cell>
              <table:table-cell office:value-type="float" office:value="1833.03098976537">
                <text:p>1833.03098976537</text:p>
              </table:table-cell>
              <table:table-cell office:value-type="float" office:value="1833.03098976537">
                <text:p>1833.03098976537</text:p>
              </table:table-cell>
              <table:table-cell office:value-type="float" office:value="1833.03098976537">
                <text:p>1833.030989765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36.04871409502">
                <text:p>1836.04871409502</text:p>
              </table:table-cell>
              <table:table-cell office:value-type="float" office:value="1836.04871409502">
                <text:p>1836.04871409502</text:p>
              </table:table-cell>
              <table:table-cell office:value-type="float" office:value="1836.04871409502">
                <text:p>1836.04871409502</text:p>
              </table:table-cell>
              <table:table-cell office:value-type="float" office:value="1836.04871409502">
                <text:p>1836.04871409502</text:p>
              </table:table-cell>
              <table:table-cell office:value-type="float" office:value="1836.04871409502">
                <text:p>1836.048714095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39.48478548661">
                <text:p>1839.48478548661</text:p>
              </table:table-cell>
              <table:table-cell office:value-type="float" office:value="1839.48478548661">
                <text:p>1839.48478548661</text:p>
              </table:table-cell>
              <table:table-cell office:value-type="float" office:value="1839.48478548661">
                <text:p>1839.48478548661</text:p>
              </table:table-cell>
              <table:table-cell office:value-type="float" office:value="1839.48478548661">
                <text:p>1839.48478548661</text:p>
              </table:table-cell>
              <table:table-cell office:value-type="float" office:value="1839.48478548661">
                <text:p>1839.484785486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42.39069342893">
                <text:p>1842.39069342893</text:p>
              </table:table-cell>
              <table:table-cell office:value-type="float" office:value="1842.39069342893">
                <text:p>1842.39069342893</text:p>
              </table:table-cell>
              <table:table-cell office:value-type="float" office:value="1842.39069342893">
                <text:p>1842.39069342893</text:p>
              </table:table-cell>
              <table:table-cell office:value-type="float" office:value="1842.39069342893">
                <text:p>1842.39069342893</text:p>
              </table:table-cell>
              <table:table-cell office:value-type="float" office:value="1842.39069342893">
                <text:p>1842.390693428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45.92724127387">
                <text:p>1845.92724127387</text:p>
              </table:table-cell>
              <table:table-cell office:value-type="float" office:value="1845.92724127387">
                <text:p>1845.92724127387</text:p>
              </table:table-cell>
              <table:table-cell office:value-type="float" office:value="1845.92724127387">
                <text:p>1845.92724127387</text:p>
              </table:table-cell>
              <table:table-cell office:value-type="float" office:value="1845.92724127387">
                <text:p>1845.92724127387</text:p>
              </table:table-cell>
              <table:table-cell office:value-type="float" office:value="1845.92724127387">
                <text:p>1845.927241273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49.41462478212">
                <text:p>1849.41462478212</text:p>
              </table:table-cell>
              <table:table-cell office:value-type="float" office:value="1849.41462478212">
                <text:p>1849.41462478212</text:p>
              </table:table-cell>
              <table:table-cell office:value-type="float" office:value="1849.41462478212">
                <text:p>1849.41462478212</text:p>
              </table:table-cell>
              <table:table-cell office:value-type="float" office:value="1849.41462478212">
                <text:p>1849.41462478212</text:p>
              </table:table-cell>
              <table:table-cell office:value-type="float" office:value="1849.41462478212">
                <text:p>1849.414624782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52.40251565644">
                <text:p>1852.40251565644</text:p>
              </table:table-cell>
              <table:table-cell office:value-type="float" office:value="1852.40251565644">
                <text:p>1852.40251565644</text:p>
              </table:table-cell>
              <table:table-cell office:value-type="float" office:value="1852.40251565644">
                <text:p>1852.40251565644</text:p>
              </table:table-cell>
              <table:table-cell office:value-type="float" office:value="1852.40251565644">
                <text:p>1852.40251565644</text:p>
              </table:table-cell>
              <table:table-cell office:value-type="float" office:value="1852.40251565644">
                <text:p>1852.402515656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55.88014941589">
                <text:p>1855.88014941589</text:p>
              </table:table-cell>
              <table:table-cell office:value-type="float" office:value="1855.88014941589">
                <text:p>1855.88014941589</text:p>
              </table:table-cell>
              <table:table-cell office:value-type="float" office:value="1855.88014941589">
                <text:p>1855.88014941589</text:p>
              </table:table-cell>
              <table:table-cell office:value-type="float" office:value="1855.88014941589">
                <text:p>1855.88014941589</text:p>
              </table:table-cell>
              <table:table-cell office:value-type="float" office:value="1855.88014941589">
                <text:p>1855.880149415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59.68641693099">
                <text:p>1859.68641693099</text:p>
              </table:table-cell>
              <table:table-cell office:value-type="float" office:value="1859.68641693099">
                <text:p>1859.68641693099</text:p>
              </table:table-cell>
              <table:table-cell office:value-type="float" office:value="1859.68641693099">
                <text:p>1859.68641693099</text:p>
              </table:table-cell>
              <table:table-cell office:value-type="float" office:value="1859.68641693099">
                <text:p>1859.68641693099</text:p>
              </table:table-cell>
              <table:table-cell office:value-type="float" office:value="1859.68641693099">
                <text:p>1859.686416930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62.59995891133">
                <text:p>1862.59995891133</text:p>
              </table:table-cell>
              <table:table-cell office:value-type="float" office:value="1862.59995891133">
                <text:p>1862.59995891133</text:p>
              </table:table-cell>
              <table:table-cell office:value-type="float" office:value="1862.59995891133">
                <text:p>1862.59995891133</text:p>
              </table:table-cell>
              <table:table-cell office:value-type="float" office:value="1862.59995891133">
                <text:p>1862.59995891133</text:p>
              </table:table-cell>
              <table:table-cell office:value-type="float" office:value="1862.59995891133">
                <text:p>1862.599958911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66.12926261462">
                <text:p>1866.129262614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69.64276002849">
                <text:p>1869.64276002849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0.99643625958">
                <text:p>1850.99643625958</text:p>
              </table:table-cell>
              <table:table-cell office:value-type="float" office:value="916.439496651477">
                <text:p>916.439496651477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72.888926765">
                <text:p>1872.888926765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2.49120847604">
                <text:p>1852.49120847604</text:p>
              </table:table-cell>
              <table:table-cell office:value-type="float" office:value="916.439496651477">
                <text:p>916.439496651477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76.23638090205">
                <text:p>1876.23638090205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3.79185077498">
                <text:p>1853.79185077498</text:p>
              </table:table-cell>
              <table:table-cell office:value-type="float" office:value="916.439496651477">
                <text:p>916.439496651477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78.97398100581">
                <text:p>1878.97398100581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4.93196650959">
                <text:p>1854.93196650959</text:p>
              </table:table-cell>
              <table:table-cell office:value-type="float" office:value="916.439496651477">
                <text:p>916.439496651477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82.33092257427">
                <text:p>1882.33092257427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5.83243903316">
                <text:p>1855.83243903316</text:p>
              </table:table-cell>
              <table:table-cell office:value-type="float" office:value="916.439496651477">
                <text:p>916.439496651477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84.93683215379">
                <text:p>1884.93683215379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6.47422045826">
                <text:p>1856.47422045826</text:p>
              </table:table-cell>
              <table:table-cell office:value-type="float" office:value="916.439496651477">
                <text:p>916.439496651477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88.09185839782">
                <text:p>1888.09185839782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6.88139093844">
                <text:p>1856.88139093844</text:p>
              </table:table-cell>
              <table:table-cell office:value-type="float" office:value="916.439496651477">
                <text:p>916.439496651477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90.50675936001">
                <text:p>1890.50675936001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6.9815150907">
                <text:p>1856.9815150907</text:p>
              </table:table-cell>
              <table:table-cell office:value-type="float" office:value="916.439496651478">
                <text:p>916.439496651478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93.26298534248">
                <text:p>1893.26298534248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6.71102490667">
                <text:p>1856.71102490667</text:p>
              </table:table-cell>
              <table:table-cell office:value-type="float" office:value="916.439496651478">
                <text:p>916.439496651478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95.91275665323">
                <text:p>1895.91275665323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6.1221315062">
                <text:p>1856.1221315062</text:p>
              </table:table-cell>
              <table:table-cell office:value-type="float" office:value="916.439496651478">
                <text:p>916.439496651478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97.97913566576">
                <text:p>1897.97913566576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5.12141839536">
                <text:p>1855.12141839536</text:p>
              </table:table-cell>
              <table:table-cell office:value-type="float" office:value="916.439496651478">
                <text:p>916.439496651478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00.57609261658">
                <text:p>1900.57609261658</text:p>
              </table:table-cell>
              <table:table-cell office:value-type="float" office:value="1866.12926261462">
                <text:p>1866.12926261462</text:p>
              </table:table-cell>
              <table:table-cell office:value-type="float" office:value="1855.53391660894">
                <text:p>1855.53391660894</text:p>
              </table:table-cell>
              <table:table-cell office:value-type="float" office:value="916.439496651478">
                <text:p>916.439496651478</text:p>
              </table:table-cell>
              <table:table-cell office:value-type="float" office:value="1884.43891361935">
                <text:p>1884.438913619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02.74856462408">
                <text:p>1902.74856462408</text:p>
              </table:table-cell>
              <table:table-cell office:value-type="float" office:value="1902.74856462408">
                <text:p>1902.74856462408</text:p>
              </table:table-cell>
              <table:table-cell office:value-type="float" office:value="1902.74856462408">
                <text:p>1902.74856462408</text:p>
              </table:table-cell>
              <table:table-cell office:value-type="float" office:value="1902.74856462408">
                <text:p>1902.74856462408</text:p>
              </table:table-cell>
              <table:table-cell office:value-type="float" office:value="1902.74856462408">
                <text:p>1902.74856462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04.28250746372">
                <text:p>1904.28250746372</text:p>
              </table:table-cell>
              <table:table-cell office:value-type="float" office:value="1904.28250746372">
                <text:p>1904.28250746372</text:p>
              </table:table-cell>
              <table:table-cell office:value-type="float" office:value="1904.28250746372">
                <text:p>1904.28250746372</text:p>
              </table:table-cell>
              <table:table-cell office:value-type="float" office:value="1904.28250746372">
                <text:p>1904.28250746372</text:p>
              </table:table-cell>
              <table:table-cell office:value-type="float" office:value="1904.28250746372">
                <text:p>1904.282507463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06.55493968916">
                <text:p>1906.55493968916</text:p>
              </table:table-cell>
              <table:table-cell office:value-type="float" office:value="1906.55493968916">
                <text:p>1906.55493968916</text:p>
              </table:table-cell>
              <table:table-cell office:value-type="float" office:value="1906.55493968916">
                <text:p>1906.55493968916</text:p>
              </table:table-cell>
              <table:table-cell office:value-type="float" office:value="1906.55493968916">
                <text:p>1906.55493968916</text:p>
              </table:table-cell>
              <table:table-cell office:value-type="float" office:value="1906.55493968916">
                <text:p>1906.554939689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08.22397874745">
                <text:p>1908.22397874745</text:p>
              </table:table-cell>
              <table:table-cell office:value-type="float" office:value="1908.22397874745">
                <text:p>1908.22397874745</text:p>
              </table:table-cell>
              <table:table-cell office:value-type="float" office:value="1908.22397874745">
                <text:p>1908.22397874745</text:p>
              </table:table-cell>
              <table:table-cell office:value-type="float" office:value="1908.22397874745">
                <text:p>1908.22397874745</text:p>
              </table:table-cell>
              <table:table-cell office:value-type="float" office:value="1908.22397874745">
                <text:p>1908.223978747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09.34886879696">
                <text:p>1909.34886879696</text:p>
              </table:table-cell>
              <table:table-cell office:value-type="float" office:value="1909.34886879696">
                <text:p>1909.34886879696</text:p>
              </table:table-cell>
              <table:table-cell office:value-type="float" office:value="1909.34886879696">
                <text:p>1909.34886879696</text:p>
              </table:table-cell>
              <table:table-cell office:value-type="float" office:value="1909.34886879696">
                <text:p>1909.34886879696</text:p>
              </table:table-cell>
              <table:table-cell office:value-type="float" office:value="1909.34886879696">
                <text:p>1909.348868796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10.54">
                <text:p>1910.54</text:p>
              </table:table-cell>
              <table:table-cell office:value-type="float" office:value="1910.54">
                <text:p>1910.54</text:p>
              </table:table-cell>
              <table:table-cell office:value-type="float" office:value="1910.54">
                <text:p>1910.54</text:p>
              </table:table-cell>
              <table:table-cell office:value-type="float" office:value="1910.54">
                <text:p>1910.54</text:p>
              </table:table-cell>
              <table:table-cell office:value-type="float" office:value="1910.54">
                <text:p>1910.5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12.07891912671">
                <text:p>1912.07891912671</text:p>
              </table:table-cell>
              <table:table-cell office:value-type="float" office:value="1912.07891912671">
                <text:p>1912.07891912671</text:p>
              </table:table-cell>
              <table:table-cell office:value-type="float" office:value="1912.07891912671">
                <text:p>1912.07891912671</text:p>
              </table:table-cell>
              <table:table-cell office:value-type="float" office:value="1912.07891912671">
                <text:p>1912.07891912671</text:p>
              </table:table-cell>
              <table:table-cell office:value-type="float" office:value="1912.07891912671">
                <text:p>1912.078919126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12.97833137304">
                <text:p>1912.97833137304</text:p>
              </table:table-cell>
              <table:table-cell office:value-type="float" office:value="1912.97833137304">
                <text:p>1912.97833137304</text:p>
              </table:table-cell>
              <table:table-cell office:value-type="float" office:value="1912.97833137304">
                <text:p>1912.97833137304</text:p>
              </table:table-cell>
              <table:table-cell office:value-type="float" office:value="1912.97833137304">
                <text:p>1912.97833137304</text:p>
              </table:table-cell>
              <table:table-cell office:value-type="float" office:value="1912.97833137304">
                <text:p>1912.978331373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13.6720933624">
                <text:p>1913.6720933624</text:p>
              </table:table-cell>
              <table:table-cell office:value-type="float" office:value="1913.6720933624">
                <text:p>1913.6720933624</text:p>
              </table:table-cell>
              <table:table-cell office:value-type="float" office:value="1913.6720933624">
                <text:p>1913.6720933624</text:p>
              </table:table-cell>
              <table:table-cell office:value-type="float" office:value="1913.6720933624">
                <text:p>1913.6720933624</text:p>
              </table:table-cell>
              <table:table-cell office:value-type="float" office:value="1913.6720933624">
                <text:p>1913.67209336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14.54519736772">
                <text:p>1914.54519736772</text:p>
              </table:table-cell>
              <table:table-cell office:value-type="float" office:value="1914.54519736772">
                <text:p>1914.54519736772</text:p>
              </table:table-cell>
              <table:table-cell office:value-type="float" office:value="1914.54519736772">
                <text:p>1914.54519736772</text:p>
              </table:table-cell>
              <table:table-cell office:value-type="float" office:value="1914.54519736772">
                <text:p>1914.54519736772</text:p>
              </table:table-cell>
              <table:table-cell office:value-type="float" office:value="1914.54519736772">
                <text:p>1914.545197367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15.32374685739">
                <text:p>1915.32374685739</text:p>
              </table:table-cell>
              <table:table-cell office:value-type="float" office:value="1915.32374685739">
                <text:p>1915.32374685739</text:p>
              </table:table-cell>
              <table:table-cell office:value-type="float" office:value="1915.32374685739">
                <text:p>1915.32374685739</text:p>
              </table:table-cell>
              <table:table-cell office:value-type="float" office:value="1915.32374685739">
                <text:p>1915.32374685739</text:p>
              </table:table-cell>
              <table:table-cell office:value-type="float" office:value="1915.32374685739">
                <text:p>1915.323746857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15.7349235348">
                <text:p>1915.7349235348</text:p>
              </table:table-cell>
              <table:table-cell office:value-type="float" office:value="1915.7349235348">
                <text:p>1915.7349235348</text:p>
              </table:table-cell>
              <table:table-cell office:value-type="float" office:value="1915.7349235348">
                <text:p>1915.7349235348</text:p>
              </table:table-cell>
              <table:table-cell office:value-type="float" office:value="1915.7349235348">
                <text:p>1915.7349235348</text:p>
              </table:table-cell>
              <table:table-cell office:value-type="float" office:value="1915.7349235348">
                <text:p>1915.73492353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16.0369461058">
                <text:p>1916.0369461058</text:p>
              </table:table-cell>
              <table:table-cell office:value-type="float" office:value="1916.0369461058">
                <text:p>1916.0369461058</text:p>
              </table:table-cell>
              <table:table-cell office:value-type="float" office:value="1916.0369461058">
                <text:p>1916.0369461058</text:p>
              </table:table-cell>
              <table:table-cell office:value-type="float" office:value="1916.0369461058">
                <text:p>1916.0369461058</text:p>
              </table:table-cell>
              <table:table-cell office:value-type="float" office:value="1916.0369461058">
                <text:p>1916.036946105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16.23902107153">
                <text:p>1916.23902107153</text:p>
              </table:table-cell>
              <table:table-cell office:value-type="float" office:value="1916.23902107153">
                <text:p>1916.23902107153</text:p>
              </table:table-cell>
              <table:table-cell office:value-type="float" office:value="1916.23902107153">
                <text:p>1916.23902107153</text:p>
              </table:table-cell>
              <table:table-cell office:value-type="float" office:value="1916.23902107153">
                <text:p>1916.23902107153</text:p>
              </table:table-cell>
              <table:table-cell office:value-type="float" office:value="1916.23902107153">
                <text:p>1916.239021071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16.70128590498">
                <text:p>1916.70128590498</text:p>
              </table:table-cell>
              <table:table-cell office:value-type="float" office:value="1916.70128590498">
                <text:p>1916.70128590498</text:p>
              </table:table-cell>
              <table:table-cell office:value-type="float" office:value="1916.70128590498">
                <text:p>1916.70128590498</text:p>
              </table:table-cell>
              <table:table-cell office:value-type="float" office:value="1916.70128590498">
                <text:p>1916.70128590498</text:p>
              </table:table-cell>
              <table:table-cell office:value-type="float" office:value="1916.70128590498">
                <text:p>1916.701285904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16.80474502745">
                <text:p>1916.80474502745</text:p>
              </table:table-cell>
              <table:table-cell office:value-type="float" office:value="1916.80474502745">
                <text:p>1916.80474502745</text:p>
              </table:table-cell>
              <table:table-cell office:value-type="float" office:value="1916.80474502745">
                <text:p>1916.80474502745</text:p>
              </table:table-cell>
              <table:table-cell office:value-type="float" office:value="1916.80474502745">
                <text:p>1916.80474502745</text:p>
              </table:table-cell>
              <table:table-cell office:value-type="float" office:value="1916.80474502745">
                <text:p>1916.8047450274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16.45119905623">
                <text:p>1916.45119905623</text:p>
              </table:table-cell>
              <table:table-cell office:value-type="float" office:value="1916.45119905623">
                <text:p>1916.45119905623</text:p>
              </table:table-cell>
              <table:table-cell office:value-type="float" office:value="1916.45119905623">
                <text:p>1916.45119905623</text:p>
              </table:table-cell>
              <table:table-cell office:value-type="float" office:value="1916.45119905623">
                <text:p>1916.45119905623</text:p>
              </table:table-cell>
              <table:table-cell office:value-type="float" office:value="1916.45119905623">
                <text:p>1916.451199056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16.40316784621">
                <text:p>1916.40316784621</text:p>
              </table:table-cell>
              <table:table-cell office:value-type="float" office:value="1916.40316784621">
                <text:p>1916.40316784621</text:p>
              </table:table-cell>
              <table:table-cell office:value-type="float" office:value="1916.40316784621">
                <text:p>1916.40316784621</text:p>
              </table:table-cell>
              <table:table-cell office:value-type="float" office:value="1916.40316784621">
                <text:p>1916.40316784621</text:p>
              </table:table-cell>
              <table:table-cell office:value-type="float" office:value="1916.40316784621">
                <text:p>1916.403167846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16.12380789536">
                <text:p>1916.12380789536</text:p>
              </table:table-cell>
              <table:table-cell office:value-type="float" office:value="1916.12380789536">
                <text:p>1916.12380789536</text:p>
              </table:table-cell>
              <table:table-cell office:value-type="float" office:value="1916.12380789536">
                <text:p>1916.12380789536</text:p>
              </table:table-cell>
              <table:table-cell office:value-type="float" office:value="1916.12380789536">
                <text:p>1916.12380789536</text:p>
              </table:table-cell>
              <table:table-cell office:value-type="float" office:value="1916.12380789536">
                <text:p>1916.1238078953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16.09682472722">
                <text:p>1916.09682472722</text:p>
              </table:table-cell>
              <table:table-cell office:value-type="float" office:value="1916.09682472722">
                <text:p>1916.09682472722</text:p>
              </table:table-cell>
              <table:table-cell office:value-type="float" office:value="1916.09682472722">
                <text:p>1916.09682472722</text:p>
              </table:table-cell>
              <table:table-cell office:value-type="float" office:value="1916.09682472722">
                <text:p>1916.09682472722</text:p>
              </table:table-cell>
              <table:table-cell office:value-type="float" office:value="1916.09682472722">
                <text:p>1916.096824727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15.71638090205">
                <text:p>1915.71638090205</text:p>
              </table:table-cell>
              <table:table-cell office:value-type="float" office:value="1915.71638090205">
                <text:p>1915.71638090205</text:p>
              </table:table-cell>
              <table:table-cell office:value-type="float" office:value="1915.71638090205">
                <text:p>1915.71638090205</text:p>
              </table:table-cell>
              <table:table-cell office:value-type="float" office:value="1915.71638090205">
                <text:p>1915.71638090205</text:p>
              </table:table-cell>
              <table:table-cell office:value-type="float" office:value="1915.71638090205">
                <text:p>1915.716380902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15.97700034168">
                <text:p>1915.97700034168</text:p>
              </table:table-cell>
              <table:table-cell office:value-type="float" office:value="1915.97700034168">
                <text:p>1915.97700034168</text:p>
              </table:table-cell>
              <table:table-cell office:value-type="float" office:value="1915.97700034168">
                <text:p>1915.97700034168</text:p>
              </table:table-cell>
              <table:table-cell office:value-type="float" office:value="1915.97700034168">
                <text:p>1915.97700034168</text:p>
              </table:table-cell>
              <table:table-cell office:value-type="float" office:value="1915.97700034168">
                <text:p>1915.977000341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15.69346968142">
                <text:p>1915.69346968142</text:p>
              </table:table-cell>
              <table:table-cell office:value-type="float" office:value="1915.69346968142">
                <text:p>1915.69346968142</text:p>
              </table:table-cell>
              <table:table-cell office:value-type="float" office:value="1915.69346968142">
                <text:p>1915.69346968142</text:p>
              </table:table-cell>
              <table:table-cell office:value-type="float" office:value="1915.69346968142">
                <text:p>1915.69346968142</text:p>
              </table:table-cell>
              <table:table-cell office:value-type="float" office:value="1915.69346968142">
                <text:p>1915.693469681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15.34073738538">
                <text:p>1915.34073738538</text:p>
              </table:table-cell>
              <table:table-cell office:value-type="float" office:value="1915.34073738538">
                <text:p>1915.34073738538</text:p>
              </table:table-cell>
              <table:table-cell office:value-type="float" office:value="1915.34073738538">
                <text:p>1915.34073738538</text:p>
              </table:table-cell>
              <table:table-cell office:value-type="float" office:value="1915.34073738538">
                <text:p>1915.34073738538</text:p>
              </table:table-cell>
              <table:table-cell office:value-type="float" office:value="1915.34073738538">
                <text:p>1915.340737385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15.55381137876">
                <text:p>1915.55381137876</text:p>
              </table:table-cell>
              <table:table-cell office:value-type="float" office:value="1915.55381137876">
                <text:p>1915.55381137876</text:p>
              </table:table-cell>
              <table:table-cell office:value-type="float" office:value="1915.55381137876">
                <text:p>1915.55381137876</text:p>
              </table:table-cell>
              <table:table-cell office:value-type="float" office:value="1915.55381137876">
                <text:p>1915.55381137876</text:p>
              </table:table-cell>
              <table:table-cell office:value-type="float" office:value="1915.55381137876">
                <text:p>1915.553811378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15.29765596233">
                <text:p>1915.29765596233</text:p>
              </table:table-cell>
              <table:table-cell office:value-type="float" office:value="1915.29765596233">
                <text:p>1915.29765596233</text:p>
              </table:table-cell>
              <table:table-cell office:value-type="float" office:value="1915.29765596233">
                <text:p>1915.29765596233</text:p>
              </table:table-cell>
              <table:table-cell office:value-type="float" office:value="1915.29765596233">
                <text:p>1915.29765596233</text:p>
              </table:table-cell>
              <table:table-cell office:value-type="float" office:value="1915.29765596233">
                <text:p>1915.297655962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15.36708878001">
                <text:p>1915.36708878001</text:p>
              </table:table-cell>
              <table:table-cell office:value-type="float" office:value="1915.36708878001">
                <text:p>1915.36708878001</text:p>
              </table:table-cell>
              <table:table-cell office:value-type="float" office:value="1915.36708878001">
                <text:p>1915.36708878001</text:p>
              </table:table-cell>
              <table:table-cell office:value-type="float" office:value="1915.36708878001">
                <text:p>1915.36708878001</text:p>
              </table:table-cell>
              <table:table-cell office:value-type="float" office:value="1915.36708878001">
                <text:p>1915.367088780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14.92667861054">
                <text:p>1914.92667861054</text:p>
              </table:table-cell>
              <table:table-cell office:value-type="float" office:value="1914.92667861054">
                <text:p>1914.92667861054</text:p>
              </table:table-cell>
              <table:table-cell office:value-type="float" office:value="1914.92667861054">
                <text:p>1914.92667861054</text:p>
              </table:table-cell>
              <table:table-cell office:value-type="float" office:value="1914.92667861054">
                <text:p>1914.92667861054</text:p>
              </table:table-cell>
              <table:table-cell office:value-type="float" office:value="1914.92667861054">
                <text:p>1914.926678610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15.42064474825">
                <text:p>1915.42064474825</text:p>
              </table:table-cell>
              <table:table-cell office:value-type="float" office:value="1915.42064474825">
                <text:p>1915.42064474825</text:p>
              </table:table-cell>
              <table:table-cell office:value-type="float" office:value="1915.42064474825">
                <text:p>1915.42064474825</text:p>
              </table:table-cell>
              <table:table-cell office:value-type="float" office:value="1915.42064474825">
                <text:p>1915.42064474825</text:p>
              </table:table-cell>
              <table:table-cell office:value-type="float" office:value="1915.42064474825">
                <text:p>1915.420644748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15.47275872613">
                <text:p>1915.47275872613</text:p>
              </table:table-cell>
              <table:table-cell office:value-type="float" office:value="1915.47275872613">
                <text:p>1915.47275872613</text:p>
              </table:table-cell>
              <table:table-cell office:value-type="float" office:value="1915.47275872613">
                <text:p>1915.47275872613</text:p>
              </table:table-cell>
              <table:table-cell office:value-type="float" office:value="1915.47275872613">
                <text:p>1915.47275872613</text:p>
              </table:table-cell>
              <table:table-cell office:value-type="float" office:value="1915.47275872613">
                <text:p>1915.472758726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15.79624911703">
                <text:p>1915.79624911703</text:p>
              </table:table-cell>
              <table:table-cell office:value-type="float" office:value="1915.79624911703">
                <text:p>1915.79624911703</text:p>
              </table:table-cell>
              <table:table-cell office:value-type="float" office:value="1915.79624911703">
                <text:p>1915.79624911703</text:p>
              </table:table-cell>
              <table:table-cell office:value-type="float" office:value="1915.79624911703">
                <text:p>1915.79624911703</text:p>
              </table:table-cell>
              <table:table-cell office:value-type="float" office:value="1915.79624911703">
                <text:p>1915.796249117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16.78371012593">
                <text:p>1916.78371012593</text:p>
              </table:table-cell>
              <table:table-cell office:value-type="float" office:value="1916.78371012593">
                <text:p>1916.78371012593</text:p>
              </table:table-cell>
              <table:table-cell office:value-type="float" office:value="1916.78371012593">
                <text:p>1916.78371012593</text:p>
              </table:table-cell>
              <table:table-cell office:value-type="float" office:value="1916.78371012593">
                <text:p>1916.78371012593</text:p>
              </table:table-cell>
              <table:table-cell office:value-type="float" office:value="1916.78371012593">
                <text:p>1916.783710125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16.93701465752">
                <text:p>1916.93701465752</text:p>
              </table:table-cell>
              <table:table-cell office:value-type="float" office:value="1916.93701465752">
                <text:p>1916.93701465752</text:p>
              </table:table-cell>
              <table:table-cell office:value-type="float" office:value="1916.93701465752">
                <text:p>1916.93701465752</text:p>
              </table:table-cell>
              <table:table-cell office:value-type="float" office:value="1916.93701465752">
                <text:p>1916.93701465752</text:p>
              </table:table-cell>
              <table:table-cell office:value-type="float" office:value="1916.93701465752">
                <text:p>1916.937014657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17.92723250987">
                <text:p>1917.92723250987</text:p>
              </table:table-cell>
              <table:table-cell office:value-type="float" office:value="1917.92723250987">
                <text:p>1917.92723250987</text:p>
              </table:table-cell>
              <table:table-cell office:value-type="float" office:value="1917.92723250987">
                <text:p>1917.92723250987</text:p>
              </table:table-cell>
              <table:table-cell office:value-type="float" office:value="1917.92723250987">
                <text:p>1917.92723250987</text:p>
              </table:table-cell>
              <table:table-cell office:value-type="float" office:value="1917.92723250987">
                <text:p>1917.927232509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19.2445543064">
                <text:p>1919.2445543064</text:p>
              </table:table-cell>
              <table:table-cell office:value-type="float" office:value="1919.2445543064">
                <text:p>1919.2445543064</text:p>
              </table:table-cell>
              <table:table-cell office:value-type="float" office:value="1919.2445543064">
                <text:p>1919.2445543064</text:p>
              </table:table-cell>
              <table:table-cell office:value-type="float" office:value="1919.2445543064">
                <text:p>1919.2445543064</text:p>
              </table:table-cell>
              <table:table-cell office:value-type="float" office:value="1919.2445543064">
                <text:p>1919.24455430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20.32822173509">
                <text:p>1920.32822173509</text:p>
              </table:table-cell>
              <table:table-cell office:value-type="float" office:value="1920.32822173509">
                <text:p>1920.32822173509</text:p>
              </table:table-cell>
              <table:table-cell office:value-type="float" office:value="1920.32822173509">
                <text:p>1920.32822173509</text:p>
              </table:table-cell>
              <table:table-cell office:value-type="float" office:value="1920.32822173509">
                <text:p>1920.32822173509</text:p>
              </table:table-cell>
              <table:table-cell office:value-type="float" office:value="1920.32822173509">
                <text:p>1920.328221735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21.65646461632">
                <text:p>1921.65646461632</text:p>
              </table:table-cell>
              <table:table-cell office:value-type="float" office:value="1921.65646461632">
                <text:p>1921.65646461632</text:p>
              </table:table-cell>
              <table:table-cell office:value-type="float" office:value="1921.65646461632">
                <text:p>1921.65646461632</text:p>
              </table:table-cell>
              <table:table-cell office:value-type="float" office:value="1921.65646461632">
                <text:p>1921.65646461632</text:p>
              </table:table-cell>
              <table:table-cell office:value-type="float" office:value="1921.65646461632">
                <text:p>1921.656464616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23.11644526932">
                <text:p>1923.11644526932</text:p>
              </table:table-cell>
              <table:table-cell office:value-type="float" office:value="1923.11644526932">
                <text:p>1923.11644526932</text:p>
              </table:table-cell>
              <table:table-cell office:value-type="float" office:value="1923.11644526932">
                <text:p>1923.11644526932</text:p>
              </table:table-cell>
              <table:table-cell office:value-type="float" office:value="1923.11644526932">
                <text:p>1923.11644526932</text:p>
              </table:table-cell>
              <table:table-cell office:value-type="float" office:value="1923.11644526932">
                <text:p>1923.116445269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24.82421059209">
                <text:p>1924.82421059209</text:p>
              </table:table-cell>
              <table:table-cell office:value-type="float" office:value="1924.82421059209">
                <text:p>1924.82421059209</text:p>
              </table:table-cell>
              <table:table-cell office:value-type="float" office:value="1924.82421059209">
                <text:p>1924.82421059209</text:p>
              </table:table-cell>
              <table:table-cell office:value-type="float" office:value="1924.82421059209">
                <text:p>1924.82421059209</text:p>
              </table:table-cell>
              <table:table-cell office:value-type="float" office:value="1924.82421059209">
                <text:p>1924.824210592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27.01465221142">
                <text:p>1927.01465221142</text:p>
              </table:table-cell>
              <table:table-cell office:value-type="float" office:value="1927.01465221142">
                <text:p>1927.01465221142</text:p>
              </table:table-cell>
              <table:table-cell office:value-type="float" office:value="1927.01465221142">
                <text:p>1927.01465221142</text:p>
              </table:table-cell>
              <table:table-cell office:value-type="float" office:value="1927.01465221142">
                <text:p>1927.01465221142</text:p>
              </table:table-cell>
              <table:table-cell office:value-type="float" office:value="1927.01465221142">
                <text:p>1927.014652211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28.74147499887">
                <text:p>1928.74147499887</text:p>
              </table:table-cell>
              <table:table-cell office:value-type="float" office:value="1928.74147499887">
                <text:p>1928.74147499887</text:p>
              </table:table-cell>
              <table:table-cell office:value-type="float" office:value="1928.74147499887">
                <text:p>1928.74147499887</text:p>
              </table:table-cell>
              <table:table-cell office:value-type="float" office:value="1928.74147499887">
                <text:p>1928.74147499887</text:p>
              </table:table-cell>
              <table:table-cell office:value-type="float" office:value="1928.74147499887">
                <text:p>1928.741474998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31.14717418524">
                <text:p>1931.14717418524</text:p>
              </table:table-cell>
              <table:table-cell office:value-type="float" office:value="1931.14717418524">
                <text:p>1931.14717418524</text:p>
              </table:table-cell>
              <table:table-cell office:value-type="float" office:value="1931.14717418524">
                <text:p>1931.14717418524</text:p>
              </table:table-cell>
              <table:table-cell office:value-type="float" office:value="1931.14717418524">
                <text:p>1931.14717418524</text:p>
              </table:table-cell>
              <table:table-cell office:value-type="float" office:value="1931.14717418524">
                <text:p>1931.147174185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33.74302124125">
                <text:p>1933.74302124125</text:p>
              </table:table-cell>
              <table:table-cell office:value-type="float" office:value="1933.74302124125">
                <text:p>1933.74302124125</text:p>
              </table:table-cell>
              <table:table-cell office:value-type="float" office:value="1933.74302124125">
                <text:p>1933.74302124125</text:p>
              </table:table-cell>
              <table:table-cell office:value-type="float" office:value="1933.74302124125">
                <text:p>1933.74302124125</text:p>
              </table:table-cell>
              <table:table-cell office:value-type="float" office:value="1933.74302124125">
                <text:p>1933.743021241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36.27905862596">
                <text:p>1936.27905862596</text:p>
              </table:table-cell>
              <table:table-cell office:value-type="float" office:value="1936.27905862596">
                <text:p>1936.27905862596</text:p>
              </table:table-cell>
              <table:table-cell office:value-type="float" office:value="1936.27905862596">
                <text:p>1936.27905862596</text:p>
              </table:table-cell>
              <table:table-cell office:value-type="float" office:value="1936.27905862596">
                <text:p>1936.27905862596</text:p>
              </table:table-cell>
              <table:table-cell office:value-type="float" office:value="1936.27905862596">
                <text:p>1936.279058625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39.56410343753">
                <text:p>1939.56410343753</text:p>
              </table:table-cell>
              <table:table-cell office:value-type="float" office:value="1939.56410343753">
                <text:p>1939.56410343753</text:p>
              </table:table-cell>
              <table:table-cell office:value-type="float" office:value="1939.56410343753">
                <text:p>1939.56410343753</text:p>
              </table:table-cell>
              <table:table-cell office:value-type="float" office:value="1939.56410343753">
                <text:p>1939.56410343753</text:p>
              </table:table-cell>
              <table:table-cell office:value-type="float" office:value="1939.56410343753">
                <text:p>1939.564103437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42.87575993367">
                <text:p>1942.87575993367</text:p>
              </table:table-cell>
              <table:table-cell office:value-type="float" office:value="1942.87575993367">
                <text:p>1942.87575993367</text:p>
              </table:table-cell>
              <table:table-cell office:value-type="float" office:value="1942.87575993367">
                <text:p>1942.87575993367</text:p>
              </table:table-cell>
              <table:table-cell office:value-type="float" office:value="1942.87575993367">
                <text:p>1942.87575993367</text:p>
              </table:table-cell>
              <table:table-cell office:value-type="float" office:value="1942.87575993367">
                <text:p>1942.875759933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45.86044082219">
                <text:p>1945.86044082219</text:p>
              </table:table-cell>
              <table:table-cell office:value-type="float" office:value="1945.86044082219">
                <text:p>1945.86044082219</text:p>
              </table:table-cell>
              <table:table-cell office:value-type="float" office:value="1945.86044082219">
                <text:p>1945.86044082219</text:p>
              </table:table-cell>
              <table:table-cell office:value-type="float" office:value="1945.86044082219">
                <text:p>1945.86044082219</text:p>
              </table:table-cell>
              <table:table-cell office:value-type="float" office:value="1945.86044082219">
                <text:p>1945.860440822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49.8433971559">
                <text:p>1949.8433971559</text:p>
              </table:table-cell>
              <table:table-cell office:value-type="float" office:value="1949.8433971559">
                <text:p>1949.8433971559</text:p>
              </table:table-cell>
              <table:table-cell office:value-type="float" office:value="1949.8433971559">
                <text:p>1949.8433971559</text:p>
              </table:table-cell>
              <table:table-cell office:value-type="float" office:value="1949.8433971559">
                <text:p>1949.8433971559</text:p>
              </table:table-cell>
              <table:table-cell office:value-type="float" office:value="1949.8433971559">
                <text:p>1949.84339715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53.60875660123">
                <text:p>1953.60875660123</text:p>
              </table:table-cell>
              <table:table-cell office:value-type="float" office:value="1953.60875660123">
                <text:p>1953.60875660123</text:p>
              </table:table-cell>
              <table:table-cell office:value-type="float" office:value="1953.60875660123">
                <text:p>1953.60875660123</text:p>
              </table:table-cell>
              <table:table-cell office:value-type="float" office:value="1953.60875660123">
                <text:p>1953.60875660123</text:p>
              </table:table-cell>
              <table:table-cell office:value-type="float" office:value="1953.60875660123">
                <text:p>1953.608756601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57.40956978667">
                <text:p>1957.40956978667</text:p>
              </table:table-cell>
              <table:table-cell office:value-type="float" office:value="1957.40956978667">
                <text:p>1957.40956978667</text:p>
              </table:table-cell>
              <table:table-cell office:value-type="float" office:value="1957.40956978667">
                <text:p>1957.40956978667</text:p>
              </table:table-cell>
              <table:table-cell office:value-type="float" office:value="1957.40956978667">
                <text:p>1957.40956978667</text:p>
              </table:table-cell>
              <table:table-cell office:value-type="float" office:value="1957.40956978667">
                <text:p>1957.40956978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61.61786437627">
                <text:p>1961.61786437627</text:p>
              </table:table-cell>
              <table:table-cell office:value-type="float" office:value="1961.61786437627">
                <text:p>1961.61786437627</text:p>
              </table:table-cell>
              <table:table-cell office:value-type="float" office:value="1961.61786437627">
                <text:p>1961.61786437627</text:p>
              </table:table-cell>
              <table:table-cell office:value-type="float" office:value="1961.61786437627">
                <text:p>1961.61786437627</text:p>
              </table:table-cell>
              <table:table-cell office:value-type="float" office:value="1961.61786437627">
                <text:p>1961.617864376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65.88470645531">
                <text:p>1965.88470645531</text:p>
              </table:table-cell>
              <table:table-cell office:value-type="float" office:value="1965.88470645531">
                <text:p>1965.88470645531</text:p>
              </table:table-cell>
              <table:table-cell office:value-type="float" office:value="1965.88470645531">
                <text:p>1965.88470645531</text:p>
              </table:table-cell>
              <table:table-cell office:value-type="float" office:value="1965.88470645531">
                <text:p>1965.88470645531</text:p>
              </table:table-cell>
              <table:table-cell office:value-type="float" office:value="1965.88470645531">
                <text:p>1965.884706455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70.35026875999">
                <text:p>1970.35026875999</text:p>
              </table:table-cell>
              <table:table-cell office:value-type="float" office:value="1970.35026875999">
                <text:p>1970.35026875999</text:p>
              </table:table-cell>
              <table:table-cell office:value-type="float" office:value="1970.35026875999">
                <text:p>1970.35026875999</text:p>
              </table:table-cell>
              <table:table-cell office:value-type="float" office:value="1970.35026875999">
                <text:p>1970.35026875999</text:p>
              </table:table-cell>
              <table:table-cell office:value-type="float" office:value="1970.35026875999">
                <text:p>1970.3502687599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75.00390523159">
                <text:p>1975.00390523159</text:p>
              </table:table-cell>
              <table:table-cell office:value-type="float" office:value="1975.00390523159">
                <text:p>1975.00390523159</text:p>
              </table:table-cell>
              <table:table-cell office:value-type="float" office:value="1975.00390523159">
                <text:p>1975.00390523159</text:p>
              </table:table-cell>
              <table:table-cell office:value-type="float" office:value="1975.00390523159">
                <text:p>1975.00390523159</text:p>
              </table:table-cell>
              <table:table-cell office:value-type="float" office:value="1975.00390523159">
                <text:p>1975.003905231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79.57423132811">
                <text:p>1979.57423132811</text:p>
              </table:table-cell>
              <table:table-cell office:value-type="float" office:value="1979.57423132811">
                <text:p>1979.57423132811</text:p>
              </table:table-cell>
              <table:table-cell office:value-type="float" office:value="1979.57423132811">
                <text:p>1979.57423132811</text:p>
              </table:table-cell>
              <table:table-cell office:value-type="float" office:value="1979.57423132811">
                <text:p>1979.57423132811</text:p>
              </table:table-cell>
              <table:table-cell office:value-type="float" office:value="1979.57423132811">
                <text:p>1979.574231328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84.57920948288">
                <text:p>1984.57920948288</text:p>
              </table:table-cell>
              <table:table-cell office:value-type="float" office:value="1984.57920948288">
                <text:p>1984.57920948288</text:p>
              </table:table-cell>
              <table:table-cell office:value-type="float" office:value="1984.57920948288">
                <text:p>1984.57920948288</text:p>
              </table:table-cell>
              <table:table-cell office:value-type="float" office:value="1984.57920948288">
                <text:p>1984.57920948288</text:p>
              </table:table-cell>
              <table:table-cell office:value-type="float" office:value="1984.57920948288">
                <text:p>1984.579209482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89.98623906126">
                <text:p>1989.98623906126</text:p>
              </table:table-cell>
              <table:table-cell office:value-type="float" office:value="1989.98623906126">
                <text:p>1989.98623906126</text:p>
              </table:table-cell>
              <table:table-cell office:value-type="float" office:value="1989.98623906126">
                <text:p>1989.98623906126</text:p>
              </table:table-cell>
              <table:table-cell office:value-type="float" office:value="1989.98623906126">
                <text:p>1989.98623906126</text:p>
              </table:table-cell>
              <table:table-cell office:value-type="float" office:value="1989.98623906126">
                <text:p>1989.986239061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94.80225013286">
                <text:p>1994.80225013286</text:p>
              </table:table-cell>
              <table:table-cell office:value-type="float" office:value="1994.80225013286">
                <text:p>1994.80225013286</text:p>
              </table:table-cell>
              <table:table-cell office:value-type="float" office:value="1994.80225013286">
                <text:p>1994.80225013286</text:p>
              </table:table-cell>
              <table:table-cell office:value-type="float" office:value="1994.80225013286">
                <text:p>1994.80225013286</text:p>
              </table:table-cell>
              <table:table-cell office:value-type="float" office:value="1994.80225013286">
                <text:p>1994.802250132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00.19380034813">
                <text:p>2000.19380034813</text:p>
              </table:table-cell>
              <table:table-cell office:value-type="float" office:value="2000.19380034813">
                <text:p>2000.19380034813</text:p>
              </table:table-cell>
              <table:table-cell office:value-type="float" office:value="2000.19380034813">
                <text:p>2000.19380034813</text:p>
              </table:table-cell>
              <table:table-cell office:value-type="float" office:value="2000.19380034813">
                <text:p>2000.19380034813</text:p>
              </table:table-cell>
              <table:table-cell office:value-type="float" office:value="2000.19380034813">
                <text:p>2000.193800348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05.25717418524">
                <text:p>2005.25717418524</text:p>
              </table:table-cell>
              <table:table-cell office:value-type="float" office:value="2005.25717418524">
                <text:p>2005.25717418524</text:p>
              </table:table-cell>
              <table:table-cell office:value-type="float" office:value="2005.25717418524">
                <text:p>2005.25717418524</text:p>
              </table:table-cell>
              <table:table-cell office:value-type="float" office:value="2005.25717418524">
                <text:p>2005.25717418524</text:p>
              </table:table-cell>
              <table:table-cell office:value-type="float" office:value="2005.25717418524">
                <text:p>2005.257174185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10.66848381566">
                <text:p>2010.66848381566</text:p>
              </table:table-cell>
              <table:table-cell office:value-type="float" office:value="2010.66848381566">
                <text:p>2010.66848381566</text:p>
              </table:table-cell>
              <table:table-cell office:value-type="float" office:value="2010.66848381566">
                <text:p>2010.66848381566</text:p>
              </table:table-cell>
              <table:table-cell office:value-type="float" office:value="2010.66848381566">
                <text:p>2010.66848381566</text:p>
              </table:table-cell>
              <table:table-cell office:value-type="float" office:value="2010.66848381566">
                <text:p>2010.668483815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15.923770825">
                <text:p>2015.923770825</text:p>
              </table:table-cell>
              <table:table-cell office:value-type="float" office:value="2015.923770825">
                <text:p>2015.923770825</text:p>
              </table:table-cell>
              <table:table-cell office:value-type="float" office:value="2015.923770825">
                <text:p>2015.923770825</text:p>
              </table:table-cell>
              <table:table-cell office:value-type="float" office:value="2015.923770825">
                <text:p>2015.923770825</text:p>
              </table:table-cell>
              <table:table-cell office:value-type="float" office:value="2015.923770825">
                <text:p>2015.9237708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21.47910801992">
                <text:p>2021.47910801992</text:p>
              </table:table-cell>
              <table:table-cell office:value-type="float" office:value="2021.47910801992">
                <text:p>2021.47910801992</text:p>
              </table:table-cell>
              <table:table-cell office:value-type="float" office:value="2021.47910801992">
                <text:p>2021.47910801992</text:p>
              </table:table-cell>
              <table:table-cell office:value-type="float" office:value="2021.47910801992">
                <text:p>2021.47910801992</text:p>
              </table:table-cell>
              <table:table-cell office:value-type="float" office:value="2021.47910801992">
                <text:p>2021.479108019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26.73070055156">
                <text:p>2026.73070055156</text:p>
              </table:table-cell>
              <table:table-cell office:value-type="float" office:value="2026.73070055156">
                <text:p>2026.73070055156</text:p>
              </table:table-cell>
              <table:table-cell office:value-type="float" office:value="2026.73070055156">
                <text:p>2026.73070055156</text:p>
              </table:table-cell>
              <table:table-cell office:value-type="float" office:value="2026.73070055156">
                <text:p>2026.73070055156</text:p>
              </table:table-cell>
              <table:table-cell office:value-type="float" office:value="2026.73070055156">
                <text:p>2026.730700551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32.11498559187">
                <text:p>2032.11498559187</text:p>
              </table:table-cell>
              <table:table-cell office:value-type="float" office:value="2032.11498559187">
                <text:p>2032.11498559187</text:p>
              </table:table-cell>
              <table:table-cell office:value-type="float" office:value="2032.11498559187">
                <text:p>2032.11498559187</text:p>
              </table:table-cell>
              <table:table-cell office:value-type="float" office:value="2032.11498559187">
                <text:p>2032.11498559187</text:p>
              </table:table-cell>
              <table:table-cell office:value-type="float" office:value="2032.11498559187">
                <text:p>2032.114985591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37.27872981078">
                <text:p>2037.27872981078</text:p>
              </table:table-cell>
              <table:table-cell office:value-type="float" office:value="2037.27872981078">
                <text:p>2037.27872981078</text:p>
              </table:table-cell>
              <table:table-cell office:value-type="float" office:value="2037.27872981078">
                <text:p>2037.27872981078</text:p>
              </table:table-cell>
              <table:table-cell office:value-type="float" office:value="2037.27872981078">
                <text:p>2037.27872981078</text:p>
              </table:table-cell>
              <table:table-cell office:value-type="float" office:value="2037.27872981078">
                <text:p>2037.2787298107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42.6791239192">
                <text:p>2042.6791239192</text:p>
              </table:table-cell>
              <table:table-cell office:value-type="float" office:value="2042.6791239192">
                <text:p>2042.6791239192</text:p>
              </table:table-cell>
              <table:table-cell office:value-type="float" office:value="2042.6791239192">
                <text:p>2042.6791239192</text:p>
              </table:table-cell>
              <table:table-cell office:value-type="float" office:value="2042.6791239192">
                <text:p>2042.6791239192</text:p>
              </table:table-cell>
              <table:table-cell office:value-type="float" office:value="2042.6791239192">
                <text:p>2042.679123919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47.99387356598">
                <text:p>2047.99387356598</text:p>
              </table:table-cell>
              <table:table-cell office:value-type="float" office:value="2047.99387356598">
                <text:p>2047.99387356598</text:p>
              </table:table-cell>
              <table:table-cell office:value-type="float" office:value="2047.99387356598">
                <text:p>2047.99387356598</text:p>
              </table:table-cell>
              <table:table-cell office:value-type="float" office:value="2047.99387356598">
                <text:p>2047.99387356598</text:p>
              </table:table-cell>
              <table:table-cell office:value-type="float" office:value="2047.99387356598">
                <text:p>2047.993873565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53.46128590498">
                <text:p>2053.46128590498</text:p>
              </table:table-cell>
              <table:table-cell office:value-type="float" office:value="2053.46128590498">
                <text:p>2053.46128590498</text:p>
              </table:table-cell>
              <table:table-cell office:value-type="float" office:value="2053.46128590498">
                <text:p>2053.46128590498</text:p>
              </table:table-cell>
              <table:table-cell office:value-type="float" office:value="2053.46128590498">
                <text:p>2053.46128590498</text:p>
              </table:table-cell>
              <table:table-cell office:value-type="float" office:value="2053.46128590498">
                <text:p>2053.461285904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58.50035118204">
                <text:p>2058.50035118204</text:p>
              </table:table-cell>
              <table:table-cell office:value-type="float" office:value="2058.50035118204">
                <text:p>2058.50035118204</text:p>
              </table:table-cell>
              <table:table-cell office:value-type="float" office:value="2058.50035118204">
                <text:p>2058.50035118204</text:p>
              </table:table-cell>
              <table:table-cell office:value-type="float" office:value="2058.50035118204">
                <text:p>2058.50035118204</text:p>
              </table:table-cell>
              <table:table-cell office:value-type="float" office:value="2058.50035118204">
                <text:p>2058.500351182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63.83081872983">
                <text:p>2063.83081872983</text:p>
              </table:table-cell>
              <table:table-cell office:value-type="float" office:value="2063.83081872983">
                <text:p>2063.83081872983</text:p>
              </table:table-cell>
              <table:table-cell office:value-type="float" office:value="2063.83081872983">
                <text:p>2063.83081872983</text:p>
              </table:table-cell>
              <table:table-cell office:value-type="float" office:value="2063.83081872983">
                <text:p>2063.83081872983</text:p>
              </table:table-cell>
              <table:table-cell office:value-type="float" office:value="2063.83081872983">
                <text:p>2063.830818729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69.12326680182">
                <text:p>2069.12326680182</text:p>
              </table:table-cell>
              <table:table-cell office:value-type="float" office:value="2069.12326680182">
                <text:p>2069.12326680182</text:p>
              </table:table-cell>
              <table:table-cell office:value-type="float" office:value="2069.12326680182">
                <text:p>2069.12326680182</text:p>
              </table:table-cell>
              <table:table-cell office:value-type="float" office:value="2069.12326680182">
                <text:p>2069.12326680182</text:p>
              </table:table-cell>
              <table:table-cell office:value-type="float" office:value="2069.12326680182">
                <text:p>2069.123266801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74.0791657238">
                <text:p>2074.0791657238</text:p>
              </table:table-cell>
              <table:table-cell office:value-type="float" office:value="2074.0791657238">
                <text:p>2074.0791657238</text:p>
              </table:table-cell>
              <table:table-cell office:value-type="float" office:value="2074.0791657238">
                <text:p>2074.0791657238</text:p>
              </table:table-cell>
              <table:table-cell office:value-type="float" office:value="2074.0791657238">
                <text:p>2074.0791657238</text:p>
              </table:table-cell>
              <table:table-cell office:value-type="float" office:value="2074.0791657238">
                <text:p>2074.07916572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78.75093389277">
                <text:p>2078.75093389277</text:p>
              </table:table-cell>
              <table:table-cell office:value-type="float" office:value="2078.75093389277">
                <text:p>2078.75093389277</text:p>
              </table:table-cell>
              <table:table-cell office:value-type="float" office:value="2078.75093389277">
                <text:p>2078.75093389277</text:p>
              </table:table-cell>
              <table:table-cell office:value-type="float" office:value="2078.75093389277">
                <text:p>2078.75093389277</text:p>
              </table:table-cell>
              <table:table-cell office:value-type="float" office:value="2078.75093389277">
                <text:p>2078.7509338927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83.38198620784">
                <text:p>2083.38198620784</text:p>
              </table:table-cell>
              <table:table-cell office:value-type="float" office:value="2083.38198620784">
                <text:p>2083.38198620784</text:p>
              </table:table-cell>
              <table:table-cell office:value-type="float" office:value="2083.38198620784">
                <text:p>2083.38198620784</text:p>
              </table:table-cell>
              <table:table-cell office:value-type="float" office:value="2083.38198620784">
                <text:p>2083.38198620784</text:p>
              </table:table-cell>
              <table:table-cell office:value-type="float" office:value="2083.38198620784">
                <text:p>2083.381986207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88.43677457592">
                <text:p>2088.43677457592</text:p>
              </table:table-cell>
              <table:table-cell office:value-type="float" office:value="2088.43677457592">
                <text:p>2088.43677457592</text:p>
              </table:table-cell>
              <table:table-cell office:value-type="float" office:value="2088.43677457592">
                <text:p>2088.43677457592</text:p>
              </table:table-cell>
              <table:table-cell office:value-type="float" office:value="2088.43677457592">
                <text:p>2088.43677457592</text:p>
              </table:table-cell>
              <table:table-cell office:value-type="float" office:value="2088.43677457592">
                <text:p>2088.436774575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92.76082019555">
                <text:p>2092.76082019555</text:p>
              </table:table-cell>
              <table:table-cell office:value-type="float" office:value="2092.76082019555">
                <text:p>2092.76082019555</text:p>
              </table:table-cell>
              <table:table-cell office:value-type="float" office:value="2092.76082019555">
                <text:p>2092.76082019555</text:p>
              </table:table-cell>
              <table:table-cell office:value-type="float" office:value="2092.76082019555">
                <text:p>2092.76082019555</text:p>
              </table:table-cell>
              <table:table-cell office:value-type="float" office:value="2092.76082019555">
                <text:p>2092.760820195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97.11073738538">
                <text:p>2097.11073738538</text:p>
              </table:table-cell>
              <table:table-cell office:value-type="float" office:value="2097.11073738538">
                <text:p>2097.11073738538</text:p>
              </table:table-cell>
              <table:table-cell office:value-type="float" office:value="2097.11073738538">
                <text:p>2097.11073738538</text:p>
              </table:table-cell>
              <table:table-cell office:value-type="float" office:value="2097.11073738538">
                <text:p>2097.11073738538</text:p>
              </table:table-cell>
              <table:table-cell office:value-type="float" office:value="2097.11073738538">
                <text:p>2097.110737385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01.5642487883">
                <text:p>2101.5642487883</text:p>
              </table:table-cell>
              <table:table-cell office:value-type="float" office:value="2101.5642487883">
                <text:p>2101.5642487883</text:p>
              </table:table-cell>
              <table:table-cell office:value-type="float" office:value="2101.5642487883">
                <text:p>2101.5642487883</text:p>
              </table:table-cell>
              <table:table-cell office:value-type="float" office:value="2101.5642487883">
                <text:p>2101.5642487883</text:p>
              </table:table-cell>
              <table:table-cell office:value-type="float" office:value="2101.5642487883">
                <text:p>2101.56424878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05.70019184858">
                <text:p>2105.70019184858</text:p>
              </table:table-cell>
              <table:table-cell office:value-type="float" office:value="2105.70019184858">
                <text:p>2105.70019184858</text:p>
              </table:table-cell>
              <table:table-cell office:value-type="float" office:value="2105.70019184858">
                <text:p>2105.70019184858</text:p>
              </table:table-cell>
              <table:table-cell office:value-type="float" office:value="2105.70019184858">
                <text:p>2105.70019184858</text:p>
              </table:table-cell>
              <table:table-cell office:value-type="float" office:value="2105.70019184858">
                <text:p>2105.700191848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10.02851652578">
                <text:p>2110.02851652578</text:p>
              </table:table-cell>
              <table:table-cell office:value-type="float" office:value="2110.02851652578">
                <text:p>2110.02851652578</text:p>
              </table:table-cell>
              <table:table-cell office:value-type="float" office:value="2110.02851652578">
                <text:p>2110.02851652578</text:p>
              </table:table-cell>
              <table:table-cell office:value-type="float" office:value="2110.02851652578">
                <text:p>2110.02851652578</text:p>
              </table:table-cell>
              <table:table-cell office:value-type="float" office:value="2110.02851652578">
                <text:p>2110.028516525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14.18027427642">
                <text:p>2114.18027427642</text:p>
              </table:table-cell>
              <table:table-cell office:value-type="float" office:value="2110.02851652578">
                <text:p>2110.02851652578</text:p>
              </table:table-cell>
              <table:table-cell office:value-type="float" office:value="2090.09366419457">
                <text:p>2090.09366419457</text:p>
              </table:table-cell>
              <table:table-cell office:value-type="float" office:value="1036.92404289471">
                <text:p>1036.92404289471</text:p>
              </table:table-cell>
              <table:table-cell office:value-type="float" office:value="2115.97609622384">
                <text:p>2115.976096223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17.77759840128">
                <text:p>2117.77759840128</text:p>
              </table:table-cell>
              <table:table-cell office:value-type="float" office:value="2110.02851652578">
                <text:p>2110.02851652578</text:p>
              </table:table-cell>
              <table:table-cell office:value-type="float" office:value="2092.19070393385">
                <text:p>2092.19070393385</text:p>
              </table:table-cell>
              <table:table-cell office:value-type="float" office:value="1036.92404289471">
                <text:p>1036.92404289471</text:p>
              </table:table-cell>
              <table:table-cell office:value-type="float" office:value="2115.97609622384">
                <text:p>2115.9760962238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21.9236759219">
                <text:p>2121.9236759219</text:p>
              </table:table-cell>
              <table:table-cell office:value-type="float" office:value="2121.9236759219">
                <text:p>2121.9236759219</text:p>
              </table:table-cell>
              <table:table-cell office:value-type="float" office:value="2121.9236759219">
                <text:p>2121.9236759219</text:p>
              </table:table-cell>
              <table:table-cell office:value-type="float" office:value="2121.9236759219">
                <text:p>2121.9236759219</text:p>
              </table:table-cell>
              <table:table-cell office:value-type="float" office:value="2121.9236759219">
                <text:p>2121.92367592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25.62271121498">
                <text:p>2125.62271121498</text:p>
              </table:table-cell>
              <table:table-cell office:value-type="float" office:value="2125.62271121498">
                <text:p>2125.62271121498</text:p>
              </table:table-cell>
              <table:table-cell office:value-type="float" office:value="2125.62271121498">
                <text:p>2125.62271121498</text:p>
              </table:table-cell>
              <table:table-cell office:value-type="float" office:value="2125.62271121498">
                <text:p>2125.62271121498</text:p>
              </table:table-cell>
              <table:table-cell office:value-type="float" office:value="2125.62271121498">
                <text:p>2125.622711214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29.0598816961">
                <text:p>2129.0598816961</text:p>
              </table:table-cell>
              <table:table-cell office:value-type="float" office:value="2129.0598816961">
                <text:p>2129.0598816961</text:p>
              </table:table-cell>
              <table:table-cell office:value-type="float" office:value="2129.0598816961">
                <text:p>2129.0598816961</text:p>
              </table:table-cell>
              <table:table-cell office:value-type="float" office:value="2129.0598816961">
                <text:p>2129.0598816961</text:p>
              </table:table-cell>
              <table:table-cell office:value-type="float" office:value="2129.0598816961">
                <text:p>2129.059881696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32.67128590498">
                <text:p>2132.67128590498</text:p>
              </table:table-cell>
              <table:table-cell office:value-type="float" office:value="2132.67128590498">
                <text:p>2132.67128590498</text:p>
              </table:table-cell>
              <table:table-cell office:value-type="float" office:value="2132.67128590498">
                <text:p>2132.67128590498</text:p>
              </table:table-cell>
              <table:table-cell office:value-type="float" office:value="2132.67128590498">
                <text:p>2132.67128590498</text:p>
              </table:table-cell>
              <table:table-cell office:value-type="float" office:value="2132.67128590498">
                <text:p>2132.671285904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35.63388440288">
                <text:p>2135.63388440288</text:p>
              </table:table-cell>
              <table:table-cell office:value-type="float" office:value="2135.63388440288">
                <text:p>2135.63388440288</text:p>
              </table:table-cell>
              <table:table-cell office:value-type="float" office:value="2135.63388440288">
                <text:p>2135.63388440288</text:p>
              </table:table-cell>
              <table:table-cell office:value-type="float" office:value="2135.63388440288">
                <text:p>2135.63388440288</text:p>
              </table:table-cell>
              <table:table-cell office:value-type="float" office:value="2135.63388440288">
                <text:p>2135.633884402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39.43543394704">
                <text:p>2139.43543394704</text:p>
              </table:table-cell>
              <table:table-cell office:value-type="float" office:value="2139.43543394704">
                <text:p>2139.43543394704</text:p>
              </table:table-cell>
              <table:table-cell office:value-type="float" office:value="2139.43543394704">
                <text:p>2139.43543394704</text:p>
              </table:table-cell>
              <table:table-cell office:value-type="float" office:value="2139.43543394704">
                <text:p>2139.43543394704</text:p>
              </table:table-cell>
              <table:table-cell office:value-type="float" office:value="2139.43543394704">
                <text:p>2139.435433947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42.66441545911">
                <text:p>2142.66441545911</text:p>
              </table:table-cell>
              <table:table-cell office:value-type="float" office:value="2142.66441545911">
                <text:p>2142.66441545911</text:p>
              </table:table-cell>
              <table:table-cell office:value-type="float" office:value="2142.66441545911">
                <text:p>2142.66441545911</text:p>
              </table:table-cell>
              <table:table-cell office:value-type="float" office:value="2142.66441545911">
                <text:p>2142.66441545911</text:p>
              </table:table-cell>
              <table:table-cell office:value-type="float" office:value="2142.66441545911">
                <text:p>2142.664415459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45.79995635147">
                <text:p>2145.79995635147</text:p>
              </table:table-cell>
              <table:table-cell office:value-type="float" office:value="2145.79995635147">
                <text:p>2145.79995635147</text:p>
              </table:table-cell>
              <table:table-cell office:value-type="float" office:value="2145.79995635147">
                <text:p>2145.79995635147</text:p>
              </table:table-cell>
              <table:table-cell office:value-type="float" office:value="2145.79995635147">
                <text:p>2145.79995635147</text:p>
              </table:table-cell>
              <table:table-cell office:value-type="float" office:value="2145.79995635147">
                <text:p>2145.799956351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48.68174781851">
                <text:p>2148.68174781851</text:p>
              </table:table-cell>
              <table:table-cell office:value-type="float" office:value="2148.68174781851">
                <text:p>2148.68174781851</text:p>
              </table:table-cell>
              <table:table-cell office:value-type="float" office:value="2148.68174781851">
                <text:p>2148.68174781851</text:p>
              </table:table-cell>
              <table:table-cell office:value-type="float" office:value="2148.68174781851">
                <text:p>2148.68174781851</text:p>
              </table:table-cell>
              <table:table-cell office:value-type="float" office:value="2148.68174781851">
                <text:p>2148.681747818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51.62995773867">
                <text:p>2151.62995773867</text:p>
              </table:table-cell>
              <table:table-cell office:value-type="float" office:value="2151.62995773867">
                <text:p>2151.62995773867</text:p>
              </table:table-cell>
              <table:table-cell office:value-type="float" office:value="2151.62995773867">
                <text:p>2151.62995773867</text:p>
              </table:table-cell>
              <table:table-cell office:value-type="float" office:value="2151.62995773867">
                <text:p>2151.62995773867</text:p>
              </table:table-cell>
              <table:table-cell office:value-type="float" office:value="2151.62995773867">
                <text:p>2151.629957738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54.86513986613">
                <text:p>2154.86513986613</text:p>
              </table:table-cell>
              <table:table-cell office:value-type="float" office:value="2154.86513986613">
                <text:p>2154.86513986613</text:p>
              </table:table-cell>
              <table:table-cell office:value-type="float" office:value="2154.86513986613">
                <text:p>2154.86513986613</text:p>
              </table:table-cell>
              <table:table-cell office:value-type="float" office:value="2154.86513986613">
                <text:p>2154.86513986613</text:p>
              </table:table-cell>
              <table:table-cell office:value-type="float" office:value="2154.86513986613">
                <text:p>2154.865139866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157.54814001983">
                <text:p>2157.54814001983</text:p>
              </table:table-cell>
              <table:table-cell office:value-type="float" office:value="2157.54814001983">
                <text:p>2157.54814001983</text:p>
              </table:table-cell>
              <table:table-cell office:value-type="float" office:value="2157.54814001983">
                <text:p>2157.54814001983</text:p>
              </table:table-cell>
              <table:table-cell office:value-type="float" office:value="2157.54814001983">
                <text:p>2157.54814001983</text:p>
              </table:table-cell>
              <table:table-cell office:value-type="float" office:value="2157.54814001983">
                <text:p>2157.548140019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60.94">
                <text:p>2160.94</text:p>
              </table:table-cell>
              <table:table-cell office:value-type="float" office:value="2160.94">
                <text:p>2160.94</text:p>
              </table:table-cell>
              <table:table-cell office:value-type="float" office:value="2160.94">
                <text:p>2160.94</text:p>
              </table:table-cell>
              <table:table-cell office:value-type="float" office:value="2160.94">
                <text:p>2160.94</text:p>
              </table:table-cell>
              <table:table-cell office:value-type="float" office:value="2160.94">
                <text:p>2160.9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63.74185998017">
                <text:p>2163.74185998017</text:p>
              </table:table-cell>
              <table:table-cell office:value-type="float" office:value="2163.74185998017">
                <text:p>2163.74185998017</text:p>
              </table:table-cell>
              <table:table-cell office:value-type="float" office:value="2163.74185998017">
                <text:p>2163.74185998017</text:p>
              </table:table-cell>
              <table:table-cell office:value-type="float" office:value="2163.74185998017">
                <text:p>2163.74185998017</text:p>
              </table:table-cell>
              <table:table-cell office:value-type="float" office:value="2163.74185998017">
                <text:p>2163.741859980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66.97486013387">
                <text:p>2166.97486013387</text:p>
              </table:table-cell>
              <table:table-cell office:value-type="float" office:value="2166.97486013387">
                <text:p>2166.97486013387</text:p>
              </table:table-cell>
              <table:table-cell office:value-type="float" office:value="2166.97486013387">
                <text:p>2166.97486013387</text:p>
              </table:table-cell>
              <table:table-cell office:value-type="float" office:value="2166.97486013387">
                <text:p>2166.97486013387</text:p>
              </table:table-cell>
              <table:table-cell office:value-type="float" office:value="2166.97486013387">
                <text:p>2166.974860133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70.08004226133">
                <text:p>2170.08004226133</text:p>
              </table:table-cell>
              <table:table-cell office:value-type="float" office:value="2170.08004226133">
                <text:p>2170.08004226133</text:p>
              </table:table-cell>
              <table:table-cell office:value-type="float" office:value="2170.08004226133">
                <text:p>2170.08004226133</text:p>
              </table:table-cell>
              <table:table-cell office:value-type="float" office:value="2170.08004226133">
                <text:p>2170.08004226133</text:p>
              </table:table-cell>
              <table:table-cell office:value-type="float" office:value="2170.08004226133">
                <text:p>2170.080042261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72.92825218149">
                <text:p>2172.92825218149</text:p>
              </table:table-cell>
              <table:table-cell office:value-type="float" office:value="2172.92825218149">
                <text:p>2172.92825218149</text:p>
              </table:table-cell>
              <table:table-cell office:value-type="float" office:value="2172.92825218149">
                <text:p>2172.92825218149</text:p>
              </table:table-cell>
              <table:table-cell office:value-type="float" office:value="2172.92825218149">
                <text:p>2172.92825218149</text:p>
              </table:table-cell>
              <table:table-cell office:value-type="float" office:value="2172.92825218149">
                <text:p>2172.928252181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75.75004364853">
                <text:p>2175.75004364853</text:p>
              </table:table-cell>
              <table:table-cell office:value-type="float" office:value="2175.75004364853">
                <text:p>2175.75004364853</text:p>
              </table:table-cell>
              <table:table-cell office:value-type="float" office:value="2175.75004364853">
                <text:p>2175.75004364853</text:p>
              </table:table-cell>
              <table:table-cell office:value-type="float" office:value="2175.75004364853">
                <text:p>2175.75004364853</text:p>
              </table:table-cell>
              <table:table-cell office:value-type="float" office:value="2175.75004364853">
                <text:p>2175.7500436485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79.37558454089">
                <text:p>2179.37558454089</text:p>
              </table:table-cell>
              <table:table-cell office:value-type="float" office:value="2179.37558454089">
                <text:p>2179.37558454089</text:p>
              </table:table-cell>
              <table:table-cell office:value-type="float" office:value="2179.37558454089">
                <text:p>2179.37558454089</text:p>
              </table:table-cell>
              <table:table-cell office:value-type="float" office:value="2179.37558454089">
                <text:p>2179.37558454089</text:p>
              </table:table-cell>
              <table:table-cell office:value-type="float" office:value="2179.37558454089">
                <text:p>2179.375584540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82.39456605296">
                <text:p>2182.39456605296</text:p>
              </table:table-cell>
              <table:table-cell office:value-type="float" office:value="2182.39456605296">
                <text:p>2182.39456605296</text:p>
              </table:table-cell>
              <table:table-cell office:value-type="float" office:value="2182.39456605296">
                <text:p>2182.39456605296</text:p>
              </table:table-cell>
              <table:table-cell office:value-type="float" office:value="2182.39456605296">
                <text:p>2182.39456605296</text:p>
              </table:table-cell>
              <table:table-cell office:value-type="float" office:value="2182.39456605296">
                <text:p>2182.394566052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85.97611559712">
                <text:p>2185.97611559712</text:p>
              </table:table-cell>
              <table:table-cell office:value-type="float" office:value="2185.97611559712">
                <text:p>2185.97611559712</text:p>
              </table:table-cell>
              <table:table-cell office:value-type="float" office:value="2185.97611559712">
                <text:p>2185.97611559712</text:p>
              </table:table-cell>
              <table:table-cell office:value-type="float" office:value="2185.97611559712">
                <text:p>2185.97611559712</text:p>
              </table:table-cell>
              <table:table-cell office:value-type="float" office:value="2185.97611559712">
                <text:p>2185.976115597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88.82871409502">
                <text:p>2188.82871409502</text:p>
              </table:table-cell>
              <table:table-cell office:value-type="float" office:value="2188.82871409502">
                <text:p>2188.82871409502</text:p>
              </table:table-cell>
              <table:table-cell office:value-type="float" office:value="2188.82871409502">
                <text:p>2188.82871409502</text:p>
              </table:table-cell>
              <table:table-cell office:value-type="float" office:value="2188.82871409502">
                <text:p>2188.82871409502</text:p>
              </table:table-cell>
              <table:table-cell office:value-type="float" office:value="2188.82871409502">
                <text:p>2188.828714095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92.6901183039">
                <text:p>2192.6901183039</text:p>
              </table:table-cell>
              <table:table-cell office:value-type="float" office:value="2192.6901183039">
                <text:p>2192.6901183039</text:p>
              </table:table-cell>
              <table:table-cell office:value-type="float" office:value="2192.6901183039">
                <text:p>2192.6901183039</text:p>
              </table:table-cell>
              <table:table-cell office:value-type="float" office:value="2192.6901183039">
                <text:p>2192.6901183039</text:p>
              </table:table-cell>
              <table:table-cell office:value-type="float" office:value="2192.6901183039">
                <text:p>2192.69011830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96.02728878502">
                <text:p>2196.02728878502</text:p>
              </table:table-cell>
              <table:table-cell office:value-type="float" office:value="2196.02728878502">
                <text:p>2196.02728878502</text:p>
              </table:table-cell>
              <table:table-cell office:value-type="float" office:value="2196.02728878502">
                <text:p>2196.02728878502</text:p>
              </table:table-cell>
              <table:table-cell office:value-type="float" office:value="2196.02728878502">
                <text:p>2196.02728878502</text:p>
              </table:table-cell>
              <table:table-cell office:value-type="float" office:value="2196.02728878502">
                <text:p>2196.0272887850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99.8863240781">
                <text:p>2199.8863240781</text:p>
              </table:table-cell>
              <table:table-cell office:value-type="float" office:value="2199.8863240781">
                <text:p>2199.8863240781</text:p>
              </table:table-cell>
              <table:table-cell office:value-type="float" office:value="2199.8863240781">
                <text:p>2199.8863240781</text:p>
              </table:table-cell>
              <table:table-cell office:value-type="float" office:value="2199.8863240781">
                <text:p>2199.8863240781</text:p>
              </table:table-cell>
              <table:table-cell office:value-type="float" office:value="2199.8863240781">
                <text:p>2199.886324078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03.64240159872">
                <text:p>2203.64240159872</text:p>
              </table:table-cell>
              <table:table-cell office:value-type="float" office:value="2203.64240159872">
                <text:p>2203.64240159872</text:p>
              </table:table-cell>
              <table:table-cell office:value-type="float" office:value="2203.64240159872">
                <text:p>2203.64240159872</text:p>
              </table:table-cell>
              <table:table-cell office:value-type="float" office:value="2203.64240159872">
                <text:p>2203.64240159872</text:p>
              </table:table-cell>
              <table:table-cell office:value-type="float" office:value="2203.64240159872">
                <text:p>2203.642401598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207.46972572358">
                <text:p>2207.46972572358</text:p>
              </table:table-cell>
              <table:table-cell office:value-type="float" office:value="2207.46972572358">
                <text:p>2207.46972572358</text:p>
              </table:table-cell>
              <table:table-cell office:value-type="float" office:value="2207.46972572358">
                <text:p>2207.46972572358</text:p>
              </table:table-cell>
              <table:table-cell office:value-type="float" office:value="2207.46972572358">
                <text:p>2207.46972572358</text:p>
              </table:table-cell>
              <table:table-cell office:value-type="float" office:value="2207.46972572358">
                <text:p>2207.4697257235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11.69148347422">
                <text:p>2211.69148347422</text:p>
              </table:table-cell>
              <table:table-cell office:value-type="float" office:value="2211.69148347422">
                <text:p>2211.69148347422</text:p>
              </table:table-cell>
              <table:table-cell office:value-type="float" office:value="2211.69148347422">
                <text:p>2211.69148347422</text:p>
              </table:table-cell>
              <table:table-cell office:value-type="float" office:value="2211.69148347422">
                <text:p>2211.69148347422</text:p>
              </table:table-cell>
              <table:table-cell office:value-type="float" office:value="2211.69148347422">
                <text:p>2211.691483474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15.60980815142">
                <text:p>2215.60980815142</text:p>
              </table:table-cell>
              <table:table-cell office:value-type="float" office:value="2215.60980815142">
                <text:p>2215.60980815142</text:p>
              </table:table-cell>
              <table:table-cell office:value-type="float" office:value="2215.60980815142">
                <text:p>2215.60980815142</text:p>
              </table:table-cell>
              <table:table-cell office:value-type="float" office:value="2215.60980815142">
                <text:p>2215.60980815142</text:p>
              </table:table-cell>
              <table:table-cell office:value-type="float" office:value="2215.60980815142">
                <text:p>2215.6098081514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219.7757512117">
                <text:p>2219.7757512117</text:p>
              </table:table-cell>
              <table:table-cell office:value-type="float" office:value="2219.7757512117">
                <text:p>2219.7757512117</text:p>
              </table:table-cell>
              <table:table-cell office:value-type="float" office:value="2219.7757512117">
                <text:p>2219.7757512117</text:p>
              </table:table-cell>
              <table:table-cell office:value-type="float" office:value="2219.7757512117">
                <text:p>2219.7757512117</text:p>
              </table:table-cell>
              <table:table-cell office:value-type="float" office:value="2219.7757512117">
                <text:p>2219.77575121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223.97926261462">
                <text:p>2223.97926261462</text:p>
              </table:table-cell>
              <table:table-cell office:value-type="float" office:value="2223.97926261462">
                <text:p>2223.97926261462</text:p>
              </table:table-cell>
              <table:table-cell office:value-type="float" office:value="2223.97926261462">
                <text:p>2223.97926261462</text:p>
              </table:table-cell>
              <table:table-cell office:value-type="float" office:value="2223.97926261462">
                <text:p>2223.97926261462</text:p>
              </table:table-cell>
              <table:table-cell office:value-type="float" office:value="2223.97926261462">
                <text:p>2223.979262614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228.44917980445">
                <text:p>2228.44917980445</text:p>
              </table:table-cell>
              <table:table-cell office:value-type="float" office:value="2228.44917980445">
                <text:p>2228.44917980445</text:p>
              </table:table-cell>
              <table:table-cell office:value-type="float" office:value="2228.44917980445">
                <text:p>2228.44917980445</text:p>
              </table:table-cell>
              <table:table-cell office:value-type="float" office:value="2228.44917980445">
                <text:p>2228.44917980445</text:p>
              </table:table-cell>
              <table:table-cell office:value-type="float" office:value="2228.44917980445">
                <text:p>2228.449179804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233.23322542408">
                <text:p>2233.23322542408</text:p>
              </table:table-cell>
              <table:table-cell office:value-type="float" office:value="2233.23322542408">
                <text:p>2233.23322542408</text:p>
              </table:table-cell>
              <table:table-cell office:value-type="float" office:value="2233.23322542408">
                <text:p>2233.23322542408</text:p>
              </table:table-cell>
              <table:table-cell office:value-type="float" office:value="2233.23322542408">
                <text:p>2233.23322542408</text:p>
              </table:table-cell>
              <table:table-cell office:value-type="float" office:value="2233.23322542408">
                <text:p>2233.233225424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237.68801379216">
                <text:p>2237.68801379216</text:p>
              </table:table-cell>
              <table:table-cell office:value-type="float" office:value="2237.68801379216">
                <text:p>2237.68801379216</text:p>
              </table:table-cell>
              <table:table-cell office:value-type="float" office:value="2237.68801379216">
                <text:p>2237.68801379216</text:p>
              </table:table-cell>
              <table:table-cell office:value-type="float" office:value="2237.68801379216">
                <text:p>2237.68801379216</text:p>
              </table:table-cell>
              <table:table-cell office:value-type="float" office:value="2237.68801379216">
                <text:p>2237.688013792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242.71906610723">
                <text:p>2242.71906610723</text:p>
              </table:table-cell>
              <table:table-cell office:value-type="float" office:value="2242.71906610723">
                <text:p>2242.71906610723</text:p>
              </table:table-cell>
              <table:table-cell office:value-type="float" office:value="2242.71906610723">
                <text:p>2242.71906610723</text:p>
              </table:table-cell>
              <table:table-cell office:value-type="float" office:value="2242.71906610723">
                <text:p>2242.71906610723</text:p>
              </table:table-cell>
              <table:table-cell office:value-type="float" office:value="2242.71906610723">
                <text:p>2242.719066107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247.5508342762">
                <text:p>2247.5508342762</text:p>
              </table:table-cell>
              <table:table-cell office:value-type="float" office:value="2247.5508342762">
                <text:p>2247.5508342762</text:p>
              </table:table-cell>
              <table:table-cell office:value-type="float" office:value="2247.5508342762">
                <text:p>2247.5508342762</text:p>
              </table:table-cell>
              <table:table-cell office:value-type="float" office:value="2247.5508342762">
                <text:p>2247.5508342762</text:p>
              </table:table-cell>
              <table:table-cell office:value-type="float" office:value="2247.5508342762">
                <text:p>2247.55083427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252.56673319818">
                <text:p>2252.56673319818</text:p>
              </table:table-cell>
              <table:table-cell office:value-type="float" office:value="2252.56673319818">
                <text:p>2252.56673319818</text:p>
              </table:table-cell>
              <table:table-cell office:value-type="float" office:value="2252.56673319818">
                <text:p>2252.56673319818</text:p>
              </table:table-cell>
              <table:table-cell office:value-type="float" office:value="2252.56673319818">
                <text:p>2252.56673319818</text:p>
              </table:table-cell>
              <table:table-cell office:value-type="float" office:value="2252.56673319818">
                <text:p>2252.5667331981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257.95918127017">
                <text:p>2257.95918127017</text:p>
              </table:table-cell>
              <table:table-cell office:value-type="float" office:value="2257.95918127017">
                <text:p>2257.95918127017</text:p>
              </table:table-cell>
              <table:table-cell office:value-type="float" office:value="2257.95918127017">
                <text:p>2257.95918127017</text:p>
              </table:table-cell>
              <table:table-cell office:value-type="float" office:value="2257.95918127017">
                <text:p>2257.95918127017</text:p>
              </table:table-cell>
              <table:table-cell office:value-type="float" office:value="2257.95918127017">
                <text:p>2257.959181270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262.79964881796">
                <text:p>2262.79964881796</text:p>
              </table:table-cell>
              <table:table-cell office:value-type="float" office:value="2262.79964881796">
                <text:p>2262.79964881796</text:p>
              </table:table-cell>
              <table:table-cell office:value-type="float" office:value="2262.79964881796">
                <text:p>2262.79964881796</text:p>
              </table:table-cell>
              <table:table-cell office:value-type="float" office:value="2262.79964881796">
                <text:p>2262.79964881796</text:p>
              </table:table-cell>
              <table:table-cell office:value-type="float" office:value="2262.79964881796">
                <text:p>2262.799648817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267.87871409502">
                <text:p>2267.87871409502</text:p>
              </table:table-cell>
              <table:table-cell office:value-type="float" office:value="2267.87871409502">
                <text:p>2267.87871409502</text:p>
              </table:table-cell>
              <table:table-cell office:value-type="float" office:value="2267.87871409502">
                <text:p>2267.87871409502</text:p>
              </table:table-cell>
              <table:table-cell office:value-type="float" office:value="2267.87871409502">
                <text:p>2267.87871409502</text:p>
              </table:table-cell>
              <table:table-cell office:value-type="float" office:value="2267.87871409502">
                <text:p>2267.878714095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273.34612643402">
                <text:p>2273.34612643402</text:p>
              </table:table-cell>
              <table:table-cell office:value-type="float" office:value="2273.34612643402">
                <text:p>2273.34612643402</text:p>
              </table:table-cell>
              <table:table-cell office:value-type="float" office:value="2273.34612643402">
                <text:p>2273.34612643402</text:p>
              </table:table-cell>
              <table:table-cell office:value-type="float" office:value="2273.34612643402">
                <text:p>2273.34612643402</text:p>
              </table:table-cell>
              <table:table-cell office:value-type="float" office:value="2273.34612643402">
                <text:p>2273.346126434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78.8108760808">
                <text:p>2278.8108760808</text:p>
              </table:table-cell>
              <table:table-cell office:value-type="float" office:value="2278.8108760808">
                <text:p>2278.8108760808</text:p>
              </table:table-cell>
              <table:table-cell office:value-type="float" office:value="2278.8108760808">
                <text:p>2278.8108760808</text:p>
              </table:table-cell>
              <table:table-cell office:value-type="float" office:value="2278.8108760808">
                <text:p>2278.8108760808</text:p>
              </table:table-cell>
              <table:table-cell office:value-type="float" office:value="2278.8108760808">
                <text:p>2278.81087608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84.31127018922">
                <text:p>2284.31127018922</text:p>
              </table:table-cell>
              <table:table-cell office:value-type="float" office:value="2284.31127018922">
                <text:p>2284.31127018922</text:p>
              </table:table-cell>
              <table:table-cell office:value-type="float" office:value="2284.31127018922">
                <text:p>2284.31127018922</text:p>
              </table:table-cell>
              <table:table-cell office:value-type="float" office:value="2284.31127018922">
                <text:p>2284.31127018922</text:p>
              </table:table-cell>
              <table:table-cell office:value-type="float" office:value="2284.31127018922">
                <text:p>2284.3112701892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89.37501440813">
                <text:p>2289.37501440813</text:p>
              </table:table-cell>
              <table:table-cell office:value-type="float" office:value="2289.37501440813">
                <text:p>2289.37501440813</text:p>
              </table:table-cell>
              <table:table-cell office:value-type="float" office:value="2289.37501440813">
                <text:p>2289.37501440813</text:p>
              </table:table-cell>
              <table:table-cell office:value-type="float" office:value="2289.37501440813">
                <text:p>2289.37501440813</text:p>
              </table:table-cell>
              <table:table-cell office:value-type="float" office:value="2289.37501440813">
                <text:p>2289.375014408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95.09929944844">
                <text:p>2295.09929944844</text:p>
              </table:table-cell>
              <table:table-cell office:value-type="float" office:value="2295.09929944844">
                <text:p>2295.09929944844</text:p>
              </table:table-cell>
              <table:table-cell office:value-type="float" office:value="2295.09929944844">
                <text:p>2295.09929944844</text:p>
              </table:table-cell>
              <table:table-cell office:value-type="float" office:value="2295.09929944844">
                <text:p>2295.09929944844</text:p>
              </table:table-cell>
              <table:table-cell office:value-type="float" office:value="2295.09929944844">
                <text:p>2295.099299448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300.22089198008">
                <text:p>2300.22089198008</text:p>
              </table:table-cell>
              <table:table-cell office:value-type="float" office:value="2300.22089198008">
                <text:p>2300.22089198008</text:p>
              </table:table-cell>
              <table:table-cell office:value-type="float" office:value="2300.22089198008">
                <text:p>2300.22089198008</text:p>
              </table:table-cell>
              <table:table-cell office:value-type="float" office:value="2300.22089198008">
                <text:p>2300.22089198008</text:p>
              </table:table-cell>
              <table:table-cell office:value-type="float" office:value="2300.22089198008">
                <text:p>2300.220891980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305.476229175">
                <text:p>2305.476229175</text:p>
              </table:table-cell>
              <table:table-cell office:value-type="float" office:value="2305.476229175">
                <text:p>2305.476229175</text:p>
              </table:table-cell>
              <table:table-cell office:value-type="float" office:value="2305.476229175">
                <text:p>2305.476229175</text:p>
              </table:table-cell>
              <table:table-cell office:value-type="float" office:value="2305.476229175">
                <text:p>2305.476229175</text:p>
              </table:table-cell>
              <table:table-cell office:value-type="float" office:value="2305.476229175">
                <text:p>2305.4762291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311.23151618434">
                <text:p>2311.23151618434</text:p>
              </table:table-cell>
              <table:table-cell office:value-type="float" office:value="2311.23151618434">
                <text:p>2311.23151618434</text:p>
              </table:table-cell>
              <table:table-cell office:value-type="float" office:value="2311.23151618434">
                <text:p>2311.23151618434</text:p>
              </table:table-cell>
              <table:table-cell office:value-type="float" office:value="2311.23151618434">
                <text:p>2311.23151618434</text:p>
              </table:table-cell>
              <table:table-cell office:value-type="float" office:value="2311.23151618434">
                <text:p>2311.231516184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16.35282581476">
                <text:p>2316.35282581476</text:p>
              </table:table-cell>
              <table:table-cell office:value-type="float" office:value="2316.35282581476">
                <text:p>2316.35282581476</text:p>
              </table:table-cell>
              <table:table-cell office:value-type="float" office:value="2316.35282581476">
                <text:p>2316.35282581476</text:p>
              </table:table-cell>
              <table:table-cell office:value-type="float" office:value="2316.35282581476">
                <text:p>2316.35282581476</text:p>
              </table:table-cell>
              <table:table-cell office:value-type="float" office:value="2316.35282581476">
                <text:p>2316.3528258147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321.48619965187">
                <text:p>2321.48619965187</text:p>
              </table:table-cell>
              <table:table-cell office:value-type="float" office:value="2321.48619965187">
                <text:p>2321.48619965187</text:p>
              </table:table-cell>
              <table:table-cell office:value-type="float" office:value="2321.48619965187">
                <text:p>2321.48619965187</text:p>
              </table:table-cell>
              <table:table-cell office:value-type="float" office:value="2321.48619965187">
                <text:p>2321.48619965187</text:p>
              </table:table-cell>
              <table:table-cell office:value-type="float" office:value="2321.48619965187">
                <text:p>2321.486199651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326.94774986714">
                <text:p>2326.94774986714</text:p>
              </table:table-cell>
              <table:table-cell office:value-type="float" office:value="2326.94774986714">
                <text:p>2326.94774986714</text:p>
              </table:table-cell>
              <table:table-cell office:value-type="float" office:value="2326.94774986714">
                <text:p>2326.94774986714</text:p>
              </table:table-cell>
              <table:table-cell office:value-type="float" office:value="2326.94774986714">
                <text:p>2326.94774986714</text:p>
              </table:table-cell>
              <table:table-cell office:value-type="float" office:value="2326.94774986714">
                <text:p>2326.947749867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332.07376093874">
                <text:p>2332.07376093874</text:p>
              </table:table-cell>
              <table:table-cell office:value-type="float" office:value="2332.07376093874">
                <text:p>2332.07376093874</text:p>
              </table:table-cell>
              <table:table-cell office:value-type="float" office:value="2332.07376093874">
                <text:p>2332.07376093874</text:p>
              </table:table-cell>
              <table:table-cell office:value-type="float" office:value="2332.07376093874">
                <text:p>2332.07376093874</text:p>
              </table:table-cell>
              <table:table-cell office:value-type="float" office:value="2332.07376093874">
                <text:p>2332.073760938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337.11079051712">
                <text:p>2337.11079051712</text:p>
              </table:table-cell>
              <table:table-cell office:value-type="float" office:value="2337.11079051712">
                <text:p>2337.11079051712</text:p>
              </table:table-cell>
              <table:table-cell office:value-type="float" office:value="2337.11079051712">
                <text:p>2337.11079051712</text:p>
              </table:table-cell>
              <table:table-cell office:value-type="float" office:value="2337.11079051712">
                <text:p>2337.11079051712</text:p>
              </table:table-cell>
              <table:table-cell office:value-type="float" office:value="2337.11079051712">
                <text:p>2337.110790517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341.94576867189">
                <text:p>2341.94576867189</text:p>
              </table:table-cell>
              <table:table-cell office:value-type="float" office:value="2341.94576867189">
                <text:p>2341.94576867189</text:p>
              </table:table-cell>
              <table:table-cell office:value-type="float" office:value="2341.94576867189">
                <text:p>2341.94576867189</text:p>
              </table:table-cell>
              <table:table-cell office:value-type="float" office:value="2341.94576867189">
                <text:p>2341.94576867189</text:p>
              </table:table-cell>
              <table:table-cell office:value-type="float" office:value="2341.94576867189">
                <text:p>2341.945768671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346.73609476841">
                <text:p>2346.73609476841</text:p>
              </table:table-cell>
              <table:table-cell office:value-type="float" office:value="2346.73609476841">
                <text:p>2346.73609476841</text:p>
              </table:table-cell>
              <table:table-cell office:value-type="float" office:value="2346.73609476841">
                <text:p>2346.73609476841</text:p>
              </table:table-cell>
              <table:table-cell office:value-type="float" office:value="2346.73609476841">
                <text:p>2346.73609476841</text:p>
              </table:table-cell>
              <table:table-cell office:value-type="float" office:value="2346.73609476841">
                <text:p>2346.736094768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351.15973124001">
                <text:p>2351.15973124001</text:p>
              </table:table-cell>
              <table:table-cell office:value-type="float" office:value="2351.15973124001">
                <text:p>2351.15973124001</text:p>
              </table:table-cell>
              <table:table-cell office:value-type="float" office:value="2351.15973124001">
                <text:p>2351.15973124001</text:p>
              </table:table-cell>
              <table:table-cell office:value-type="float" office:value="2351.15973124001">
                <text:p>2351.15973124001</text:p>
              </table:table-cell>
              <table:table-cell office:value-type="float" office:value="2351.15973124001">
                <text:p>2351.1597312400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355.54529354469">
                <text:p>2355.54529354469</text:p>
              </table:table-cell>
              <table:table-cell office:value-type="float" office:value="2355.54529354469">
                <text:p>2355.54529354469</text:p>
              </table:table-cell>
              <table:table-cell office:value-type="float" office:value="2355.54529354469">
                <text:p>2355.54529354469</text:p>
              </table:table-cell>
              <table:table-cell office:value-type="float" office:value="2355.54529354469">
                <text:p>2355.54529354469</text:p>
              </table:table-cell>
              <table:table-cell office:value-type="float" office:value="2355.54529354469">
                <text:p>2355.5452935446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60.17213562373">
                <text:p>2360.17213562373</text:p>
              </table:table-cell>
              <table:table-cell office:value-type="float" office:value="2360.17213562373">
                <text:p>2360.17213562373</text:p>
              </table:table-cell>
              <table:table-cell office:value-type="float" office:value="2360.17213562373">
                <text:p>2360.17213562373</text:p>
              </table:table-cell>
              <table:table-cell office:value-type="float" office:value="2360.17213562373">
                <text:p>2360.17213562373</text:p>
              </table:table-cell>
              <table:table-cell office:value-type="float" office:value="2360.17213562373">
                <text:p>2360.172135623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364.11043021333">
                <text:p>2364.11043021333</text:p>
              </table:table-cell>
              <table:table-cell office:value-type="float" office:value="2364.11043021333">
                <text:p>2364.11043021333</text:p>
              </table:table-cell>
              <table:table-cell office:value-type="float" office:value="2364.11043021333">
                <text:p>2364.11043021333</text:p>
              </table:table-cell>
              <table:table-cell office:value-type="float" office:value="2364.11043021333">
                <text:p>2364.11043021333</text:p>
              </table:table-cell>
              <table:table-cell office:value-type="float" office:value="2364.11043021333">
                <text:p>2364.110430213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67.80124339877">
                <text:p>2367.80124339877</text:p>
              </table:table-cell>
              <table:table-cell office:value-type="float" office:value="2367.80124339877">
                <text:p>2367.80124339877</text:p>
              </table:table-cell>
              <table:table-cell office:value-type="float" office:value="2367.80124339877">
                <text:p>2367.80124339877</text:p>
              </table:table-cell>
              <table:table-cell office:value-type="float" office:value="2367.80124339877">
                <text:p>2367.80124339877</text:p>
              </table:table-cell>
              <table:table-cell office:value-type="float" office:value="2367.80124339877">
                <text:p>2367.801243398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371.9966028441">
                <text:p>2371.9966028441</text:p>
              </table:table-cell>
              <table:table-cell office:value-type="float" office:value="2371.9966028441">
                <text:p>2371.9966028441</text:p>
              </table:table-cell>
              <table:table-cell office:value-type="float" office:value="2371.9966028441">
                <text:p>2371.9966028441</text:p>
              </table:table-cell>
              <table:table-cell office:value-type="float" office:value="2371.9966028441">
                <text:p>2371.9966028441</text:p>
              </table:table-cell>
              <table:table-cell office:value-type="float" office:value="2371.9966028441">
                <text:p>2371.996602844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75.29955917781">
                <text:p>2375.29955917781</text:p>
              </table:table-cell>
              <table:table-cell office:value-type="float" office:value="2375.29955917781">
                <text:p>2375.29955917781</text:p>
              </table:table-cell>
              <table:table-cell office:value-type="float" office:value="2375.29955917781">
                <text:p>2375.29955917781</text:p>
              </table:table-cell>
              <table:table-cell office:value-type="float" office:value="2375.29955917781">
                <text:p>2375.29955917781</text:p>
              </table:table-cell>
              <table:table-cell office:value-type="float" office:value="2375.29955917781">
                <text:p>2375.2995591778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378.64424006633">
                <text:p>2378.64424006633</text:p>
              </table:table-cell>
              <table:table-cell office:value-type="float" office:value="2378.64424006633">
                <text:p>2378.64424006633</text:p>
              </table:table-cell>
              <table:table-cell office:value-type="float" office:value="2378.64424006633">
                <text:p>2378.64424006633</text:p>
              </table:table-cell>
              <table:table-cell office:value-type="float" office:value="2378.64424006633">
                <text:p>2378.64424006633</text:p>
              </table:table-cell>
              <table:table-cell office:value-type="float" office:value="2378.64424006633">
                <text:p>2378.644240066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381.86589656247">
                <text:p>2381.86589656247</text:p>
              </table:table-cell>
              <table:table-cell office:value-type="float" office:value="2381.86589656247">
                <text:p>2381.86589656247</text:p>
              </table:table-cell>
              <table:table-cell office:value-type="float" office:value="2381.86589656247">
                <text:p>2381.86589656247</text:p>
              </table:table-cell>
              <table:table-cell office:value-type="float" office:value="2381.86589656247">
                <text:p>2381.86589656247</text:p>
              </table:table-cell>
              <table:table-cell office:value-type="float" office:value="2381.86589656247">
                <text:p>2381.865896562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384.71094137404">
                <text:p>2384.71094137404</text:p>
              </table:table-cell>
              <table:table-cell office:value-type="float" office:value="2384.71094137404">
                <text:p>2384.71094137404</text:p>
              </table:table-cell>
              <table:table-cell office:value-type="float" office:value="2384.71094137404">
                <text:p>2384.71094137404</text:p>
              </table:table-cell>
              <table:table-cell office:value-type="float" office:value="2384.71094137404">
                <text:p>2384.71094137404</text:p>
              </table:table-cell>
              <table:table-cell office:value-type="float" office:value="2384.71094137404">
                <text:p>2384.710941374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387.62697875875">
                <text:p>2387.62697875875</text:p>
              </table:table-cell>
              <table:table-cell office:value-type="float" office:value="2387.62697875875">
                <text:p>2387.62697875875</text:p>
              </table:table-cell>
              <table:table-cell office:value-type="float" office:value="2387.62697875875">
                <text:p>2387.62697875875</text:p>
              </table:table-cell>
              <table:table-cell office:value-type="float" office:value="2387.62697875875">
                <text:p>2387.62697875875</text:p>
              </table:table-cell>
              <table:table-cell office:value-type="float" office:value="2387.62697875875">
                <text:p>2387.626978758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390.39282581476">
                <text:p>2390.39282581476</text:p>
              </table:table-cell>
              <table:table-cell office:value-type="float" office:value="2390.39282581476">
                <text:p>2390.39282581476</text:p>
              </table:table-cell>
              <table:table-cell office:value-type="float" office:value="2390.39282581476">
                <text:p>2390.39282581476</text:p>
              </table:table-cell>
              <table:table-cell office:value-type="float" office:value="2390.39282581476">
                <text:p>2390.39282581476</text:p>
              </table:table-cell>
              <table:table-cell office:value-type="float" office:value="2390.39282581476">
                <text:p>2390.3928258147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392.77852500113">
                <text:p>2392.77852500113</text:p>
              </table:table-cell>
              <table:table-cell office:value-type="float" office:value="2392.77852500113">
                <text:p>2392.77852500113</text:p>
              </table:table-cell>
              <table:table-cell office:value-type="float" office:value="2392.77852500113">
                <text:p>2392.77852500113</text:p>
              </table:table-cell>
              <table:table-cell office:value-type="float" office:value="2392.77852500113">
                <text:p>2392.77852500113</text:p>
              </table:table-cell>
              <table:table-cell office:value-type="float" office:value="2392.77852500113">
                <text:p>2392.778525001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394.55534778858">
                <text:p>2394.55534778858</text:p>
              </table:table-cell>
              <table:table-cell office:value-type="float" office:value="2394.55534778858">
                <text:p>2394.55534778858</text:p>
              </table:table-cell>
              <table:table-cell office:value-type="float" office:value="2394.55534778858">
                <text:p>2394.55534778858</text:p>
              </table:table-cell>
              <table:table-cell office:value-type="float" office:value="2394.55534778858">
                <text:p>2394.55534778858</text:p>
              </table:table-cell>
              <table:table-cell office:value-type="float" office:value="2394.55534778858">
                <text:p>2394.555347788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397.07578940791">
                <text:p>2397.07578940791</text:p>
              </table:table-cell>
              <table:table-cell office:value-type="float" office:value="2397.07578940791">
                <text:p>2397.07578940791</text:p>
              </table:table-cell>
              <table:table-cell office:value-type="float" office:value="2397.07578940791">
                <text:p>2397.07578940791</text:p>
              </table:table-cell>
              <table:table-cell office:value-type="float" office:value="2397.07578940791">
                <text:p>2397.07578940791</text:p>
              </table:table-cell>
              <table:table-cell office:value-type="float" office:value="2397.07578940791">
                <text:p>2397.075789407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398.60355473068">
                <text:p>2398.60355473068</text:p>
              </table:table-cell>
              <table:table-cell office:value-type="float" office:value="2398.60355473068">
                <text:p>2398.60355473068</text:p>
              </table:table-cell>
              <table:table-cell office:value-type="float" office:value="2398.60355473068">
                <text:p>2398.60355473068</text:p>
              </table:table-cell>
              <table:table-cell office:value-type="float" office:value="2398.60355473068">
                <text:p>2398.60355473068</text:p>
              </table:table-cell>
              <table:table-cell office:value-type="float" office:value="2398.60355473068">
                <text:p>2398.6035547306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00.34353538368">
                <text:p>2400.34353538368</text:p>
              </table:table-cell>
              <table:table-cell office:value-type="float" office:value="2400.34353538368">
                <text:p>2400.34353538368</text:p>
              </table:table-cell>
              <table:table-cell office:value-type="float" office:value="2400.34353538368">
                <text:p>2400.34353538368</text:p>
              </table:table-cell>
              <table:table-cell office:value-type="float" office:value="2400.34353538368">
                <text:p>2400.34353538368</text:p>
              </table:table-cell>
              <table:table-cell office:value-type="float" office:value="2400.34353538368">
                <text:p>2400.343535383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01.14177826491">
                <text:p>2401.14177826491</text:p>
              </table:table-cell>
              <table:table-cell office:value-type="float" office:value="2401.14177826491">
                <text:p>2401.14177826491</text:p>
              </table:table-cell>
              <table:table-cell office:value-type="float" office:value="2401.14177826491">
                <text:p>2401.14177826491</text:p>
              </table:table-cell>
              <table:table-cell office:value-type="float" office:value="2401.14177826491">
                <text:p>2401.14177826491</text:p>
              </table:table-cell>
              <table:table-cell office:value-type="float" office:value="2401.14177826491">
                <text:p>2401.141778264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02.3154456936">
                <text:p>2402.3154456936</text:p>
              </table:table-cell>
              <table:table-cell office:value-type="float" office:value="2402.3154456936">
                <text:p>2402.3154456936</text:p>
              </table:table-cell>
              <table:table-cell office:value-type="float" office:value="2402.3154456936">
                <text:p>2402.3154456936</text:p>
              </table:table-cell>
              <table:table-cell office:value-type="float" office:value="2402.3154456936">
                <text:p>2402.3154456936</text:p>
              </table:table-cell>
              <table:table-cell office:value-type="float" office:value="2402.3154456936">
                <text:p>2402.31544569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03.69276749013">
                <text:p>2403.69276749013</text:p>
              </table:table-cell>
              <table:table-cell office:value-type="float" office:value="2403.69276749013">
                <text:p>2403.69276749013</text:p>
              </table:table-cell>
              <table:table-cell office:value-type="float" office:value="2403.69276749013">
                <text:p>2403.69276749013</text:p>
              </table:table-cell>
              <table:table-cell office:value-type="float" office:value="2403.69276749013">
                <text:p>2403.69276749013</text:p>
              </table:table-cell>
              <table:table-cell office:value-type="float" office:value="2403.69276749013">
                <text:p>2403.692767490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04.67298534248">
                <text:p>2404.67298534248</text:p>
              </table:table-cell>
              <table:table-cell office:value-type="float" office:value="2404.67298534248">
                <text:p>2404.67298534248</text:p>
              </table:table-cell>
              <table:table-cell office:value-type="float" office:value="2404.67298534248">
                <text:p>2404.67298534248</text:p>
              </table:table-cell>
              <table:table-cell office:value-type="float" office:value="2404.67298534248">
                <text:p>2404.67298534248</text:p>
              </table:table-cell>
              <table:table-cell office:value-type="float" office:value="2404.67298534248">
                <text:p>2404.672985342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405.05628987407">
                <text:p>2405.05628987407</text:p>
              </table:table-cell>
              <table:table-cell office:value-type="float" office:value="2405.05628987407">
                <text:p>2405.05628987407</text:p>
              </table:table-cell>
              <table:table-cell office:value-type="float" office:value="2405.05628987407">
                <text:p>2405.05628987407</text:p>
              </table:table-cell>
              <table:table-cell office:value-type="float" office:value="2405.05628987407">
                <text:p>2405.05628987407</text:p>
              </table:table-cell>
              <table:table-cell office:value-type="float" office:value="2405.05628987407">
                <text:p>2405.056289874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405.75375088297">
                <text:p>2405.75375088297</text:p>
              </table:table-cell>
              <table:table-cell office:value-type="float" office:value="2405.75375088297">
                <text:p>2405.75375088297</text:p>
              </table:table-cell>
              <table:table-cell office:value-type="float" office:value="2405.75375088297">
                <text:p>2405.75375088297</text:p>
              </table:table-cell>
              <table:table-cell office:value-type="float" office:value="2405.75375088297">
                <text:p>2405.75375088297</text:p>
              </table:table-cell>
              <table:table-cell office:value-type="float" office:value="2405.75375088297">
                <text:p>2405.753750882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406.04724127387">
                <text:p>2406.04724127387</text:p>
              </table:table-cell>
              <table:table-cell office:value-type="float" office:value="2406.04724127387">
                <text:p>2406.04724127387</text:p>
              </table:table-cell>
              <table:table-cell office:value-type="float" office:value="2406.04724127387">
                <text:p>2406.04724127387</text:p>
              </table:table-cell>
              <table:table-cell office:value-type="float" office:value="2406.04724127387">
                <text:p>2406.04724127387</text:p>
              </table:table-cell>
              <table:table-cell office:value-type="float" office:value="2406.04724127387">
                <text:p>2406.0472412738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405.91935525175">
                <text:p>2405.91935525175</text:p>
              </table:table-cell>
              <table:table-cell office:value-type="float" office:value="2405.91935525175">
                <text:p>2405.91935525175</text:p>
              </table:table-cell>
              <table:table-cell office:value-type="float" office:value="2405.91935525175">
                <text:p>2405.91935525175</text:p>
              </table:table-cell>
              <table:table-cell office:value-type="float" office:value="2405.91935525175">
                <text:p>2405.91935525175</text:p>
              </table:table-cell>
              <table:table-cell office:value-type="float" office:value="2405.91935525175">
                <text:p>2405.919355251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406.39332138946">
                <text:p>2406.39332138946</text:p>
              </table:table-cell>
              <table:table-cell office:value-type="float" office:value="2406.39332138946">
                <text:p>2406.39332138946</text:p>
              </table:table-cell>
              <table:table-cell office:value-type="float" office:value="2406.39332138946">
                <text:p>2406.39332138946</text:p>
              </table:table-cell>
              <table:table-cell office:value-type="float" office:value="2406.39332138946">
                <text:p>2406.39332138946</text:p>
              </table:table-cell>
              <table:table-cell office:value-type="float" office:value="2406.39332138946">
                <text:p>2406.393321389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406.63291121999">
                <text:p>2406.63291121999</text:p>
              </table:table-cell>
              <table:table-cell office:value-type="float" office:value="2406.63291121999">
                <text:p>2406.63291121999</text:p>
              </table:table-cell>
              <table:table-cell office:value-type="float" office:value="2406.63291121999">
                <text:p>2406.63291121999</text:p>
              </table:table-cell>
              <table:table-cell office:value-type="float" office:value="2406.63291121999">
                <text:p>2406.63291121999</text:p>
              </table:table-cell>
              <table:table-cell office:value-type="float" office:value="2406.63291121999">
                <text:p>2406.632911219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06.38234403767">
                <text:p>2406.38234403767</text:p>
              </table:table-cell>
              <table:table-cell office:value-type="float" office:value="2406.38234403767">
                <text:p>2406.38234403767</text:p>
              </table:table-cell>
              <table:table-cell office:value-type="float" office:value="2406.38234403767">
                <text:p>2406.38234403767</text:p>
              </table:table-cell>
              <table:table-cell office:value-type="float" office:value="2406.38234403767">
                <text:p>2406.38234403767</text:p>
              </table:table-cell>
              <table:table-cell office:value-type="float" office:value="2406.38234403767">
                <text:p>2406.382344037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406.57618862124">
                <text:p>2406.57618862124</text:p>
              </table:table-cell>
              <table:table-cell office:value-type="float" office:value="2406.57618862124">
                <text:p>2406.57618862124</text:p>
              </table:table-cell>
              <table:table-cell office:value-type="float" office:value="2406.57618862124">
                <text:p>2406.57618862124</text:p>
              </table:table-cell>
              <table:table-cell office:value-type="float" office:value="2406.57618862124">
                <text:p>2406.57618862124</text:p>
              </table:table-cell>
              <table:table-cell office:value-type="float" office:value="2406.57618862124">
                <text:p>2406.576188621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06.09926261462">
                <text:p>2406.09926261462</text:p>
              </table:table-cell>
              <table:table-cell office:value-type="float" office:value="2406.09926261462">
                <text:p>2406.09926261462</text:p>
              </table:table-cell>
              <table:table-cell office:value-type="float" office:value="2406.09926261462">
                <text:p>2406.09926261462</text:p>
              </table:table-cell>
              <table:table-cell office:value-type="float" office:value="2406.09926261462">
                <text:p>2406.09926261462</text:p>
              </table:table-cell>
              <table:table-cell office:value-type="float" office:value="2406.09926261462">
                <text:p>2406.099262614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406.12653031858">
                <text:p>2406.12653031858</text:p>
              </table:table-cell>
              <table:table-cell office:value-type="float" office:value="2406.12653031858">
                <text:p>2406.12653031858</text:p>
              </table:table-cell>
              <table:table-cell office:value-type="float" office:value="2406.12653031858">
                <text:p>2406.12653031858</text:p>
              </table:table-cell>
              <table:table-cell office:value-type="float" office:value="2406.12653031858">
                <text:p>2406.12653031858</text:p>
              </table:table-cell>
              <table:table-cell office:value-type="float" office:value="2406.12653031858">
                <text:p>2406.126530318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05.68299965832">
                <text:p>2405.68299965832</text:p>
              </table:table-cell>
              <table:table-cell office:value-type="float" office:value="2405.68299965832">
                <text:p>2405.68299965832</text:p>
              </table:table-cell>
              <table:table-cell office:value-type="float" office:value="2405.68299965832">
                <text:p>2405.68299965832</text:p>
              </table:table-cell>
              <table:table-cell office:value-type="float" office:value="2405.68299965832">
                <text:p>2405.68299965832</text:p>
              </table:table-cell>
              <table:table-cell office:value-type="float" office:value="2405.68299965832">
                <text:p>2405.682999658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405.35361909795">
                <text:p>2405.35361909795</text:p>
              </table:table-cell>
              <table:table-cell office:value-type="float" office:value="2405.35361909795">
                <text:p>2405.35361909795</text:p>
              </table:table-cell>
              <table:table-cell office:value-type="float" office:value="2405.35361909795">
                <text:p>2405.35361909795</text:p>
              </table:table-cell>
              <table:table-cell office:value-type="float" office:value="2405.35361909795">
                <text:p>2405.35361909795</text:p>
              </table:table-cell>
              <table:table-cell office:value-type="float" office:value="2405.35361909795">
                <text:p>2405.3536190979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405.54317527278">
                <text:p>2405.54317527278</text:p>
              </table:table-cell>
              <table:table-cell office:value-type="float" office:value="2405.54317527278">
                <text:p>2405.54317527278</text:p>
              </table:table-cell>
              <table:table-cell office:value-type="float" office:value="2405.54317527278">
                <text:p>2405.54317527278</text:p>
              </table:table-cell>
              <table:table-cell office:value-type="float" office:value="2405.54317527278">
                <text:p>2405.54317527278</text:p>
              </table:table-cell>
              <table:table-cell office:value-type="float" office:value="2405.54317527278">
                <text:p>2405.543175272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405.13619210464">
                <text:p>2405.13619210464</text:p>
              </table:table-cell>
              <table:table-cell office:value-type="float" office:value="2405.13619210464">
                <text:p>2405.13619210464</text:p>
              </table:table-cell>
              <table:table-cell office:value-type="float" office:value="2405.13619210464">
                <text:p>2405.13619210464</text:p>
              </table:table-cell>
              <table:table-cell office:value-type="float" office:value="2405.13619210464">
                <text:p>2405.13619210464</text:p>
              </table:table-cell>
              <table:table-cell office:value-type="float" office:value="2405.13619210464">
                <text:p>2405.1361921046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405.11683215379">
                <text:p>2405.11683215379</text:p>
              </table:table-cell>
              <table:table-cell office:value-type="float" office:value="2405.11683215379">
                <text:p>2405.11683215379</text:p>
              </table:table-cell>
              <table:table-cell office:value-type="float" office:value="2405.11683215379">
                <text:p>2405.11683215379</text:p>
              </table:table-cell>
              <table:table-cell office:value-type="float" office:value="2405.11683215379">
                <text:p>2405.11683215379</text:p>
              </table:table-cell>
              <table:table-cell office:value-type="float" office:value="2405.11683215379">
                <text:p>2405.116832153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404.80880094377">
                <text:p>2404.80880094377</text:p>
              </table:table-cell>
              <table:table-cell office:value-type="float" office:value="2404.80880094377">
                <text:p>2404.80880094377</text:p>
              </table:table-cell>
              <table:table-cell office:value-type="float" office:value="2404.80880094377">
                <text:p>2404.80880094377</text:p>
              </table:table-cell>
              <table:table-cell office:value-type="float" office:value="2404.80880094377">
                <text:p>2404.80880094377</text:p>
              </table:table-cell>
              <table:table-cell office:value-type="float" office:value="2404.80880094377">
                <text:p>2404.808800943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405.14525497255">
                <text:p>2405.14525497255</text:p>
              </table:table-cell>
              <table:table-cell office:value-type="float" office:value="2405.14525497255">
                <text:p>2405.14525497255</text:p>
              </table:table-cell>
              <table:table-cell office:value-type="float" office:value="2405.14525497255">
                <text:p>2405.14525497255</text:p>
              </table:table-cell>
              <table:table-cell office:value-type="float" office:value="2405.14525497255">
                <text:p>2405.14525497255</text:p>
              </table:table-cell>
              <table:table-cell office:value-type="float" office:value="2405.14525497255">
                <text:p>2405.145254972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405.19871409502">
                <text:p>2405.19871409502</text:p>
              </table:table-cell>
              <table:table-cell office:value-type="float" office:value="2405.19871409502">
                <text:p>2405.19871409502</text:p>
              </table:table-cell>
              <table:table-cell office:value-type="float" office:value="2405.19871409502">
                <text:p>2405.19871409502</text:p>
              </table:table-cell>
              <table:table-cell office:value-type="float" office:value="2405.19871409502">
                <text:p>2405.19871409502</text:p>
              </table:table-cell>
              <table:table-cell office:value-type="float" office:value="2405.19871409502">
                <text:p>2405.1987140950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404.97097892847">
                <text:p>2404.97097892847</text:p>
              </table:table-cell>
              <table:table-cell office:value-type="float" office:value="2404.97097892847">
                <text:p>2404.97097892847</text:p>
              </table:table-cell>
              <table:table-cell office:value-type="float" office:value="2404.97097892847">
                <text:p>2404.97097892847</text:p>
              </table:table-cell>
              <table:table-cell office:value-type="float" office:value="2404.97097892847">
                <text:p>2404.97097892847</text:p>
              </table:table-cell>
              <table:table-cell office:value-type="float" office:value="2404.97097892847">
                <text:p>2404.9709789284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405.5630538942">
                <text:p>2405.5630538942</text:p>
              </table:table-cell>
              <table:table-cell office:value-type="float" office:value="2405.5630538942">
                <text:p>2405.5630538942</text:p>
              </table:table-cell>
              <table:table-cell office:value-type="float" office:value="2405.5630538942">
                <text:p>2405.5630538942</text:p>
              </table:table-cell>
              <table:table-cell office:value-type="float" office:value="2405.5630538942">
                <text:p>2405.5630538942</text:p>
              </table:table-cell>
              <table:table-cell office:value-type="float" office:value="2405.5630538942">
                <text:p>2405.563053894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405.6750764652">
                <text:p>2405.6750764652</text:p>
              </table:table-cell>
              <table:table-cell office:value-type="float" office:value="2405.6750764652">
                <text:p>2405.6750764652</text:p>
              </table:table-cell>
              <table:table-cell office:value-type="float" office:value="2405.6750764652">
                <text:p>2405.6750764652</text:p>
              </table:table-cell>
              <table:table-cell office:value-type="float" office:value="2405.6750764652">
                <text:p>2405.6750764652</text:p>
              </table:table-cell>
              <table:table-cell office:value-type="float" office:value="2405.6750764652">
                <text:p>2405.67507646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406.23625314261">
                <text:p>2406.23625314261</text:p>
              </table:table-cell>
              <table:table-cell office:value-type="float" office:value="2406.23625314261">
                <text:p>2406.23625314261</text:p>
              </table:table-cell>
              <table:table-cell office:value-type="float" office:value="2406.23625314261">
                <text:p>2406.23625314261</text:p>
              </table:table-cell>
              <table:table-cell office:value-type="float" office:value="2406.23625314261">
                <text:p>2406.23625314261</text:p>
              </table:table-cell>
              <table:table-cell office:value-type="float" office:value="2406.23625314261">
                <text:p>2406.236253142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406.82480263229">
                <text:p>2406.82480263229</text:p>
              </table:table-cell>
              <table:table-cell office:value-type="float" office:value="2406.82480263229">
                <text:p>2406.82480263229</text:p>
              </table:table-cell>
              <table:table-cell office:value-type="float" office:value="2406.82480263229">
                <text:p>2406.82480263229</text:p>
              </table:table-cell>
              <table:table-cell office:value-type="float" office:value="2406.82480263229">
                <text:p>2406.82480263229</text:p>
              </table:table-cell>
              <table:table-cell office:value-type="float" office:value="2406.82480263229">
                <text:p>2406.8248026322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407.8879066376">
                <text:p>2407.8879066376</text:p>
              </table:table-cell>
              <table:table-cell office:value-type="float" office:value="2407.8879066376">
                <text:p>2407.8879066376</text:p>
              </table:table-cell>
              <table:table-cell office:value-type="float" office:value="2407.8879066376">
                <text:p>2407.8879066376</text:p>
              </table:table-cell>
              <table:table-cell office:value-type="float" office:value="2407.8879066376">
                <text:p>2407.8879066376</text:p>
              </table:table-cell>
              <table:table-cell office:value-type="float" office:value="2407.8879066376">
                <text:p>2407.88790663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408.75166862696">
                <text:p>2408.75166862696</text:p>
              </table:table-cell>
              <table:table-cell office:value-type="float" office:value="2408.75166862696">
                <text:p>2408.75166862696</text:p>
              </table:table-cell>
              <table:table-cell office:value-type="float" office:value="2408.75166862696">
                <text:p>2408.75166862696</text:p>
              </table:table-cell>
              <table:table-cell office:value-type="float" office:value="2408.75166862696">
                <text:p>2408.75166862696</text:p>
              </table:table-cell>
              <table:table-cell office:value-type="float" office:value="2408.75166862696">
                <text:p>2408.751668626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409.89108087329">
                <text:p>2409.89108087329</text:p>
              </table:table-cell>
              <table:table-cell office:value-type="float" office:value="2409.89108087329">
                <text:p>2409.89108087329</text:p>
              </table:table-cell>
              <table:table-cell office:value-type="float" office:value="2409.89108087329">
                <text:p>2409.89108087329</text:p>
              </table:table-cell>
              <table:table-cell office:value-type="float" office:value="2409.89108087329">
                <text:p>2409.89108087329</text:p>
              </table:table-cell>
              <table:table-cell office:value-type="float" office:value="2409.89108087329">
                <text:p>2409.891080873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410.95">
                <text:p>2410.95</text:p>
              </table:table-cell>
              <table:table-cell office:value-type="float" office:value="2410.95">
                <text:p>2410.95</text:p>
              </table:table-cell>
              <table:table-cell office:value-type="float" office:value="2410.95">
                <text:p>2410.95</text:p>
              </table:table-cell>
              <table:table-cell office:value-type="float" office:value="2410.95">
                <text:p>2410.95</text:p>
              </table:table-cell>
              <table:table-cell office:value-type="float" office:value="2410.95">
                <text:p>2410.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412.35113120304">
                <text:p>2412.35113120304</text:p>
              </table:table-cell>
              <table:table-cell office:value-type="float" office:value="2412.35113120304">
                <text:p>2412.35113120304</text:p>
              </table:table-cell>
              <table:table-cell office:value-type="float" office:value="2412.35113120304">
                <text:p>2412.35113120304</text:p>
              </table:table-cell>
              <table:table-cell office:value-type="float" office:value="2412.35113120304">
                <text:p>2412.35113120304</text:p>
              </table:table-cell>
              <table:table-cell office:value-type="float" office:value="2412.35113120304">
                <text:p>2412.351131203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413.65602125255">
                <text:p>2413.65602125255</text:p>
              </table:table-cell>
              <table:table-cell office:value-type="float" office:value="2413.65602125255">
                <text:p>2413.65602125255</text:p>
              </table:table-cell>
              <table:table-cell office:value-type="float" office:value="2413.65602125255">
                <text:p>2413.65602125255</text:p>
              </table:table-cell>
              <table:table-cell office:value-type="float" office:value="2413.65602125255">
                <text:p>2413.65602125255</text:p>
              </table:table-cell>
              <table:table-cell office:value-type="float" office:value="2413.65602125255">
                <text:p>2413.656021252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415.09506031084">
                <text:p>2415.09506031084</text:p>
              </table:table-cell>
              <table:table-cell office:value-type="float" office:value="2415.09506031084">
                <text:p>2415.09506031084</text:p>
              </table:table-cell>
              <table:table-cell office:value-type="float" office:value="2415.09506031084">
                <text:p>2415.09506031084</text:p>
              </table:table-cell>
              <table:table-cell office:value-type="float" office:value="2415.09506031084">
                <text:p>2415.09506031084</text:p>
              </table:table-cell>
              <table:table-cell office:value-type="float" office:value="2415.09506031084">
                <text:p>2415.095060310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417.10749253628">
                <text:p>2417.10749253628</text:p>
              </table:table-cell>
              <table:table-cell office:value-type="float" office:value="2417.10749253628">
                <text:p>2417.10749253628</text:p>
              </table:table-cell>
              <table:table-cell office:value-type="float" office:value="2417.10749253628">
                <text:p>2417.10749253628</text:p>
              </table:table-cell>
              <table:table-cell office:value-type="float" office:value="2417.10749253628">
                <text:p>2417.10749253628</text:p>
              </table:table-cell>
              <table:table-cell office:value-type="float" office:value="2417.10749253628">
                <text:p>2417.1074925362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418.74143537592">
                <text:p>2418.74143537592</text:p>
              </table:table-cell>
              <table:table-cell office:value-type="float" office:value="2418.74143537592">
                <text:p>2418.74143537592</text:p>
              </table:table-cell>
              <table:table-cell office:value-type="float" office:value="2418.74143537592">
                <text:p>2418.74143537592</text:p>
              </table:table-cell>
              <table:table-cell office:value-type="float" office:value="2418.74143537592">
                <text:p>2418.74143537592</text:p>
              </table:table-cell>
              <table:table-cell office:value-type="float" office:value="2418.74143537592">
                <text:p>2418.741435375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420.92390738342">
                <text:p>2420.92390738342</text:p>
              </table:table-cell>
              <table:table-cell office:value-type="float" office:value="2420.92390738342">
                <text:p>2420.92390738342</text:p>
              </table:table-cell>
              <table:table-cell office:value-type="float" office:value="2420.92390738342">
                <text:p>2420.92390738342</text:p>
              </table:table-cell>
              <table:table-cell office:value-type="float" office:value="2420.92390738342">
                <text:p>2420.92390738342</text:p>
              </table:table-cell>
              <table:table-cell office:value-type="float" office:value="2420.92390738342">
                <text:p>2420.923907383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423.34086433424">
                <text:p>2423.34086433424</text:p>
              </table:table-cell>
              <table:table-cell office:value-type="float" office:value="2423.34086433424">
                <text:p>2423.34086433424</text:p>
              </table:table-cell>
              <table:table-cell office:value-type="float" office:value="2423.34086433424">
                <text:p>2423.34086433424</text:p>
              </table:table-cell>
              <table:table-cell office:value-type="float" office:value="2423.34086433424">
                <text:p>2423.34086433424</text:p>
              </table:table-cell>
              <table:table-cell office:value-type="float" office:value="2423.34086433424">
                <text:p>2423.340864334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25.64724334677">
                <text:p>2425.64724334677</text:p>
              </table:table-cell>
              <table:table-cell office:value-type="float" office:value="2425.64724334677">
                <text:p>2425.64724334677</text:p>
              </table:table-cell>
              <table:table-cell office:value-type="float" office:value="2425.64724334677">
                <text:p>2425.64724334677</text:p>
              </table:table-cell>
              <table:table-cell office:value-type="float" office:value="2425.64724334677">
                <text:p>2425.64724334677</text:p>
              </table:table-cell>
              <table:table-cell office:value-type="float" office:value="2425.64724334677">
                <text:p>2425.6472433467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427.95701465752">
                <text:p>2427.95701465752</text:p>
              </table:table-cell>
              <table:table-cell office:value-type="float" office:value="2427.95701465752">
                <text:p>2427.95701465752</text:p>
              </table:table-cell>
              <table:table-cell office:value-type="float" office:value="2427.95701465752">
                <text:p>2427.95701465752</text:p>
              </table:table-cell>
              <table:table-cell office:value-type="float" office:value="2427.95701465752">
                <text:p>2427.95701465752</text:p>
              </table:table-cell>
              <table:table-cell office:value-type="float" office:value="2427.95701465752">
                <text:p>2427.957014657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30.73324063999">
                <text:p>2430.73324063999</text:p>
              </table:table-cell>
              <table:table-cell office:value-type="float" office:value="2430.73324063999">
                <text:p>2430.73324063999</text:p>
              </table:table-cell>
              <table:table-cell office:value-type="float" office:value="2430.73324063999">
                <text:p>2430.73324063999</text:p>
              </table:table-cell>
              <table:table-cell office:value-type="float" office:value="2430.73324063999">
                <text:p>2430.73324063999</text:p>
              </table:table-cell>
              <table:table-cell office:value-type="float" office:value="2430.73324063999">
                <text:p>2430.733240639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433.86814160218">
                <text:p>2433.86814160218</text:p>
              </table:table-cell>
              <table:table-cell office:value-type="float" office:value="2433.86814160218">
                <text:p>2433.86814160218</text:p>
              </table:table-cell>
              <table:table-cell office:value-type="float" office:value="2433.86814160218">
                <text:p>2433.86814160218</text:p>
              </table:table-cell>
              <table:table-cell office:value-type="float" office:value="2433.86814160218">
                <text:p>2433.86814160218</text:p>
              </table:table-cell>
              <table:table-cell office:value-type="float" office:value="2433.86814160218">
                <text:p>2433.868141602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436.51316784621">
                <text:p>2436.51316784621</text:p>
              </table:table-cell>
              <table:table-cell office:value-type="float" office:value="2436.51316784621">
                <text:p>2436.51316784621</text:p>
              </table:table-cell>
              <table:table-cell office:value-type="float" office:value="2436.51316784621">
                <text:p>2436.51316784621</text:p>
              </table:table-cell>
              <table:table-cell office:value-type="float" office:value="2436.51316784621">
                <text:p>2436.51316784621</text:p>
              </table:table-cell>
              <table:table-cell office:value-type="float" office:value="2436.51316784621">
                <text:p>2436.513167846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439.30907742573">
                <text:p>2439.30907742573</text:p>
              </table:table-cell>
              <table:table-cell office:value-type="float" office:value="2439.30907742573">
                <text:p>2439.30907742573</text:p>
              </table:table-cell>
              <table:table-cell office:value-type="float" office:value="2439.30907742573">
                <text:p>2439.30907742573</text:p>
              </table:table-cell>
              <table:table-cell office:value-type="float" office:value="2439.30907742573">
                <text:p>2439.30907742573</text:p>
              </table:table-cell>
              <table:table-cell office:value-type="float" office:value="2439.30907742573">
                <text:p>2439.3090774257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442.28601899419">
                <text:p>2442.28601899419</text:p>
              </table:table-cell>
              <table:table-cell office:value-type="float" office:value="2442.28601899419">
                <text:p>2442.28601899419</text:p>
              </table:table-cell>
              <table:table-cell office:value-type="float" office:value="2442.28601899419">
                <text:p>2442.28601899419</text:p>
              </table:table-cell>
              <table:table-cell office:value-type="float" office:value="2442.28601899419">
                <text:p>2442.28601899419</text:p>
              </table:table-cell>
              <table:table-cell office:value-type="float" office:value="2442.28601899419">
                <text:p>2442.286018994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445.33361909795">
                <text:p>2445.33361909795</text:p>
              </table:table-cell>
              <table:table-cell office:value-type="float" office:value="2445.33361909795">
                <text:p>2445.33361909795</text:p>
              </table:table-cell>
              <table:table-cell office:value-type="float" office:value="2445.33361909795">
                <text:p>2445.33361909795</text:p>
              </table:table-cell>
              <table:table-cell office:value-type="float" office:value="2445.33361909795">
                <text:p>2445.33361909795</text:p>
              </table:table-cell>
              <table:table-cell office:value-type="float" office:value="2445.33361909795">
                <text:p>2445.333619097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448.661073235">
                <text:p>2448.661073235</text:p>
              </table:table-cell>
              <table:table-cell office:value-type="float" office:value="2448.661073235">
                <text:p>2448.661073235</text:p>
              </table:table-cell>
              <table:table-cell office:value-type="float" office:value="2448.661073235">
                <text:p>2448.661073235</text:p>
              </table:table-cell>
              <table:table-cell office:value-type="float" office:value="2448.661073235">
                <text:p>2448.661073235</text:p>
              </table:table-cell>
              <table:table-cell office:value-type="float" office:value="2448.661073235">
                <text:p>2448.66107323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52.15723997151">
                <text:p>2452.15723997151</text:p>
              </table:table-cell>
              <table:table-cell office:value-type="float" office:value="2452.15723997151">
                <text:p>2452.15723997151</text:p>
              </table:table-cell>
              <table:table-cell office:value-type="float" office:value="2452.15723997151">
                <text:p>2452.15723997151</text:p>
              </table:table-cell>
              <table:table-cell office:value-type="float" office:value="2452.15723997151">
                <text:p>2452.15723997151</text:p>
              </table:table-cell>
              <table:table-cell office:value-type="float" office:value="2452.15723997151">
                <text:p>2452.157239971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455.52073738538">
                <text:p>2455.52073738538</text:p>
              </table:table-cell>
              <table:table-cell office:value-type="float" office:value="2455.52073738538">
                <text:p>2455.52073738538</text:p>
              </table:table-cell>
              <table:table-cell office:value-type="float" office:value="2455.52073738538">
                <text:p>2455.52073738538</text:p>
              </table:table-cell>
              <table:table-cell office:value-type="float" office:value="2455.52073738538">
                <text:p>2455.52073738538</text:p>
              </table:table-cell>
              <table:table-cell office:value-type="float" office:value="2455.52073738538">
                <text:p>2455.5207373853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458.95004108867">
                <text:p>2458.95004108867</text:p>
              </table:table-cell>
              <table:table-cell office:value-type="float" office:value="2458.95004108867">
                <text:p>2458.95004108867</text:p>
              </table:table-cell>
              <table:table-cell office:value-type="float" office:value="2458.95004108867">
                <text:p>2458.95004108867</text:p>
              </table:table-cell>
              <table:table-cell office:value-type="float" office:value="2458.95004108867">
                <text:p>2458.95004108867</text:p>
              </table:table-cell>
              <table:table-cell office:value-type="float" office:value="2458.95004108867">
                <text:p>2458.950041088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462.37358306901">
                <text:p>2462.37358306901</text:p>
              </table:table-cell>
              <table:table-cell office:value-type="float" office:value="2462.37358306901">
                <text:p>2462.37358306901</text:p>
              </table:table-cell>
              <table:table-cell office:value-type="float" office:value="2462.37358306901">
                <text:p>2462.37358306901</text:p>
              </table:table-cell>
              <table:table-cell office:value-type="float" office:value="2462.37358306901">
                <text:p>2462.37358306901</text:p>
              </table:table-cell>
              <table:table-cell office:value-type="float" office:value="2462.37358306901">
                <text:p>2462.373583069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65.50985058411">
                <text:p>2465.50985058411</text:p>
              </table:table-cell>
              <table:table-cell office:value-type="float" office:value="2465.50985058411">
                <text:p>2465.50985058411</text:p>
              </table:table-cell>
              <table:table-cell office:value-type="float" office:value="2465.50985058411">
                <text:p>2465.50985058411</text:p>
              </table:table-cell>
              <table:table-cell office:value-type="float" office:value="2465.50985058411">
                <text:p>2465.50985058411</text:p>
              </table:table-cell>
              <table:table-cell office:value-type="float" office:value="2465.50985058411">
                <text:p>2465.509850584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468.79748434356">
                <text:p>2468.79748434356</text:p>
              </table:table-cell>
              <table:table-cell office:value-type="float" office:value="2468.79748434356">
                <text:p>2468.79748434356</text:p>
              </table:table-cell>
              <table:table-cell office:value-type="float" office:value="2468.79748434356">
                <text:p>2468.79748434356</text:p>
              </table:table-cell>
              <table:table-cell office:value-type="float" office:value="2468.79748434356">
                <text:p>2468.79748434356</text:p>
              </table:table-cell>
              <table:table-cell office:value-type="float" office:value="2468.79748434356">
                <text:p>2468.797484343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472.56537521788">
                <text:p>2472.56537521788</text:p>
              </table:table-cell>
              <table:table-cell office:value-type="float" office:value="2472.56537521788">
                <text:p>2472.56537521788</text:p>
              </table:table-cell>
              <table:table-cell office:value-type="float" office:value="2472.56537521788">
                <text:p>2472.56537521788</text:p>
              </table:table-cell>
              <table:table-cell office:value-type="float" office:value="2472.56537521788">
                <text:p>2472.56537521788</text:p>
              </table:table-cell>
              <table:table-cell office:value-type="float" office:value="2472.56537521788">
                <text:p>2472.5653752178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475.61275872613">
                <text:p>2475.61275872613</text:p>
              </table:table-cell>
              <table:table-cell office:value-type="float" office:value="2475.61275872613">
                <text:p>2475.61275872613</text:p>
              </table:table-cell>
              <table:table-cell office:value-type="float" office:value="2475.61275872613">
                <text:p>2475.61275872613</text:p>
              </table:table-cell>
              <table:table-cell office:value-type="float" office:value="2475.61275872613">
                <text:p>2475.61275872613</text:p>
              </table:table-cell>
              <table:table-cell office:value-type="float" office:value="2475.61275872613">
                <text:p>2475.612758726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479.21930657107">
                <text:p>2479.21930657107</text:p>
              </table:table-cell>
              <table:table-cell office:value-type="float" office:value="2479.21930657107">
                <text:p>2479.21930657107</text:p>
              </table:table-cell>
              <table:table-cell office:value-type="float" office:value="2479.21930657107">
                <text:p>2479.21930657107</text:p>
              </table:table-cell>
              <table:table-cell office:value-type="float" office:value="2479.21930657107">
                <text:p>2479.21930657107</text:p>
              </table:table-cell>
              <table:table-cell office:value-type="float" office:value="2479.21930657107">
                <text:p>2479.2193065710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482.47521451339">
                <text:p>2482.47521451339</text:p>
              </table:table-cell>
              <table:table-cell office:value-type="float" office:value="2482.47521451339">
                <text:p>2482.47521451339</text:p>
              </table:table-cell>
              <table:table-cell office:value-type="float" office:value="2482.47521451339">
                <text:p>2482.47521451339</text:p>
              </table:table-cell>
              <table:table-cell office:value-type="float" office:value="2482.47521451339">
                <text:p>2482.47521451339</text:p>
              </table:table-cell>
              <table:table-cell office:value-type="float" office:value="2482.47521451339">
                <text:p>2482.475214513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485.22128590498">
                <text:p>2485.22128590498</text:p>
              </table:table-cell>
              <table:table-cell office:value-type="float" office:value="2485.22128590498">
                <text:p>2485.22128590498</text:p>
              </table:table-cell>
              <table:table-cell office:value-type="float" office:value="2485.22128590498">
                <text:p>2485.22128590498</text:p>
              </table:table-cell>
              <table:table-cell office:value-type="float" office:value="2485.22128590498">
                <text:p>2485.22128590498</text:p>
              </table:table-cell>
              <table:table-cell office:value-type="float" office:value="2485.22128590498">
                <text:p>2485.2212859049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488.45901023463">
                <text:p>2488.45901023463</text:p>
              </table:table-cell>
              <table:table-cell office:value-type="float" office:value="2488.45901023463">
                <text:p>2488.45901023463</text:p>
              </table:table-cell>
              <table:table-cell office:value-type="float" office:value="2488.45901023463">
                <text:p>2488.45901023463</text:p>
              </table:table-cell>
              <table:table-cell office:value-type="float" office:value="2488.45901023463">
                <text:p>2488.45901023463</text:p>
              </table:table-cell>
              <table:table-cell office:value-type="float" office:value="2488.45901023463">
                <text:p>2488.4590102346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491.98063607796">
                <text:p>2491.98063607796</text:p>
              </table:table-cell>
              <table:table-cell office:value-type="float" office:value="2491.98063607796">
                <text:p>2491.98063607796</text:p>
              </table:table-cell>
              <table:table-cell office:value-type="float" office:value="2491.98063607796">
                <text:p>2491.98063607796</text:p>
              </table:table-cell>
              <table:table-cell office:value-type="float" office:value="2491.98063607796">
                <text:p>2491.98063607796</text:p>
              </table:table-cell>
              <table:table-cell office:value-type="float" office:value="2491.98063607796">
                <text:p>2491.980636077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494.57923788647">
                <text:p>2494.57923788647</text:p>
              </table:table-cell>
              <table:table-cell office:value-type="float" office:value="2494.57923788647">
                <text:p>2494.57923788647</text:p>
              </table:table-cell>
              <table:table-cell office:value-type="float" office:value="2494.57923788647">
                <text:p>2494.57923788647</text:p>
              </table:table-cell>
              <table:table-cell office:value-type="float" office:value="2494.57923788647">
                <text:p>2494.57923788647</text:p>
              </table:table-cell>
              <table:table-cell office:value-type="float" office:value="2494.57923788647">
                <text:p>2494.579237886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497.98877609779">
                <text:p>2497.98877609779</text:p>
              </table:table-cell>
              <table:table-cell office:value-type="float" office:value="2497.98877609779">
                <text:p>2497.98877609779</text:p>
              </table:table-cell>
              <table:table-cell office:value-type="float" office:value="2497.98877609779">
                <text:p>2497.98877609779</text:p>
              </table:table-cell>
              <table:table-cell office:value-type="float" office:value="2497.98877609779">
                <text:p>2497.98877609779</text:p>
              </table:table-cell>
              <table:table-cell office:value-type="float" office:value="2497.98877609779">
                <text:p>2497.988776097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500.61415010076">
                <text:p>2500.61415010076</text:p>
              </table:table-cell>
              <table:table-cell office:value-type="float" office:value="2500.61415010076">
                <text:p>2500.61415010076</text:p>
              </table:table-cell>
              <table:table-cell office:value-type="float" office:value="2500.61415010076">
                <text:p>2500.61415010076</text:p>
              </table:table-cell>
              <table:table-cell office:value-type="float" office:value="2500.61415010076">
                <text:p>2500.61415010076</text:p>
              </table:table-cell>
              <table:table-cell office:value-type="float" office:value="2500.61415010076">
                <text:p>2500.6141501007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03.41124364365">
                <text:p>2503.41124364365</text:p>
              </table:table-cell>
              <table:table-cell office:value-type="float" office:value="2503.41124364365">
                <text:p>2503.41124364365</text:p>
              </table:table-cell>
              <table:table-cell office:value-type="float" office:value="2503.41124364365">
                <text:p>2503.41124364365</text:p>
              </table:table-cell>
              <table:table-cell office:value-type="float" office:value="2503.41124364365">
                <text:p>2503.41124364365</text:p>
              </table:table-cell>
              <table:table-cell office:value-type="float" office:value="2503.41124364365">
                <text:p>2503.411243643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05.90696233191">
                <text:p>2505.90696233191</text:p>
              </table:table-cell>
              <table:table-cell office:value-type="float" office:value="2505.90696233191">
                <text:p>2505.90696233191</text:p>
              </table:table-cell>
              <table:table-cell office:value-type="float" office:value="2505.90696233191">
                <text:p>2505.90696233191</text:p>
              </table:table-cell>
              <table:table-cell office:value-type="float" office:value="2505.90696233191">
                <text:p>2505.90696233191</text:p>
              </table:table-cell>
              <table:table-cell office:value-type="float" office:value="2505.90696233191">
                <text:p>2505.906962331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508.45926292254">
                <text:p>2508.45926292254</text:p>
              </table:table-cell>
              <table:table-cell office:value-type="float" office:value="2508.45926292254">
                <text:p>2508.45926292254</text:p>
              </table:table-cell>
              <table:table-cell office:value-type="float" office:value="2508.45926292254">
                <text:p>2508.45926292254</text:p>
              </table:table-cell>
              <table:table-cell office:value-type="float" office:value="2508.45926292254">
                <text:p>2508.45926292254</text:p>
              </table:table-cell>
              <table:table-cell office:value-type="float" office:value="2508.45926292254">
                <text:p>2508.459262922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511.32717418524">
                <text:p>2511.32717418524</text:p>
              </table:table-cell>
              <table:table-cell office:value-type="float" office:value="2511.32717418524">
                <text:p>2511.32717418524</text:p>
              </table:table-cell>
              <table:table-cell office:value-type="float" office:value="2511.32717418524">
                <text:p>2511.32717418524</text:p>
              </table:table-cell>
              <table:table-cell office:value-type="float" office:value="2511.32717418524">
                <text:p>2511.32717418524</text:p>
              </table:table-cell>
              <table:table-cell office:value-type="float" office:value="2511.32717418524">
                <text:p>2511.327174185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513.83080916492">
                <text:p>2513.83080916492</text:p>
              </table:table-cell>
              <table:table-cell office:value-type="float" office:value="2513.83080916492">
                <text:p>2513.83080916492</text:p>
              </table:table-cell>
              <table:table-cell office:value-type="float" office:value="2513.83080916492">
                <text:p>2513.83080916492</text:p>
              </table:table-cell>
              <table:table-cell office:value-type="float" office:value="2513.83080916492">
                <text:p>2513.83080916492</text:p>
              </table:table-cell>
              <table:table-cell office:value-type="float" office:value="2513.83080916492">
                <text:p>2513.830809164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515.87136874644">
                <text:p>2515.87136874644</text:p>
              </table:table-cell>
              <table:table-cell office:value-type="float" office:value="2515.87136874644">
                <text:p>2515.87136874644</text:p>
              </table:table-cell>
              <table:table-cell office:value-type="float" office:value="2515.87136874644">
                <text:p>2515.87136874644</text:p>
              </table:table-cell>
              <table:table-cell office:value-type="float" office:value="2515.87136874644">
                <text:p>2515.87136874644</text:p>
              </table:table-cell>
              <table:table-cell office:value-type="float" office:value="2515.87136874644">
                <text:p>2515.871368746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518.26113648909">
                <text:p>2518.26113648909</text:p>
              </table:table-cell>
              <table:table-cell office:value-type="float" office:value="2518.26113648909">
                <text:p>2518.26113648909</text:p>
              </table:table-cell>
              <table:table-cell office:value-type="float" office:value="2518.26113648909">
                <text:p>2518.26113648909</text:p>
              </table:table-cell>
              <table:table-cell office:value-type="float" office:value="2518.26113648909">
                <text:p>2518.26113648909</text:p>
              </table:table-cell>
              <table:table-cell office:value-type="float" office:value="2518.26113648909">
                <text:p>2518.261136489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520.40346476511">
                <text:p>2520.40346476511</text:p>
              </table:table-cell>
              <table:table-cell office:value-type="float" office:value="2518.26113648909">
                <text:p>2518.26113648909</text:p>
              </table:table-cell>
              <table:table-cell office:value-type="float" office:value="2507.02501215688">
                <text:p>2507.02501215688</text:p>
              </table:table-cell>
              <table:table-cell office:value-type="float" office:value="1256.05984939629">
                <text:p>1256.05984939629</text:p>
              </table:table-cell>
              <table:table-cell office:value-type="float" office:value="2521.18277489819">
                <text:p>2521.182774898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522.52275230365">
                <text:p>2522.52275230365</text:p>
              </table:table-cell>
              <table:table-cell office:value-type="float" office:value="2518.26113648909">
                <text:p>2518.26113648909</text:p>
              </table:table-cell>
              <table:table-cell office:value-type="float" office:value="2508.26958958392">
                <text:p>2508.26958958392</text:p>
              </table:table-cell>
              <table:table-cell office:value-type="float" office:value="1256.05984939629">
                <text:p>1256.05984939629</text:p>
              </table:table-cell>
              <table:table-cell office:value-type="float" office:value="2521.18277489819">
                <text:p>2521.182774898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524.10441330728">
                <text:p>2524.10441330728</text:p>
              </table:table-cell>
              <table:table-cell office:value-type="float" office:value="2524.10441330728">
                <text:p>2524.10441330728</text:p>
              </table:table-cell>
              <table:table-cell office:value-type="float" office:value="2524.10441330728">
                <text:p>2524.10441330728</text:p>
              </table:table-cell>
              <table:table-cell office:value-type="float" office:value="2524.10441330728">
                <text:p>2524.10441330728</text:p>
              </table:table-cell>
              <table:table-cell office:value-type="float" office:value="2524.10441330728">
                <text:p>2524.104413307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526.42483837279">
                <text:p>2526.42483837279</text:p>
              </table:table-cell>
              <table:table-cell office:value-type="float" office:value="2526.42483837279">
                <text:p>2526.42483837279</text:p>
              </table:table-cell>
              <table:table-cell office:value-type="float" office:value="2526.42483837279">
                <text:p>2526.42483837279</text:p>
              </table:table-cell>
              <table:table-cell office:value-type="float" office:value="2526.42483837279">
                <text:p>2526.42483837279</text:p>
              </table:table-cell>
              <table:table-cell office:value-type="float" office:value="2526.42483837279">
                <text:p>2526.424838372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27.86134751143">
                <text:p>2527.86134751143</text:p>
              </table:table-cell>
              <table:table-cell office:value-type="float" office:value="2527.86134751143">
                <text:p>2527.86134751143</text:p>
              </table:table-cell>
              <table:table-cell office:value-type="float" office:value="2527.86134751143">
                <text:p>2527.86134751143</text:p>
              </table:table-cell>
              <table:table-cell office:value-type="float" office:value="2527.86134751143">
                <text:p>2527.86134751143</text:p>
              </table:table-cell>
              <table:table-cell office:value-type="float" office:value="2527.86134751143">
                <text:p>2527.8613475114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530.07213562373">
                <text:p>2530.07213562373</text:p>
              </table:table-cell>
              <table:table-cell office:value-type="float" office:value="2530.07213562373">
                <text:p>2530.07213562373</text:p>
              </table:table-cell>
              <table:table-cell office:value-type="float" office:value="2530.07213562373">
                <text:p>2530.07213562373</text:p>
              </table:table-cell>
              <table:table-cell office:value-type="float" office:value="2530.07213562373">
                <text:p>2530.07213562373</text:p>
              </table:table-cell>
              <table:table-cell office:value-type="float" office:value="2530.07213562373">
                <text:p>2530.0721356237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531.68621084278">
                <text:p>2531.68621084278</text:p>
              </table:table-cell>
              <table:table-cell office:value-type="float" office:value="2531.68621084278">
                <text:p>2531.68621084278</text:p>
              </table:table-cell>
              <table:table-cell office:value-type="float" office:value="2531.68621084278">
                <text:p>2531.68621084278</text:p>
              </table:table-cell>
              <table:table-cell office:value-type="float" office:value="2531.68621084278">
                <text:p>2531.68621084278</text:p>
              </table:table-cell>
              <table:table-cell office:value-type="float" office:value="2531.68621084278">
                <text:p>2531.6862108427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533.37332621403">
                <text:p>2533.37332621403</text:p>
              </table:table-cell>
              <table:table-cell office:value-type="float" office:value="2533.37332621403">
                <text:p>2533.37332621403</text:p>
              </table:table-cell>
              <table:table-cell office:value-type="float" office:value="2533.37332621403">
                <text:p>2533.37332621403</text:p>
              </table:table-cell>
              <table:table-cell office:value-type="float" office:value="2533.37332621403">
                <text:p>2533.37332621403</text:p>
              </table:table-cell>
              <table:table-cell office:value-type="float" office:value="2533.37332621403">
                <text:p>2533.373326214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535.25390523159">
                <text:p>2535.25390523159</text:p>
              </table:table-cell>
              <table:table-cell office:value-type="float" office:value="2535.25390523159">
                <text:p>2535.25390523159</text:p>
              </table:table-cell>
              <table:table-cell office:value-type="float" office:value="2535.25390523159">
                <text:p>2535.25390523159</text:p>
              </table:table-cell>
              <table:table-cell office:value-type="float" office:value="2535.25390523159">
                <text:p>2535.25390523159</text:p>
              </table:table-cell>
              <table:table-cell office:value-type="float" office:value="2535.25390523159">
                <text:p>2535.253905231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536.85896179774">
                <text:p>2536.85896179774</text:p>
              </table:table-cell>
              <table:table-cell office:value-type="float" office:value="2536.85896179774">
                <text:p>2536.85896179774</text:p>
              </table:table-cell>
              <table:table-cell office:value-type="float" office:value="2536.85896179774">
                <text:p>2536.85896179774</text:p>
              </table:table-cell>
              <table:table-cell office:value-type="float" office:value="2536.85896179774">
                <text:p>2536.85896179774</text:p>
              </table:table-cell>
              <table:table-cell office:value-type="float" office:value="2536.85896179774">
                <text:p>2536.858961797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538.6800152159">
                <text:p>2538.6800152159</text:p>
              </table:table-cell>
              <table:table-cell office:value-type="float" office:value="2538.6800152159">
                <text:p>2538.6800152159</text:p>
              </table:table-cell>
              <table:table-cell office:value-type="float" office:value="2538.6800152159">
                <text:p>2538.6800152159</text:p>
              </table:table-cell>
              <table:table-cell office:value-type="float" office:value="2538.6800152159">
                <text:p>2538.6800152159</text:p>
              </table:table-cell>
              <table:table-cell office:value-type="float" office:value="2538.6800152159">
                <text:p>2538.68001521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540.34900086536">
                <text:p>2540.34900086536</text:p>
              </table:table-cell>
              <table:table-cell office:value-type="float" office:value="2540.34900086536">
                <text:p>2540.34900086536</text:p>
              </table:table-cell>
              <table:table-cell office:value-type="float" office:value="2540.34900086536">
                <text:p>2540.34900086536</text:p>
              </table:table-cell>
              <table:table-cell office:value-type="float" office:value="2540.34900086536">
                <text:p>2540.34900086536</text:p>
              </table:table-cell>
              <table:table-cell office:value-type="float" office:value="2540.34900086536">
                <text:p>2540.349000865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542.00817723954">
                <text:p>2542.00817723954</text:p>
              </table:table-cell>
              <table:table-cell office:value-type="float" office:value="2542.00817723954">
                <text:p>2542.00817723954</text:p>
              </table:table-cell>
              <table:table-cell office:value-type="float" office:value="2542.00817723954">
                <text:p>2542.00817723954</text:p>
              </table:table-cell>
              <table:table-cell office:value-type="float" office:value="2542.00817723954">
                <text:p>2542.00817723954</text:p>
              </table:table-cell>
              <table:table-cell office:value-type="float" office:value="2542.00817723954">
                <text:p>2542.008177239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543.62003005804">
                <text:p>2543.62003005804</text:p>
              </table:table-cell>
              <table:table-cell office:value-type="float" office:value="2543.62003005804">
                <text:p>2543.62003005804</text:p>
              </table:table-cell>
              <table:table-cell office:value-type="float" office:value="2543.62003005804">
                <text:p>2543.62003005804</text:p>
              </table:table-cell>
              <table:table-cell office:value-type="float" office:value="2543.62003005804">
                <text:p>2543.62003005804</text:p>
              </table:table-cell>
              <table:table-cell office:value-type="float" office:value="2543.62003005804">
                <text:p>2543.6200300580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545.47717418524">
                <text:p>2545.47717418524</text:p>
              </table:table-cell>
              <table:table-cell office:value-type="float" office:value="2545.47717418524">
                <text:p>2545.47717418524</text:p>
              </table:table-cell>
              <table:table-cell office:value-type="float" office:value="2545.47717418524">
                <text:p>2545.47717418524</text:p>
              </table:table-cell>
              <table:table-cell office:value-type="float" office:value="2545.47717418524">
                <text:p>2545.47717418524</text:p>
              </table:table-cell>
              <table:table-cell office:value-type="float" office:value="2545.47717418524">
                <text:p>2545.477174185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546.83225410575">
                <text:p>2546.83225410575</text:p>
              </table:table-cell>
              <table:table-cell office:value-type="float" office:value="2546.83225410575">
                <text:p>2546.83225410575</text:p>
              </table:table-cell>
              <table:table-cell office:value-type="float" office:value="2546.83225410575">
                <text:p>2546.83225410575</text:p>
              </table:table-cell>
              <table:table-cell office:value-type="float" office:value="2546.83225410575">
                <text:p>2546.83225410575</text:p>
              </table:table-cell>
              <table:table-cell office:value-type="float" office:value="2546.83225410575">
                <text:p>2546.832254105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549.06784371832">
                <text:p>2549.06784371832</text:p>
              </table:table-cell>
              <table:table-cell office:value-type="float" office:value="2549.06784371832">
                <text:p>2549.06784371832</text:p>
              </table:table-cell>
              <table:table-cell office:value-type="float" office:value="2549.06784371832">
                <text:p>2549.06784371832</text:p>
              </table:table-cell>
              <table:table-cell office:value-type="float" office:value="2549.06784371832">
                <text:p>2549.06784371832</text:p>
              </table:table-cell>
              <table:table-cell office:value-type="float" office:value="2549.06784371832">
                <text:p>2549.067843718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551.03634621582">
                <text:p>2551.03634621582</text:p>
              </table:table-cell>
              <table:table-cell office:value-type="float" office:value="2551.03634621582">
                <text:p>2551.03634621582</text:p>
              </table:table-cell>
              <table:table-cell office:value-type="float" office:value="2551.03634621582">
                <text:p>2551.03634621582</text:p>
              </table:table-cell>
              <table:table-cell office:value-type="float" office:value="2551.03634621582">
                <text:p>2551.03634621582</text:p>
              </table:table-cell>
              <table:table-cell office:value-type="float" office:value="2551.03634621582">
                <text:p>2551.036346215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553.05989481853">
                <text:p>2553.05989481853</text:p>
              </table:table-cell>
              <table:table-cell office:value-type="float" office:value="2553.05989481853">
                <text:p>2553.05989481853</text:p>
              </table:table-cell>
              <table:table-cell office:value-type="float" office:value="2553.05989481853">
                <text:p>2553.05989481853</text:p>
              </table:table-cell>
              <table:table-cell office:value-type="float" office:value="2553.05989481853">
                <text:p>2553.05989481853</text:p>
              </table:table-cell>
              <table:table-cell office:value-type="float" office:value="2553.05989481853">
                <text:p>2553.0598948185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555.27025512224">
                <text:p>2555.27025512224</text:p>
              </table:table-cell>
              <table:table-cell office:value-type="float" office:value="2555.27025512224">
                <text:p>2555.27025512224</text:p>
              </table:table-cell>
              <table:table-cell office:value-type="float" office:value="2555.27025512224">
                <text:p>2555.27025512224</text:p>
              </table:table-cell>
              <table:table-cell office:value-type="float" office:value="2555.27025512224">
                <text:p>2555.27025512224</text:p>
              </table:table-cell>
              <table:table-cell office:value-type="float" office:value="2555.27025512224">
                <text:p>2555.270255122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557.31872981078">
                <text:p>2557.31872981078</text:p>
              </table:table-cell>
              <table:table-cell office:value-type="float" office:value="2557.31872981078">
                <text:p>2557.31872981078</text:p>
              </table:table-cell>
              <table:table-cell office:value-type="float" office:value="2557.31872981078">
                <text:p>2557.31872981078</text:p>
              </table:table-cell>
              <table:table-cell office:value-type="float" office:value="2557.31872981078">
                <text:p>2557.31872981078</text:p>
              </table:table-cell>
              <table:table-cell office:value-type="float" office:value="2557.31872981078">
                <text:p>2557.318729810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559.75606646516">
                <text:p>2559.75606646516</text:p>
              </table:table-cell>
              <table:table-cell office:value-type="float" office:value="2559.75606646516">
                <text:p>2559.75606646516</text:p>
              </table:table-cell>
              <table:table-cell office:value-type="float" office:value="2559.75606646516">
                <text:p>2559.75606646516</text:p>
              </table:table-cell>
              <table:table-cell office:value-type="float" office:value="2559.75606646516">
                <text:p>2559.75606646516</text:p>
              </table:table-cell>
              <table:table-cell office:value-type="float" office:value="2559.75606646516">
                <text:p>2559.756066465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562.68236917852">
                <text:p>2562.68236917852</text:p>
              </table:table-cell>
              <table:table-cell office:value-type="float" office:value="2562.68236917852">
                <text:p>2562.68236917852</text:p>
              </table:table-cell>
              <table:table-cell office:value-type="float" office:value="2562.68236917852">
                <text:p>2562.68236917852</text:p>
              </table:table-cell>
              <table:table-cell office:value-type="float" office:value="2562.68236917852">
                <text:p>2562.68236917852</text:p>
              </table:table-cell>
              <table:table-cell office:value-type="float" office:value="2562.68236917852">
                <text:p>2562.6823691785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565.01701465752">
                <text:p>2565.01701465752</text:p>
              </table:table-cell>
              <table:table-cell office:value-type="float" office:value="2565.01701465752">
                <text:p>2565.01701465752</text:p>
              </table:table-cell>
              <table:table-cell office:value-type="float" office:value="2565.01701465752">
                <text:p>2565.01701465752</text:p>
              </table:table-cell>
              <table:table-cell office:value-type="float" office:value="2565.01701465752">
                <text:p>2565.01701465752</text:p>
              </table:table-cell>
              <table:table-cell office:value-type="float" office:value="2565.01701465752">
                <text:p>2565.017014657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68.13857345728">
                <text:p>2568.13857345728</text:p>
              </table:table-cell>
              <table:table-cell office:value-type="float" office:value="2568.13857345728">
                <text:p>2568.13857345728</text:p>
              </table:table-cell>
              <table:table-cell office:value-type="float" office:value="2568.13857345728">
                <text:p>2568.13857345728</text:p>
              </table:table-cell>
              <table:table-cell office:value-type="float" office:value="2568.13857345728">
                <text:p>2568.13857345728</text:p>
              </table:table-cell>
              <table:table-cell office:value-type="float" office:value="2568.13857345728">
                <text:p>2568.138573457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71.02473695827">
                <text:p>2571.02473695827</text:p>
              </table:table-cell>
              <table:table-cell office:value-type="float" office:value="2571.02473695827">
                <text:p>2571.02473695827</text:p>
              </table:table-cell>
              <table:table-cell office:value-type="float" office:value="2571.02473695827">
                <text:p>2571.02473695827</text:p>
              </table:table-cell>
              <table:table-cell office:value-type="float" office:value="2571.02473695827">
                <text:p>2571.02473695827</text:p>
              </table:table-cell>
              <table:table-cell office:value-type="float" office:value="2571.02473695827">
                <text:p>2571.024736958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574.50225065044">
                <text:p>2574.50225065044</text:p>
              </table:table-cell>
              <table:table-cell office:value-type="float" office:value="2574.50225065044">
                <text:p>2574.50225065044</text:p>
              </table:table-cell>
              <table:table-cell office:value-type="float" office:value="2574.50225065044">
                <text:p>2574.50225065044</text:p>
              </table:table-cell>
              <table:table-cell office:value-type="float" office:value="2574.50225065044">
                <text:p>2574.50225065044</text:p>
              </table:table-cell>
              <table:table-cell office:value-type="float" office:value="2574.50225065044">
                <text:p>2574.502250650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577.81685424233">
                <text:p>2577.81685424233</text:p>
              </table:table-cell>
              <table:table-cell office:value-type="float" office:value="2577.81685424233">
                <text:p>2577.81685424233</text:p>
              </table:table-cell>
              <table:table-cell office:value-type="float" office:value="2577.81685424233">
                <text:p>2577.81685424233</text:p>
              </table:table-cell>
              <table:table-cell office:value-type="float" office:value="2577.81685424233">
                <text:p>2577.81685424233</text:p>
              </table:table-cell>
              <table:table-cell office:value-type="float" office:value="2577.81685424233">
                <text:p>2577.816854242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581.43322906133">
                <text:p>2581.43322906133</text:p>
              </table:table-cell>
              <table:table-cell office:value-type="float" office:value="2581.43322906133">
                <text:p>2581.43322906133</text:p>
              </table:table-cell>
              <table:table-cell office:value-type="float" office:value="2581.43322906133">
                <text:p>2581.43322906133</text:p>
              </table:table-cell>
              <table:table-cell office:value-type="float" office:value="2581.43322906133">
                <text:p>2581.43322906133</text:p>
              </table:table-cell>
              <table:table-cell office:value-type="float" office:value="2581.43322906133">
                <text:p>2581.433229061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585.24495315628">
                <text:p>2585.24495315628</text:p>
              </table:table-cell>
              <table:table-cell office:value-type="float" office:value="2585.24495315628">
                <text:p>2585.24495315628</text:p>
              </table:table-cell>
              <table:table-cell office:value-type="float" office:value="2585.24495315628">
                <text:p>2585.24495315628</text:p>
              </table:table-cell>
              <table:table-cell office:value-type="float" office:value="2585.24495315628">
                <text:p>2585.24495315628</text:p>
              </table:table-cell>
              <table:table-cell office:value-type="float" office:value="2585.24495315628">
                <text:p>2585.244953156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589.12446445543">
                <text:p>2589.12446445543</text:p>
              </table:table-cell>
              <table:table-cell office:value-type="float" office:value="2589.12446445543">
                <text:p>2589.12446445543</text:p>
              </table:table-cell>
              <table:table-cell office:value-type="float" office:value="2589.12446445543">
                <text:p>2589.12446445543</text:p>
              </table:table-cell>
              <table:table-cell office:value-type="float" office:value="2589.12446445543">
                <text:p>2589.12446445543</text:p>
              </table:table-cell>
              <table:table-cell office:value-type="float" office:value="2589.12446445543">
                <text:p>2589.124464455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593.00303227188">
                <text:p>2593.00303227188</text:p>
              </table:table-cell>
              <table:table-cell office:value-type="float" office:value="2593.00303227188">
                <text:p>2593.00303227188</text:p>
              </table:table-cell>
              <table:table-cell office:value-type="float" office:value="2593.00303227188">
                <text:p>2593.00303227188</text:p>
              </table:table-cell>
              <table:table-cell office:value-type="float" office:value="2593.00303227188">
                <text:p>2593.00303227188</text:p>
              </table:table-cell>
              <table:table-cell office:value-type="float" office:value="2593.00303227188">
                <text:p>2593.0030322718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597.21073738538">
                <text:p>2597.21073738538</text:p>
              </table:table-cell>
              <table:table-cell office:value-type="float" office:value="2597.21073738538">
                <text:p>2597.21073738538</text:p>
              </table:table-cell>
              <table:table-cell office:value-type="float" office:value="2597.21073738538">
                <text:p>2597.21073738538</text:p>
              </table:table-cell>
              <table:table-cell office:value-type="float" office:value="2597.21073738538">
                <text:p>2597.21073738538</text:p>
              </table:table-cell>
              <table:table-cell office:value-type="float" office:value="2597.21073738538">
                <text:p>2597.210737385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01.98646086463">
                <text:p>2601.98646086463</text:p>
              </table:table-cell>
              <table:table-cell office:value-type="float" office:value="2601.98646086463">
                <text:p>2601.98646086463</text:p>
              </table:table-cell>
              <table:table-cell office:value-type="float" office:value="2601.98646086463">
                <text:p>2601.98646086463</text:p>
              </table:table-cell>
              <table:table-cell office:value-type="float" office:value="2601.98646086463">
                <text:p>2601.98646086463</text:p>
              </table:table-cell>
              <table:table-cell office:value-type="float" office:value="2601.98646086463">
                <text:p>2601.9864608646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606.7078817281">
                <text:p>2606.7078817281</text:p>
              </table:table-cell>
              <table:table-cell office:value-type="float" office:value="2606.7078817281">
                <text:p>2606.7078817281</text:p>
              </table:table-cell>
              <table:table-cell office:value-type="float" office:value="2606.7078817281">
                <text:p>2606.7078817281</text:p>
              </table:table-cell>
              <table:table-cell office:value-type="float" office:value="2606.7078817281">
                <text:p>2606.7078817281</text:p>
              </table:table-cell>
              <table:table-cell office:value-type="float" office:value="2606.7078817281">
                <text:p>2606.70788172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611.54148347422">
                <text:p>2611.54148347422</text:p>
              </table:table-cell>
              <table:table-cell office:value-type="float" office:value="2611.54148347422">
                <text:p>2611.54148347422</text:p>
              </table:table-cell>
              <table:table-cell office:value-type="float" office:value="2611.54148347422">
                <text:p>2611.54148347422</text:p>
              </table:table-cell>
              <table:table-cell office:value-type="float" office:value="2611.54148347422">
                <text:p>2611.54148347422</text:p>
              </table:table-cell>
              <table:table-cell office:value-type="float" office:value="2611.54148347422">
                <text:p>2611.541483474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616.27256944499">
                <text:p>2616.27256944499</text:p>
              </table:table-cell>
              <table:table-cell office:value-type="float" office:value="2616.27256944499">
                <text:p>2616.27256944499</text:p>
              </table:table-cell>
              <table:table-cell office:value-type="float" office:value="2616.27256944499">
                <text:p>2616.27256944499</text:p>
              </table:table-cell>
              <table:table-cell office:value-type="float" office:value="2616.27256944499">
                <text:p>2616.27256944499</text:p>
              </table:table-cell>
              <table:table-cell office:value-type="float" office:value="2616.27256944499">
                <text:p>2616.2725694449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22.01528691981">
                <text:p>2622.01528691981</text:p>
              </table:table-cell>
              <table:table-cell office:value-type="float" office:value="2622.01528691981">
                <text:p>2622.01528691981</text:p>
              </table:table-cell>
              <table:table-cell office:value-type="float" office:value="2622.01528691981">
                <text:p>2622.01528691981</text:p>
              </table:table-cell>
              <table:table-cell office:value-type="float" office:value="2622.01528691981">
                <text:p>2622.01528691981</text:p>
              </table:table-cell>
              <table:table-cell office:value-type="float" office:value="2622.01528691981">
                <text:p>2622.0152869198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627.31265977052">
                <text:p>2627.31265977052</text:p>
              </table:table-cell>
              <table:table-cell office:value-type="float" office:value="2627.31265977052">
                <text:p>2627.31265977052</text:p>
              </table:table-cell>
              <table:table-cell office:value-type="float" office:value="2627.31265977052">
                <text:p>2627.31265977052</text:p>
              </table:table-cell>
              <table:table-cell office:value-type="float" office:value="2627.31265977052">
                <text:p>2627.31265977052</text:p>
              </table:table-cell>
              <table:table-cell office:value-type="float" office:value="2627.31265977052">
                <text:p>2627.312659770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632.40662944342">
                <text:p>2632.40662944342</text:p>
              </table:table-cell>
              <table:table-cell office:value-type="float" office:value="2632.40662944342">
                <text:p>2632.40662944342</text:p>
              </table:table-cell>
              <table:table-cell office:value-type="float" office:value="2632.40662944342">
                <text:p>2632.40662944342</text:p>
              </table:table-cell>
              <table:table-cell office:value-type="float" office:value="2632.40662944342">
                <text:p>2632.40662944342</text:p>
              </table:table-cell>
              <table:table-cell office:value-type="float" office:value="2632.40662944342">
                <text:p>2632.406629443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638.30810397134">
                <text:p>2638.30810397134</text:p>
              </table:table-cell>
              <table:table-cell office:value-type="float" office:value="2638.30810397134">
                <text:p>2638.30810397134</text:p>
              </table:table-cell>
              <table:table-cell office:value-type="float" office:value="2638.30810397134">
                <text:p>2638.30810397134</text:p>
              </table:table-cell>
              <table:table-cell office:value-type="float" office:value="2638.30810397134">
                <text:p>2638.30810397134</text:p>
              </table:table-cell>
              <table:table-cell office:value-type="float" office:value="2638.30810397134">
                <text:p>2638.308103971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644.09701465752">
                <text:p>2644.09701465752</text:p>
              </table:table-cell>
              <table:table-cell office:value-type="float" office:value="2644.09701465752">
                <text:p>2644.09701465752</text:p>
              </table:table-cell>
              <table:table-cell office:value-type="float" office:value="2644.09701465752">
                <text:p>2644.09701465752</text:p>
              </table:table-cell>
              <table:table-cell office:value-type="float" office:value="2644.09701465752">
                <text:p>2644.09701465752</text:p>
              </table:table-cell>
              <table:table-cell office:value-type="float" office:value="2644.09701465752">
                <text:p>2644.097014657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649.93238001542">
                <text:p>2649.93238001542</text:p>
              </table:table-cell>
              <table:table-cell office:value-type="float" office:value="2649.93238001542">
                <text:p>2649.93238001542</text:p>
              </table:table-cell>
              <table:table-cell office:value-type="float" office:value="2649.93238001542">
                <text:p>2649.93238001542</text:p>
              </table:table-cell>
              <table:table-cell office:value-type="float" office:value="2649.93238001542">
                <text:p>2649.93238001542</text:p>
              </table:table-cell>
              <table:table-cell office:value-type="float" office:value="2649.93238001542">
                <text:p>2649.932380015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56.402376493">
                <text:p>2656.402376493</text:p>
              </table:table-cell>
              <table:table-cell office:value-type="float" office:value="2656.402376493">
                <text:p>2656.402376493</text:p>
              </table:table-cell>
              <table:table-cell office:value-type="float" office:value="2656.402376493">
                <text:p>2656.402376493</text:p>
              </table:table-cell>
              <table:table-cell office:value-type="float" office:value="2656.402376493">
                <text:p>2656.402376493</text:p>
              </table:table-cell>
              <table:table-cell office:value-type="float" office:value="2656.402376493">
                <text:p>2656.4023764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662.15441545911">
                <text:p>2662.15441545911</text:p>
              </table:table-cell>
              <table:table-cell office:value-type="float" office:value="2662.15441545911">
                <text:p>2662.15441545911</text:p>
              </table:table-cell>
              <table:table-cell office:value-type="float" office:value="2662.15441545911">
                <text:p>2662.15441545911</text:p>
              </table:table-cell>
              <table:table-cell office:value-type="float" office:value="2662.15441545911">
                <text:p>2662.15441545911</text:p>
              </table:table-cell>
              <table:table-cell office:value-type="float" office:value="2662.15441545911">
                <text:p>2662.154415459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668.39522588184">
                <text:p>2668.39522588184</text:p>
              </table:table-cell>
              <table:table-cell office:value-type="float" office:value="2668.39522588184">
                <text:p>2668.39522588184</text:p>
              </table:table-cell>
              <table:table-cell office:value-type="float" office:value="2668.39522588184">
                <text:p>2668.39522588184</text:p>
              </table:table-cell>
              <table:table-cell office:value-type="float" office:value="2668.39522588184">
                <text:p>2668.39522588184</text:p>
              </table:table-cell>
              <table:table-cell office:value-type="float" office:value="2668.39522588184">
                <text:p>2668.395225881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674.95094208548">
                <text:p>2674.95094208548</text:p>
              </table:table-cell>
              <table:table-cell office:value-type="float" office:value="2674.95094208548">
                <text:p>2674.95094208548</text:p>
              </table:table-cell>
              <table:table-cell office:value-type="float" office:value="2674.95094208548">
                <text:p>2674.95094208548</text:p>
              </table:table-cell>
              <table:table-cell office:value-type="float" office:value="2674.95094208548">
                <text:p>2674.95094208548</text:p>
              </table:table-cell>
              <table:table-cell office:value-type="float" office:value="2674.95094208548">
                <text:p>2674.950942085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681.15719593457">
                <text:p>2681.15719593457</text:p>
              </table:table-cell>
              <table:table-cell office:value-type="float" office:value="2681.15719593457">
                <text:p>2681.15719593457</text:p>
              </table:table-cell>
              <table:table-cell office:value-type="float" office:value="2681.15719593457">
                <text:p>2681.15719593457</text:p>
              </table:table-cell>
              <table:table-cell office:value-type="float" office:value="2681.15719593457">
                <text:p>2681.15719593457</text:p>
              </table:table-cell>
              <table:table-cell office:value-type="float" office:value="2681.15719593457">
                <text:p>2681.1571959345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87.81921275946">
                <text:p>2687.81921275946</text:p>
              </table:table-cell>
              <table:table-cell office:value-type="float" office:value="2687.81921275946">
                <text:p>2687.81921275946</text:p>
              </table:table-cell>
              <table:table-cell office:value-type="float" office:value="2687.81921275946">
                <text:p>2687.81921275946</text:p>
              </table:table-cell>
              <table:table-cell office:value-type="float" office:value="2687.81921275946">
                <text:p>2687.81921275946</text:p>
              </table:table-cell>
              <table:table-cell office:value-type="float" office:value="2687.81921275946">
                <text:p>2687.819212759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94.17191030992">
                <text:p>2694.17191030992</text:p>
              </table:table-cell>
              <table:table-cell office:value-type="float" office:value="2694.17191030992">
                <text:p>2694.17191030992</text:p>
              </table:table-cell>
              <table:table-cell office:value-type="float" office:value="2694.17191030992">
                <text:p>2694.17191030992</text:p>
              </table:table-cell>
              <table:table-cell office:value-type="float" office:value="2694.17191030992">
                <text:p>2694.17191030992</text:p>
              </table:table-cell>
              <table:table-cell office:value-type="float" office:value="2694.17191030992">
                <text:p>2694.171910309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00.65">
                <text:p>2700.65</text:p>
              </table:table-cell>
              <table:table-cell office:value-type="float" office:value="2700.65">
                <text:p>2700.65</text:p>
              </table:table-cell>
              <table:table-cell office:value-type="float" office:value="2700.65">
                <text:p>2700.65</text:p>
              </table:table-cell>
              <table:table-cell office:value-type="float" office:value="2700.65">
                <text:p>2700.65</text:p>
              </table:table-cell>
              <table:table-cell office:value-type="float" office:value="2700.65">
                <text:p>2700.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07.12808969008">
                <text:p>2707.12808969008</text:p>
              </table:table-cell>
              <table:table-cell office:value-type="float" office:value="2707.12808969008">
                <text:p>2707.12808969008</text:p>
              </table:table-cell>
              <table:table-cell office:value-type="float" office:value="2707.12808969008">
                <text:p>2707.12808969008</text:p>
              </table:table-cell>
              <table:table-cell office:value-type="float" office:value="2707.12808969008">
                <text:p>2707.12808969008</text:p>
              </table:table-cell>
              <table:table-cell office:value-type="float" office:value="2707.12808969008">
                <text:p>2707.128089690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713.94078724054">
                <text:p>2713.94078724054</text:p>
              </table:table-cell>
              <table:table-cell office:value-type="float" office:value="2713.94078724054">
                <text:p>2713.94078724054</text:p>
              </table:table-cell>
              <table:table-cell office:value-type="float" office:value="2713.94078724054">
                <text:p>2713.94078724054</text:p>
              </table:table-cell>
              <table:table-cell office:value-type="float" office:value="2713.94078724054">
                <text:p>2713.94078724054</text:p>
              </table:table-cell>
              <table:table-cell office:value-type="float" office:value="2713.94078724054">
                <text:p>2713.940787240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719.93280406543">
                <text:p>2719.93280406543</text:p>
              </table:table-cell>
              <table:table-cell office:value-type="float" office:value="2719.93280406543">
                <text:p>2719.93280406543</text:p>
              </table:table-cell>
              <table:table-cell office:value-type="float" office:value="2719.93280406543">
                <text:p>2719.93280406543</text:p>
              </table:table-cell>
              <table:table-cell office:value-type="float" office:value="2719.93280406543">
                <text:p>2719.93280406543</text:p>
              </table:table-cell>
              <table:table-cell office:value-type="float" office:value="2719.93280406543">
                <text:p>2719.932804065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726.52905791452">
                <text:p>2726.52905791452</text:p>
              </table:table-cell>
              <table:table-cell office:value-type="float" office:value="2726.52905791452">
                <text:p>2726.52905791452</text:p>
              </table:table-cell>
              <table:table-cell office:value-type="float" office:value="2726.52905791452">
                <text:p>2726.52905791452</text:p>
              </table:table-cell>
              <table:table-cell office:value-type="float" office:value="2726.52905791452">
                <text:p>2726.52905791452</text:p>
              </table:table-cell>
              <table:table-cell office:value-type="float" office:value="2726.52905791452">
                <text:p>2726.529057914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733.09477411816">
                <text:p>2733.09477411816</text:p>
              </table:table-cell>
              <table:table-cell office:value-type="float" office:value="2733.09477411816">
                <text:p>2733.09477411816</text:p>
              </table:table-cell>
              <table:table-cell office:value-type="float" office:value="2733.09477411816">
                <text:p>2733.09477411816</text:p>
              </table:table-cell>
              <table:table-cell office:value-type="float" office:value="2733.09477411816">
                <text:p>2733.09477411816</text:p>
              </table:table-cell>
              <table:table-cell office:value-type="float" office:value="2733.09477411816">
                <text:p>2733.094774118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739.02558454089">
                <text:p>2739.02558454089</text:p>
              </table:table-cell>
              <table:table-cell office:value-type="float" office:value="2739.02558454089">
                <text:p>2739.02558454089</text:p>
              </table:table-cell>
              <table:table-cell office:value-type="float" office:value="2739.02558454089">
                <text:p>2739.02558454089</text:p>
              </table:table-cell>
              <table:table-cell office:value-type="float" office:value="2739.02558454089">
                <text:p>2739.02558454089</text:p>
              </table:table-cell>
              <table:table-cell office:value-type="float" office:value="2739.02558454089">
                <text:p>2739.0255845408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45.077623507">
                <text:p>2745.077623507</text:p>
              </table:table-cell>
              <table:table-cell office:value-type="float" office:value="2745.077623507">
                <text:p>2745.077623507</text:p>
              </table:table-cell>
              <table:table-cell office:value-type="float" office:value="2745.077623507">
                <text:p>2745.077623507</text:p>
              </table:table-cell>
              <table:table-cell office:value-type="float" office:value="2745.077623507">
                <text:p>2745.077623507</text:p>
              </table:table-cell>
              <table:table-cell office:value-type="float" office:value="2745.077623507">
                <text:p>2745.0776235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751.69761998458">
                <text:p>2751.69761998458</text:p>
              </table:table-cell>
              <table:table-cell office:value-type="float" office:value="2751.69761998458">
                <text:p>2751.69761998458</text:p>
              </table:table-cell>
              <table:table-cell office:value-type="float" office:value="2751.69761998458">
                <text:p>2751.69761998458</text:p>
              </table:table-cell>
              <table:table-cell office:value-type="float" office:value="2751.69761998458">
                <text:p>2751.69761998458</text:p>
              </table:table-cell>
              <table:table-cell office:value-type="float" office:value="2751.69761998458">
                <text:p>2751.697619984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57.55298534248">
                <text:p>2757.55298534248</text:p>
              </table:table-cell>
              <table:table-cell office:value-type="float" office:value="2757.55298534248">
                <text:p>2757.55298534248</text:p>
              </table:table-cell>
              <table:table-cell office:value-type="float" office:value="2757.55298534248">
                <text:p>2757.55298534248</text:p>
              </table:table-cell>
              <table:table-cell office:value-type="float" office:value="2757.55298534248">
                <text:p>2757.55298534248</text:p>
              </table:table-cell>
              <table:table-cell office:value-type="float" office:value="2757.55298534248">
                <text:p>2757.5529853424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63.14189602866">
                <text:p>2763.14189602866</text:p>
              </table:table-cell>
              <table:table-cell office:value-type="float" office:value="2763.14189602866">
                <text:p>2763.14189602866</text:p>
              </table:table-cell>
              <table:table-cell office:value-type="float" office:value="2763.14189602866">
                <text:p>2763.14189602866</text:p>
              </table:table-cell>
              <table:table-cell office:value-type="float" office:value="2763.14189602866">
                <text:p>2763.14189602866</text:p>
              </table:table-cell>
              <table:table-cell office:value-type="float" office:value="2763.14189602866">
                <text:p>2763.1418960286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768.78337055658">
                <text:p>2768.78337055658</text:p>
              </table:table-cell>
              <table:table-cell office:value-type="float" office:value="2768.78337055658">
                <text:p>2768.78337055658</text:p>
              </table:table-cell>
              <table:table-cell office:value-type="float" office:value="2768.78337055658">
                <text:p>2768.78337055658</text:p>
              </table:table-cell>
              <table:table-cell office:value-type="float" office:value="2768.78337055658">
                <text:p>2768.78337055658</text:p>
              </table:table-cell>
              <table:table-cell office:value-type="float" office:value="2768.78337055658">
                <text:p>2768.783370556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774.53734022948">
                <text:p>2774.53734022948</text:p>
              </table:table-cell>
              <table:table-cell office:value-type="float" office:value="2774.53734022948">
                <text:p>2774.53734022948</text:p>
              </table:table-cell>
              <table:table-cell office:value-type="float" office:value="2774.53734022948">
                <text:p>2774.53734022948</text:p>
              </table:table-cell>
              <table:table-cell office:value-type="float" office:value="2774.53734022948">
                <text:p>2774.53734022948</text:p>
              </table:table-cell>
              <table:table-cell office:value-type="float" office:value="2774.53734022948">
                <text:p>2774.5373402294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779.86471308019">
                <text:p>2779.86471308019</text:p>
              </table:table-cell>
              <table:table-cell office:value-type="float" office:value="2779.86471308019">
                <text:p>2779.86471308019</text:p>
              </table:table-cell>
              <table:table-cell office:value-type="float" office:value="2779.86471308019">
                <text:p>2779.86471308019</text:p>
              </table:table-cell>
              <table:table-cell office:value-type="float" office:value="2779.86471308019">
                <text:p>2779.86471308019</text:p>
              </table:table-cell>
              <table:table-cell office:value-type="float" office:value="2779.86471308019">
                <text:p>2779.864713080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785.34743055501">
                <text:p>2785.34743055501</text:p>
              </table:table-cell>
              <table:table-cell office:value-type="float" office:value="2785.34743055501">
                <text:p>2785.34743055501</text:p>
              </table:table-cell>
              <table:table-cell office:value-type="float" office:value="2785.34743055501">
                <text:p>2785.34743055501</text:p>
              </table:table-cell>
              <table:table-cell office:value-type="float" office:value="2785.34743055501">
                <text:p>2785.34743055501</text:p>
              </table:table-cell>
              <table:table-cell office:value-type="float" office:value="2785.34743055501">
                <text:p>2785.347430555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790.18851652578">
                <text:p>2790.18851652578</text:p>
              </table:table-cell>
              <table:table-cell office:value-type="float" office:value="2790.18851652578">
                <text:p>2790.18851652578</text:p>
              </table:table-cell>
              <table:table-cell office:value-type="float" office:value="2790.18851652578">
                <text:p>2790.18851652578</text:p>
              </table:table-cell>
              <table:table-cell office:value-type="float" office:value="2790.18851652578">
                <text:p>2790.18851652578</text:p>
              </table:table-cell>
              <table:table-cell office:value-type="float" office:value="2790.18851652578">
                <text:p>2790.188516525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94.7021182719">
                <text:p>2794.7021182719</text:p>
              </table:table-cell>
              <table:table-cell office:value-type="float" office:value="2794.7021182719">
                <text:p>2794.7021182719</text:p>
              </table:table-cell>
              <table:table-cell office:value-type="float" office:value="2794.7021182719">
                <text:p>2794.7021182719</text:p>
              </table:table-cell>
              <table:table-cell office:value-type="float" office:value="2794.7021182719">
                <text:p>2794.7021182719</text:p>
              </table:table-cell>
              <table:table-cell office:value-type="float" office:value="2794.7021182719">
                <text:p>2794.70211827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799.96353913537">
                <text:p>2799.96353913537</text:p>
              </table:table-cell>
              <table:table-cell office:value-type="float" office:value="2799.96353913537">
                <text:p>2799.96353913537</text:p>
              </table:table-cell>
              <table:table-cell office:value-type="float" office:value="2799.96353913537">
                <text:p>2799.96353913537</text:p>
              </table:table-cell>
              <table:table-cell office:value-type="float" office:value="2799.96353913537">
                <text:p>2799.96353913537</text:p>
              </table:table-cell>
              <table:table-cell office:value-type="float" office:value="2799.96353913537">
                <text:p>2799.963539135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804.20926261462">
                <text:p>2804.20926261462</text:p>
              </table:table-cell>
              <table:table-cell office:value-type="float" office:value="2804.20926261462">
                <text:p>2804.20926261462</text:p>
              </table:table-cell>
              <table:table-cell office:value-type="float" office:value="2804.20926261462">
                <text:p>2804.20926261462</text:p>
              </table:table-cell>
              <table:table-cell office:value-type="float" office:value="2804.20926261462">
                <text:p>2804.20926261462</text:p>
              </table:table-cell>
              <table:table-cell office:value-type="float" office:value="2804.20926261462">
                <text:p>2804.2092626146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808.53696772812">
                <text:p>2808.53696772812</text:p>
              </table:table-cell>
              <table:table-cell office:value-type="float" office:value="2808.53696772812">
                <text:p>2808.53696772812</text:p>
              </table:table-cell>
              <table:table-cell office:value-type="float" office:value="2808.53696772812">
                <text:p>2808.53696772812</text:p>
              </table:table-cell>
              <table:table-cell office:value-type="float" office:value="2808.53696772812">
                <text:p>2808.53696772812</text:p>
              </table:table-cell>
              <table:table-cell office:value-type="float" office:value="2808.53696772812">
                <text:p>2808.536967728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812.42553554457">
                <text:p>2812.42553554457</text:p>
              </table:table-cell>
              <table:table-cell office:value-type="float" office:value="2812.42553554457">
                <text:p>2812.42553554457</text:p>
              </table:table-cell>
              <table:table-cell office:value-type="float" office:value="2812.42553554457">
                <text:p>2812.42553554457</text:p>
              </table:table-cell>
              <table:table-cell office:value-type="float" office:value="2812.42553554457">
                <text:p>2812.42553554457</text:p>
              </table:table-cell>
              <table:table-cell office:value-type="float" office:value="2812.42553554457">
                <text:p>2812.4255355445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816.63504684372">
                <text:p>2816.63504684372</text:p>
              </table:table-cell>
              <table:table-cell office:value-type="float" office:value="2816.63504684372">
                <text:p>2816.63504684372</text:p>
              </table:table-cell>
              <table:table-cell office:value-type="float" office:value="2816.63504684372">
                <text:p>2816.63504684372</text:p>
              </table:table-cell>
              <table:table-cell office:value-type="float" office:value="2816.63504684372">
                <text:p>2816.63504684372</text:p>
              </table:table-cell>
              <table:table-cell office:value-type="float" office:value="2816.63504684372">
                <text:p>2816.6350468437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820.05677093867">
                <text:p>2820.05677093867</text:p>
              </table:table-cell>
              <table:table-cell office:value-type="float" office:value="2820.05677093867">
                <text:p>2820.05677093867</text:p>
              </table:table-cell>
              <table:table-cell office:value-type="float" office:value="2820.05677093867">
                <text:p>2820.05677093867</text:p>
              </table:table-cell>
              <table:table-cell office:value-type="float" office:value="2820.05677093867">
                <text:p>2820.05677093867</text:p>
              </table:table-cell>
              <table:table-cell office:value-type="float" office:value="2820.05677093867">
                <text:p>2820.056770938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823.72314575767">
                <text:p>2823.72314575767</text:p>
              </table:table-cell>
              <table:table-cell office:value-type="float" office:value="2823.72314575767">
                <text:p>2823.72314575767</text:p>
              </table:table-cell>
              <table:table-cell office:value-type="float" office:value="2823.72314575767">
                <text:p>2823.72314575767</text:p>
              </table:table-cell>
              <table:table-cell office:value-type="float" office:value="2823.72314575767">
                <text:p>2823.72314575767</text:p>
              </table:table-cell>
              <table:table-cell office:value-type="float" office:value="2823.72314575767">
                <text:p>2823.723145757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827.46774934956">
                <text:p>2827.46774934956</text:p>
              </table:table-cell>
              <table:table-cell office:value-type="float" office:value="2827.46774934956">
                <text:p>2827.46774934956</text:p>
              </table:table-cell>
              <table:table-cell office:value-type="float" office:value="2827.46774934956">
                <text:p>2827.46774934956</text:p>
              </table:table-cell>
              <table:table-cell office:value-type="float" office:value="2827.46774934956">
                <text:p>2827.46774934956</text:p>
              </table:table-cell>
              <table:table-cell office:value-type="float" office:value="2827.46774934956">
                <text:p>2827.4677493495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830.22526304173">
                <text:p>2830.22526304173</text:p>
              </table:table-cell>
              <table:table-cell office:value-type="float" office:value="2830.22526304173">
                <text:p>2830.22526304173</text:p>
              </table:table-cell>
              <table:table-cell office:value-type="float" office:value="2830.22526304173">
                <text:p>2830.22526304173</text:p>
              </table:table-cell>
              <table:table-cell office:value-type="float" office:value="2830.22526304173">
                <text:p>2830.22526304173</text:p>
              </table:table-cell>
              <table:table-cell office:value-type="float" office:value="2830.22526304173">
                <text:p>2830.2252630417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833.28142654272">
                <text:p>2833.28142654272</text:p>
              </table:table-cell>
              <table:table-cell office:value-type="float" office:value="2833.28142654272">
                <text:p>2833.28142654272</text:p>
              </table:table-cell>
              <table:table-cell office:value-type="float" office:value="2833.28142654272">
                <text:p>2833.28142654272</text:p>
              </table:table-cell>
              <table:table-cell office:value-type="float" office:value="2833.28142654272">
                <text:p>2833.28142654272</text:p>
              </table:table-cell>
              <table:table-cell office:value-type="float" office:value="2833.28142654272">
                <text:p>2833.2814265427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836.21298534248">
                <text:p>2836.21298534248</text:p>
              </table:table-cell>
              <table:table-cell office:value-type="float" office:value="2836.21298534248">
                <text:p>2836.21298534248</text:p>
              </table:table-cell>
              <table:table-cell office:value-type="float" office:value="2836.21298534248">
                <text:p>2836.21298534248</text:p>
              </table:table-cell>
              <table:table-cell office:value-type="float" office:value="2836.21298534248">
                <text:p>2836.21298534248</text:p>
              </table:table-cell>
              <table:table-cell office:value-type="float" office:value="2836.21298534248">
                <text:p>2836.212985342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839.22763082148">
                <text:p>2839.22763082148</text:p>
              </table:table-cell>
              <table:table-cell office:value-type="float" office:value="2839.22763082148">
                <text:p>2839.22763082148</text:p>
              </table:table-cell>
              <table:table-cell office:value-type="float" office:value="2839.22763082148">
                <text:p>2839.22763082148</text:p>
              </table:table-cell>
              <table:table-cell office:value-type="float" office:value="2839.22763082148">
                <text:p>2839.22763082148</text:p>
              </table:table-cell>
              <table:table-cell office:value-type="float" office:value="2839.22763082148">
                <text:p>2839.2276308214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841.62393353484">
                <text:p>2841.62393353484</text:p>
              </table:table-cell>
              <table:table-cell office:value-type="float" office:value="2841.62393353484">
                <text:p>2841.62393353484</text:p>
              </table:table-cell>
              <table:table-cell office:value-type="float" office:value="2841.62393353484">
                <text:p>2841.62393353484</text:p>
              </table:table-cell>
              <table:table-cell office:value-type="float" office:value="2841.62393353484">
                <text:p>2841.62393353484</text:p>
              </table:table-cell>
              <table:table-cell office:value-type="float" office:value="2841.62393353484">
                <text:p>2841.6239335348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844.35127018922">
                <text:p>2844.35127018922</text:p>
              </table:table-cell>
              <table:table-cell office:value-type="float" office:value="2844.35127018922">
                <text:p>2844.35127018922</text:p>
              </table:table-cell>
              <table:table-cell office:value-type="float" office:value="2844.35127018922">
                <text:p>2844.35127018922</text:p>
              </table:table-cell>
              <table:table-cell office:value-type="float" office:value="2844.35127018922">
                <text:p>2844.35127018922</text:p>
              </table:table-cell>
              <table:table-cell office:value-type="float" office:value="2844.35127018922">
                <text:p>2844.351270189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846.42974487776">
                <text:p>2846.42974487776</text:p>
              </table:table-cell>
              <table:table-cell office:value-type="float" office:value="2846.42974487776">
                <text:p>2846.42974487776</text:p>
              </table:table-cell>
              <table:table-cell office:value-type="float" office:value="2846.42974487776">
                <text:p>2846.42974487776</text:p>
              </table:table-cell>
              <table:table-cell office:value-type="float" office:value="2846.42974487776">
                <text:p>2846.42974487776</text:p>
              </table:table-cell>
              <table:table-cell office:value-type="float" office:value="2846.42974487776">
                <text:p>2846.429744877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48.84010518147">
                <text:p>2848.84010518147</text:p>
              </table:table-cell>
              <table:table-cell office:value-type="float" office:value="2848.84010518147">
                <text:p>2848.84010518147</text:p>
              </table:table-cell>
              <table:table-cell office:value-type="float" office:value="2848.84010518147">
                <text:p>2848.84010518147</text:p>
              </table:table-cell>
              <table:table-cell office:value-type="float" office:value="2848.84010518147">
                <text:p>2848.84010518147</text:p>
              </table:table-cell>
              <table:table-cell office:value-type="float" office:value="2848.84010518147">
                <text:p>2848.840105181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50.38365378418">
                <text:p>2850.38365378418</text:p>
              </table:table-cell>
              <table:table-cell office:value-type="float" office:value="2850.38365378418">
                <text:p>2850.38365378418</text:p>
              </table:table-cell>
              <table:table-cell office:value-type="float" office:value="2850.38365378418">
                <text:p>2850.38365378418</text:p>
              </table:table-cell>
              <table:table-cell office:value-type="float" office:value="2850.38365378418">
                <text:p>2850.38365378418</text:p>
              </table:table-cell>
              <table:table-cell office:value-type="float" office:value="2850.38365378418">
                <text:p>2850.383653784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852.84215628168">
                <text:p>2852.84215628168</text:p>
              </table:table-cell>
              <table:table-cell office:value-type="float" office:value="2852.84215628168">
                <text:p>2852.84215628168</text:p>
              </table:table-cell>
              <table:table-cell office:value-type="float" office:value="2852.84215628168">
                <text:p>2852.84215628168</text:p>
              </table:table-cell>
              <table:table-cell office:value-type="float" office:value="2852.84215628168">
                <text:p>2852.84215628168</text:p>
              </table:table-cell>
              <table:table-cell office:value-type="float" office:value="2852.84215628168">
                <text:p>2852.8421562816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854.56774589425">
                <text:p>2854.56774589425</text:p>
              </table:table-cell>
              <table:table-cell office:value-type="float" office:value="2854.56774589425">
                <text:p>2854.56774589425</text:p>
              </table:table-cell>
              <table:table-cell office:value-type="float" office:value="2854.56774589425">
                <text:p>2854.56774589425</text:p>
              </table:table-cell>
              <table:table-cell office:value-type="float" office:value="2854.56774589425">
                <text:p>2854.56774589425</text:p>
              </table:table-cell>
              <table:table-cell office:value-type="float" office:value="2854.56774589425">
                <text:p>2854.567745894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856.51282581476">
                <text:p>2856.51282581476</text:p>
              </table:table-cell>
              <table:table-cell office:value-type="float" office:value="2856.51282581476">
                <text:p>2856.51282581476</text:p>
              </table:table-cell>
              <table:table-cell office:value-type="float" office:value="2856.51282581476">
                <text:p>2856.51282581476</text:p>
              </table:table-cell>
              <table:table-cell office:value-type="float" office:value="2856.51282581476">
                <text:p>2856.51282581476</text:p>
              </table:table-cell>
              <table:table-cell office:value-type="float" office:value="2856.51282581476">
                <text:p>2856.512825814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58.07996994196">
                <text:p>2858.07996994196</text:p>
              </table:table-cell>
              <table:table-cell office:value-type="float" office:value="2858.07996994196">
                <text:p>2858.07996994196</text:p>
              </table:table-cell>
              <table:table-cell office:value-type="float" office:value="2858.07996994196">
                <text:p>2858.07996994196</text:p>
              </table:table-cell>
              <table:table-cell office:value-type="float" office:value="2858.07996994196">
                <text:p>2858.07996994196</text:p>
              </table:table-cell>
              <table:table-cell office:value-type="float" office:value="2858.07996994196">
                <text:p>2858.0799699419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60.02182276046">
                <text:p>2860.02182276046</text:p>
              </table:table-cell>
              <table:table-cell office:value-type="float" office:value="2860.02182276046">
                <text:p>2860.02182276046</text:p>
              </table:table-cell>
              <table:table-cell office:value-type="float" office:value="2860.02182276046">
                <text:p>2860.02182276046</text:p>
              </table:table-cell>
              <table:table-cell office:value-type="float" office:value="2860.02182276046">
                <text:p>2860.02182276046</text:p>
              </table:table-cell>
              <table:table-cell office:value-type="float" office:value="2860.02182276046">
                <text:p>2860.021822760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861.75099913464">
                <text:p>2861.75099913464</text:p>
              </table:table-cell>
              <table:table-cell office:value-type="float" office:value="2861.75099913464">
                <text:p>2861.75099913464</text:p>
              </table:table-cell>
              <table:table-cell office:value-type="float" office:value="2861.75099913464">
                <text:p>2861.75099913464</text:p>
              </table:table-cell>
              <table:table-cell office:value-type="float" office:value="2861.75099913464">
                <text:p>2861.75099913464</text:p>
              </table:table-cell>
              <table:table-cell office:value-type="float" office:value="2861.75099913464">
                <text:p>2861.7509991346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863.4299847841">
                <text:p>2863.4299847841</text:p>
              </table:table-cell>
              <table:table-cell office:value-type="float" office:value="2863.4299847841">
                <text:p>2863.4299847841</text:p>
              </table:table-cell>
              <table:table-cell office:value-type="float" office:value="2863.4299847841">
                <text:p>2863.4299847841</text:p>
              </table:table-cell>
              <table:table-cell office:value-type="float" office:value="2863.4299847841">
                <text:p>2863.4299847841</text:p>
              </table:table-cell>
              <table:table-cell office:value-type="float" office:value="2863.4299847841">
                <text:p>2863.429984784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864.74103820226">
                <text:p>2864.74103820226</text:p>
              </table:table-cell>
              <table:table-cell office:value-type="float" office:value="2864.74103820226">
                <text:p>2864.74103820226</text:p>
              </table:table-cell>
              <table:table-cell office:value-type="float" office:value="2864.74103820226">
                <text:p>2864.74103820226</text:p>
              </table:table-cell>
              <table:table-cell office:value-type="float" office:value="2864.74103820226">
                <text:p>2864.74103820226</text:p>
              </table:table-cell>
              <table:table-cell office:value-type="float" office:value="2864.74103820226">
                <text:p>2864.741038202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866.33609476841">
                <text:p>2866.33609476841</text:p>
              </table:table-cell>
              <table:table-cell office:value-type="float" office:value="2866.33609476841">
                <text:p>2866.33609476841</text:p>
              </table:table-cell>
              <table:table-cell office:value-type="float" office:value="2866.33609476841">
                <text:p>2866.33609476841</text:p>
              </table:table-cell>
              <table:table-cell office:value-type="float" office:value="2866.33609476841">
                <text:p>2866.33609476841</text:p>
              </table:table-cell>
              <table:table-cell office:value-type="float" office:value="2866.33609476841">
                <text:p>2866.336094768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868.30667378597">
                <text:p>2868.30667378597</text:p>
              </table:table-cell>
              <table:table-cell office:value-type="float" office:value="2868.30667378597">
                <text:p>2868.30667378597</text:p>
              </table:table-cell>
              <table:table-cell office:value-type="float" office:value="2868.30667378597">
                <text:p>2868.30667378597</text:p>
              </table:table-cell>
              <table:table-cell office:value-type="float" office:value="2868.30667378597">
                <text:p>2868.30667378597</text:p>
              </table:table-cell>
              <table:table-cell office:value-type="float" office:value="2868.30667378597">
                <text:p>2868.306673785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870.15378915722">
                <text:p>2870.15378915722</text:p>
              </table:table-cell>
              <table:table-cell office:value-type="float" office:value="2870.15378915722">
                <text:p>2870.15378915722</text:p>
              </table:table-cell>
              <table:table-cell office:value-type="float" office:value="2870.15378915722">
                <text:p>2870.15378915722</text:p>
              </table:table-cell>
              <table:table-cell office:value-type="float" office:value="2870.15378915722">
                <text:p>2870.15378915722</text:p>
              </table:table-cell>
              <table:table-cell office:value-type="float" office:value="2870.15378915722">
                <text:p>2870.1537891572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871.59786437627">
                <text:p>2871.59786437627</text:p>
              </table:table-cell>
              <table:table-cell office:value-type="float" office:value="2871.59786437627">
                <text:p>2871.59786437627</text:p>
              </table:table-cell>
              <table:table-cell office:value-type="float" office:value="2871.59786437627">
                <text:p>2871.59786437627</text:p>
              </table:table-cell>
              <table:table-cell office:value-type="float" office:value="2871.59786437627">
                <text:p>2871.59786437627</text:p>
              </table:table-cell>
              <table:table-cell office:value-type="float" office:value="2871.59786437627">
                <text:p>2871.5978643762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873.34865248858">
                <text:p>2873.34865248858</text:p>
              </table:table-cell>
              <table:table-cell office:value-type="float" office:value="2873.34865248858">
                <text:p>2873.34865248858</text:p>
              </table:table-cell>
              <table:table-cell office:value-type="float" office:value="2873.34865248858">
                <text:p>2873.34865248858</text:p>
              </table:table-cell>
              <table:table-cell office:value-type="float" office:value="2873.34865248858">
                <text:p>2873.34865248858</text:p>
              </table:table-cell>
              <table:table-cell office:value-type="float" office:value="2873.34865248858">
                <text:p>2873.3486524885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875.37516162721">
                <text:p>2875.37516162721</text:p>
              </table:table-cell>
              <table:table-cell office:value-type="float" office:value="2875.37516162721">
                <text:p>2875.37516162721</text:p>
              </table:table-cell>
              <table:table-cell office:value-type="float" office:value="2875.37516162721">
                <text:p>2875.37516162721</text:p>
              </table:table-cell>
              <table:table-cell office:value-type="float" office:value="2875.37516162721">
                <text:p>2875.37516162721</text:p>
              </table:table-cell>
              <table:table-cell office:value-type="float" office:value="2875.37516162721">
                <text:p>2875.375161627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876.94558669272">
                <text:p>2876.94558669272</text:p>
              </table:table-cell>
              <table:table-cell office:value-type="float" office:value="2876.94558669272">
                <text:p>2876.94558669272</text:p>
              </table:table-cell>
              <table:table-cell office:value-type="float" office:value="2876.94558669272">
                <text:p>2876.94558669272</text:p>
              </table:table-cell>
              <table:table-cell office:value-type="float" office:value="2876.94558669272">
                <text:p>2876.94558669272</text:p>
              </table:table-cell>
              <table:table-cell office:value-type="float" office:value="2876.94558669272">
                <text:p>2876.945586692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879.27724769635">
                <text:p>2879.27724769635</text:p>
              </table:table-cell>
              <table:table-cell office:value-type="float" office:value="2879.27724769635">
                <text:p>2879.27724769635</text:p>
              </table:table-cell>
              <table:table-cell office:value-type="float" office:value="2879.27724769635">
                <text:p>2879.27724769635</text:p>
              </table:table-cell>
              <table:table-cell office:value-type="float" office:value="2879.27724769635">
                <text:p>2879.27724769635</text:p>
              </table:table-cell>
              <table:table-cell office:value-type="float" office:value="2879.27724769635">
                <text:p>2879.277247696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881.47653523489">
                <text:p>2881.47653523489</text:p>
              </table:table-cell>
              <table:table-cell office:value-type="float" office:value="2881.47653523489">
                <text:p>2881.47653523489</text:p>
              </table:table-cell>
              <table:table-cell office:value-type="float" office:value="2881.47653523489">
                <text:p>2881.47653523489</text:p>
              </table:table-cell>
              <table:table-cell office:value-type="float" office:value="2881.47653523489">
                <text:p>2881.47653523489</text:p>
              </table:table-cell>
              <table:table-cell office:value-type="float" office:value="2881.47653523489">
                <text:p>2881.476535234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883.40886351091">
                <text:p>2883.40886351091</text:p>
              </table:table-cell>
              <table:table-cell office:value-type="float" office:value="2883.40886351091">
                <text:p>2883.40886351091</text:p>
              </table:table-cell>
              <table:table-cell office:value-type="float" office:value="2883.40886351091">
                <text:p>2883.40886351091</text:p>
              </table:table-cell>
              <table:table-cell office:value-type="float" office:value="2883.40886351091">
                <text:p>2883.40886351091</text:p>
              </table:table-cell>
              <table:table-cell office:value-type="float" office:value="2883.40886351091">
                <text:p>2883.408863510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885.78863125356">
                <text:p>2885.78863125356</text:p>
              </table:table-cell>
              <table:table-cell office:value-type="float" office:value="2885.78863125356">
                <text:p>2885.78863125356</text:p>
              </table:table-cell>
              <table:table-cell office:value-type="float" office:value="2885.78863125356">
                <text:p>2885.78863125356</text:p>
              </table:table-cell>
              <table:table-cell office:value-type="float" office:value="2885.78863125356">
                <text:p>2885.78863125356</text:p>
              </table:table-cell>
              <table:table-cell office:value-type="float" office:value="2885.78863125356">
                <text:p>2885.7886312535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887.80919083508">
                <text:p>2887.80919083508</text:p>
              </table:table-cell>
              <table:table-cell office:value-type="float" office:value="2887.80919083508">
                <text:p>2887.80919083508</text:p>
              </table:table-cell>
              <table:table-cell office:value-type="float" office:value="2887.80919083508">
                <text:p>2887.80919083508</text:p>
              </table:table-cell>
              <table:table-cell office:value-type="float" office:value="2887.80919083508">
                <text:p>2887.80919083508</text:p>
              </table:table-cell>
              <table:table-cell office:value-type="float" office:value="2887.80919083508">
                <text:p>2887.809190835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890.18282581476">
                <text:p>2890.18282581476</text:p>
              </table:table-cell>
              <table:table-cell office:value-type="float" office:value="2890.18282581476">
                <text:p>2890.18282581476</text:p>
              </table:table-cell>
              <table:table-cell office:value-type="float" office:value="2890.18282581476">
                <text:p>2890.18282581476</text:p>
              </table:table-cell>
              <table:table-cell office:value-type="float" office:value="2890.18282581476">
                <text:p>2890.18282581476</text:p>
              </table:table-cell>
              <table:table-cell office:value-type="float" office:value="2890.18282581476">
                <text:p>2890.182825814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892.62073707746">
                <text:p>2892.62073707746</text:p>
              </table:table-cell>
              <table:table-cell office:value-type="float" office:value="2892.62073707746">
                <text:p>2892.62073707746</text:p>
              </table:table-cell>
              <table:table-cell office:value-type="float" office:value="2892.62073707746">
                <text:p>2892.62073707746</text:p>
              </table:table-cell>
              <table:table-cell office:value-type="float" office:value="2892.62073707746">
                <text:p>2892.62073707746</text:p>
              </table:table-cell>
              <table:table-cell office:value-type="float" office:value="2892.62073707746">
                <text:p>2892.6207370774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895.3230376681">
                <text:p>2895.3230376681</text:p>
              </table:table-cell>
              <table:table-cell office:value-type="float" office:value="2895.3230376681">
                <text:p>2895.3230376681</text:p>
              </table:table-cell>
              <table:table-cell office:value-type="float" office:value="2895.3230376681">
                <text:p>2895.3230376681</text:p>
              </table:table-cell>
              <table:table-cell office:value-type="float" office:value="2895.3230376681">
                <text:p>2895.3230376681</text:p>
              </table:table-cell>
              <table:table-cell office:value-type="float" office:value="2895.3230376681">
                <text:p>2895.323037668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898.24875635635">
                <text:p>2898.24875635635</text:p>
              </table:table-cell>
              <table:table-cell office:value-type="float" office:value="2898.24875635635">
                <text:p>2898.24875635635</text:p>
              </table:table-cell>
              <table:table-cell office:value-type="float" office:value="2898.24875635635">
                <text:p>2898.24875635635</text:p>
              </table:table-cell>
              <table:table-cell office:value-type="float" office:value="2898.24875635635">
                <text:p>2898.24875635635</text:p>
              </table:table-cell>
              <table:table-cell office:value-type="float" office:value="2898.24875635635">
                <text:p>2898.248756356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00.82584989924">
                <text:p>2900.82584989924</text:p>
              </table:table-cell>
              <table:table-cell office:value-type="float" office:value="2900.82584989924">
                <text:p>2900.82584989924</text:p>
              </table:table-cell>
              <table:table-cell office:value-type="float" office:value="2900.82584989924">
                <text:p>2900.82584989924</text:p>
              </table:table-cell>
              <table:table-cell office:value-type="float" office:value="2900.82584989924">
                <text:p>2900.82584989924</text:p>
              </table:table-cell>
              <table:table-cell office:value-type="float" office:value="2900.82584989924">
                <text:p>2900.825849899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03.96122390221">
                <text:p>2903.96122390221</text:p>
              </table:table-cell>
              <table:table-cell office:value-type="float" office:value="2903.96122390221">
                <text:p>2903.96122390221</text:p>
              </table:table-cell>
              <table:table-cell office:value-type="float" office:value="2903.96122390221">
                <text:p>2903.96122390221</text:p>
              </table:table-cell>
              <table:table-cell office:value-type="float" office:value="2903.96122390221">
                <text:p>2903.96122390221</text:p>
              </table:table-cell>
              <table:table-cell office:value-type="float" office:value="2903.96122390221">
                <text:p>2903.961223902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06.83076211353">
                <text:p>2906.83076211353</text:p>
              </table:table-cell>
              <table:table-cell office:value-type="float" office:value="2906.83076211353">
                <text:p>2906.83076211353</text:p>
              </table:table-cell>
              <table:table-cell office:value-type="float" office:value="2906.83076211353">
                <text:p>2906.83076211353</text:p>
              </table:table-cell>
              <table:table-cell office:value-type="float" office:value="2906.83076211353">
                <text:p>2906.83076211353</text:p>
              </table:table-cell>
              <table:table-cell office:value-type="float" office:value="2906.83076211353">
                <text:p>2906.8307621135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09.77936392204">
                <text:p>2909.77936392204</text:p>
              </table:table-cell>
              <table:table-cell office:value-type="float" office:value="2909.77936392204">
                <text:p>2909.77936392204</text:p>
              </table:table-cell>
              <table:table-cell office:value-type="float" office:value="2909.77936392204">
                <text:p>2909.77936392204</text:p>
              </table:table-cell>
              <table:table-cell office:value-type="float" office:value="2909.77936392204">
                <text:p>2909.77936392204</text:p>
              </table:table-cell>
              <table:table-cell office:value-type="float" office:value="2909.77936392204">
                <text:p>2909.779363922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13.15098976537">
                <text:p>2913.15098976537</text:p>
              </table:table-cell>
              <table:table-cell office:value-type="float" office:value="2913.15098976537">
                <text:p>2913.15098976537</text:p>
              </table:table-cell>
              <table:table-cell office:value-type="float" office:value="2913.15098976537">
                <text:p>2913.15098976537</text:p>
              </table:table-cell>
              <table:table-cell office:value-type="float" office:value="2913.15098976537">
                <text:p>2913.15098976537</text:p>
              </table:table-cell>
              <table:table-cell office:value-type="float" office:value="2913.15098976537">
                <text:p>2913.150989765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916.20871409502">
                <text:p>2916.20871409502</text:p>
              </table:table-cell>
              <table:table-cell office:value-type="float" office:value="2916.20871409502">
                <text:p>2916.20871409502</text:p>
              </table:table-cell>
              <table:table-cell office:value-type="float" office:value="2916.20871409502">
                <text:p>2916.20871409502</text:p>
              </table:table-cell>
              <table:table-cell office:value-type="float" office:value="2916.20871409502">
                <text:p>2916.20871409502</text:p>
              </table:table-cell>
              <table:table-cell office:value-type="float" office:value="2916.20871409502">
                <text:p>2916.2087140950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19.23478548661">
                <text:p>2919.23478548661</text:p>
              </table:table-cell>
              <table:table-cell office:value-type="float" office:value="2919.23478548661">
                <text:p>2919.23478548661</text:p>
              </table:table-cell>
              <table:table-cell office:value-type="float" office:value="2919.23478548661">
                <text:p>2919.23478548661</text:p>
              </table:table-cell>
              <table:table-cell office:value-type="float" office:value="2919.23478548661">
                <text:p>2919.23478548661</text:p>
              </table:table-cell>
              <table:table-cell office:value-type="float" office:value="2919.23478548661">
                <text:p>2919.234785486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22.34069342893">
                <text:p>2922.34069342893</text:p>
              </table:table-cell>
              <table:table-cell office:value-type="float" office:value="2922.34069342893">
                <text:p>2922.34069342893</text:p>
              </table:table-cell>
              <table:table-cell office:value-type="float" office:value="2922.34069342893">
                <text:p>2922.34069342893</text:p>
              </table:table-cell>
              <table:table-cell office:value-type="float" office:value="2922.34069342893">
                <text:p>2922.34069342893</text:p>
              </table:table-cell>
              <table:table-cell office:value-type="float" office:value="2922.34069342893">
                <text:p>2922.3406934289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6.08724127387">
                <text:p>2926.08724127387</text:p>
              </table:table-cell>
              <table:table-cell office:value-type="float" office:value="2926.08724127387">
                <text:p>2926.08724127387</text:p>
              </table:table-cell>
              <table:table-cell office:value-type="float" office:value="2926.08724127387">
                <text:p>2926.08724127387</text:p>
              </table:table-cell>
              <table:table-cell office:value-type="float" office:value="2926.08724127387">
                <text:p>2926.08724127387</text:p>
              </table:table-cell>
              <table:table-cell office:value-type="float" office:value="2926.08724127387">
                <text:p>2926.087241273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29.16462478212">
                <text:p>2929.16462478212</text:p>
              </table:table-cell>
              <table:table-cell office:value-type="float" office:value="2929.16462478212">
                <text:p>2929.16462478212</text:p>
              </table:table-cell>
              <table:table-cell office:value-type="float" office:value="2929.16462478212">
                <text:p>2929.16462478212</text:p>
              </table:table-cell>
              <table:table-cell office:value-type="float" office:value="2929.16462478212">
                <text:p>2929.16462478212</text:p>
              </table:table-cell>
              <table:table-cell office:value-type="float" office:value="2929.16462478212">
                <text:p>2929.164624782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32.66251565644">
                <text:p>2932.66251565644</text:p>
              </table:table-cell>
              <table:table-cell office:value-type="float" office:value="2932.66251565644">
                <text:p>2932.66251565644</text:p>
              </table:table-cell>
              <table:table-cell office:value-type="float" office:value="2932.66251565644">
                <text:p>2932.66251565644</text:p>
              </table:table-cell>
              <table:table-cell office:value-type="float" office:value="2932.66251565644">
                <text:p>2932.66251565644</text:p>
              </table:table-cell>
              <table:table-cell office:value-type="float" office:value="2932.66251565644">
                <text:p>2932.662515656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36.29014941589">
                <text:p>2936.29014941589</text:p>
              </table:table-cell>
              <table:table-cell office:value-type="float" office:value="2936.29014941589">
                <text:p>2936.29014941589</text:p>
              </table:table-cell>
              <table:table-cell office:value-type="float" office:value="2936.29014941589">
                <text:p>2936.29014941589</text:p>
              </table:table-cell>
              <table:table-cell office:value-type="float" office:value="2936.29014941589">
                <text:p>2936.29014941589</text:p>
              </table:table-cell>
              <table:table-cell office:value-type="float" office:value="2936.29014941589">
                <text:p>2936.290149415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39.56641693099">
                <text:p>2939.56641693099</text:p>
              </table:table-cell>
              <table:table-cell office:value-type="float" office:value="2939.56641693099">
                <text:p>2939.56641693099</text:p>
              </table:table-cell>
              <table:table-cell office:value-type="float" office:value="2939.56641693099">
                <text:p>2939.56641693099</text:p>
              </table:table-cell>
              <table:table-cell office:value-type="float" office:value="2939.56641693099">
                <text:p>2939.56641693099</text:p>
              </table:table-cell>
              <table:table-cell office:value-type="float" office:value="2939.56641693099">
                <text:p>2939.566416930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43.10995891133">
                <text:p>2943.10995891133</text:p>
              </table:table-cell>
              <table:table-cell office:value-type="float" office:value="2943.10995891133">
                <text:p>2943.10995891133</text:p>
              </table:table-cell>
              <table:table-cell office:value-type="float" office:value="2943.10995891133">
                <text:p>2943.10995891133</text:p>
              </table:table-cell>
              <table:table-cell office:value-type="float" office:value="2943.10995891133">
                <text:p>2943.10995891133</text:p>
              </table:table-cell>
              <table:table-cell office:value-type="float" office:value="2943.10995891133">
                <text:p>2943.109958911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46.42926261462">
                <text:p>2946.42926261462</text:p>
              </table:table-cell>
              <table:table-cell office:value-type="float" office:value="2946.42926261462">
                <text:p>2946.42926261462</text:p>
              </table:table-cell>
              <table:table-cell office:value-type="float" office:value="2946.42926261462">
                <text:p>2946.42926261462</text:p>
              </table:table-cell>
              <table:table-cell office:value-type="float" office:value="2946.42926261462">
                <text:p>2946.42926261462</text:p>
              </table:table-cell>
              <table:table-cell office:value-type="float" office:value="2946.42926261462">
                <text:p>2946.429262614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49.53276002849">
                <text:p>2949.53276002849</text:p>
              </table:table-cell>
              <table:table-cell office:value-type="float" office:value="2949.53276002849">
                <text:p>2949.53276002849</text:p>
              </table:table-cell>
              <table:table-cell office:value-type="float" office:value="2949.53276002849">
                <text:p>2949.53276002849</text:p>
              </table:table-cell>
              <table:table-cell office:value-type="float" office:value="2949.53276002849">
                <text:p>2949.53276002849</text:p>
              </table:table-cell>
              <table:table-cell office:value-type="float" office:value="2949.53276002849">
                <text:p>2949.532760028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52.928926765">
                <text:p>2952.928926765</text:p>
              </table:table-cell>
              <table:table-cell office:value-type="float" office:value="2952.928926765">
                <text:p>2952.928926765</text:p>
              </table:table-cell>
              <table:table-cell office:value-type="float" office:value="2952.928926765">
                <text:p>2952.928926765</text:p>
              </table:table-cell>
              <table:table-cell office:value-type="float" office:value="2952.928926765">
                <text:p>2952.928926765</text:p>
              </table:table-cell>
              <table:table-cell office:value-type="float" office:value="2952.928926765">
                <text:p>2952.92892676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56.14638090205">
                <text:p>2956.14638090205</text:p>
              </table:table-cell>
              <table:table-cell office:value-type="float" office:value="2956.14638090205">
                <text:p>2956.14638090205</text:p>
              </table:table-cell>
              <table:table-cell office:value-type="float" office:value="2956.14638090205">
                <text:p>2956.14638090205</text:p>
              </table:table-cell>
              <table:table-cell office:value-type="float" office:value="2956.14638090205">
                <text:p>2956.14638090205</text:p>
              </table:table-cell>
              <table:table-cell office:value-type="float" office:value="2956.14638090205">
                <text:p>2956.146380902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58.82398100581">
                <text:p>2958.82398100581</text:p>
              </table:table-cell>
              <table:table-cell office:value-type="float" office:value="2958.82398100581">
                <text:p>2958.82398100581</text:p>
              </table:table-cell>
              <table:table-cell office:value-type="float" office:value="2958.82398100581">
                <text:p>2958.82398100581</text:p>
              </table:table-cell>
              <table:table-cell office:value-type="float" office:value="2958.82398100581">
                <text:p>2958.82398100581</text:p>
              </table:table-cell>
              <table:table-cell office:value-type="float" office:value="2958.82398100581">
                <text:p>2958.823981005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61.88092257427">
                <text:p>2961.88092257427</text:p>
              </table:table-cell>
              <table:table-cell office:value-type="float" office:value="2961.88092257427">
                <text:p>2961.88092257427</text:p>
              </table:table-cell>
              <table:table-cell office:value-type="float" office:value="2961.88092257427">
                <text:p>2961.88092257427</text:p>
              </table:table-cell>
              <table:table-cell office:value-type="float" office:value="2961.88092257427">
                <text:p>2961.88092257427</text:p>
              </table:table-cell>
              <table:table-cell office:value-type="float" office:value="2961.88092257427">
                <text:p>2961.8809225742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65.33683215379">
                <text:p>2965.33683215379</text:p>
              </table:table-cell>
              <table:table-cell office:value-type="float" office:value="2965.33683215379">
                <text:p>2965.33683215379</text:p>
              </table:table-cell>
              <table:table-cell office:value-type="float" office:value="2965.33683215379">
                <text:p>2965.33683215379</text:p>
              </table:table-cell>
              <table:table-cell office:value-type="float" office:value="2965.33683215379">
                <text:p>2965.33683215379</text:p>
              </table:table-cell>
              <table:table-cell office:value-type="float" office:value="2965.33683215379">
                <text:p>2965.336832153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67.85185839782">
                <text:p>2967.85185839782</text:p>
              </table:table-cell>
              <table:table-cell office:value-type="float" office:value="2967.85185839782">
                <text:p>2967.85185839782</text:p>
              </table:table-cell>
              <table:table-cell office:value-type="float" office:value="2967.85185839782">
                <text:p>2967.85185839782</text:p>
              </table:table-cell>
              <table:table-cell office:value-type="float" office:value="2967.85185839782">
                <text:p>2967.85185839782</text:p>
              </table:table-cell>
              <table:table-cell office:value-type="float" office:value="2967.85185839782">
                <text:p>2967.851858397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70.58675936001">
                <text:p>2970.58675936001</text:p>
              </table:table-cell>
              <table:table-cell office:value-type="float" office:value="2970.58675936001">
                <text:p>2970.58675936001</text:p>
              </table:table-cell>
              <table:table-cell office:value-type="float" office:value="2970.58675936001">
                <text:p>2970.58675936001</text:p>
              </table:table-cell>
              <table:table-cell office:value-type="float" office:value="2970.58675936001">
                <text:p>2970.58675936001</text:p>
              </table:table-cell>
              <table:table-cell office:value-type="float" office:value="2970.58675936001">
                <text:p>2970.586759360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73.11298534248">
                <text:p>2973.11298534248</text:p>
              </table:table-cell>
              <table:table-cell office:value-type="float" office:value="2973.11298534248">
                <text:p>2973.11298534248</text:p>
              </table:table-cell>
              <table:table-cell office:value-type="float" office:value="2973.11298534248">
                <text:p>2973.11298534248</text:p>
              </table:table-cell>
              <table:table-cell office:value-type="float" office:value="2973.11298534248">
                <text:p>2973.11298534248</text:p>
              </table:table-cell>
              <table:table-cell office:value-type="float" office:value="2973.11298534248">
                <text:p>2973.112985342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75.67275665323">
                <text:p>2975.67275665323</text:p>
              </table:table-cell>
              <table:table-cell office:value-type="float" office:value="2975.67275665323">
                <text:p>2975.67275665323</text:p>
              </table:table-cell>
              <table:table-cell office:value-type="float" office:value="2975.67275665323">
                <text:p>2975.67275665323</text:p>
              </table:table-cell>
              <table:table-cell office:value-type="float" office:value="2975.67275665323">
                <text:p>2975.67275665323</text:p>
              </table:table-cell>
              <table:table-cell office:value-type="float" office:value="2975.67275665323">
                <text:p>2975.672756653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78.28913566576">
                <text:p>2978.28913566576</text:p>
              </table:table-cell>
              <table:table-cell office:value-type="float" office:value="2978.28913566576">
                <text:p>2978.28913566576</text:p>
              </table:table-cell>
              <table:table-cell office:value-type="float" office:value="2978.28913566576">
                <text:p>2978.28913566576</text:p>
              </table:table-cell>
              <table:table-cell office:value-type="float" office:value="2978.28913566576">
                <text:p>2978.28913566576</text:p>
              </table:table-cell>
              <table:table-cell office:value-type="float" office:value="2978.28913566576">
                <text:p>2978.289135665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80.41609261658">
                <text:p>2980.41609261658</text:p>
              </table:table-cell>
              <table:table-cell office:value-type="float" office:value="2980.41609261658">
                <text:p>2980.41609261658</text:p>
              </table:table-cell>
              <table:table-cell office:value-type="float" office:value="2980.41609261658">
                <text:p>2980.41609261658</text:p>
              </table:table-cell>
              <table:table-cell office:value-type="float" office:value="2980.41609261658">
                <text:p>2980.41609261658</text:p>
              </table:table-cell>
              <table:table-cell office:value-type="float" office:value="2980.41609261658">
                <text:p>2980.416092616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82.63856462408">
                <text:p>2982.63856462408</text:p>
              </table:table-cell>
              <table:table-cell office:value-type="float" office:value="2982.63856462408">
                <text:p>2982.63856462408</text:p>
              </table:table-cell>
              <table:table-cell office:value-type="float" office:value="2982.63856462408">
                <text:p>2982.63856462408</text:p>
              </table:table-cell>
              <table:table-cell office:value-type="float" office:value="2982.63856462408">
                <text:p>2982.63856462408</text:p>
              </table:table-cell>
              <table:table-cell office:value-type="float" office:value="2982.63856462408">
                <text:p>2982.6385646240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84.48250746372">
                <text:p>2984.48250746372</text:p>
              </table:table-cell>
              <table:table-cell office:value-type="float" office:value="2984.48250746372">
                <text:p>2984.48250746372</text:p>
              </table:table-cell>
              <table:table-cell office:value-type="float" office:value="2984.48250746372">
                <text:p>2984.48250746372</text:p>
              </table:table-cell>
              <table:table-cell office:value-type="float" office:value="2984.48250746372">
                <text:p>2984.48250746372</text:p>
              </table:table-cell>
              <table:table-cell office:value-type="float" office:value="2984.48250746372">
                <text:p>2984.4825074637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86.24493968916">
                <text:p>2986.24493968916</text:p>
              </table:table-cell>
              <table:table-cell office:value-type="float" office:value="2986.24493968916">
                <text:p>2986.24493968916</text:p>
              </table:table-cell>
              <table:table-cell office:value-type="float" office:value="2986.24493968916">
                <text:p>2986.24493968916</text:p>
              </table:table-cell>
              <table:table-cell office:value-type="float" office:value="2986.24493968916">
                <text:p>2986.24493968916</text:p>
              </table:table-cell>
              <table:table-cell office:value-type="float" office:value="2986.24493968916">
                <text:p>2986.2449396891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88.22397874745">
                <text:p>2988.22397874745</text:p>
              </table:table-cell>
              <table:table-cell office:value-type="float" office:value="2988.22397874745">
                <text:p>2988.22397874745</text:p>
              </table:table-cell>
              <table:table-cell office:value-type="float" office:value="2988.22397874745">
                <text:p>2988.22397874745</text:p>
              </table:table-cell>
              <table:table-cell office:value-type="float" office:value="2988.22397874745">
                <text:p>2988.22397874745</text:p>
              </table:table-cell>
              <table:table-cell office:value-type="float" office:value="2988.22397874745">
                <text:p>2988.223978747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89.59886879696">
                <text:p>2989.59886879696</text:p>
              </table:table-cell>
              <table:table-cell office:value-type="float" office:value="2988.22397874745">
                <text:p>2988.22397874745</text:p>
              </table:table-cell>
              <table:table-cell office:value-type="float" office:value="2978.75195785603">
                <text:p>2978.75195785603</text:p>
              </table:table-cell>
              <table:table-cell office:value-type="float" office:value="1465.84678096749">
                <text:p>1465.84678096749</text:p>
              </table:table-cell>
              <table:table-cell office:value-type="float" office:value="2991.60386280242">
                <text:p>2991.603862802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90.53">
                <text:p>2990.53</text:p>
              </table:table-cell>
              <table:table-cell office:value-type="float" office:value="2988.22397874745">
                <text:p>2988.22397874745</text:p>
              </table:table-cell>
              <table:table-cell office:value-type="float" office:value="2979.84196780185">
                <text:p>2979.84196780185</text:p>
              </table:table-cell>
              <table:table-cell office:value-type="float" office:value="1465.84678096749">
                <text:p>1465.84678096749</text:p>
              </table:table-cell>
              <table:table-cell office:value-type="float" office:value="2991.60386280242">
                <text:p>2991.6038628024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91.88891912671">
                <text:p>2991.88891912671</text:p>
              </table:table-cell>
              <table:table-cell office:value-type="float" office:value="2988.22397874745">
                <text:p>2988.22397874745</text:p>
              </table:table-cell>
              <table:table-cell office:value-type="float" office:value="2980.76748864603">
                <text:p>2980.76748864603</text:p>
              </table:table-cell>
              <table:table-cell office:value-type="float" office:value="1465.84678096749">
                <text:p>1465.84678096749</text:p>
              </table:table-cell>
              <table:table-cell office:value-type="float" office:value="2991.60386280242">
                <text:p>2991.6038628024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92.69833137304">
                <text:p>2992.69833137304</text:p>
              </table:table-cell>
              <table:table-cell office:value-type="float" office:value="2988.22397874745">
                <text:p>2988.22397874745</text:p>
              </table:table-cell>
              <table:table-cell office:value-type="float" office:value="2981.53293897639">
                <text:p>2981.53293897639</text:p>
              </table:table-cell>
              <table:table-cell office:value-type="float" office:value="1465.84678096749">
                <text:p>1465.84678096749</text:p>
              </table:table-cell>
              <table:table-cell office:value-type="float" office:value="2991.60386280242">
                <text:p>2991.6038628024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93.8720933624">
                <text:p>2993.8720933624</text:p>
              </table:table-cell>
              <table:table-cell office:value-type="float" office:value="2988.22397874745">
                <text:p>2988.22397874745</text:p>
              </table:table-cell>
              <table:table-cell office:value-type="float" office:value="2982.11895720871">
                <text:p>2982.11895720871</text:p>
              </table:table-cell>
              <table:table-cell office:value-type="float" office:value="1465.84678096749">
                <text:p>1465.84678096749</text:p>
              </table:table-cell>
              <table:table-cell office:value-type="float" office:value="2991.60386280242">
                <text:p>2991.603862802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94.57519736771">
                <text:p>2994.57519736771</text:p>
              </table:table-cell>
              <table:table-cell office:value-type="float" office:value="2988.22397874745">
                <text:p>2988.22397874745</text:p>
              </table:table-cell>
              <table:table-cell office:value-type="float" office:value="2982.501939363">
                <text:p>2982.501939363</text:p>
              </table:table-cell>
              <table:table-cell office:value-type="float" office:value="1465.84678096749">
                <text:p>1465.84678096749</text:p>
              </table:table-cell>
              <table:table-cell office:value-type="float" office:value="2991.60386280242">
                <text:p>2991.6038628024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94.98374685739">
                <text:p>2994.98374685739</text:p>
              </table:table-cell>
              <table:table-cell office:value-type="float" office:value="2994.98374685739">
                <text:p>2994.98374685739</text:p>
              </table:table-cell>
              <table:table-cell office:value-type="float" office:value="2994.98374685739">
                <text:p>2994.98374685739</text:p>
              </table:table-cell>
              <table:table-cell office:value-type="float" office:value="2994.98374685739">
                <text:p>2994.98374685739</text:p>
              </table:table-cell>
              <table:table-cell office:value-type="float" office:value="2994.98374685739">
                <text:p>2994.983746857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995.7549235348">
                <text:p>2995.7549235348</text:p>
              </table:table-cell>
              <table:table-cell office:value-type="float" office:value="2995.7549235348">
                <text:p>2995.7549235348</text:p>
              </table:table-cell>
              <table:table-cell office:value-type="float" office:value="2995.7549235348">
                <text:p>2995.7549235348</text:p>
              </table:table-cell>
              <table:table-cell office:value-type="float" office:value="2995.7549235348">
                <text:p>2995.7549235348</text:p>
              </table:table-cell>
              <table:table-cell office:value-type="float" office:value="2995.7549235348">
                <text:p>2995.75492353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96.2769461058">
                <text:p>2996.2769461058</text:p>
              </table:table-cell>
              <table:table-cell office:value-type="float" office:value="2996.2769461058">
                <text:p>2996.2769461058</text:p>
              </table:table-cell>
              <table:table-cell office:value-type="float" office:value="2996.2769461058">
                <text:p>2996.2769461058</text:p>
              </table:table-cell>
              <table:table-cell office:value-type="float" office:value="2996.2769461058">
                <text:p>2996.2769461058</text:p>
              </table:table-cell>
              <table:table-cell office:value-type="float" office:value="2996.2769461058">
                <text:p>2996.27694610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96.56902107153">
                <text:p>2996.56902107153</text:p>
              </table:table-cell>
              <table:table-cell office:value-type="float" office:value="2996.56902107153">
                <text:p>2996.56902107153</text:p>
              </table:table-cell>
              <table:table-cell office:value-type="float" office:value="2996.56902107153">
                <text:p>2996.56902107153</text:p>
              </table:table-cell>
              <table:table-cell office:value-type="float" office:value="2996.56902107153">
                <text:p>2996.56902107153</text:p>
              </table:table-cell>
              <table:table-cell office:value-type="float" office:value="2996.56902107153">
                <text:p>2996.5690210715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96.29128590498">
                <text:p>2996.29128590498</text:p>
              </table:table-cell>
              <table:table-cell office:value-type="float" office:value="2996.29128590498">
                <text:p>2996.29128590498</text:p>
              </table:table-cell>
              <table:table-cell office:value-type="float" office:value="2996.29128590498">
                <text:p>2996.29128590498</text:p>
              </table:table-cell>
              <table:table-cell office:value-type="float" office:value="2996.29128590498">
                <text:p>2996.29128590498</text:p>
              </table:table-cell>
              <table:table-cell office:value-type="float" office:value="2996.29128590498">
                <text:p>2996.2912859049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96.64474502745">
                <text:p>2996.64474502745</text:p>
              </table:table-cell>
              <table:table-cell office:value-type="float" office:value="2996.64474502745">
                <text:p>2996.64474502745</text:p>
              </table:table-cell>
              <table:table-cell office:value-type="float" office:value="2996.64474502745">
                <text:p>2996.64474502745</text:p>
              </table:table-cell>
              <table:table-cell office:value-type="float" office:value="2996.64474502745">
                <text:p>2996.64474502745</text:p>
              </table:table-cell>
              <table:table-cell office:value-type="float" office:value="2996.64474502745">
                <text:p>2996.64474502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